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0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office:forms form:automatic-focus="false" form:apply-design-mode="false"/>
        <table:shapes>
          <draw:frame draw:z-index="0" draw:style-name="gr1" draw:text-style-name="P1" svg:width="159.99mm" svg:height="89.99mm" svg:x="78.37mm" svg:y="72.73mm">
            <draw:object draw:notify-on-update-of-ranges="timing.B1:timing.DY1 timing.B2:timing.DY2 timing.B3:timing.DY3 timing.B4:timing.DY4 timing.B5:timing.DY5 timing.B6:timing.DY6 timing.B7:timing.DY7 timing.B8:timing.DY8 timing.B9:timing.DY9 timing.B10:timing.DY10 timing.B11:timing.DY11 timing.B12:timing.D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91.49mm" svg:y="126.84mm">
            <draw:object draw:notify-on-update-of-ranges="timing.EC1:timing.EC12 timing.ED1:timing.E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66.49mm" svg:y="127.74mm">
            <draw:object draw:notify-on-update-of-ranges="timing.EH1:timing.EH12 timing.EI1:timing.EI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745.12mm" svg:y="343.21mm">
            <draw:object draw:notify-on-update-of-ranges="timing.B1:timing.DY1 timing.B2:timing.DY2 timing.B3:timing.DY3 timing.B4:timing.DY4 timing.B5:timing.DY5 timing.B6:timing.DY6 timing.B7:timing.DY7 timing.B8:timing.DY8 timing.B9:timing.DY9 timing.B10:timing.DY10 timing.B11:timing.DY11 timing.B12:timing.DY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59.76mm" svg:y="75.27mm">
            <draw:object draw:notify-on-update-of-ranges="timing.B6:timing.DY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436.59mm" svg:y="73.16mm">
            <draw:object draw:notify-on-update-of-ranges="timing.B1:timing.DY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34.77mm" svg:y="178.54mm">
            <draw:object draw:notify-on-update-of-ranges="timing.B11:timing.DY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2"/>
        <table:table-column table:style-name="co3" table:number-columns-repeated="43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9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6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9" table:default-cell-style-name="ce2"/>
        <table:table-column table:style-name="co6" table:default-cell-style-name="ce2"/>
        <table:table-column table:style-name="co3" table:number-columns-repeated="3" table:default-cell-style-name="ce2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ce1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percentage" office:value="0.3" calcext:value-type="percentage">
            <text:p>30,00%</text:p>
          </table:table-cell>
          <table:table-cell office:value-type="float" office:value="0.328992" calcext:value-type="float">
            <text:p>0,329</text:p>
          </table:table-cell>
          <table:table-cell office:value-type="float" office:value="0.350048" calcext:value-type="float">
            <text:p>0,350</text:p>
          </table:table-cell>
          <table:table-cell office:value-type="float" office:value="0.401696" calcext:value-type="float">
            <text:p>0,402</text:p>
          </table:table-cell>
          <table:table-cell office:value-type="float" office:value="0.742752" calcext:value-type="float">
            <text:p>0,743</text:p>
          </table:table-cell>
          <table:table-cell office:value-type="float" office:value="0.4136" calcext:value-type="float">
            <text:p>0,414</text:p>
          </table:table-cell>
          <table:table-cell office:value-type="float" office:value="0.989728" calcext:value-type="float">
            <text:p>0,990</text:p>
          </table:table-cell>
          <table:table-cell office:value-type="float" office:value="0.39824" calcext:value-type="float">
            <text:p>0,398</text:p>
          </table:table-cell>
          <table:table-cell office:value-type="float" office:value="0.400032" calcext:value-type="float">
            <text:p>0,400</text:p>
          </table:table-cell>
          <table:table-cell office:value-type="float" office:value="0.424736" calcext:value-type="float">
            <text:p>0,425</text:p>
          </table:table-cell>
          <table:table-cell office:value-type="float" office:value="0.440064" calcext:value-type="float">
            <text:p>0,440</text:p>
          </table:table-cell>
          <table:table-cell office:value-type="float" office:value="1.583168" calcext:value-type="float">
            <text:p>1,583</text:p>
          </table:table-cell>
          <table:table-cell office:value-type="float" office:value="0.408064" calcext:value-type="float">
            <text:p>0,408</text:p>
          </table:table-cell>
          <table:table-cell office:value-type="float" office:value="0.402112" calcext:value-type="float">
            <text:p>0,402</text:p>
          </table:table-cell>
          <table:table-cell office:value-type="float" office:value="0.409536" calcext:value-type="float">
            <text:p>0,410</text:p>
          </table:table-cell>
          <table:table-cell office:value-type="float" office:value="0.403456" calcext:value-type="float">
            <text:p>0,403</text:p>
          </table:table-cell>
          <table:table-cell office:value-type="float" office:value="0.419616" calcext:value-type="float">
            <text:p>0,420</text:p>
          </table:table-cell>
          <table:table-cell office:value-type="float" office:value="0.427392" calcext:value-type="float">
            <text:p>0,427</text:p>
          </table:table-cell>
          <table:table-cell office:value-type="float" office:value="0.434784" calcext:value-type="float">
            <text:p>0,435</text:p>
          </table:table-cell>
          <table:table-cell office:value-type="float" office:value="0.434688" calcext:value-type="float">
            <text:p>0,435</text:p>
          </table:table-cell>
          <table:table-cell office:value-type="float" office:value="0.44816" calcext:value-type="float">
            <text:p>0,448</text:p>
          </table:table-cell>
          <table:table-cell office:value-type="float" office:value="2.751072" calcext:value-type="float">
            <text:p>2,751</text:p>
          </table:table-cell>
          <table:table-cell office:value-type="float" office:value="0.40288" calcext:value-type="float">
            <text:p>0,403</text:p>
          </table:table-cell>
          <table:table-cell office:value-type="float" office:value="0.406304" calcext:value-type="float">
            <text:p>0,406</text:p>
          </table:table-cell>
          <table:table-cell office:value-type="float" office:value="0.412192" calcext:value-type="float">
            <text:p>0,412</text:p>
          </table:table-cell>
          <table:table-cell office:value-type="float" office:value="0.415712" calcext:value-type="float">
            <text:p>0,416</text:p>
          </table:table-cell>
          <table:table-cell office:value-type="float" office:value="0.406752" calcext:value-type="float">
            <text:p>0,407</text:p>
          </table:table-cell>
          <table:table-cell office:value-type="float" office:value="0.413952" calcext:value-type="float">
            <text:p>0,414</text:p>
          </table:table-cell>
          <table:table-cell office:value-type="float" office:value="0.42064" calcext:value-type="float">
            <text:p>0,421</text:p>
          </table:table-cell>
          <table:table-cell office:value-type="float" office:value="0.424544" calcext:value-type="float">
            <text:p>0,425</text:p>
          </table:table-cell>
          <table:table-cell office:value-type="float" office:value="0.418752" calcext:value-type="float">
            <text:p>0,419</text:p>
          </table:table-cell>
          <table:table-cell office:value-type="float" office:value="0.433184" calcext:value-type="float">
            <text:p>0,433</text:p>
          </table:table-cell>
          <table:table-cell office:value-type="float" office:value="0.436" calcext:value-type="float">
            <text:p>0,436</text:p>
          </table:table-cell>
          <table:table-cell office:value-type="float" office:value="0.43536" calcext:value-type="float">
            <text:p>0,435</text:p>
          </table:table-cell>
          <table:table-cell office:value-type="float" office:value="0.435584" calcext:value-type="float">
            <text:p>0,436</text:p>
          </table:table-cell>
          <table:table-cell office:value-type="float" office:value="0.4464" calcext:value-type="float">
            <text:p>0,446</text:p>
          </table:table-cell>
          <table:table-cell office:value-type="float" office:value="0.441632" calcext:value-type="float">
            <text:p>0,442</text:p>
          </table:table-cell>
          <table:table-cell office:value-type="float" office:value="0.457248" calcext:value-type="float">
            <text:p>0,457</text:p>
          </table:table-cell>
          <table:table-cell office:value-type="float" office:value="0.450304" calcext:value-type="float">
            <text:p>0,450</text:p>
          </table:table-cell>
          <table:table-cell office:value-type="float" office:value="0.45904" calcext:value-type="float">
            <text:p>0,459</text:p>
          </table:table-cell>
          <table:table-cell office:value-type="float" office:value="0.454976" calcext:value-type="float">
            <text:p>0,455</text:p>
          </table:table-cell>
          <table:table-cell office:value-type="float" office:value="4.955712" calcext:value-type="float">
            <text:p>4,956</text:p>
          </table:table-cell>
          <table:table-cell office:value-type="float" office:value="0.42336" calcext:value-type="float">
            <text:p>0,423</text:p>
          </table:table-cell>
          <table:table-cell office:value-type="float" office:value="0.425184" calcext:value-type="float">
            <text:p>0,425</text:p>
          </table:table-cell>
          <table:table-cell office:value-type="float" office:value="0.439552" calcext:value-type="float">
            <text:p>0,440</text:p>
          </table:table-cell>
          <table:table-cell office:value-type="float" office:value="0.432672" calcext:value-type="float">
            <text:p>0,433</text:p>
          </table:table-cell>
          <table:table-cell office:value-type="float" office:value="0.436096" calcext:value-type="float">
            <text:p>0,436</text:p>
          </table:table-cell>
          <table:table-cell office:value-type="float" office:value="0.430976" calcext:value-type="float">
            <text:p>0,431</text:p>
          </table:table-cell>
          <table:table-cell office:value-type="float" office:value="0.440384" calcext:value-type="float">
            <text:p>0,440</text:p>
          </table:table-cell>
          <table:table-cell office:value-type="float" office:value="0.435936" calcext:value-type="float">
            <text:p>0,436</text:p>
          </table:table-cell>
          <table:table-cell office:value-type="float" office:value="0.44192" calcext:value-type="float">
            <text:p>0,442</text:p>
          </table:table-cell>
          <table:table-cell office:value-type="float" office:value="0.442176" calcext:value-type="float">
            <text:p>0,442</text:p>
          </table:table-cell>
          <table:table-cell office:value-type="float" office:value="0.44096" calcext:value-type="float">
            <text:p>0,441</text:p>
          </table:table-cell>
          <table:table-cell office:value-type="float" office:value="0.453056" calcext:value-type="float">
            <text:p>0,453</text:p>
          </table:table-cell>
          <table:table-cell office:value-type="float" office:value="0.442784" calcext:value-type="float">
            <text:p>0,443</text:p>
          </table:table-cell>
          <table:table-cell office:value-type="float" office:value="0.451424" calcext:value-type="float">
            <text:p>0,451</text:p>
          </table:table-cell>
          <table:table-cell office:value-type="float" office:value="0.449408" calcext:value-type="float">
            <text:p>0,449</text:p>
          </table:table-cell>
          <table:table-cell office:value-type="float" office:value="0.450112" calcext:value-type="float">
            <text:p>0,450</text:p>
          </table:table-cell>
          <table:table-cell office:value-type="float" office:value="0.453088" calcext:value-type="float">
            <text:p>0,453</text:p>
          </table:table-cell>
          <table:table-cell office:value-type="float" office:value="0.452704" calcext:value-type="float">
            <text:p>0,453</text:p>
          </table:table-cell>
          <table:table-cell office:value-type="float" office:value="0.454912" calcext:value-type="float">
            <text:p>0,455</text:p>
          </table:table-cell>
          <table:table-cell office:value-type="float" office:value="0.454528" calcext:value-type="float">
            <text:p>0,455</text:p>
          </table:table-cell>
          <table:table-cell office:value-type="float" office:value="0.45904" calcext:value-type="float">
            <text:p>0,459</text:p>
          </table:table-cell>
          <table:table-cell office:value-type="float" office:value="0.458112" calcext:value-type="float">
            <text:p>0,458</text:p>
          </table:table-cell>
          <table:table-cell office:value-type="float" office:value="0.46368" calcext:value-type="float">
            <text:p>0,464</text:p>
          </table:table-cell>
          <table:table-cell office:value-type="float" office:value="0.46544" calcext:value-type="float">
            <text:p>0,465</text:p>
          </table:table-cell>
          <table:table-cell office:value-type="float" office:value="0.463392" calcext:value-type="float">
            <text:p>0,463</text:p>
          </table:table-cell>
          <table:table-cell office:value-type="float" office:value="0.473632" calcext:value-type="float">
            <text:p>0,474</text:p>
          </table:table-cell>
          <table:table-cell office:value-type="float" office:value="0.47088" calcext:value-type="float">
            <text:p>0,471</text:p>
          </table:table-cell>
          <table:table-cell office:value-type="float" office:value="0.477088" calcext:value-type="float">
            <text:p>0,477</text:p>
          </table:table-cell>
          <table:table-cell office:value-type="float" office:value="0.468" calcext:value-type="float">
            <text:p>0,468</text:p>
          </table:table-cell>
          <table:table-cell office:value-type="float" office:value="0.474496" calcext:value-type="float">
            <text:p>0,474</text:p>
          </table:table-cell>
          <table:table-cell office:value-type="float" office:value="0.475424" calcext:value-type="float">
            <text:p>0,475</text:p>
          </table:table-cell>
          <table:table-cell office:value-type="float" office:value="0.481888" calcext:value-type="float">
            <text:p>0,482</text:p>
          </table:table-cell>
          <table:table-cell office:value-type="float" office:value="0.47552" calcext:value-type="float">
            <text:p>0,476</text:p>
          </table:table-cell>
          <table:table-cell office:value-type="float" office:value="0.471104" calcext:value-type="float">
            <text:p>0,471</text:p>
          </table:table-cell>
          <table:table-cell office:value-type="float" office:value="0.4904" calcext:value-type="float">
            <text:p>0,490</text:p>
          </table:table-cell>
          <table:table-cell office:value-type="float" office:value="0.481632" calcext:value-type="float">
            <text:p>0,482</text:p>
          </table:table-cell>
          <table:table-cell office:value-type="float" office:value="0.486176" calcext:value-type="float">
            <text:p>0,486</text:p>
          </table:table-cell>
          <table:table-cell office:value-type="float" office:value="0.497664" calcext:value-type="float">
            <text:p>0,498</text:p>
          </table:table-cell>
          <table:table-cell office:value-type="float" office:value="0.49648" calcext:value-type="float">
            <text:p>0,496</text:p>
          </table:table-cell>
          <table:table-cell office:value-type="float" office:value="0.489664" calcext:value-type="float">
            <text:p>0,490</text:p>
          </table:table-cell>
          <table:table-cell office:value-type="float" office:value="9.229025" calcext:value-type="float">
            <text:p>9,229</text:p>
          </table:table-cell>
          <table:table-cell office:value-type="float" office:value="0.487968" calcext:value-type="float">
            <text:p>0,488</text:p>
          </table:table-cell>
          <table:table-cell office:value-type="float" office:value="0.501056" calcext:value-type="float">
            <text:p>0,501</text:p>
          </table:table-cell>
          <table:table-cell office:value-type="float" office:value="0.501184" calcext:value-type="float">
            <text:p>0,501</text:p>
          </table:table-cell>
          <table:table-cell office:value-type="float" office:value="0.4848" calcext:value-type="float">
            <text:p>0,485</text:p>
          </table:table-cell>
          <table:table-cell office:value-type="float" office:value="0.495712" calcext:value-type="float">
            <text:p>0,496</text:p>
          </table:table-cell>
          <table:table-cell office:value-type="float" office:value="0.497376" calcext:value-type="float">
            <text:p>0,497</text:p>
          </table:table-cell>
          <table:table-cell office:value-type="float" office:value="0.503072" calcext:value-type="float">
            <text:p>0,503</text:p>
          </table:table-cell>
          <table:table-cell office:value-type="float" office:value="0.502752" calcext:value-type="float">
            <text:p>0,503</text:p>
          </table:table-cell>
          <table:table-cell office:value-type="float" office:value="0.514176" calcext:value-type="float">
            <text:p>0,514</text:p>
          </table:table-cell>
          <table:table-cell office:value-type="float" office:value="0.502016" calcext:value-type="float">
            <text:p>0,502</text:p>
          </table:table-cell>
          <table:table-cell office:value-type="float" office:value="0.500704" calcext:value-type="float">
            <text:p>0,501</text:p>
          </table:table-cell>
          <table:table-cell office:value-type="float" office:value="0.489888" calcext:value-type="float">
            <text:p>0,490</text:p>
          </table:table-cell>
          <table:table-cell office:value-type="float" office:value="0.514912" calcext:value-type="float">
            <text:p>0,515</text:p>
          </table:table-cell>
          <table:table-cell office:value-type="float" office:value="0.496288" calcext:value-type="float">
            <text:p>0,496</text:p>
          </table:table-cell>
          <table:table-cell office:value-type="float" office:value="0.509856" calcext:value-type="float">
            <text:p>0,510</text:p>
          </table:table-cell>
          <table:table-cell office:value-type="float" office:value="0.518912" calcext:value-type="float">
            <text:p>0,519</text:p>
          </table:table-cell>
          <table:table-cell office:value-type="float" office:value="0.511776" calcext:value-type="float">
            <text:p>0,512</text:p>
          </table:table-cell>
          <table:table-cell office:value-type="float" office:value="0.5144" calcext:value-type="float">
            <text:p>0,514</text:p>
          </table:table-cell>
          <table:table-cell office:value-type="float" office:value="0.50768" calcext:value-type="float">
            <text:p>0,508</text:p>
          </table:table-cell>
          <table:table-cell office:value-type="float" office:value="0.50608" calcext:value-type="float">
            <text:p>0,506</text:p>
          </table:table-cell>
          <table:table-cell office:value-type="float" office:value="0.506048" calcext:value-type="float">
            <text:p>0,506</text:p>
          </table:table-cell>
          <table:table-cell office:value-type="float" office:value="0.502432" calcext:value-type="float">
            <text:p>0,502</text:p>
          </table:table-cell>
          <table:table-cell office:value-type="float" office:value="0.513408" calcext:value-type="float">
            <text:p>0,513</text:p>
          </table:table-cell>
          <table:table-cell office:value-type="float" office:value="0.511808" calcext:value-type="float">
            <text:p>0,512</text:p>
          </table:table-cell>
          <table:table-cell office:value-type="float" office:value="0.526144" calcext:value-type="float">
            <text:p>0,526</text:p>
          </table:table-cell>
          <table:table-cell office:value-type="float" office:value="0.516416" calcext:value-type="float">
            <text:p>0,516</text:p>
          </table:table-cell>
          <table:table-cell office:value-type="float" office:value="0.519136" calcext:value-type="float">
            <text:p>0,519</text:p>
          </table:table-cell>
          <table:table-cell office:value-type="float" office:value="0.516416" calcext:value-type="float">
            <text:p>0,516</text:p>
          </table:table-cell>
          <table:table-cell office:value-type="float" office:value="0.53008" calcext:value-type="float">
            <text:p>0,530</text:p>
          </table:table-cell>
          <table:table-cell office:value-type="float" office:value="0.50976" calcext:value-type="float">
            <text:p>0,510</text:p>
          </table:table-cell>
          <table:table-cell office:value-type="float" office:value="0.521856" calcext:value-type="float">
            <text:p>0,522</text:p>
          </table:table-cell>
          <table:table-cell office:value-type="float" office:value="0.521184" calcext:value-type="float">
            <text:p>0,521</text:p>
          </table:table-cell>
          <table:table-cell office:value-type="float" office:value="0.524256" calcext:value-type="float">
            <text:p>0,524</text:p>
          </table:table-cell>
          <table:table-cell office:value-type="float" office:value="0.52624" calcext:value-type="float">
            <text:p>0,526</text:p>
          </table:table-cell>
          <table:table-cell office:value-type="float" office:value="0.535328" calcext:value-type="float">
            <text:p>0,535</text:p>
          </table:table-cell>
          <table:table-cell office:value-type="float" office:value="0.529376" calcext:value-type="float">
            <text:p>0,529</text:p>
          </table:table-cell>
          <table:table-cell office:value-type="float" office:value="0.535296" calcext:value-type="float">
            <text:p>0,535</text:p>
          </table:table-cell>
          <table:table-cell office:value-type="float" office:value="0.536576" calcext:value-type="float">
            <text:p>0,537</text:p>
          </table:table-cell>
          <table:table-cell office:value-type="float" office:value="0.528064" calcext:value-type="float">
            <text:p>0,528</text:p>
          </table:table-cell>
          <table:table-cell office:value-type="float" office:value="0.524512" calcext:value-type="float">
            <text:p>0,525</text:p>
          </table:table-cell>
          <table:table-cell office:value-type="float" office:value="0.535008" calcext:value-type="float">
            <text:p>0,535</text:p>
          </table:table-cell>
          <table:table-cell office:value-type="float" office:value="0.530592" calcext:value-type="float">
            <text:p>0,531</text:p>
          </table:table-cell>
          <table:table-cell office:value-type="float" office:value="0.531072" calcext:value-type="float">
            <text:p>0,531</text:p>
          </table:table-cell>
          <table:table-cell office:value-type="float" office:value="0.534752" calcext:value-type="float">
            <text:p>0,535</text:p>
          </table:table-cell>
          <table:table-cell office:value-type="float" office:value="0.545216" calcext:value-type="float">
            <text:p>0,545</text:p>
          </table:table-cell>
          <table:table-cell office:value-type="float" office:value="0.539776" calcext:value-type="float">
            <text:p>0,540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0.605082" calcext:value-type="float">
            <text:p>0,605082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15.177307" calcext:value-type="float">
            <text:p>315,177307</text:p>
          </table:table-cell>
          <table:table-cell table:number-columns-repeated="15"/>
        </table:table-row>
        <table:table-row table:style-name="ro1">
          <table:table-cell office:value-type="percentage" office:value="0.35" calcext:value-type="percentage">
            <text:p>35,00%</text:p>
          </table:table-cell>
          <table:table-cell office:value-type="float" office:value="0.672192" calcext:value-type="float">
            <text:p>0,672</text:p>
          </table:table-cell>
          <table:table-cell office:value-type="float" office:value="0.6592" calcext:value-type="float">
            <text:p>0,659</text:p>
          </table:table-cell>
          <table:table-cell office:value-type="float" office:value="0.70512" calcext:value-type="float">
            <text:p>0,705</text:p>
          </table:table-cell>
          <table:table-cell office:value-type="float" office:value="1.52224" calcext:value-type="float">
            <text:p>1,522</text:p>
          </table:table-cell>
          <table:table-cell office:value-type="float" office:value="0.940512" calcext:value-type="float">
            <text:p>0,941</text:p>
          </table:table-cell>
          <table:table-cell office:value-type="float" office:value="0.9192" calcext:value-type="float">
            <text:p>0,919</text:p>
          </table:table-cell>
          <table:table-cell office:value-type="float" office:value="1.48992" calcext:value-type="float">
            <text:p>1,490</text:p>
          </table:table-cell>
          <table:table-cell office:value-type="float" office:value="0.76464" calcext:value-type="float">
            <text:p>0,765</text:p>
          </table:table-cell>
          <table:table-cell office:value-type="float" office:value="0.751008" calcext:value-type="float">
            <text:p>0,751</text:p>
          </table:table-cell>
          <table:table-cell office:value-type="float" office:value="0.889696" calcext:value-type="float">
            <text:p>0,890</text:p>
          </table:table-cell>
          <table:table-cell office:value-type="float" office:value="1.018016" calcext:value-type="float">
            <text:p>1,018</text:p>
          </table:table-cell>
          <table:table-cell office:value-type="float" office:value="0.984736" calcext:value-type="float">
            <text:p>0,985</text:p>
          </table:table-cell>
          <table:table-cell office:value-type="float" office:value="2.113664" calcext:value-type="float">
            <text:p>2,114</text:p>
          </table:table-cell>
          <table:table-cell office:value-type="float" office:value="0.792896" calcext:value-type="float">
            <text:p>0,793</text:p>
          </table:table-cell>
          <table:table-cell office:value-type="float" office:value="0.759936" calcext:value-type="float">
            <text:p>0,760</text:p>
          </table:table-cell>
          <table:table-cell office:value-type="float" office:value="0.8944" calcext:value-type="float">
            <text:p>0,894</text:p>
          </table:table-cell>
          <table:table-cell office:value-type="float" office:value="0.95264" calcext:value-type="float">
            <text:p>0,953</text:p>
          </table:table-cell>
          <table:table-cell office:value-type="float" office:value="0.973056" calcext:value-type="float">
            <text:p>0,973</text:p>
          </table:table-cell>
          <table:table-cell office:value-type="float" office:value="0.971968" calcext:value-type="float">
            <text:p>0,972</text:p>
          </table:table-cell>
          <table:table-cell office:value-type="float" office:value="1.1088" calcext:value-type="float">
            <text:p>1,109</text:p>
          </table:table-cell>
          <table:table-cell office:value-type="float" office:value="0.798592" calcext:value-type="float">
            <text:p>0,799</text:p>
          </table:table-cell>
          <table:table-cell office:value-type="float" office:value="0.736512" calcext:value-type="float">
            <text:p>0,737</text:p>
          </table:table-cell>
          <table:table-cell office:value-type="float" office:value="0.794752" calcext:value-type="float">
            <text:p>0,795</text:p>
          </table:table-cell>
          <table:table-cell office:value-type="float" office:value="3.32064" calcext:value-type="float">
            <text:p>3,321</text:p>
          </table:table-cell>
          <table:table-cell office:value-type="float" office:value="0.73888" calcext:value-type="float">
            <text:p>0,739</text:p>
          </table:table-cell>
          <table:table-cell office:value-type="float" office:value="0.751712" calcext:value-type="float">
            <text:p>0,752</text:p>
          </table:table-cell>
          <table:table-cell office:value-type="float" office:value="0.772736" calcext:value-type="float">
            <text:p>0,773</text:p>
          </table:table-cell>
          <table:table-cell office:value-type="float" office:value="0.932192" calcext:value-type="float">
            <text:p>0,932</text:p>
          </table:table-cell>
          <table:table-cell office:value-type="float" office:value="0.948128" calcext:value-type="float">
            <text:p>0,948</text:p>
          </table:table-cell>
          <table:table-cell office:value-type="float" office:value="0.900544" calcext:value-type="float">
            <text:p>0,901</text:p>
          </table:table-cell>
          <table:table-cell office:value-type="float" office:value="0.932384" calcext:value-type="float">
            <text:p>0,932</text:p>
          </table:table-cell>
          <table:table-cell office:value-type="float" office:value="1.154944" calcext:value-type="float">
            <text:p>1,155</text:p>
          </table:table-cell>
          <table:table-cell office:value-type="float" office:value="0.742784" calcext:value-type="float">
            <text:p>0,743</text:p>
          </table:table-cell>
          <table:table-cell office:value-type="float" office:value="0.721792" calcext:value-type="float">
            <text:p>0,722</text:p>
          </table:table-cell>
          <table:table-cell office:value-type="float" office:value="0.77264" calcext:value-type="float">
            <text:p>0,773</text:p>
          </table:table-cell>
          <table:table-cell office:value-type="float" office:value="0.732672" calcext:value-type="float">
            <text:p>0,733</text:p>
          </table:table-cell>
          <table:table-cell office:value-type="float" office:value="0.928512" calcext:value-type="float">
            <text:p>0,929</text:p>
          </table:table-cell>
          <table:table-cell office:value-type="float" office:value="0.951424" calcext:value-type="float">
            <text:p>0,951</text:p>
          </table:table-cell>
          <table:table-cell office:value-type="float" office:value="0.930592" calcext:value-type="float">
            <text:p>0,931</text:p>
          </table:table-cell>
          <table:table-cell office:value-type="float" office:value="1.232416" calcext:value-type="float">
            <text:p>1,232</text:p>
          </table:table-cell>
          <table:table-cell office:value-type="float" office:value="0.748128" calcext:value-type="float">
            <text:p>0,748</text:p>
          </table:table-cell>
          <table:table-cell office:value-type="float" office:value="0.76592" calcext:value-type="float">
            <text:p>0,766</text:p>
          </table:table-cell>
          <table:table-cell office:value-type="float" office:value="0.7752" calcext:value-type="float">
            <text:p>0,775</text:p>
          </table:table-cell>
          <table:table-cell office:value-type="float" office:value="0.795776" calcext:value-type="float">
            <text:p>0,796</text:p>
          </table:table-cell>
          <table:table-cell office:value-type="float" office:value="1.098208" calcext:value-type="float">
            <text:p>1,098</text:p>
          </table:table-cell>
          <table:table-cell office:value-type="float" office:value="1.284416" calcext:value-type="float">
            <text:p>1,284</text:p>
          </table:table-cell>
          <table:table-cell office:value-type="float" office:value="5.65024" calcext:value-type="float">
            <text:p>5,650</text:p>
          </table:table-cell>
          <table:table-cell office:value-type="float" office:value="0.748192" calcext:value-type="float">
            <text:p>0,748</text:p>
          </table:table-cell>
          <table:table-cell office:value-type="float" office:value="0.73216" calcext:value-type="float">
            <text:p>0,732</text:p>
          </table:table-cell>
          <table:table-cell office:value-type="float" office:value="0.809664" calcext:value-type="float">
            <text:p>0,810</text:p>
          </table:table-cell>
          <table:table-cell office:value-type="float" office:value="0.964896" calcext:value-type="float">
            <text:p>0,965</text:p>
          </table:table-cell>
          <table:table-cell office:value-type="float" office:value="1.03472" calcext:value-type="float">
            <text:p>1,035</text:p>
          </table:table-cell>
          <table:table-cell office:value-type="float" office:value="0.93984" calcext:value-type="float">
            <text:p>0,940</text:p>
          </table:table-cell>
          <table:table-cell office:value-type="float" office:value="0.976608" calcext:value-type="float">
            <text:p>0,977</text:p>
          </table:table-cell>
          <table:table-cell office:value-type="float" office:value="1.196864" calcext:value-type="float">
            <text:p>1,197</text:p>
          </table:table-cell>
          <table:table-cell office:value-type="float" office:value="0.77296" calcext:value-type="float">
            <text:p>0,773</text:p>
          </table:table-cell>
          <table:table-cell office:value-type="float" office:value="0.82096" calcext:value-type="float">
            <text:p>0,821</text:p>
          </table:table-cell>
          <table:table-cell office:value-type="float" office:value="0.809632" calcext:value-type="float">
            <text:p>0,810</text:p>
          </table:table-cell>
          <table:table-cell office:value-type="float" office:value="0.79536" calcext:value-type="float">
            <text:p>0,795</text:p>
          </table:table-cell>
          <table:table-cell office:value-type="float" office:value="0.724384" calcext:value-type="float">
            <text:p>0,724</text:p>
          </table:table-cell>
          <table:table-cell office:value-type="float" office:value="1.231136" calcext:value-type="float">
            <text:p>1,231</text:p>
          </table:table-cell>
          <table:table-cell office:value-type="float" office:value="0.969248" calcext:value-type="float">
            <text:p>0,969</text:p>
          </table:table-cell>
          <table:table-cell office:value-type="float" office:value="0.965344" calcext:value-type="float">
            <text:p>0,965</text:p>
          </table:table-cell>
          <table:table-cell office:value-type="float" office:value="0.979104" calcext:value-type="float">
            <text:p>0,979</text:p>
          </table:table-cell>
          <table:table-cell office:value-type="float" office:value="1.268544" calcext:value-type="float">
            <text:p>1,269</text:p>
          </table:table-cell>
          <table:table-cell office:value-type="float" office:value="0.775392" calcext:value-type="float">
            <text:p>0,775</text:p>
          </table:table-cell>
          <table:table-cell office:value-type="float" office:value="0.826432" calcext:value-type="float">
            <text:p>0,826</text:p>
          </table:table-cell>
          <table:table-cell office:value-type="float" office:value="0.730048" calcext:value-type="float">
            <text:p>0,730</text:p>
          </table:table-cell>
          <table:table-cell office:value-type="float" office:value="0.899424" calcext:value-type="float">
            <text:p>0,899</text:p>
          </table:table-cell>
          <table:table-cell office:value-type="float" office:value="1.015232" calcext:value-type="float">
            <text:p>1,015</text:p>
          </table:table-cell>
          <table:table-cell office:value-type="float" office:value="0.983008" calcext:value-type="float">
            <text:p>0,983</text:p>
          </table:table-cell>
          <table:table-cell office:value-type="float" office:value="1.028512" calcext:value-type="float">
            <text:p>1,029</text:p>
          </table:table-cell>
          <table:table-cell office:value-type="float" office:value="1.238336" calcext:value-type="float">
            <text:p>1,238</text:p>
          </table:table-cell>
          <table:table-cell office:value-type="float" office:value="0.789024" calcext:value-type="float">
            <text:p>0,789</text:p>
          </table:table-cell>
          <table:table-cell office:value-type="float" office:value="0.814432" calcext:value-type="float">
            <text:p>0,814</text:p>
          </table:table-cell>
          <table:table-cell office:value-type="float" office:value="0.883232" calcext:value-type="float">
            <text:p>0,883</text:p>
          </table:table-cell>
          <table:table-cell office:value-type="float" office:value="0.80832" calcext:value-type="float">
            <text:p>0,808</text:p>
          </table:table-cell>
          <table:table-cell office:value-type="float" office:value="1.050016" calcext:value-type="float">
            <text:p>1,050</text:p>
          </table:table-cell>
          <table:table-cell office:value-type="float" office:value="1.04368" calcext:value-type="float">
            <text:p>1,044</text:p>
          </table:table-cell>
          <table:table-cell office:value-type="float" office:value="1.03296" calcext:value-type="float">
            <text:p>1,033</text:p>
          </table:table-cell>
          <table:table-cell office:value-type="float" office:value="1.076768" calcext:value-type="float">
            <text:p>1,077</text:p>
          </table:table-cell>
          <table:table-cell office:value-type="float" office:value="1.384096" calcext:value-type="float">
            <text:p>1,384</text:p>
          </table:table-cell>
          <table:table-cell office:value-type="float" office:value="1.236832" calcext:value-type="float">
            <text:p>1,237</text:p>
          </table:table-cell>
          <table:table-cell office:value-type="float" office:value="0.823712" calcext:value-type="float">
            <text:p>0,824</text:p>
          </table:table-cell>
          <table:table-cell office:value-type="float" office:value="0.787648" calcext:value-type="float">
            <text:p>0,788</text:p>
          </table:table-cell>
          <table:table-cell office:value-type="float" office:value="0.838944" calcext:value-type="float">
            <text:p>0,839</text:p>
          </table:table-cell>
          <table:table-cell office:value-type="float" office:value="0.995264" calcext:value-type="float">
            <text:p>0,995</text:p>
          </table:table-cell>
          <table:table-cell office:value-type="float" office:value="1.034496" calcext:value-type="float">
            <text:p>1,034</text:p>
          </table:table-cell>
          <table:table-cell office:value-type="float" office:value="0.992352" calcext:value-type="float">
            <text:p>0,992</text:p>
          </table:table-cell>
          <table:table-cell office:value-type="float" office:value="1.267424" calcext:value-type="float">
            <text:p>1,267</text:p>
          </table:table-cell>
          <table:table-cell office:value-type="float" office:value="1.087648" calcext:value-type="float">
            <text:p>1,088</text:p>
          </table:table-cell>
          <table:table-cell office:value-type="float" office:value="1.307424" calcext:value-type="float">
            <text:p>1,307</text:p>
          </table:table-cell>
          <table:table-cell office:value-type="float" office:value="0.865216" calcext:value-type="float">
            <text:p>0,865</text:p>
          </table:table-cell>
          <table:table-cell office:value-type="float" office:value="0.859584" calcext:value-type="float">
            <text:p>0,860</text:p>
          </table:table-cell>
          <table:table-cell office:value-type="float" office:value="10.197184" calcext:value-type="float">
            <text:p>10,197</text:p>
          </table:table-cell>
          <table:table-cell office:value-type="float" office:value="0.763616" calcext:value-type="float">
            <text:p>0,764</text:p>
          </table:table-cell>
          <table:table-cell office:value-type="float" office:value="0.795424" calcext:value-type="float">
            <text:p>0,795</text:p>
          </table:table-cell>
          <table:table-cell office:value-type="float" office:value="0.804832" calcext:value-type="float">
            <text:p>0,805</text:p>
          </table:table-cell>
          <table:table-cell office:value-type="float" office:value="0.811168" calcext:value-type="float">
            <text:p>0,811</text:p>
          </table:table-cell>
          <table:table-cell office:value-type="float" office:value="1.34656" calcext:value-type="float">
            <text:p>1,347</text:p>
          </table:table-cell>
          <table:table-cell office:value-type="float" office:value="1.083232" calcext:value-type="float">
            <text:p>1,083</text:p>
          </table:table-cell>
          <table:table-cell office:value-type="float" office:value="1.333024" calcext:value-type="float">
            <text:p>1,333</text:p>
          </table:table-cell>
          <table:table-cell office:value-type="float" office:value="1.27296" calcext:value-type="float">
            <text:p>1,273</text:p>
          </table:table-cell>
          <table:table-cell office:value-type="float" office:value="0.819008" calcext:value-type="float">
            <text:p>0,819</text:p>
          </table:table-cell>
          <table:table-cell office:value-type="float" office:value="0.80496" calcext:value-type="float">
            <text:p>0,805</text:p>
          </table:table-cell>
          <table:table-cell office:value-type="float" office:value="0.809248" calcext:value-type="float">
            <text:p>0,809</text:p>
          </table:table-cell>
          <table:table-cell office:value-type="float" office:value="0.970624" calcext:value-type="float">
            <text:p>0,971</text:p>
          </table:table-cell>
          <table:table-cell office:value-type="float" office:value="1.098496" calcext:value-type="float">
            <text:p>1,098</text:p>
          </table:table-cell>
          <table:table-cell office:value-type="float" office:value="1.040608" calcext:value-type="float">
            <text:p>1,041</text:p>
          </table:table-cell>
          <table:table-cell office:value-type="float" office:value="1.039584" calcext:value-type="float">
            <text:p>1,040</text:p>
          </table:table-cell>
          <table:table-cell office:value-type="float" office:value="1.216448" calcext:value-type="float">
            <text:p>1,216</text:p>
          </table:table-cell>
          <table:table-cell office:value-type="float" office:value="0.823168" calcext:value-type="float">
            <text:p>0,823</text:p>
          </table:table-cell>
          <table:table-cell office:value-type="float" office:value="0.83808" calcext:value-type="float">
            <text:p>0,838</text:p>
          </table:table-cell>
          <table:table-cell office:value-type="float" office:value="0.786368" calcext:value-type="float">
            <text:p>0,786</text:p>
          </table:table-cell>
          <table:table-cell office:value-type="float" office:value="1.061376" calcext:value-type="float">
            <text:p>1,061</text:p>
          </table:table-cell>
          <table:table-cell office:value-type="float" office:value="1.087232" calcext:value-type="float">
            <text:p>1,087</text:p>
          </table:table-cell>
          <table:table-cell office:value-type="float" office:value="1.027904" calcext:value-type="float">
            <text:p>1,028</text:p>
          </table:table-cell>
          <table:table-cell office:value-type="float" office:value="0.984096" calcext:value-type="float">
            <text:p>0,984</text:p>
          </table:table-cell>
          <table:table-cell office:value-type="float" office:value="1.351424" calcext:value-type="float">
            <text:p>1,351</text:p>
          </table:table-cell>
          <table:table-cell office:value-type="float" office:value="0.849856" calcext:value-type="float">
            <text:p>0,850</text:p>
          </table:table-cell>
          <table:table-cell office:value-type="float" office:value="0.864384" calcext:value-type="float">
            <text:p>0,864</text:p>
          </table:table-cell>
          <table:table-cell office:value-type="float" office:value="0.876608" calcext:value-type="float">
            <text:p>0,877</text:p>
          </table:table-cell>
          <table:table-cell office:value-type="float" office:value="0.892608" calcext:value-type="float">
            <text:p>0,893</text:p>
          </table:table-cell>
          <table:table-cell office:value-type="float" office:value="1.129056" calcext:value-type="float">
            <text:p>1,129</text:p>
          </table:table-cell>
          <table:table-cell office:value-type="float" office:value="1.087424" calcext:value-type="float">
            <text:p>1,087</text:p>
          </table:table-cell>
          <table:table-cell office:value-type="float" office:value="1.062688" calcext:value-type="float">
            <text:p>1,063</text:p>
          </table:table-cell>
          <table:table-cell office:value-type="float" office:value="1.429056" calcext:value-type="float">
            <text:p>1,429</text:p>
          </table:table-cell>
          <table:table-cell office:value-type="float" office:value="1.092" calcext:value-type="float">
            <text:p>1,092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35" calcext:value-type="percentage">
            <text:p>35,00%</text:p>
          </table:table-cell>
          <table:table-cell office:value-type="float" office:value="1.089546" calcext:value-type="float">
            <text:p>1,089546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35" calcext:value-type="percentage">
            <text:p>35,00%</text:p>
          </table:table-cell>
          <table:table-cell office:value-type="float" office:value="293.455109" calcext:value-type="float">
            <text:p>293,455109</text:p>
          </table:table-cell>
          <table:table-cell table:number-columns-repeated="15"/>
        </table:table-row>
        <table:table-row table:style-name="ro1">
          <table:table-cell office:value-type="percentage" office:value="0.4" calcext:value-type="percentage">
            <text:p>40,00%</text:p>
          </table:table-cell>
          <table:table-cell office:value-type="float" office:value="0.322848" calcext:value-type="float">
            <text:p>0,323</text:p>
          </table:table-cell>
          <table:table-cell office:value-type="float" office:value="0.34672" calcext:value-type="float">
            <text:p>0,347</text:p>
          </table:table-cell>
          <table:table-cell office:value-type="float" office:value="0.397376" calcext:value-type="float">
            <text:p>0,397</text:p>
          </table:table-cell>
          <table:table-cell office:value-type="float" office:value="0.469088" calcext:value-type="float">
            <text:p>0,469</text:p>
          </table:table-cell>
          <table:table-cell office:value-type="float" office:value="0.946656" calcext:value-type="float">
            <text:p>0,947</text:p>
          </table:table-cell>
          <table:table-cell office:value-type="float" office:value="0.436704" calcext:value-type="float">
            <text:p>0,437</text:p>
          </table:table-cell>
          <table:table-cell office:value-type="float" office:value="0.477472" calcext:value-type="float">
            <text:p>0,477</text:p>
          </table:table-cell>
          <table:table-cell office:value-type="float" office:value="1.40272" calcext:value-type="float">
            <text:p>1,403</text:p>
          </table:table-cell>
          <table:table-cell office:value-type="float" office:value="0.419424" calcext:value-type="float">
            <text:p>0,419</text:p>
          </table:table-cell>
          <table:table-cell office:value-type="float" office:value="0.425856" calcext:value-type="float">
            <text:p>0,426</text:p>
          </table:table-cell>
          <table:table-cell office:value-type="float" office:value="0.445376" calcext:value-type="float">
            <text:p>0,445</text:p>
          </table:table-cell>
          <table:table-cell office:value-type="float" office:value="0.460416" calcext:value-type="float">
            <text:p>0,460</text:p>
          </table:table-cell>
          <table:table-cell office:value-type="float" office:value="0.484576" calcext:value-type="float">
            <text:p>0,485</text:p>
          </table:table-cell>
          <table:table-cell office:value-type="float" office:value="2.14544" calcext:value-type="float">
            <text:p>2,145</text:p>
          </table:table-cell>
          <table:table-cell office:value-type="float" office:value="0.4112" calcext:value-type="float">
            <text:p>0,411</text:p>
          </table:table-cell>
          <table:table-cell office:value-type="float" office:value="0.422368" calcext:value-type="float">
            <text:p>0,422</text:p>
          </table:table-cell>
          <table:table-cell office:value-type="float" office:value="0.41712" calcext:value-type="float">
            <text:p>0,417</text:p>
          </table:table-cell>
          <table:table-cell office:value-type="float" office:value="0.436608" calcext:value-type="float">
            <text:p>0,437</text:p>
          </table:table-cell>
          <table:table-cell office:value-type="float" office:value="0.437664" calcext:value-type="float">
            <text:p>0,438</text:p>
          </table:table-cell>
          <table:table-cell office:value-type="float" office:value="0.440416" calcext:value-type="float">
            <text:p>0,440</text:p>
          </table:table-cell>
          <table:table-cell office:value-type="float" office:value="0.453152" calcext:value-type="float">
            <text:p>0,453</text:p>
          </table:table-cell>
          <table:table-cell office:value-type="float" office:value="0.454272" calcext:value-type="float">
            <text:p>0,454</text:p>
          </table:table-cell>
          <table:table-cell office:value-type="float" office:value="0.474592" calcext:value-type="float">
            <text:p>0,475</text:p>
          </table:table-cell>
          <table:table-cell office:value-type="float" office:value="0.476992" calcext:value-type="float">
            <text:p>0,477</text:p>
          </table:table-cell>
          <table:table-cell office:value-type="float" office:value="0.476384" calcext:value-type="float">
            <text:p>0,476</text:p>
          </table:table-cell>
          <table:table-cell office:value-type="float" office:value="0.490048" calcext:value-type="float">
            <text:p>0,490</text:p>
          </table:table-cell>
          <table:table-cell office:value-type="float" office:value="3.224896" calcext:value-type="float">
            <text:p>3,225</text:p>
          </table:table-cell>
          <table:table-cell office:value-type="float" office:value="0.415328" calcext:value-type="float">
            <text:p>0,415</text:p>
          </table:table-cell>
          <table:table-cell office:value-type="float" office:value="0.421216" calcext:value-type="float">
            <text:p>0,421</text:p>
          </table:table-cell>
          <table:table-cell office:value-type="float" office:value="0.41296" calcext:value-type="float">
            <text:p>0,413</text:p>
          </table:table-cell>
          <table:table-cell office:value-type="float" office:value="0.429472" calcext:value-type="float">
            <text:p>0,429</text:p>
          </table:table-cell>
          <table:table-cell office:value-type="float" office:value="0.423616" calcext:value-type="float">
            <text:p>0,424</text:p>
          </table:table-cell>
          <table:table-cell office:value-type="float" office:value="0.433248" calcext:value-type="float">
            <text:p>0,433</text:p>
          </table:table-cell>
          <table:table-cell office:value-type="float" office:value="0.42704" calcext:value-type="float">
            <text:p>0,427</text:p>
          </table:table-cell>
          <table:table-cell office:value-type="float" office:value="0.435552" calcext:value-type="float">
            <text:p>0,436</text:p>
          </table:table-cell>
          <table:table-cell office:value-type="float" office:value="0.443424" calcext:value-type="float">
            <text:p>0,443</text:p>
          </table:table-cell>
          <table:table-cell office:value-type="float" office:value="0.454112" calcext:value-type="float">
            <text:p>0,454</text:p>
          </table:table-cell>
          <table:table-cell office:value-type="float" office:value="0.444864" calcext:value-type="float">
            <text:p>0,445</text:p>
          </table:table-cell>
          <table:table-cell office:value-type="float" office:value="0.441504" calcext:value-type="float">
            <text:p>0,442</text:p>
          </table:table-cell>
          <table:table-cell office:value-type="float" office:value="0.441856" calcext:value-type="float">
            <text:p>0,442</text:p>
          </table:table-cell>
          <table:table-cell office:value-type="float" office:value="0.449504" calcext:value-type="float">
            <text:p>0,450</text:p>
          </table:table-cell>
          <table:table-cell office:value-type="float" office:value="0.461024" calcext:value-type="float">
            <text:p>0,461</text:p>
          </table:table-cell>
          <table:table-cell office:value-type="float" office:value="0.471776" calcext:value-type="float">
            <text:p>0,472</text:p>
          </table:table-cell>
          <table:table-cell office:value-type="float" office:value="0.465728" calcext:value-type="float">
            <text:p>0,466</text:p>
          </table:table-cell>
          <table:table-cell office:value-type="float" office:value="0.463552" calcext:value-type="float">
            <text:p>0,464</text:p>
          </table:table-cell>
          <table:table-cell office:value-type="float" office:value="0.474816" calcext:value-type="float">
            <text:p>0,475</text:p>
          </table:table-cell>
          <table:table-cell office:value-type="float" office:value="0.478336" calcext:value-type="float">
            <text:p>0,478</text:p>
          </table:table-cell>
          <table:table-cell office:value-type="float" office:value="0.47696" calcext:value-type="float">
            <text:p>0,477</text:p>
          </table:table-cell>
          <table:table-cell office:value-type="float" office:value="0.478112" calcext:value-type="float">
            <text:p>0,478</text:p>
          </table:table-cell>
          <table:table-cell office:value-type="float" office:value="0.496928" calcext:value-type="float">
            <text:p>0,497</text:p>
          </table:table-cell>
          <table:table-cell office:value-type="float" office:value="0.48656" calcext:value-type="float">
            <text:p>0,487</text:p>
          </table:table-cell>
          <table:table-cell office:value-type="float" office:value="0.502112" calcext:value-type="float">
            <text:p>0,502</text:p>
          </table:table-cell>
          <table:table-cell office:value-type="float" office:value="0.505664" calcext:value-type="float">
            <text:p>0,506</text:p>
          </table:table-cell>
          <table:table-cell office:value-type="float" office:value="5.924512" calcext:value-type="float">
            <text:p>5,925</text:p>
          </table:table-cell>
          <table:table-cell office:value-type="float" office:value="0.44112" calcext:value-type="float">
            <text:p>0,441</text:p>
          </table:table-cell>
          <table:table-cell office:value-type="float" office:value="0.439328" calcext:value-type="float">
            <text:p>0,439</text:p>
          </table:table-cell>
          <table:table-cell office:value-type="float" office:value="0.432096" calcext:value-type="float">
            <text:p>0,432</text:p>
          </table:table-cell>
          <table:table-cell office:value-type="float" office:value="0.43552" calcext:value-type="float">
            <text:p>0,436</text:p>
          </table:table-cell>
          <table:table-cell office:value-type="float" office:value="0.441504" calcext:value-type="float">
            <text:p>0,442</text:p>
          </table:table-cell>
          <table:table-cell office:value-type="float" office:value="0.452608" calcext:value-type="float">
            <text:p>0,453</text:p>
          </table:table-cell>
          <table:table-cell office:value-type="float" office:value="0.454432" calcext:value-type="float">
            <text:p>0,454</text:p>
          </table:table-cell>
          <table:table-cell office:value-type="float" office:value="0.459456" calcext:value-type="float">
            <text:p>0,459</text:p>
          </table:table-cell>
          <table:table-cell office:value-type="float" office:value="0.449312" calcext:value-type="float">
            <text:p>0,449</text:p>
          </table:table-cell>
          <table:table-cell office:value-type="float" office:value="0.452096" calcext:value-type="float">
            <text:p>0,452</text:p>
          </table:table-cell>
          <table:table-cell office:value-type="float" office:value="0.456544" calcext:value-type="float">
            <text:p>0,457</text:p>
          </table:table-cell>
          <table:table-cell office:value-type="float" office:value="0.467808" calcext:value-type="float">
            <text:p>0,468</text:p>
          </table:table-cell>
          <table:table-cell office:value-type="float" office:value="0.458304" calcext:value-type="float">
            <text:p>0,458</text:p>
          </table:table-cell>
          <table:table-cell office:value-type="float" office:value="0.464096" calcext:value-type="float">
            <text:p>0,464</text:p>
          </table:table-cell>
          <table:table-cell office:value-type="float" office:value="0.467872" calcext:value-type="float">
            <text:p>0,468</text:p>
          </table:table-cell>
          <table:table-cell office:value-type="float" office:value="0.464512" calcext:value-type="float">
            <text:p>0,465</text:p>
          </table:table-cell>
          <table:table-cell office:value-type="float" office:value="0.473696" calcext:value-type="float">
            <text:p>0,474</text:p>
          </table:table-cell>
          <table:table-cell office:value-type="float" office:value="0.46352" calcext:value-type="float">
            <text:p>0,464</text:p>
          </table:table-cell>
          <table:table-cell office:value-type="float" office:value="0.47264" calcext:value-type="float">
            <text:p>0,473</text:p>
          </table:table-cell>
          <table:table-cell office:value-type="float" office:value="0.471808" calcext:value-type="float">
            <text:p>0,472</text:p>
          </table:table-cell>
          <table:table-cell office:value-type="float" office:value="0.487168" calcext:value-type="float">
            <text:p>0,487</text:p>
          </table:table-cell>
          <table:table-cell office:value-type="float" office:value="0.485088" calcext:value-type="float">
            <text:p>0,485</text:p>
          </table:table-cell>
          <table:table-cell office:value-type="float" office:value="0.485728" calcext:value-type="float">
            <text:p>0,486</text:p>
          </table:table-cell>
          <table:table-cell office:value-type="float" office:value="0.475264" calcext:value-type="float">
            <text:p>0,475</text:p>
          </table:table-cell>
          <table:table-cell office:value-type="float" office:value="0.485664" calcext:value-type="float">
            <text:p>0,486</text:p>
          </table:table-cell>
          <table:table-cell office:value-type="float" office:value="0.479136" calcext:value-type="float">
            <text:p>0,479</text:p>
          </table:table-cell>
          <table:table-cell office:value-type="float" office:value="0.482976" calcext:value-type="float">
            <text:p>0,483</text:p>
          </table:table-cell>
          <table:table-cell office:value-type="float" office:value="0.491072" calcext:value-type="float">
            <text:p>0,491</text:p>
          </table:table-cell>
          <table:table-cell office:value-type="float" office:value="0.49376" calcext:value-type="float">
            <text:p>0,494</text:p>
          </table:table-cell>
          <table:table-cell office:value-type="float" office:value="0.497152" calcext:value-type="float">
            <text:p>0,497</text:p>
          </table:table-cell>
          <table:table-cell office:value-type="float" office:value="0.496832" calcext:value-type="float">
            <text:p>0,497</text:p>
          </table:table-cell>
          <table:table-cell office:value-type="float" office:value="0.495968" calcext:value-type="float">
            <text:p>0,496</text:p>
          </table:table-cell>
          <table:table-cell office:value-type="float" office:value="0.494336" calcext:value-type="float">
            <text:p>0,494</text:p>
          </table:table-cell>
          <table:table-cell office:value-type="float" office:value="0.505952" calcext:value-type="float">
            <text:p>0,506</text:p>
          </table:table-cell>
          <table:table-cell office:value-type="float" office:value="0.512768" calcext:value-type="float">
            <text:p>0,513</text:p>
          </table:table-cell>
          <table:table-cell office:value-type="float" office:value="0.513728" calcext:value-type="float">
            <text:p>0,514</text:p>
          </table:table-cell>
          <table:table-cell office:value-type="float" office:value="0.502176" calcext:value-type="float">
            <text:p>0,502</text:p>
          </table:table-cell>
          <table:table-cell office:value-type="float" office:value="0.504192" calcext:value-type="float">
            <text:p>0,504</text:p>
          </table:table-cell>
          <table:table-cell office:value-type="float" office:value="0.508288" calcext:value-type="float">
            <text:p>0,508</text:p>
          </table:table-cell>
          <table:table-cell office:value-type="float" office:value="0.52448" calcext:value-type="float">
            <text:p>0,524</text:p>
          </table:table-cell>
          <table:table-cell office:value-type="float" office:value="0.522144" calcext:value-type="float">
            <text:p>0,522</text:p>
          </table:table-cell>
          <table:table-cell office:value-type="float" office:value="0.519776" calcext:value-type="float">
            <text:p>0,520</text:p>
          </table:table-cell>
          <table:table-cell office:value-type="float" office:value="0.52112" calcext:value-type="float">
            <text:p>0,521</text:p>
          </table:table-cell>
          <table:table-cell office:value-type="float" office:value="0.515488" calcext:value-type="float">
            <text:p>0,515</text:p>
          </table:table-cell>
          <table:table-cell office:value-type="float" office:value="0.524224" calcext:value-type="float">
            <text:p>0,524</text:p>
          </table:table-cell>
          <table:table-cell office:value-type="float" office:value="0.536256" calcext:value-type="float">
            <text:p>0,536</text:p>
          </table:table-cell>
          <table:table-cell office:value-type="float" office:value="0.527552" calcext:value-type="float">
            <text:p>0,528</text:p>
          </table:table-cell>
          <table:table-cell office:value-type="float" office:value="0.529216" calcext:value-type="float">
            <text:p>0,529</text:p>
          </table:table-cell>
          <table:table-cell office:value-type="float" office:value="0.54016" calcext:value-type="float">
            <text:p>0,540</text:p>
          </table:table-cell>
          <table:table-cell office:value-type="float" office:value="0.544992" calcext:value-type="float">
            <text:p>0,545</text:p>
          </table:table-cell>
          <table:table-cell office:value-type="float" office:value="0.535296" calcext:value-type="float">
            <text:p>0,535</text:p>
          </table:table-cell>
          <table:table-cell office:value-type="float" office:value="0.548096" calcext:value-type="float">
            <text:p>0,548</text:p>
          </table:table-cell>
          <table:table-cell office:value-type="float" office:value="0.549856" calcext:value-type="float">
            <text:p>0,550</text:p>
          </table:table-cell>
          <table:table-cell office:value-type="float" office:value="0.567456" calcext:value-type="float">
            <text:p>0,567</text:p>
          </table:table-cell>
          <table:table-cell office:value-type="float" office:value="0.540096" calcext:value-type="float">
            <text:p>0,540</text:p>
          </table:table-cell>
          <table:table-cell office:value-type="float" office:value="10.611297" calcext:value-type="float">
            <text:p>10,611</text:p>
          </table:table-cell>
          <table:table-cell office:value-type="float" office:value="0.520864" calcext:value-type="float">
            <text:p>0,521</text:p>
          </table:table-cell>
          <table:table-cell office:value-type="float" office:value="0.527296" calcext:value-type="float">
            <text:p>0,527</text:p>
          </table:table-cell>
          <table:table-cell office:value-type="float" office:value="0.525568" calcext:value-type="float">
            <text:p>0,526</text:p>
          </table:table-cell>
          <table:table-cell office:value-type="float" office:value="0.526752" calcext:value-type="float">
            <text:p>0,527</text:p>
          </table:table-cell>
          <table:table-cell office:value-type="float" office:value="0.52768" calcext:value-type="float">
            <text:p>0,528</text:p>
          </table:table-cell>
          <table:table-cell office:value-type="float" office:value="0.52304" calcext:value-type="float">
            <text:p>0,523</text:p>
          </table:table-cell>
          <table:table-cell office:value-type="float" office:value="0.510112" calcext:value-type="float">
            <text:p>0,510</text:p>
          </table:table-cell>
          <table:table-cell office:value-type="float" office:value="0.525664" calcext:value-type="float">
            <text:p>0,526</text:p>
          </table:table-cell>
          <table:table-cell office:value-type="float" office:value="0.52704" calcext:value-type="float">
            <text:p>0,527</text:p>
          </table:table-cell>
          <table:table-cell office:value-type="float" office:value="0.52176" calcext:value-type="float">
            <text:p>0,522</text:p>
          </table:table-cell>
          <table:table-cell office:value-type="float" office:value="0.5296" calcext:value-type="float">
            <text:p>0,530</text:p>
          </table:table-cell>
          <table:table-cell office:value-type="float" office:value="0.542624" calcext:value-type="float">
            <text:p>0,543</text:p>
          </table:table-cell>
          <table:table-cell office:value-type="float" office:value="0.532608" calcext:value-type="float">
            <text:p>0,533</text:p>
          </table:table-cell>
          <table:table-cell office:value-type="float" office:value="0.5376" calcext:value-type="float">
            <text:p>0,538</text:p>
          </table:table-cell>
          <table:table-cell office:value-type="float" office:value="0.529632" calcext:value-type="float">
            <text:p>0,530</text:p>
          </table:table-cell>
          <table:table-cell office:value-type="float" office:value="0.548032" calcext:value-type="float">
            <text:p>0,548</text:p>
          </table:table-cell>
          <table:table-cell office:value-type="float" office:value="0.54464" calcext:value-type="float">
            <text:p>0,545</text:p>
          </table:table-cell>
          <table:table-cell office:value-type="float" office:value="0.534976" calcext:value-type="float">
            <text:p>0,535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0.646599" calcext:value-type="float">
            <text:p>0,646599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96.215698" calcext:value-type="float">
            <text:p>296,215698</text:p>
          </table:table-cell>
          <table:table-cell table:number-columns-repeated="15"/>
        </table:table-row>
        <table:table-row table:style-name="ro1">
          <table:table-cell office:value-type="percentage" office:value="0.45" calcext:value-type="percentage">
            <text:p>45,00%</text:p>
          </table:table-cell>
          <table:table-cell office:value-type="float" office:value="0.685632" calcext:value-type="float">
            <text:p>0,686</text:p>
          </table:table-cell>
          <table:table-cell office:value-type="float" office:value="0.654368" calcext:value-type="float">
            <text:p>0,654</text:p>
          </table:table-cell>
          <table:table-cell office:value-type="float" office:value="0.749408" calcext:value-type="float">
            <text:p>0,749</text:p>
          </table:table-cell>
          <table:table-cell office:value-type="float" office:value="0.760224" calcext:value-type="float">
            <text:p>0,760</text:p>
          </table:table-cell>
          <table:table-cell office:value-type="float" office:value="1.37296" calcext:value-type="float">
            <text:p>1,373</text:p>
          </table:table-cell>
          <table:table-cell office:value-type="float" office:value="0.99184" calcext:value-type="float">
            <text:p>0,992</text:p>
          </table:table-cell>
          <table:table-cell office:value-type="float" office:value="0.967904" calcext:value-type="float">
            <text:p>0,968</text:p>
          </table:table-cell>
          <table:table-cell office:value-type="float" office:value="1.248704" calcext:value-type="float">
            <text:p>1,249</text:p>
          </table:table-cell>
          <table:table-cell office:value-type="float" office:value="1.541824" calcext:value-type="float">
            <text:p>1,542</text:p>
          </table:table-cell>
          <table:table-cell office:value-type="float" office:value="0.770592" calcext:value-type="float">
            <text:p>0,771</text:p>
          </table:table-cell>
          <table:table-cell office:value-type="float" office:value="0.763872" calcext:value-type="float">
            <text:p>0,764</text:p>
          </table:table-cell>
          <table:table-cell office:value-type="float" office:value="1.341984" calcext:value-type="float">
            <text:p>1,342</text:p>
          </table:table-cell>
          <table:table-cell office:value-type="float" office:value="0.984672" calcext:value-type="float">
            <text:p>0,985</text:p>
          </table:table-cell>
          <table:table-cell office:value-type="float" office:value="1.041344" calcext:value-type="float">
            <text:p>1,041</text:p>
          </table:table-cell>
          <table:table-cell office:value-type="float" office:value="1.239744" calcext:value-type="float">
            <text:p>1,240</text:p>
          </table:table-cell>
          <table:table-cell office:value-type="float" office:value="2.227904" calcext:value-type="float">
            <text:p>2,228</text:p>
          </table:table-cell>
          <table:table-cell office:value-type="float" office:value="0.858208" calcext:value-type="float">
            <text:p>0,858</text:p>
          </table:table-cell>
          <table:table-cell office:value-type="float" office:value="0.952896" calcext:value-type="float">
            <text:p>0,953</text:p>
          </table:table-cell>
          <table:table-cell office:value-type="float" office:value="0.964096" calcext:value-type="float">
            <text:p>0,964</text:p>
          </table:table-cell>
          <table:table-cell office:value-type="float" office:value="0.981952" calcext:value-type="float">
            <text:p>0,982</text:p>
          </table:table-cell>
          <table:table-cell office:value-type="float" office:value="1.20048" calcext:value-type="float">
            <text:p>1,200</text:p>
          </table:table-cell>
          <table:table-cell office:value-type="float" office:value="1.321824" calcext:value-type="float">
            <text:p>1,322</text:p>
          </table:table-cell>
          <table:table-cell office:value-type="float" office:value="0.835136" calcext:value-type="float">
            <text:p>0,835</text:p>
          </table:table-cell>
          <table:table-cell office:value-type="float" office:value="0.812224" calcext:value-type="float">
            <text:p>0,812</text:p>
          </table:table-cell>
          <table:table-cell office:value-type="float" office:value="0.794144" calcext:value-type="float">
            <text:p>0,794</text:p>
          </table:table-cell>
          <table:table-cell office:value-type="float" office:value="0.977888" calcext:value-type="float">
            <text:p>0,978</text:p>
          </table:table-cell>
          <table:table-cell office:value-type="float" office:value="0.96944" calcext:value-type="float">
            <text:p>0,969</text:p>
          </table:table-cell>
          <table:table-cell office:value-type="float" office:value="1.012736" calcext:value-type="float">
            <text:p>1,013</text:p>
          </table:table-cell>
          <table:table-cell office:value-type="float" office:value="1.058176" calcext:value-type="float">
            <text:p>1,058</text:p>
          </table:table-cell>
          <table:table-cell office:value-type="float" office:value="1.294624" calcext:value-type="float">
            <text:p>1,295</text:p>
          </table:table-cell>
          <table:table-cell office:value-type="float" office:value="4.111584" calcext:value-type="float">
            <text:p>4,112</text:p>
          </table:table-cell>
          <table:table-cell office:value-type="float" office:value="1.027968" calcext:value-type="float">
            <text:p>1,028</text:p>
          </table:table-cell>
          <table:table-cell office:value-type="float" office:value="0.77184" calcext:value-type="float">
            <text:p>0,772</text:p>
          </table:table-cell>
          <table:table-cell office:value-type="float" office:value="0.765184" calcext:value-type="float">
            <text:p>0,765</text:p>
          </table:table-cell>
          <table:table-cell office:value-type="float" office:value="0.78864" calcext:value-type="float">
            <text:p>0,789</text:p>
          </table:table-cell>
          <table:table-cell office:value-type="float" office:value="0.764096" calcext:value-type="float">
            <text:p>0,764</text:p>
          </table:table-cell>
          <table:table-cell office:value-type="float" office:value="0.798688" calcext:value-type="float">
            <text:p>0,799</text:p>
          </table:table-cell>
          <table:table-cell office:value-type="float" office:value="1.192384" calcext:value-type="float">
            <text:p>1,192</text:p>
          </table:table-cell>
          <table:table-cell office:value-type="float" office:value="1.12192" calcext:value-type="float">
            <text:p>1,122</text:p>
          </table:table-cell>
          <table:table-cell office:value-type="float" office:value="1.207392" calcext:value-type="float">
            <text:p>1,207</text:p>
          </table:table-cell>
          <table:table-cell office:value-type="float" office:value="1.152064" calcext:value-type="float">
            <text:p>1,152</text:p>
          </table:table-cell>
          <table:table-cell office:value-type="float" office:value="0.738272" calcext:value-type="float">
            <text:p>0,738</text:p>
          </table:table-cell>
          <table:table-cell office:value-type="float" office:value="0.78432" calcext:value-type="float">
            <text:p>0,784</text:p>
          </table:table-cell>
          <table:table-cell office:value-type="float" office:value="0.801568" calcext:value-type="float">
            <text:p>0,802</text:p>
          </table:table-cell>
          <table:table-cell office:value-type="float" office:value="1.046496" calcext:value-type="float">
            <text:p>1,046</text:p>
          </table:table-cell>
          <table:table-cell office:value-type="float" office:value="0.953856" calcext:value-type="float">
            <text:p>0,954</text:p>
          </table:table-cell>
          <table:table-cell office:value-type="float" office:value="0.98608" calcext:value-type="float">
            <text:p>0,986</text:p>
          </table:table-cell>
          <table:table-cell office:value-type="float" office:value="0.9648" calcext:value-type="float">
            <text:p>0,965</text:p>
          </table:table-cell>
          <table:table-cell office:value-type="float" office:value="1.128384" calcext:value-type="float">
            <text:p>1,128</text:p>
          </table:table-cell>
          <table:table-cell office:value-type="float" office:value="0.815424" calcext:value-type="float">
            <text:p>0,815</text:p>
          </table:table-cell>
          <table:table-cell office:value-type="float" office:value="0.782336" calcext:value-type="float">
            <text:p>0,782</text:p>
          </table:table-cell>
          <table:table-cell office:value-type="float" office:value="0.823712" calcext:value-type="float">
            <text:p>0,824</text:p>
          </table:table-cell>
          <table:table-cell office:value-type="float" office:value="0.831648" calcext:value-type="float">
            <text:p>0,832</text:p>
          </table:table-cell>
          <table:table-cell office:value-type="float" office:value="1.036416" calcext:value-type="float">
            <text:p>1,036</text:p>
          </table:table-cell>
          <table:table-cell office:value-type="float" office:value="1.304256" calcext:value-type="float">
            <text:p>1,304</text:p>
          </table:table-cell>
          <table:table-cell office:value-type="float" office:value="1.381024" calcext:value-type="float">
            <text:p>1,381</text:p>
          </table:table-cell>
          <table:table-cell office:value-type="float" office:value="1.08368" calcext:value-type="float">
            <text:p>1,084</text:p>
          </table:table-cell>
          <table:table-cell office:value-type="float" office:value="1.351136" calcext:value-type="float">
            <text:p>1,351</text:p>
          </table:table-cell>
          <table:table-cell office:value-type="float" office:value="0.829728" calcext:value-type="float">
            <text:p>0,830</text:p>
          </table:table-cell>
          <table:table-cell office:value-type="float" office:value="0.836096" calcext:value-type="float">
            <text:p>0,836</text:p>
          </table:table-cell>
          <table:table-cell office:value-type="float" office:value="6.805184" calcext:value-type="float">
            <text:p>6,805</text:p>
          </table:table-cell>
          <table:table-cell office:value-type="float" office:value="1.291104" calcext:value-type="float">
            <text:p>1,291</text:p>
          </table:table-cell>
          <table:table-cell office:value-type="float" office:value="0.75008" calcext:value-type="float">
            <text:p>0,750</text:p>
          </table:table-cell>
          <table:table-cell office:value-type="float" office:value="0.749408" calcext:value-type="float">
            <text:p>0,749</text:p>
          </table:table-cell>
          <table:table-cell office:value-type="float" office:value="0.76464" calcext:value-type="float">
            <text:p>0,765</text:p>
          </table:table-cell>
          <table:table-cell office:value-type="float" office:value="0.783424" calcext:value-type="float">
            <text:p>0,783</text:p>
          </table:table-cell>
          <table:table-cell office:value-type="float" office:value="0.756544" calcext:value-type="float">
            <text:p>0,757</text:p>
          </table:table-cell>
          <table:table-cell office:value-type="float" office:value="1.02368" calcext:value-type="float">
            <text:p>1,024</text:p>
          </table:table-cell>
          <table:table-cell office:value-type="float" office:value="1.02432" calcext:value-type="float">
            <text:p>1,024</text:p>
          </table:table-cell>
          <table:table-cell office:value-type="float" office:value="0.98816" calcext:value-type="float">
            <text:p>0,988</text:p>
          </table:table-cell>
          <table:table-cell office:value-type="float" office:value="1.015552" calcext:value-type="float">
            <text:p>1,016</text:p>
          </table:table-cell>
          <table:table-cell office:value-type="float" office:value="1.123168" calcext:value-type="float">
            <text:p>1,123</text:p>
          </table:table-cell>
          <table:table-cell office:value-type="float" office:value="0.725632" calcext:value-type="float">
            <text:p>0,726</text:p>
          </table:table-cell>
          <table:table-cell office:value-type="float" office:value="0.811104" calcext:value-type="float">
            <text:p>0,811</text:p>
          </table:table-cell>
          <table:table-cell office:value-type="float" office:value="0.75232" calcext:value-type="float">
            <text:p>0,752</text:p>
          </table:table-cell>
          <table:table-cell office:value-type="float" office:value="0.815328" calcext:value-type="float">
            <text:p>0,815</text:p>
          </table:table-cell>
          <table:table-cell office:value-type="float" office:value="0.864" calcext:value-type="float">
            <text:p>0,864</text:p>
          </table:table-cell>
          <table:table-cell office:value-type="float" office:value="1.017216" calcext:value-type="float">
            <text:p>1,017</text:p>
          </table:table-cell>
          <table:table-cell office:value-type="float" office:value="1.064576" calcext:value-type="float">
            <text:p>1,065</text:p>
          </table:table-cell>
          <table:table-cell office:value-type="float" office:value="0.99248" calcext:value-type="float">
            <text:p>0,992</text:p>
          </table:table-cell>
          <table:table-cell office:value-type="float" office:value="1.25808" calcext:value-type="float">
            <text:p>1,258</text:p>
          </table:table-cell>
          <table:table-cell office:value-type="float" office:value="0.836" calcext:value-type="float">
            <text:p>0,836</text:p>
          </table:table-cell>
          <table:table-cell office:value-type="float" office:value="0.830112" calcext:value-type="float">
            <text:p>0,830</text:p>
          </table:table-cell>
          <table:table-cell office:value-type="float" office:value="0.76432" calcext:value-type="float">
            <text:p>0,764</text:p>
          </table:table-cell>
          <table:table-cell office:value-type="float" office:value="0.826304" calcext:value-type="float">
            <text:p>0,826</text:p>
          </table:table-cell>
          <table:table-cell office:value-type="float" office:value="1.103744" calcext:value-type="float">
            <text:p>1,104</text:p>
          </table:table-cell>
          <table:table-cell office:value-type="float" office:value="0.998144" calcext:value-type="float">
            <text:p>0,998</text:p>
          </table:table-cell>
          <table:table-cell office:value-type="float" office:value="0.995904" calcext:value-type="float">
            <text:p>0,996</text:p>
          </table:table-cell>
          <table:table-cell office:value-type="float" office:value="0.934656" calcext:value-type="float">
            <text:p>0,935</text:p>
          </table:table-cell>
          <table:table-cell office:value-type="float" office:value="1.314272" calcext:value-type="float">
            <text:p>1,314</text:p>
          </table:table-cell>
          <table:table-cell office:value-type="float" office:value="0.84096" calcext:value-type="float">
            <text:p>0,841</text:p>
          </table:table-cell>
          <table:table-cell office:value-type="float" office:value="0.80208" calcext:value-type="float">
            <text:p>0,802</text:p>
          </table:table-cell>
          <table:table-cell office:value-type="float" office:value="0.821984" calcext:value-type="float">
            <text:p>0,822</text:p>
          </table:table-cell>
          <table:table-cell office:value-type="float" office:value="0.776384" calcext:value-type="float">
            <text:p>0,776</text:p>
          </table:table-cell>
          <table:table-cell office:value-type="float" office:value="0.926656" calcext:value-type="float">
            <text:p>0,927</text:p>
          </table:table-cell>
          <table:table-cell office:value-type="float" office:value="1.047744" calcext:value-type="float">
            <text:p>1,048</text:p>
          </table:table-cell>
          <table:table-cell office:value-type="float" office:value="1.020768" calcext:value-type="float">
            <text:p>1,021</text:p>
          </table:table-cell>
          <table:table-cell office:value-type="float" office:value="1.04912" calcext:value-type="float">
            <text:p>1,049</text:p>
          </table:table-cell>
          <table:table-cell office:value-type="float" office:value="1.207456" calcext:value-type="float">
            <text:p>1,207</text:p>
          </table:table-cell>
          <table:table-cell office:value-type="float" office:value="0.86368" calcext:value-type="float">
            <text:p>0,864</text:p>
          </table:table-cell>
          <table:table-cell office:value-type="float" office:value="0.882208" calcext:value-type="float">
            <text:p>0,882</text:p>
          </table:table-cell>
          <table:table-cell office:value-type="float" office:value="0.865344" calcext:value-type="float">
            <text:p>0,865</text:p>
          </table:table-cell>
          <table:table-cell office:value-type="float" office:value="0.8824" calcext:value-type="float">
            <text:p>0,882</text:p>
          </table:table-cell>
          <table:table-cell office:value-type="float" office:value="1.195936" calcext:value-type="float">
            <text:p>1,196</text:p>
          </table:table-cell>
          <table:table-cell office:value-type="float" office:value="1.039584" calcext:value-type="float">
            <text:p>1,040</text:p>
          </table:table-cell>
          <table:table-cell office:value-type="float" office:value="1.074144" calcext:value-type="float">
            <text:p>1,074</text:p>
          </table:table-cell>
          <table:table-cell office:value-type="float" office:value="0.997472" calcext:value-type="float">
            <text:p>0,997</text:p>
          </table:table-cell>
          <table:table-cell office:value-type="float" office:value="1.437408" calcext:value-type="float">
            <text:p>1,437</text:p>
          </table:table-cell>
          <table:table-cell office:value-type="float" office:value="0.822144" calcext:value-type="float">
            <text:p>0,822</text:p>
          </table:table-cell>
          <table:table-cell office:value-type="float" office:value="0.901024" calcext:value-type="float">
            <text:p>0,901</text:p>
          </table:table-cell>
          <table:table-cell office:value-type="float" office:value="0.900288" calcext:value-type="float">
            <text:p>0,900</text:p>
          </table:table-cell>
          <table:table-cell office:value-type="float" office:value="0.870912" calcext:value-type="float">
            <text:p>0,871</text:p>
          </table:table-cell>
          <table:table-cell office:value-type="float" office:value="1.179456" calcext:value-type="float">
            <text:p>1,179</text:p>
          </table:table-cell>
          <table:table-cell office:value-type="float" office:value="1.082464" calcext:value-type="float">
            <text:p>1,082</text:p>
          </table:table-cell>
          <table:table-cell office:value-type="float" office:value="1.1048" calcext:value-type="float">
            <text:p>1,105</text:p>
          </table:table-cell>
          <table:table-cell office:value-type="float" office:value="1.13216" calcext:value-type="float">
            <text:p>1,132</text:p>
          </table:table-cell>
          <table:table-cell office:value-type="float" office:value="1.26144" calcext:value-type="float">
            <text:p>1,261</text:p>
          </table:table-cell>
          <table:table-cell office:value-type="float" office:value="0.916832" calcext:value-type="float">
            <text:p>0,917</text:p>
          </table:table-cell>
          <table:table-cell office:value-type="float" office:value="0.859936" calcext:value-type="float">
            <text:p>0,860</text:p>
          </table:table-cell>
          <table:table-cell office:value-type="float" office:value="0.945728" calcext:value-type="float">
            <text:p>0,946</text:p>
          </table:table-cell>
          <table:table-cell office:value-type="float" office:value="1.135808" calcext:value-type="float">
            <text:p>1,136</text:p>
          </table:table-cell>
          <table:table-cell office:value-type="float" office:value="1.11664" calcext:value-type="float">
            <text:p>1,117</text:p>
          </table:table-cell>
          <table:table-cell office:value-type="float" office:value="1.13904" calcext:value-type="float">
            <text:p>1,139</text:p>
          </table:table-cell>
          <table:table-cell office:value-type="float" office:value="11.401855" calcext:value-type="float">
            <text:p>11,402</text:p>
          </table:table-cell>
          <table:table-cell office:value-type="float" office:value="1.110944" calcext:value-type="float">
            <text:p>1,111</text:p>
          </table:table-cell>
          <table:table-cell office:value-type="float" office:value="1.09696" calcext:value-type="float">
            <text:p>1,097</text:p>
          </table:table-cell>
          <table:table-cell office:value-type="float" office:value="1.283168" calcext:value-type="float">
            <text:p>1,283</text:p>
          </table:table-cell>
          <table:table-cell office:value-type="float" office:value="1.356672" calcext:value-type="float">
            <text:p>1,357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45" calcext:value-type="percentage">
            <text:p>45,00%</text:p>
          </table:table-cell>
          <table:table-cell office:value-type="float" office:value="1.147553" calcext:value-type="float">
            <text:p>1,147553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45" calcext:value-type="percentage">
            <text:p>45,00%</text:p>
          </table:table-cell>
          <table:table-cell office:value-type="float" office:value="324.121613" calcext:value-type="float">
            <text:p>324,121613</text:p>
          </table:table-cell>
          <table:table-cell table:number-columns-repeated="15"/>
        </table:table-row>
        <table:table-row table:style-name="ro1">
          <table:table-cell office:value-type="percentage" office:value="0.5" calcext:value-type="percentage">
            <text:p>50,00%</text:p>
          </table:table-cell>
          <table:table-cell office:value-type="float" office:value="0.93584" calcext:value-type="float">
            <text:p>0,936</text:p>
          </table:table-cell>
          <table:table-cell office:value-type="float" office:value="1.43616" calcext:value-type="float">
            <text:p>1,436</text:p>
          </table:table-cell>
          <table:table-cell office:value-type="float" office:value="0.709824" calcext:value-type="float">
            <text:p>0,710</text:p>
          </table:table-cell>
          <table:table-cell office:value-type="float" office:value="0.836032" calcext:value-type="float">
            <text:p>0,836</text:p>
          </table:table-cell>
          <table:table-cell office:value-type="float" office:value="0.925312" calcext:value-type="float">
            <text:p>0,925</text:p>
          </table:table-cell>
          <table:table-cell office:value-type="float" office:value="1.49088" calcext:value-type="float">
            <text:p>1,491</text:p>
          </table:table-cell>
          <table:table-cell office:value-type="float" office:value="1.23696" calcext:value-type="float">
            <text:p>1,237</text:p>
          </table:table-cell>
          <table:table-cell office:value-type="float" office:value="1.136672" calcext:value-type="float">
            <text:p>1,137</text:p>
          </table:table-cell>
          <table:table-cell office:value-type="float" office:value="1.295968" calcext:value-type="float">
            <text:p>1,296</text:p>
          </table:table-cell>
          <table:table-cell office:value-type="float" office:value="1.660032" calcext:value-type="float">
            <text:p>1,660</text:p>
          </table:table-cell>
          <table:table-cell office:value-type="float" office:value="0.761824" calcext:value-type="float">
            <text:p>0,762</text:p>
          </table:table-cell>
          <table:table-cell office:value-type="float" office:value="0.812832" calcext:value-type="float">
            <text:p>0,813</text:p>
          </table:table-cell>
          <table:table-cell office:value-type="float" office:value="0.872992" calcext:value-type="float">
            <text:p>0,873</text:p>
          </table:table-cell>
          <table:table-cell office:value-type="float" office:value="1.047072" calcext:value-type="float">
            <text:p>1,047</text:p>
          </table:table-cell>
          <table:table-cell office:value-type="float" office:value="1.024672" calcext:value-type="float">
            <text:p>1,025</text:p>
          </table:table-cell>
          <table:table-cell office:value-type="float" office:value="1.002752" calcext:value-type="float">
            <text:p>1,003</text:p>
          </table:table-cell>
          <table:table-cell office:value-type="float" office:value="1.414048" calcext:value-type="float">
            <text:p>1,414</text:p>
          </table:table-cell>
          <table:table-cell office:value-type="float" office:value="2.815168" calcext:value-type="float">
            <text:p>2,815</text:p>
          </table:table-cell>
          <table:table-cell office:value-type="float" office:value="0.965408" calcext:value-type="float">
            <text:p>0,965</text:p>
          </table:table-cell>
          <table:table-cell office:value-type="float" office:value="0.892416" calcext:value-type="float">
            <text:p>0,892</text:p>
          </table:table-cell>
          <table:table-cell office:value-type="float" office:value="1.226752" calcext:value-type="float">
            <text:p>1,227</text:p>
          </table:table-cell>
          <table:table-cell office:value-type="float" office:value="1.159904" calcext:value-type="float">
            <text:p>1,160</text:p>
          </table:table-cell>
          <table:table-cell office:value-type="float" office:value="0.83328" calcext:value-type="float">
            <text:p>0,833</text:p>
          </table:table-cell>
          <table:table-cell office:value-type="float" office:value="0.793888" calcext:value-type="float">
            <text:p>0,794</text:p>
          </table:table-cell>
          <table:table-cell office:value-type="float" office:value="0.7632" calcext:value-type="float">
            <text:p>0,763</text:p>
          </table:table-cell>
          <table:table-cell office:value-type="float" office:value="0.832064" calcext:value-type="float">
            <text:p>0,832</text:p>
          </table:table-cell>
          <table:table-cell office:value-type="float" office:value="1.030336" calcext:value-type="float">
            <text:p>1,030</text:p>
          </table:table-cell>
          <table:table-cell office:value-type="float" office:value="1.228736" calcext:value-type="float">
            <text:p>1,229</text:p>
          </table:table-cell>
          <table:table-cell office:value-type="float" office:value="0.963168" calcext:value-type="float">
            <text:p>0,963</text:p>
          </table:table-cell>
          <table:table-cell office:value-type="float" office:value="0.963904" calcext:value-type="float">
            <text:p>0,964</text:p>
          </table:table-cell>
          <table:table-cell office:value-type="float" office:value="0.888928" calcext:value-type="float">
            <text:p>0,889</text:p>
          </table:table-cell>
          <table:table-cell office:value-type="float" office:value="0.920864" calcext:value-type="float">
            <text:p>0,921</text:p>
          </table:table-cell>
          <table:table-cell office:value-type="float" office:value="0.941344" calcext:value-type="float">
            <text:p>0,941</text:p>
          </table:table-cell>
          <table:table-cell office:value-type="float" office:value="3.95456" calcext:value-type="float">
            <text:p>3,955</text:p>
          </table:table-cell>
          <table:table-cell office:value-type="float" office:value="0.768768" calcext:value-type="float">
            <text:p>0,769</text:p>
          </table:table-cell>
          <table:table-cell office:value-type="float" office:value="0.753856" calcext:value-type="float">
            <text:p>0,754</text:p>
          </table:table-cell>
          <table:table-cell office:value-type="float" office:value="0.955872" calcext:value-type="float">
            <text:p>0,956</text:p>
          </table:table-cell>
          <table:table-cell office:value-type="float" office:value="0.998624" calcext:value-type="float">
            <text:p>0,999</text:p>
          </table:table-cell>
          <table:table-cell office:value-type="float" office:value="0.989088" calcext:value-type="float">
            <text:p>0,989</text:p>
          </table:table-cell>
          <table:table-cell office:value-type="float" office:value="1.013152" calcext:value-type="float">
            <text:p>1,013</text:p>
          </table:table-cell>
          <table:table-cell office:value-type="float" office:value="1.174976" calcext:value-type="float">
            <text:p>1,175</text:p>
          </table:table-cell>
          <table:table-cell office:value-type="float" office:value="0.820928" calcext:value-type="float">
            <text:p>0,821</text:p>
          </table:table-cell>
          <table:table-cell office:value-type="float" office:value="0.845312" calcext:value-type="float">
            <text:p>0,845</text:p>
          </table:table-cell>
          <table:table-cell office:value-type="float" office:value="0.787968" calcext:value-type="float">
            <text:p>0,788</text:p>
          </table:table-cell>
          <table:table-cell office:value-type="float" office:value="0.747552" calcext:value-type="float">
            <text:p>0,748</text:p>
          </table:table-cell>
          <table:table-cell office:value-type="float" office:value="0.813152" calcext:value-type="float">
            <text:p>0,813</text:p>
          </table:table-cell>
          <table:table-cell office:value-type="float" office:value="1.099872" calcext:value-type="float">
            <text:p>1,100</text:p>
          </table:table-cell>
          <table:table-cell office:value-type="float" office:value="0.933024" calcext:value-type="float">
            <text:p>0,933</text:p>
          </table:table-cell>
          <table:table-cell office:value-type="float" office:value="1.235808" calcext:value-type="float">
            <text:p>1,236</text:p>
          </table:table-cell>
          <table:table-cell office:value-type="float" office:value="0.972896" calcext:value-type="float">
            <text:p>0,973</text:p>
          </table:table-cell>
          <table:table-cell office:value-type="float" office:value="1.623488" calcext:value-type="float">
            <text:p>1,623</text:p>
          </table:table-cell>
          <table:table-cell office:value-type="float" office:value="1.195456" calcext:value-type="float">
            <text:p>1,195</text:p>
          </table:table-cell>
          <table:table-cell office:value-type="float" office:value="0.865824" calcext:value-type="float">
            <text:p>0,866</text:p>
          </table:table-cell>
          <table:table-cell office:value-type="float" office:value="0.77792" calcext:value-type="float">
            <text:p>0,778</text:p>
          </table:table-cell>
          <table:table-cell office:value-type="float" office:value="0.857216" calcext:value-type="float">
            <text:p>0,857</text:p>
          </table:table-cell>
          <table:table-cell office:value-type="float" office:value="0.89424" calcext:value-type="float">
            <text:p>0,894</text:p>
          </table:table-cell>
          <table:table-cell office:value-type="float" office:value="1.055616" calcext:value-type="float">
            <text:p>1,056</text:p>
          </table:table-cell>
          <table:table-cell office:value-type="float" office:value="1.064896" calcext:value-type="float">
            <text:p>1,065</text:p>
          </table:table-cell>
          <table:table-cell office:value-type="float" office:value="1.107296" calcext:value-type="float">
            <text:p>1,107</text:p>
          </table:table-cell>
          <table:table-cell office:value-type="float" office:value="1.359136" calcext:value-type="float">
            <text:p>1,359</text:p>
          </table:table-cell>
          <table:table-cell office:value-type="float" office:value="0.911872" calcext:value-type="float">
            <text:p>0,912</text:p>
          </table:table-cell>
          <table:table-cell office:value-type="float" office:value="0.883808" calcext:value-type="float">
            <text:p>0,884</text:p>
          </table:table-cell>
          <table:table-cell office:value-type="float" office:value="0.860832" calcext:value-type="float">
            <text:p>0,861</text:p>
          </table:table-cell>
          <table:table-cell office:value-type="float" office:value="1.02544" calcext:value-type="float">
            <text:p>1,025</text:p>
          </table:table-cell>
          <table:table-cell office:value-type="float" office:value="1.13616" calcext:value-type="float">
            <text:p>1,136</text:p>
          </table:table-cell>
          <table:table-cell office:value-type="float" office:value="1.149024" calcext:value-type="float">
            <text:p>1,149</text:p>
          </table:table-cell>
          <table:table-cell office:value-type="float" office:value="1.13616" calcext:value-type="float">
            <text:p>1,136</text:p>
          </table:table-cell>
          <table:table-cell office:value-type="float" office:value="6.858272" calcext:value-type="float">
            <text:p>6,858</text:p>
          </table:table-cell>
          <table:table-cell office:value-type="float" office:value="0.79936" calcext:value-type="float">
            <text:p>0,799</text:p>
          </table:table-cell>
          <table:table-cell office:value-type="float" office:value="0.91136" calcext:value-type="float">
            <text:p>0,911</text:p>
          </table:table-cell>
          <table:table-cell office:value-type="float" office:value="1.327136" calcext:value-type="float">
            <text:p>1,327</text:p>
          </table:table-cell>
          <table:table-cell office:value-type="float" office:value="1.243904" calcext:value-type="float">
            <text:p>1,244</text:p>
          </table:table-cell>
          <table:table-cell office:value-type="float" office:value="1.494016" calcext:value-type="float">
            <text:p>1,494</text:p>
          </table:table-cell>
          <table:table-cell office:value-type="float" office:value="0.79728" calcext:value-type="float">
            <text:p>0,797</text:p>
          </table:table-cell>
          <table:table-cell office:value-type="float" office:value="0.779328" calcext:value-type="float">
            <text:p>0,779</text:p>
          </table:table-cell>
          <table:table-cell office:value-type="float" office:value="0.770816" calcext:value-type="float">
            <text:p>0,771</text:p>
          </table:table-cell>
          <table:table-cell office:value-type="float" office:value="1.110016" calcext:value-type="float">
            <text:p>1,110</text:p>
          </table:table-cell>
          <table:table-cell office:value-type="float" office:value="0.972352" calcext:value-type="float">
            <text:p>0,972</text:p>
          </table:table-cell>
          <table:table-cell office:value-type="float" office:value="1.330432" calcext:value-type="float">
            <text:p>1,330</text:p>
          </table:table-cell>
          <table:table-cell office:value-type="float" office:value="1.234752" calcext:value-type="float">
            <text:p>1,235</text:p>
          </table:table-cell>
          <table:table-cell office:value-type="float" office:value="1.218016" calcext:value-type="float">
            <text:p>1,218</text:p>
          </table:table-cell>
          <table:table-cell office:value-type="float" office:value="0.815488" calcext:value-type="float">
            <text:p>0,815</text:p>
          </table:table-cell>
          <table:table-cell office:value-type="float" office:value="0.851456" calcext:value-type="float">
            <text:p>0,851</text:p>
          </table:table-cell>
          <table:table-cell office:value-type="float" office:value="0.774848" calcext:value-type="float">
            <text:p>0,775</text:p>
          </table:table-cell>
          <table:table-cell office:value-type="float" office:value="1.170272" calcext:value-type="float">
            <text:p>1,170</text:p>
          </table:table-cell>
          <table:table-cell office:value-type="float" office:value="1.223616" calcext:value-type="float">
            <text:p>1,224</text:p>
          </table:table-cell>
          <table:table-cell office:value-type="float" office:value="1.042304" calcext:value-type="float">
            <text:p>1,042</text:p>
          </table:table-cell>
          <table:table-cell office:value-type="float" office:value="1.055936" calcext:value-type="float">
            <text:p>1,056</text:p>
          </table:table-cell>
          <table:table-cell office:value-type="float" office:value="1.19168" calcext:value-type="float">
            <text:p>1,192</text:p>
          </table:table-cell>
          <table:table-cell office:value-type="float" office:value="0.860544" calcext:value-type="float">
            <text:p>0,861</text:p>
          </table:table-cell>
          <table:table-cell office:value-type="float" office:value="0.79808" calcext:value-type="float">
            <text:p>0,798</text:p>
          </table:table-cell>
          <table:table-cell office:value-type="float" office:value="0.796576" calcext:value-type="float">
            <text:p>0,797</text:p>
          </table:table-cell>
          <table:table-cell office:value-type="float" office:value="0.960736" calcext:value-type="float">
            <text:p>0,961</text:p>
          </table:table-cell>
          <table:table-cell office:value-type="float" office:value="1.24848" calcext:value-type="float">
            <text:p>1,248</text:p>
          </table:table-cell>
          <table:table-cell office:value-type="float" office:value="1.390528" calcext:value-type="float">
            <text:p>1,391</text:p>
          </table:table-cell>
          <table:table-cell office:value-type="float" office:value="1.27936" calcext:value-type="float">
            <text:p>1,279</text:p>
          </table:table-cell>
          <table:table-cell office:value-type="float" office:value="1.485088" calcext:value-type="float">
            <text:p>1,485</text:p>
          </table:table-cell>
          <table:table-cell office:value-type="float" office:value="0.904256" calcext:value-type="float">
            <text:p>0,904</text:p>
          </table:table-cell>
          <table:table-cell office:value-type="float" office:value="0.852768" calcext:value-type="float">
            <text:p>0,853</text:p>
          </table:table-cell>
          <table:table-cell office:value-type="float" office:value="0.812224" calcext:value-type="float">
            <text:p>0,812</text:p>
          </table:table-cell>
          <table:table-cell office:value-type="float" office:value="0.935488" calcext:value-type="float">
            <text:p>0,935</text:p>
          </table:table-cell>
          <table:table-cell office:value-type="float" office:value="1.288672" calcext:value-type="float">
            <text:p>1,289</text:p>
          </table:table-cell>
          <table:table-cell office:value-type="float" office:value="1.026496" calcext:value-type="float">
            <text:p>1,026</text:p>
          </table:table-cell>
          <table:table-cell office:value-type="float" office:value="1.057472" calcext:value-type="float">
            <text:p>1,057</text:p>
          </table:table-cell>
          <table:table-cell office:value-type="float" office:value="1.279424" calcext:value-type="float">
            <text:p>1,279</text:p>
          </table:table-cell>
          <table:table-cell office:value-type="float" office:value="0.874176" calcext:value-type="float">
            <text:p>0,874</text:p>
          </table:table-cell>
          <table:table-cell office:value-type="float" office:value="0.914336" calcext:value-type="float">
            <text:p>0,914</text:p>
          </table:table-cell>
          <table:table-cell office:value-type="float" office:value="0.890656" calcext:value-type="float">
            <text:p>0,891</text:p>
          </table:table-cell>
          <table:table-cell office:value-type="float" office:value="1.032928" calcext:value-type="float">
            <text:p>1,033</text:p>
          </table:table-cell>
          <table:table-cell office:value-type="float" office:value="0.992224" calcext:value-type="float">
            <text:p>0,992</text:p>
          </table:table-cell>
          <table:table-cell office:value-type="float" office:value="1.449888" calcext:value-type="float">
            <text:p>1,450</text:p>
          </table:table-cell>
          <table:table-cell office:value-type="float" office:value="1.291808" calcext:value-type="float">
            <text:p>1,292</text:p>
          </table:table-cell>
          <table:table-cell office:value-type="float" office:value="1.655584" calcext:value-type="float">
            <text:p>1,656</text:p>
          </table:table-cell>
          <table:table-cell office:value-type="float" office:value="0.906976" calcext:value-type="float">
            <text:p>0,907</text:p>
          </table:table-cell>
          <table:table-cell office:value-type="float" office:value="0.905184" calcext:value-type="float">
            <text:p>0,905</text:p>
          </table:table-cell>
          <table:table-cell office:value-type="float" office:value="0.893024" calcext:value-type="float">
            <text:p>0,893</text:p>
          </table:table-cell>
          <table:table-cell office:value-type="float" office:value="1.070624" calcext:value-type="float">
            <text:p>1,071</text:p>
          </table:table-cell>
          <table:table-cell office:value-type="float" office:value="1.213824" calcext:value-type="float">
            <text:p>1,214</text:p>
          </table:table-cell>
          <table:table-cell office:value-type="float" office:value="1.135968" calcext:value-type="float">
            <text:p>1,136</text:p>
          </table:table-cell>
          <table:table-cell office:value-type="float" office:value="1.125984" calcext:value-type="float">
            <text:p>1,126</text:p>
          </table:table-cell>
          <table:table-cell office:value-type="float" office:value="1.219904" calcext:value-type="float">
            <text:p>1,220</text:p>
          </table:table-cell>
          <table:table-cell office:value-type="float" office:value="0.929344" calcext:value-type="float">
            <text:p>0,929</text:p>
          </table:table-cell>
          <table:table-cell office:value-type="float" office:value="0.945184" calcext:value-type="float">
            <text:p>0,945</text:p>
          </table:table-cell>
          <table:table-cell office:value-type="float" office:value="0.86224" calcext:value-type="float">
            <text:p>0,862</text:p>
          </table:table-cell>
          <table:table-cell office:value-type="float" office:value="0.944288" calcext:value-type="float">
            <text:p>0,944</text:p>
          </table:table-cell>
          <table:table-cell office:value-type="float" office:value="1.164064" calcext:value-type="float">
            <text:p>1,164</text:p>
          </table:table-cell>
          <table:table-cell office:value-type="float" office:value="1.146624" calcext:value-type="float">
            <text:p>1,147</text:p>
          </table:table-cell>
          <table:table-cell office:value-type="float" office:value="1.380352" calcext:value-type="float">
            <text:p>1,380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.120961" calcext:value-type="float">
            <text:p>1,120961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43.236404" calcext:value-type="float">
            <text:p>243,236404</text:p>
          </table:table-cell>
          <table:table-cell table:number-columns-repeated="15"/>
        </table:table-row>
        <table:table-row table:style-name="ro1">
          <table:table-cell office:value-type="percentage" office:value="0.55" calcext:value-type="percentage">
            <text:p>55,00%</text:p>
          </table:table-cell>
          <table:table-cell office:value-type="float" office:value="0.328768" calcext:value-type="float">
            <text:p>0,329</text:p>
          </table:table-cell>
          <table:table-cell office:value-type="float" office:value="0.35968" calcext:value-type="float">
            <text:p>0,360</text:p>
          </table:table-cell>
          <table:table-cell office:value-type="float" office:value="0.405152" calcext:value-type="float">
            <text:p>0,405</text:p>
          </table:table-cell>
          <table:table-cell office:value-type="float" office:value="0.471104" calcext:value-type="float">
            <text:p>0,471</text:p>
          </table:table-cell>
          <table:table-cell office:value-type="float" office:value="0.640512" calcext:value-type="float">
            <text:p>0,641</text:p>
          </table:table-cell>
          <table:table-cell office:value-type="float" office:value="1.071296" calcext:value-type="float">
            <text:p>1,071</text:p>
          </table:table-cell>
          <table:table-cell office:value-type="float" office:value="0.479168" calcext:value-type="float">
            <text:p>0,479</text:p>
          </table:table-cell>
          <table:table-cell office:value-type="float" office:value="0.51968" calcext:value-type="float">
            <text:p>0,520</text:p>
          </table:table-cell>
          <table:table-cell office:value-type="float" office:value="0.588096" calcext:value-type="float">
            <text:p>0,588</text:p>
          </table:table-cell>
          <table:table-cell office:value-type="float" office:value="1.437088" calcext:value-type="float">
            <text:p>1,437</text:p>
          </table:table-cell>
          <table:table-cell office:value-type="float" office:value="0.45152" calcext:value-type="float">
            <text:p>0,452</text:p>
          </table:table-cell>
          <table:table-cell office:value-type="float" office:value="0.464064" calcext:value-type="float">
            <text:p>0,464</text:p>
          </table:table-cell>
          <table:table-cell office:value-type="float" office:value="0.485376" calcext:value-type="float">
            <text:p>0,485</text:p>
          </table:table-cell>
          <table:table-cell office:value-type="float" office:value="0.496096" calcext:value-type="float">
            <text:p>0,496</text:p>
          </table:table-cell>
          <table:table-cell office:value-type="float" office:value="0.519744" calcext:value-type="float">
            <text:p>0,520</text:p>
          </table:table-cell>
          <table:table-cell office:value-type="float" office:value="0.54592" calcext:value-type="float">
            <text:p>0,546</text:p>
          </table:table-cell>
          <table:table-cell office:value-type="float" office:value="0.575104" calcext:value-type="float">
            <text:p>0,575</text:p>
          </table:table-cell>
          <table:table-cell office:value-type="float" office:value="0.630272" calcext:value-type="float">
            <text:p>0,630</text:p>
          </table:table-cell>
          <table:table-cell office:value-type="float" office:value="2.30176" calcext:value-type="float">
            <text:p>2,302</text:p>
          </table:table-cell>
          <table:table-cell office:value-type="float" office:value="0.4352" calcext:value-type="float">
            <text:p>0,435</text:p>
          </table:table-cell>
          <table:table-cell office:value-type="float" office:value="0.444704" calcext:value-type="float">
            <text:p>0,445</text:p>
          </table:table-cell>
          <table:table-cell office:value-type="float" office:value="0.447328" calcext:value-type="float">
            <text:p>0,447</text:p>
          </table:table-cell>
          <table:table-cell office:value-type="float" office:value="0.469952" calcext:value-type="float">
            <text:p>0,470</text:p>
          </table:table-cell>
          <table:table-cell office:value-type="float" office:value="0.477952" calcext:value-type="float">
            <text:p>0,478</text:p>
          </table:table-cell>
          <table:table-cell office:value-type="float" office:value="0.490336" calcext:value-type="float">
            <text:p>0,490</text:p>
          </table:table-cell>
          <table:table-cell office:value-type="float" office:value="0.487296" calcext:value-type="float">
            <text:p>0,487</text:p>
          </table:table-cell>
          <table:table-cell office:value-type="float" office:value="0.509248" calcext:value-type="float">
            <text:p>0,509</text:p>
          </table:table-cell>
          <table:table-cell office:value-type="float" office:value="0.517984" calcext:value-type="float">
            <text:p>0,518</text:p>
          </table:table-cell>
          <table:table-cell office:value-type="float" office:value="0.524832" calcext:value-type="float">
            <text:p>0,525</text:p>
          </table:table-cell>
          <table:table-cell office:value-type="float" office:value="0.546304" calcext:value-type="float">
            <text:p>0,546</text:p>
          </table:table-cell>
          <table:table-cell office:value-type="float" office:value="0.54672" calcext:value-type="float">
            <text:p>0,547</text:p>
          </table:table-cell>
          <table:table-cell office:value-type="float" office:value="0.55328" calcext:value-type="float">
            <text:p>0,553</text:p>
          </table:table-cell>
          <table:table-cell office:value-type="float" office:value="0.580032" calcext:value-type="float">
            <text:p>0,580</text:p>
          </table:table-cell>
          <table:table-cell office:value-type="float" office:value="0.600576" calcext:value-type="float">
            <text:p>0,601</text:p>
          </table:table-cell>
          <table:table-cell office:value-type="float" office:value="0.614752" calcext:value-type="float">
            <text:p>0,615</text:p>
          </table:table-cell>
          <table:table-cell office:value-type="float" office:value="0.631776" calcext:value-type="float">
            <text:p>0,632</text:p>
          </table:table-cell>
          <table:table-cell office:value-type="float" office:value="3.916992" calcext:value-type="float">
            <text:p>3,917</text:p>
          </table:table-cell>
          <table:table-cell office:value-type="float" office:value="0.4424" calcext:value-type="float">
            <text:p>0,442</text:p>
          </table:table-cell>
          <table:table-cell office:value-type="float" office:value="0.444032" calcext:value-type="float">
            <text:p>0,444</text:p>
          </table:table-cell>
          <table:table-cell office:value-type="float" office:value="0.463232" calcext:value-type="float">
            <text:p>0,463</text:p>
          </table:table-cell>
          <table:table-cell office:value-type="float" office:value="0.459712" calcext:value-type="float">
            <text:p>0,460</text:p>
          </table:table-cell>
          <table:table-cell office:value-type="float" office:value="0.469504" calcext:value-type="float">
            <text:p>0,470</text:p>
          </table:table-cell>
          <table:table-cell office:value-type="float" office:value="0.468704" calcext:value-type="float">
            <text:p>0,469</text:p>
          </table:table-cell>
          <table:table-cell office:value-type="float" office:value="0.459008" calcext:value-type="float">
            <text:p>0,459</text:p>
          </table:table-cell>
          <table:table-cell office:value-type="float" office:value="0.467712" calcext:value-type="float">
            <text:p>0,468</text:p>
          </table:table-cell>
          <table:table-cell office:value-type="float" office:value="0.475936" calcext:value-type="float">
            <text:p>0,476</text:p>
          </table:table-cell>
          <table:table-cell office:value-type="float" office:value="0.476384" calcext:value-type="float">
            <text:p>0,476</text:p>
          </table:table-cell>
          <table:table-cell office:value-type="float" office:value="0.49312" calcext:value-type="float">
            <text:p>0,493</text:p>
          </table:table-cell>
          <table:table-cell office:value-type="float" office:value="0.49632" calcext:value-type="float">
            <text:p>0,496</text:p>
          </table:table-cell>
          <table:table-cell office:value-type="float" office:value="0.495936" calcext:value-type="float">
            <text:p>0,496</text:p>
          </table:table-cell>
          <table:table-cell office:value-type="float" office:value="0.506336" calcext:value-type="float">
            <text:p>0,506</text:p>
          </table:table-cell>
          <table:table-cell office:value-type="float" office:value="0.499584" calcext:value-type="float">
            <text:p>0,500</text:p>
          </table:table-cell>
          <table:table-cell office:value-type="float" office:value="0.504736" calcext:value-type="float">
            <text:p>0,505</text:p>
          </table:table-cell>
          <table:table-cell office:value-type="float" office:value="0.51472" calcext:value-type="float">
            <text:p>0,515</text:p>
          </table:table-cell>
          <table:table-cell office:value-type="float" office:value="0.526432" calcext:value-type="float">
            <text:p>0,526</text:p>
          </table:table-cell>
          <table:table-cell office:value-type="float" office:value="0.514144" calcext:value-type="float">
            <text:p>0,514</text:p>
          </table:table-cell>
          <table:table-cell office:value-type="float" office:value="0.515584" calcext:value-type="float">
            <text:p>0,516</text:p>
          </table:table-cell>
          <table:table-cell office:value-type="float" office:value="0.5512" calcext:value-type="float">
            <text:p>0,551</text:p>
          </table:table-cell>
          <table:table-cell office:value-type="float" office:value="0.542624" calcext:value-type="float">
            <text:p>0,543</text:p>
          </table:table-cell>
          <table:table-cell office:value-type="float" office:value="0.54" calcext:value-type="float">
            <text:p>0,540</text:p>
          </table:table-cell>
          <table:table-cell office:value-type="float" office:value="0.550976" calcext:value-type="float">
            <text:p>0,551</text:p>
          </table:table-cell>
          <table:table-cell office:value-type="float" office:value="0.566304" calcext:value-type="float">
            <text:p>0,566</text:p>
          </table:table-cell>
          <table:table-cell office:value-type="float" office:value="0.55488" calcext:value-type="float">
            <text:p>0,555</text:p>
          </table:table-cell>
          <table:table-cell office:value-type="float" office:value="0.566208" calcext:value-type="float">
            <text:p>0,566</text:p>
          </table:table-cell>
          <table:table-cell office:value-type="float" office:value="0.580704" calcext:value-type="float">
            <text:p>0,581</text:p>
          </table:table-cell>
          <table:table-cell office:value-type="float" office:value="0.575104" calcext:value-type="float">
            <text:p>0,575</text:p>
          </table:table-cell>
          <table:table-cell office:value-type="float" office:value="0.585728" calcext:value-type="float">
            <text:p>0,586</text:p>
          </table:table-cell>
          <table:table-cell office:value-type="float" office:value="0.59248" calcext:value-type="float">
            <text:p>0,592</text:p>
          </table:table-cell>
          <table:table-cell office:value-type="float" office:value="0.614848" calcext:value-type="float">
            <text:p>0,615</text:p>
          </table:table-cell>
          <table:table-cell office:value-type="float" office:value="0.62928" calcext:value-type="float">
            <text:p>0,629</text:p>
          </table:table-cell>
          <table:table-cell office:value-type="float" office:value="0.62176" calcext:value-type="float">
            <text:p>0,622</text:p>
          </table:table-cell>
          <table:table-cell office:value-type="float" office:value="0.63936" calcext:value-type="float">
            <text:p>0,639</text:p>
          </table:table-cell>
          <table:table-cell office:value-type="float" office:value="0.648256" calcext:value-type="float">
            <text:p>0,648</text:p>
          </table:table-cell>
          <table:table-cell office:value-type="float" office:value="0.67024" calcext:value-type="float">
            <text:p>0,670</text:p>
          </table:table-cell>
          <table:table-cell office:value-type="float" office:value="7.290272" calcext:value-type="float">
            <text:p>7,290</text:p>
          </table:table-cell>
          <table:table-cell office:value-type="float" office:value="0.4744" calcext:value-type="float">
            <text:p>0,474</text:p>
          </table:table-cell>
          <table:table-cell office:value-type="float" office:value="0.478272" calcext:value-type="float">
            <text:p>0,478</text:p>
          </table:table-cell>
          <table:table-cell office:value-type="float" office:value="0.481472" calcext:value-type="float">
            <text:p>0,481</text:p>
          </table:table-cell>
          <table:table-cell office:value-type="float" office:value="0.47872" calcext:value-type="float">
            <text:p>0,479</text:p>
          </table:table-cell>
          <table:table-cell office:value-type="float" office:value="0.48144" calcext:value-type="float">
            <text:p>0,481</text:p>
          </table:table-cell>
          <table:table-cell office:value-type="float" office:value="0.4824" calcext:value-type="float">
            <text:p>0,482</text:p>
          </table:table-cell>
          <table:table-cell office:value-type="float" office:value="0.47952" calcext:value-type="float">
            <text:p>0,480</text:p>
          </table:table-cell>
          <table:table-cell office:value-type="float" office:value="0.490272" calcext:value-type="float">
            <text:p>0,490</text:p>
          </table:table-cell>
          <table:table-cell office:value-type="float" office:value="0.480608" calcext:value-type="float">
            <text:p>0,481</text:p>
          </table:table-cell>
          <table:table-cell office:value-type="float" office:value="0.49712" calcext:value-type="float">
            <text:p>0,497</text:p>
          </table:table-cell>
          <table:table-cell office:value-type="float" office:value="0.50064" calcext:value-type="float">
            <text:p>0,501</text:p>
          </table:table-cell>
          <table:table-cell office:value-type="float" office:value="0.504576" calcext:value-type="float">
            <text:p>0,505</text:p>
          </table:table-cell>
          <table:table-cell office:value-type="float" office:value="0.496736" calcext:value-type="float">
            <text:p>0,497</text:p>
          </table:table-cell>
          <table:table-cell office:value-type="float" office:value="0.498112" calcext:value-type="float">
            <text:p>0,498</text:p>
          </table:table-cell>
          <table:table-cell office:value-type="float" office:value="0.49808" calcext:value-type="float">
            <text:p>0,498</text:p>
          </table:table-cell>
          <table:table-cell office:value-type="float" office:value="0.502816" calcext:value-type="float">
            <text:p>0,503</text:p>
          </table:table-cell>
          <table:table-cell office:value-type="float" office:value="0.504864" calcext:value-type="float">
            <text:p>0,505</text:p>
          </table:table-cell>
          <table:table-cell office:value-type="float" office:value="0.501312" calcext:value-type="float">
            <text:p>0,501</text:p>
          </table:table-cell>
          <table:table-cell office:value-type="float" office:value="0.505792" calcext:value-type="float">
            <text:p>0,506</text:p>
          </table:table-cell>
          <table:table-cell office:value-type="float" office:value="0.51456" calcext:value-type="float">
            <text:p>0,515</text:p>
          </table:table-cell>
          <table:table-cell office:value-type="float" office:value="0.506656" calcext:value-type="float">
            <text:p>0,507</text:p>
          </table:table-cell>
          <table:table-cell office:value-type="float" office:value="0.527424" calcext:value-type="float">
            <text:p>0,527</text:p>
          </table:table-cell>
          <table:table-cell office:value-type="float" office:value="0.523712" calcext:value-type="float">
            <text:p>0,524</text:p>
          </table:table-cell>
          <table:table-cell office:value-type="float" office:value="0.521856" calcext:value-type="float">
            <text:p>0,522</text:p>
          </table:table-cell>
          <table:table-cell office:value-type="float" office:value="0.515872" calcext:value-type="float">
            <text:p>0,516</text:p>
          </table:table-cell>
          <table:table-cell table:number-columns-repeated="2" office:value-type="float" office:value="0.52688" calcext:value-type="float">
            <text:p>0,527</text:p>
          </table:table-cell>
          <table:table-cell office:value-type="float" office:value="0.526208" calcext:value-type="float">
            <text:p>0,526</text:p>
          </table:table-cell>
          <table:table-cell office:value-type="float" office:value="0.535488" calcext:value-type="float">
            <text:p>0,535</text:p>
          </table:table-cell>
          <table:table-cell office:value-type="float" office:value="0.539936" calcext:value-type="float">
            <text:p>0,540</text:p>
          </table:table-cell>
          <table:table-cell office:value-type="float" office:value="0.540448" calcext:value-type="float">
            <text:p>0,540</text:p>
          </table:table-cell>
          <table:table-cell office:value-type="float" office:value="0.535808" calcext:value-type="float">
            <text:p>0,536</text:p>
          </table:table-cell>
          <table:table-cell office:value-type="float" office:value="0.53328" calcext:value-type="float">
            <text:p>0,533</text:p>
          </table:table-cell>
          <table:table-cell office:value-type="float" office:value="0.5552" calcext:value-type="float">
            <text:p>0,555</text:p>
          </table:table-cell>
          <table:table-cell office:value-type="float" office:value="0.544608" calcext:value-type="float">
            <text:p>0,545</text:p>
          </table:table-cell>
          <table:table-cell office:value-type="float" office:value="0.54384" calcext:value-type="float">
            <text:p>0,544</text:p>
          </table:table-cell>
          <table:table-cell office:value-type="float" office:value="0.540672" calcext:value-type="float">
            <text:p>0,541</text:p>
          </table:table-cell>
          <table:table-cell office:value-type="float" office:value="0.54736" calcext:value-type="float">
            <text:p>0,547</text:p>
          </table:table-cell>
          <table:table-cell office:value-type="float" office:value="0.55824" calcext:value-type="float">
            <text:p>0,558</text:p>
          </table:table-cell>
          <table:table-cell office:value-type="float" office:value="0.558752" calcext:value-type="float">
            <text:p>0,559</text:p>
          </table:table-cell>
          <table:table-cell office:value-type="float" office:value="0.554944" calcext:value-type="float">
            <text:p>0,555</text:p>
          </table:table-cell>
          <table:table-cell office:value-type="float" office:value="0.58224" calcext:value-type="float">
            <text:p>0,582</text:p>
          </table:table-cell>
          <table:table-cell office:value-type="float" office:value="0.566592" calcext:value-type="float">
            <text:p>0,567</text:p>
          </table:table-cell>
          <table:table-cell office:value-type="float" office:value="0.567392" calcext:value-type="float">
            <text:p>0,567</text:p>
          </table:table-cell>
          <table:table-cell office:value-type="float" office:value="0.57536" calcext:value-type="float">
            <text:p>0,575</text:p>
          </table:table-cell>
          <table:table-cell office:value-type="float" office:value="0.5768" calcext:value-type="float">
            <text:p>0,577</text:p>
          </table:table-cell>
          <table:table-cell office:value-type="float" office:value="0.58464" calcext:value-type="float">
            <text:p>0,585</text:p>
          </table:table-cell>
          <table:table-cell office:value-type="float" office:value="0.594176" calcext:value-type="float">
            <text:p>0,594</text:p>
          </table:table-cell>
          <table:table-cell office:value-type="float" office:value="0.589632" calcext:value-type="float">
            <text:p>0,590</text:p>
          </table:table-cell>
          <table:table-cell office:value-type="float" office:value="0.603584" calcext:value-type="float">
            <text:p>0,604</text:p>
          </table:table-cell>
          <table:table-cell office:value-type="float" office:value="0.592288" calcext:value-type="float">
            <text:p>0,592</text:p>
          </table:table-cell>
          <table:table-cell office:value-type="float" office:value="0.588768" calcext:value-type="float">
            <text:p>0,589</text:p>
          </table:table-cell>
          <table:table-cell office:value-type="float" office:value="0.588896" calcext:value-type="float">
            <text:p>0,589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55" calcext:value-type="percentage">
            <text:p>55,00%</text:p>
          </table:table-cell>
          <table:table-cell office:value-type="float" office:value="0.630512" calcext:value-type="float">
            <text:p>0,630512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55" calcext:value-type="percentage">
            <text:p>55,00%</text:p>
          </table:table-cell>
          <table:table-cell office:value-type="float" office:value="240.728806" calcext:value-type="float">
            <text:p>240,728806</text:p>
          </table:table-cell>
          <table:table-cell table:number-columns-repeated="15"/>
        </table:table-row>
        <table:table-row table:style-name="ro1">
          <table:table-cell office:value-type="percentage" office:value="0.6" calcext:value-type="percentage">
            <text:p>60,00%</text:p>
          </table:table-cell>
          <table:table-cell office:value-type="float" office:value="0.33536" calcext:value-type="float">
            <text:p>0,335</text:p>
          </table:table-cell>
          <table:table-cell office:value-type="float" office:value="0.35968" calcext:value-type="float">
            <text:p>0,360</text:p>
          </table:table-cell>
          <table:table-cell office:value-type="float" office:value="0.409504" calcext:value-type="float">
            <text:p>0,410</text:p>
          </table:table-cell>
          <table:table-cell office:value-type="float" office:value="0.470144" calcext:value-type="float">
            <text:p>0,470</text:p>
          </table:table-cell>
          <table:table-cell office:value-type="float" office:value="0.628992" calcext:value-type="float">
            <text:p>0,629</text:p>
          </table:table-cell>
          <table:table-cell office:value-type="float" office:value="1.170144" calcext:value-type="float">
            <text:p>1,170</text:p>
          </table:table-cell>
          <table:table-cell office:value-type="float" office:value="0.482208" calcext:value-type="float">
            <text:p>0,482</text:p>
          </table:table-cell>
          <table:table-cell office:value-type="float" office:value="0.530144" calcext:value-type="float">
            <text:p>0,530</text:p>
          </table:table-cell>
          <table:table-cell office:value-type="float" office:value="0.596416" calcext:value-type="float">
            <text:p>0,596</text:p>
          </table:table-cell>
          <table:table-cell office:value-type="float" office:value="0.682656" calcext:value-type="float">
            <text:p>0,683</text:p>
          </table:table-cell>
          <table:table-cell office:value-type="float" office:value="1.47568" calcext:value-type="float">
            <text:p>1,476</text:p>
          </table:table-cell>
          <table:table-cell office:value-type="float" office:value="0.46688" calcext:value-type="float">
            <text:p>0,467</text:p>
          </table:table-cell>
          <table:table-cell office:value-type="float" office:value="0.476032" calcext:value-type="float">
            <text:p>0,476</text:p>
          </table:table-cell>
          <table:table-cell office:value-type="float" office:value="0.4976" calcext:value-type="float">
            <text:p>0,498</text:p>
          </table:table-cell>
          <table:table-cell office:value-type="float" office:value="0.525344" calcext:value-type="float">
            <text:p>0,525</text:p>
          </table:table-cell>
          <table:table-cell office:value-type="float" office:value="0.5592" calcext:value-type="float">
            <text:p>0,559</text:p>
          </table:table-cell>
          <table:table-cell office:value-type="float" office:value="0.585472" calcext:value-type="float">
            <text:p>0,585</text:p>
          </table:table-cell>
          <table:table-cell office:value-type="float" office:value="0.599072" calcext:value-type="float">
            <text:p>0,599</text:p>
          </table:table-cell>
          <table:table-cell office:value-type="float" office:value="0.663648" calcext:value-type="float">
            <text:p>0,664</text:p>
          </table:table-cell>
          <table:table-cell office:value-type="float" office:value="0.716928" calcext:value-type="float">
            <text:p>0,717</text:p>
          </table:table-cell>
          <table:table-cell office:value-type="float" office:value="2.691616" calcext:value-type="float">
            <text:p>2,692</text:p>
          </table:table-cell>
          <table:table-cell office:value-type="float" office:value="0.462048" calcext:value-type="float">
            <text:p>0,462</text:p>
          </table:table-cell>
          <table:table-cell office:value-type="float" office:value="0.462944" calcext:value-type="float">
            <text:p>0,463</text:p>
          </table:table-cell>
          <table:table-cell office:value-type="float" office:value="0.464" calcext:value-type="float">
            <text:p>0,464</text:p>
          </table:table-cell>
          <table:table-cell office:value-type="float" office:value="0.480768" calcext:value-type="float">
            <text:p>0,481</text:p>
          </table:table-cell>
          <table:table-cell office:value-type="float" office:value="0.484384" calcext:value-type="float">
            <text:p>0,484</text:p>
          </table:table-cell>
          <table:table-cell office:value-type="float" office:value="0.508864" calcext:value-type="float">
            <text:p>0,509</text:p>
          </table:table-cell>
          <table:table-cell office:value-type="float" office:value="0.505952" calcext:value-type="float">
            <text:p>0,506</text:p>
          </table:table-cell>
          <table:table-cell office:value-type="float" office:value="0.5224" calcext:value-type="float">
            <text:p>0,522</text:p>
          </table:table-cell>
          <table:table-cell office:value-type="float" office:value="0.527296" calcext:value-type="float">
            <text:p>0,527</text:p>
          </table:table-cell>
          <table:table-cell office:value-type="float" office:value="0.555712" calcext:value-type="float">
            <text:p>0,556</text:p>
          </table:table-cell>
          <table:table-cell office:value-type="float" office:value="0.568096" calcext:value-type="float">
            <text:p>0,568</text:p>
          </table:table-cell>
          <table:table-cell office:value-type="float" office:value="0.583712" calcext:value-type="float">
            <text:p>0,584</text:p>
          </table:table-cell>
          <table:table-cell office:value-type="float" office:value="0.590048" calcext:value-type="float">
            <text:p>0,590</text:p>
          </table:table-cell>
          <table:table-cell office:value-type="float" office:value="0.607168" calcext:value-type="float">
            <text:p>0,607</text:p>
          </table:table-cell>
          <table:table-cell office:value-type="float" office:value="0.634848" calcext:value-type="float">
            <text:p>0,635</text:p>
          </table:table-cell>
          <table:table-cell office:value-type="float" office:value="0.655744" calcext:value-type="float">
            <text:p>0,656</text:p>
          </table:table-cell>
          <table:table-cell office:value-type="float" office:value="0.685856" calcext:value-type="float">
            <text:p>0,686</text:p>
          </table:table-cell>
          <table:table-cell office:value-type="float" office:value="0.69536" calcext:value-type="float">
            <text:p>0,695</text:p>
          </table:table-cell>
          <table:table-cell office:value-type="float" office:value="0.725312" calcext:value-type="float">
            <text:p>0,725</text:p>
          </table:table-cell>
          <table:table-cell office:value-type="float" office:value="4.351488" calcext:value-type="float">
            <text:p>4,351</text:p>
          </table:table-cell>
          <table:table-cell office:value-type="float" office:value="0.451328" calcext:value-type="float">
            <text:p>0,451</text:p>
          </table:table-cell>
          <table:table-cell office:value-type="float" office:value="0.461568" calcext:value-type="float">
            <text:p>0,462</text:p>
          </table:table-cell>
          <table:table-cell office:value-type="float" office:value="0.468416" calcext:value-type="float">
            <text:p>0,468</text:p>
          </table:table-cell>
          <table:table-cell office:value-type="float" office:value="0.474688" calcext:value-type="float">
            <text:p>0,475</text:p>
          </table:table-cell>
          <table:table-cell office:value-type="float" office:value="0.46768" calcext:value-type="float">
            <text:p>0,468</text:p>
          </table:table-cell>
          <table:table-cell office:value-type="float" office:value="0.476928" calcext:value-type="float">
            <text:p>0,477</text:p>
          </table:table-cell>
          <table:table-cell office:value-type="float" office:value="0.492832" calcext:value-type="float">
            <text:p>0,493</text:p>
          </table:table-cell>
          <table:table-cell office:value-type="float" office:value="0.481632" calcext:value-type="float">
            <text:p>0,482</text:p>
          </table:table-cell>
          <table:table-cell office:value-type="float" office:value="0.497536" calcext:value-type="float">
            <text:p>0,498</text:p>
          </table:table-cell>
          <table:table-cell office:value-type="float" office:value="0.510144" calcext:value-type="float">
            <text:p>0,510</text:p>
          </table:table-cell>
          <table:table-cell office:value-type="float" office:value="0.498208" calcext:value-type="float">
            <text:p>0,498</text:p>
          </table:table-cell>
          <table:table-cell office:value-type="float" office:value="0.507872" calcext:value-type="float">
            <text:p>0,508</text:p>
          </table:table-cell>
          <table:table-cell office:value-type="float" office:value="0.507264" calcext:value-type="float">
            <text:p>0,507</text:p>
          </table:table-cell>
          <table:table-cell office:value-type="float" office:value="0.514368" calcext:value-type="float">
            <text:p>0,514</text:p>
          </table:table-cell>
          <table:table-cell office:value-type="float" office:value="0.521984" calcext:value-type="float">
            <text:p>0,522</text:p>
          </table:table-cell>
          <table:table-cell office:value-type="float" office:value="0.52192" calcext:value-type="float">
            <text:p>0,522</text:p>
          </table:table-cell>
          <table:table-cell office:value-type="float" office:value="0.529696" calcext:value-type="float">
            <text:p>0,530</text:p>
          </table:table-cell>
          <table:table-cell office:value-type="float" office:value="0.53424" calcext:value-type="float">
            <text:p>0,534</text:p>
          </table:table-cell>
          <table:table-cell office:value-type="float" office:value="0.547936" calcext:value-type="float">
            <text:p>0,548</text:p>
          </table:table-cell>
          <table:table-cell office:value-type="float" office:value="0.548" calcext:value-type="float">
            <text:p>0,548</text:p>
          </table:table-cell>
          <table:table-cell office:value-type="float" office:value="0.552736" calcext:value-type="float">
            <text:p>0,553</text:p>
          </table:table-cell>
          <table:table-cell office:value-type="float" office:value="0.557984" calcext:value-type="float">
            <text:p>0,558</text:p>
          </table:table-cell>
          <table:table-cell office:value-type="float" office:value="0.580064" calcext:value-type="float">
            <text:p>0,580</text:p>
          </table:table-cell>
          <table:table-cell office:value-type="float" office:value="0.57792" calcext:value-type="float">
            <text:p>0,578</text:p>
          </table:table-cell>
          <table:table-cell office:value-type="float" office:value="0.580384" calcext:value-type="float">
            <text:p>0,580</text:p>
          </table:table-cell>
          <table:table-cell office:value-type="float" office:value="0.586272" calcext:value-type="float">
            <text:p>0,586</text:p>
          </table:table-cell>
          <table:table-cell office:value-type="float" office:value="0.604608" calcext:value-type="float">
            <text:p>0,605</text:p>
          </table:table-cell>
          <table:table-cell office:value-type="float" office:value="0.603424" calcext:value-type="float">
            <text:p>0,603</text:p>
          </table:table-cell>
          <table:table-cell office:value-type="float" office:value="0.607008" calcext:value-type="float">
            <text:p>0,607</text:p>
          </table:table-cell>
          <table:table-cell office:value-type="float" office:value="0.607296" calcext:value-type="float">
            <text:p>0,607</text:p>
          </table:table-cell>
          <table:table-cell office:value-type="float" office:value="0.629472" calcext:value-type="float">
            <text:p>0,629</text:p>
          </table:table-cell>
          <table:table-cell office:value-type="float" office:value="0.622752" calcext:value-type="float">
            <text:p>0,623</text:p>
          </table:table-cell>
          <table:table-cell office:value-type="float" office:value="0.631648" calcext:value-type="float">
            <text:p>0,632</text:p>
          </table:table-cell>
          <table:table-cell office:value-type="float" office:value="0.66256" calcext:value-type="float">
            <text:p>0,663</text:p>
          </table:table-cell>
          <table:table-cell office:value-type="float" office:value="0.69856" calcext:value-type="float">
            <text:p>0,699</text:p>
          </table:table-cell>
          <table:table-cell office:value-type="float" office:value="0.688704" calcext:value-type="float">
            <text:p>0,689</text:p>
          </table:table-cell>
          <table:table-cell office:value-type="float" office:value="0.699776" calcext:value-type="float">
            <text:p>0,700</text:p>
          </table:table-cell>
          <table:table-cell office:value-type="float" office:value="0.71184" calcext:value-type="float">
            <text:p>0,712</text:p>
          </table:table-cell>
          <table:table-cell office:value-type="float" office:value="0.72272" calcext:value-type="float">
            <text:p>0,723</text:p>
          </table:table-cell>
          <table:table-cell office:value-type="float" office:value="0.755744" calcext:value-type="float">
            <text:p>0,756</text:p>
          </table:table-cell>
          <table:table-cell office:value-type="float" office:value="7.368192" calcext:value-type="float">
            <text:p>7,368</text:p>
          </table:table-cell>
          <table:table-cell office:value-type="float" office:value="0.478688" calcext:value-type="float">
            <text:p>0,479</text:p>
          </table:table-cell>
          <table:table-cell office:value-type="float" office:value="0.48816" calcext:value-type="float">
            <text:p>0,488</text:p>
          </table:table-cell>
          <table:table-cell office:value-type="float" office:value="0.49248" calcext:value-type="float">
            <text:p>0,492</text:p>
          </table:table-cell>
          <table:table-cell office:value-type="float" office:value="0.50864" calcext:value-type="float">
            <text:p>0,509</text:p>
          </table:table-cell>
          <table:table-cell office:value-type="float" office:value="0.49472" calcext:value-type="float">
            <text:p>0,495</text:p>
          </table:table-cell>
          <table:table-cell office:value-type="float" office:value="0.501856" calcext:value-type="float">
            <text:p>0,502</text:p>
          </table:table-cell>
          <table:table-cell office:value-type="float" office:value="0.4936" calcext:value-type="float">
            <text:p>0,494</text:p>
          </table:table-cell>
          <table:table-cell office:value-type="float" office:value="0.497696" calcext:value-type="float">
            <text:p>0,498</text:p>
          </table:table-cell>
          <table:table-cell office:value-type="float" office:value="0.506016" calcext:value-type="float">
            <text:p>0,506</text:p>
          </table:table-cell>
          <table:table-cell office:value-type="float" office:value="0.511872" calcext:value-type="float">
            <text:p>0,512</text:p>
          </table:table-cell>
          <table:table-cell office:value-type="float" office:value="0.520416" calcext:value-type="float">
            <text:p>0,520</text:p>
          </table:table-cell>
          <table:table-cell office:value-type="float" office:value="0.51216" calcext:value-type="float">
            <text:p>0,512</text:p>
          </table:table-cell>
          <table:table-cell office:value-type="float" office:value="0.51616" calcext:value-type="float">
            <text:p>0,516</text:p>
          </table:table-cell>
          <table:table-cell office:value-type="float" office:value="0.517504" calcext:value-type="float">
            <text:p>0,518</text:p>
          </table:table-cell>
          <table:table-cell office:value-type="float" office:value="0.506336" calcext:value-type="float">
            <text:p>0,506</text:p>
          </table:table-cell>
          <table:table-cell office:value-type="float" office:value="0.517408" calcext:value-type="float">
            <text:p>0,517</text:p>
          </table:table-cell>
          <table:table-cell office:value-type="float" office:value="0.520768" calcext:value-type="float">
            <text:p>0,521</text:p>
          </table:table-cell>
          <table:table-cell office:value-type="float" office:value="0.513216" calcext:value-type="float">
            <text:p>0,513</text:p>
          </table:table-cell>
          <table:table-cell office:value-type="float" office:value="0.531136" calcext:value-type="float">
            <text:p>0,531</text:p>
          </table:table-cell>
          <table:table-cell office:value-type="float" office:value="0.533216" calcext:value-type="float">
            <text:p>0,533</text:p>
          </table:table-cell>
          <table:table-cell office:value-type="float" office:value="0.536" calcext:value-type="float">
            <text:p>0,536</text:p>
          </table:table-cell>
          <table:table-cell office:value-type="float" office:value="0.532064" calcext:value-type="float">
            <text:p>0,532</text:p>
          </table:table-cell>
          <table:table-cell office:value-type="float" office:value="0.527104" calcext:value-type="float">
            <text:p>0,527</text:p>
          </table:table-cell>
          <table:table-cell office:value-type="float" office:value="0.533216" calcext:value-type="float">
            <text:p>0,533</text:p>
          </table:table-cell>
          <table:table-cell office:value-type="float" office:value="0.530528" calcext:value-type="float">
            <text:p>0,531</text:p>
          </table:table-cell>
          <table:table-cell office:value-type="float" office:value="0.531104" calcext:value-type="float">
            <text:p>0,531</text:p>
          </table:table-cell>
          <table:table-cell office:value-type="float" office:value="0.528672" calcext:value-type="float">
            <text:p>0,529</text:p>
          </table:table-cell>
          <table:table-cell office:value-type="float" office:value="0.546336" calcext:value-type="float">
            <text:p>0,546</text:p>
          </table:table-cell>
          <table:table-cell office:value-type="float" office:value="0.558208" calcext:value-type="float">
            <text:p>0,558</text:p>
          </table:table-cell>
          <table:table-cell office:value-type="float" office:value="0.548192" calcext:value-type="float">
            <text:p>0,548</text:p>
          </table:table-cell>
          <table:table-cell office:value-type="float" office:value="0.55088" calcext:value-type="float">
            <text:p>0,551</text:p>
          </table:table-cell>
          <table:table-cell office:value-type="float" office:value="0.554496" calcext:value-type="float">
            <text:p>0,554</text:p>
          </table:table-cell>
          <table:table-cell office:value-type="float" office:value="0.558976" calcext:value-type="float">
            <text:p>0,559</text:p>
          </table:table-cell>
          <table:table-cell office:value-type="float" office:value="0.5584" calcext:value-type="float">
            <text:p>0,558</text:p>
          </table:table-cell>
          <table:table-cell office:value-type="float" office:value="0.555552" calcext:value-type="float">
            <text:p>0,556</text:p>
          </table:table-cell>
          <table:table-cell office:value-type="float" office:value="0.558528" calcext:value-type="float">
            <text:p>0,559</text:p>
          </table:table-cell>
          <table:table-cell office:value-type="float" office:value="0.564576" calcext:value-type="float">
            <text:p>0,565</text:p>
          </table:table-cell>
          <table:table-cell office:value-type="float" office:value="0.565088" calcext:value-type="float">
            <text:p>0,565</text:p>
          </table:table-cell>
          <table:table-cell office:value-type="float" office:value="0.563488" calcext:value-type="float">
            <text:p>0,563</text:p>
          </table:table-cell>
          <table:table-cell office:value-type="float" office:value="0.568704" calcext:value-type="float">
            <text:p>0,569</text:p>
          </table:table-cell>
          <table:table-cell office:value-type="float" office:value="0.571488" calcext:value-type="float">
            <text:p>0,571</text:p>
          </table:table-cell>
          <table:table-cell office:value-type="float" office:value="0.577536" calcext:value-type="float">
            <text:p>0,578</text:p>
          </table:table-cell>
          <table:table-cell office:value-type="float" office:value="0.58912" calcext:value-type="float">
            <text:p>0,589</text:p>
          </table:table-cell>
          <table:table-cell office:value-type="float" office:value="0.577472" calcext:value-type="float">
            <text:p>0,577</text:p>
          </table:table-cell>
          <table:table-cell office:value-type="float" office:value="0.584992" calcext:value-type="float">
            <text:p>0,585</text:p>
          </table:table-cell>
          <table:table-cell office:value-type="float" office:value="0.575328" calcext:value-type="float">
            <text:p>0,575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0.661459" calcext:value-type="float">
            <text:p>0,661459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99.997375" calcext:value-type="float">
            <text:p>299,997375</text:p>
          </table:table-cell>
          <table:table-cell table:number-columns-repeated="15"/>
        </table:table-row>
        <table:table-row table:style-name="ro1">
          <table:table-cell office:value-type="percentage" office:value="0.65" calcext:value-type="percentage">
            <text:p>65,00%</text:p>
          </table:table-cell>
          <table:table-cell office:value-type="float" office:value="0.335648" calcext:value-type="float">
            <text:p>0,336</text:p>
          </table:table-cell>
          <table:table-cell office:value-type="float" office:value="0.354784" calcext:value-type="float">
            <text:p>0,355</text:p>
          </table:table-cell>
          <table:table-cell office:value-type="float" office:value="0.395008" calcext:value-type="float">
            <text:p>0,395</text:p>
          </table:table-cell>
          <table:table-cell office:value-type="float" office:value="0.47632" calcext:value-type="float">
            <text:p>0,476</text:p>
          </table:table-cell>
          <table:table-cell office:value-type="float" office:value="0.63792" calcext:value-type="float">
            <text:p>0,638</text:p>
          </table:table-cell>
          <table:table-cell office:value-type="float" office:value="0.95408" calcext:value-type="float">
            <text:p>0,954</text:p>
          </table:table-cell>
          <table:table-cell office:value-type="float" office:value="1.142528" calcext:value-type="float">
            <text:p>1,143</text:p>
          </table:table-cell>
          <table:table-cell office:value-type="float" office:value="0.520352" calcext:value-type="float">
            <text:p>0,520</text:p>
          </table:table-cell>
          <table:table-cell office:value-type="float" office:value="0.596864" calcext:value-type="float">
            <text:p>0,597</text:p>
          </table:table-cell>
          <table:table-cell office:value-type="float" office:value="0.676128" calcext:value-type="float">
            <text:p>0,676</text:p>
          </table:table-cell>
          <table:table-cell office:value-type="float" office:value="0.823552" calcext:value-type="float">
            <text:p>0,824</text:p>
          </table:table-cell>
          <table:table-cell office:value-type="float" office:value="1.56368" calcext:value-type="float">
            <text:p>1,564</text:p>
          </table:table-cell>
          <table:table-cell office:value-type="float" office:value="0.481952" calcext:value-type="float">
            <text:p>0,482</text:p>
          </table:table-cell>
          <table:table-cell office:value-type="float" office:value="0.497632" calcext:value-type="float">
            <text:p>0,498</text:p>
          </table:table-cell>
          <table:table-cell office:value-type="float" office:value="0.537504" calcext:value-type="float">
            <text:p>0,538</text:p>
          </table:table-cell>
          <table:table-cell office:value-type="float" office:value="0.533824" calcext:value-type="float">
            <text:p>0,534</text:p>
          </table:table-cell>
          <table:table-cell office:value-type="float" office:value="0.58416" calcext:value-type="float">
            <text:p>0,584</text:p>
          </table:table-cell>
          <table:table-cell office:value-type="float" office:value="0.605024" calcext:value-type="float">
            <text:p>0,605</text:p>
          </table:table-cell>
          <table:table-cell office:value-type="float" office:value="0.655808" calcext:value-type="float">
            <text:p>0,656</text:p>
          </table:table-cell>
          <table:table-cell office:value-type="float" office:value="0.711936" calcext:value-type="float">
            <text:p>0,712</text:p>
          </table:table-cell>
          <table:table-cell office:value-type="float" office:value="0.791904" calcext:value-type="float">
            <text:p>0,792</text:p>
          </table:table-cell>
          <table:table-cell office:value-type="float" office:value="0.894144" calcext:value-type="float">
            <text:p>0,894</text:p>
          </table:table-cell>
          <table:table-cell office:value-type="float" office:value="2.514848" calcext:value-type="float">
            <text:p>2,515</text:p>
          </table:table-cell>
          <table:table-cell office:value-type="float" office:value="0.470176" calcext:value-type="float">
            <text:p>0,470</text:p>
          </table:table-cell>
          <table:table-cell office:value-type="float" office:value="0.465984" calcext:value-type="float">
            <text:p>0,466</text:p>
          </table:table-cell>
          <table:table-cell office:value-type="float" office:value="0.48784" calcext:value-type="float">
            <text:p>0,488</text:p>
          </table:table-cell>
          <table:table-cell office:value-type="float" office:value="0.4968" calcext:value-type="float">
            <text:p>0,497</text:p>
          </table:table-cell>
          <table:table-cell office:value-type="float" office:value="0.512864" calcext:value-type="float">
            <text:p>0,513</text:p>
          </table:table-cell>
          <table:table-cell office:value-type="float" office:value="0.51408" calcext:value-type="float">
            <text:p>0,514</text:p>
          </table:table-cell>
          <table:table-cell office:value-type="float" office:value="0.532736" calcext:value-type="float">
            <text:p>0,533</text:p>
          </table:table-cell>
          <table:table-cell office:value-type="float" office:value="0.541664" calcext:value-type="float">
            <text:p>0,542</text:p>
          </table:table-cell>
          <table:table-cell office:value-type="float" office:value="0.569056" calcext:value-type="float">
            <text:p>0,569</text:p>
          </table:table-cell>
          <table:table-cell office:value-type="float" office:value="0.57936" calcext:value-type="float">
            <text:p>0,579</text:p>
          </table:table-cell>
          <table:table-cell office:value-type="float" office:value="0.587104" calcext:value-type="float">
            <text:p>0,587</text:p>
          </table:table-cell>
          <table:table-cell office:value-type="float" office:value="0.598944" calcext:value-type="float">
            <text:p>0,599</text:p>
          </table:table-cell>
          <table:table-cell office:value-type="float" office:value="0.62128" calcext:value-type="float">
            <text:p>0,621</text:p>
          </table:table-cell>
          <table:table-cell office:value-type="float" office:value="0.637056" calcext:value-type="float">
            <text:p>0,637</text:p>
          </table:table-cell>
          <table:table-cell office:value-type="float" office:value="0.672928" calcext:value-type="float">
            <text:p>0,673</text:p>
          </table:table-cell>
          <table:table-cell office:value-type="float" office:value="0.708736" calcext:value-type="float">
            <text:p>0,709</text:p>
          </table:table-cell>
          <table:table-cell office:value-type="float" office:value="0.725152" calcext:value-type="float">
            <text:p>0,725</text:p>
          </table:table-cell>
          <table:table-cell office:value-type="float" office:value="0.784896" calcext:value-type="float">
            <text:p>0,785</text:p>
          </table:table-cell>
          <table:table-cell office:value-type="float" office:value="0.820352" calcext:value-type="float">
            <text:p>0,820</text:p>
          </table:table-cell>
          <table:table-cell office:value-type="float" office:value="0.824864" calcext:value-type="float">
            <text:p>0,825</text:p>
          </table:table-cell>
          <table:table-cell office:value-type="float" office:value="4.301056" calcext:value-type="float">
            <text:p>4,301</text:p>
          </table:table-cell>
          <table:table-cell office:value-type="float" office:value="0.462016" calcext:value-type="float">
            <text:p>0,462</text:p>
          </table:table-cell>
          <table:table-cell office:value-type="float" office:value="0.477408" calcext:value-type="float">
            <text:p>0,477</text:p>
          </table:table-cell>
          <table:table-cell office:value-type="float" office:value="0.470528" calcext:value-type="float">
            <text:p>0,471</text:p>
          </table:table-cell>
          <table:table-cell office:value-type="float" office:value="0.490528" calcext:value-type="float">
            <text:p>0,491</text:p>
          </table:table-cell>
          <table:table-cell office:value-type="float" office:value="0.494848" calcext:value-type="float">
            <text:p>0,495</text:p>
          </table:table-cell>
          <table:table-cell office:value-type="float" office:value="0.4872" calcext:value-type="float">
            <text:p>0,487</text:p>
          </table:table-cell>
          <table:table-cell office:value-type="float" office:value="0.503328" calcext:value-type="float">
            <text:p>0,503</text:p>
          </table:table-cell>
          <table:table-cell office:value-type="float" office:value="0.500864" calcext:value-type="float">
            <text:p>0,501</text:p>
          </table:table-cell>
          <table:table-cell office:value-type="float" office:value="0.4984" calcext:value-type="float">
            <text:p>0,498</text:p>
          </table:table-cell>
          <table:table-cell office:value-type="float" office:value="0.510784" calcext:value-type="float">
            <text:p>0,511</text:p>
          </table:table-cell>
          <table:table-cell office:value-type="float" office:value="0.519712" calcext:value-type="float">
            <text:p>0,520</text:p>
          </table:table-cell>
          <table:table-cell office:value-type="float" office:value="0.511008" calcext:value-type="float">
            <text:p>0,511</text:p>
          </table:table-cell>
          <table:table-cell office:value-type="float" office:value="0.524064" calcext:value-type="float">
            <text:p>0,524</text:p>
          </table:table-cell>
          <table:table-cell office:value-type="float" office:value="0.525984" calcext:value-type="float">
            <text:p>0,526</text:p>
          </table:table-cell>
          <table:table-cell office:value-type="float" office:value="0.535168" calcext:value-type="float">
            <text:p>0,535</text:p>
          </table:table-cell>
          <table:table-cell office:value-type="float" office:value="0.549984" calcext:value-type="float">
            <text:p>0,550</text:p>
          </table:table-cell>
          <table:table-cell office:value-type="float" office:value="0.562656" calcext:value-type="float">
            <text:p>0,563</text:p>
          </table:table-cell>
          <table:table-cell office:value-type="float" office:value="0.56192" calcext:value-type="float">
            <text:p>0,562</text:p>
          </table:table-cell>
          <table:table-cell office:value-type="float" office:value="0.553504" calcext:value-type="float">
            <text:p>0,554</text:p>
          </table:table-cell>
          <table:table-cell office:value-type="float" office:value="0.552736" calcext:value-type="float">
            <text:p>0,553</text:p>
          </table:table-cell>
          <table:table-cell office:value-type="float" office:value="0.561984" calcext:value-type="float">
            <text:p>0,562</text:p>
          </table:table-cell>
          <table:table-cell office:value-type="float" office:value="0.579008" calcext:value-type="float">
            <text:p>0,579</text:p>
          </table:table-cell>
          <table:table-cell office:value-type="float" office:value="0.569312" calcext:value-type="float">
            <text:p>0,569</text:p>
          </table:table-cell>
          <table:table-cell office:value-type="float" office:value="0.584576" calcext:value-type="float">
            <text:p>0,585</text:p>
          </table:table-cell>
          <table:table-cell office:value-type="float" office:value="0.600608" calcext:value-type="float">
            <text:p>0,601</text:p>
          </table:table-cell>
          <table:table-cell office:value-type="float" office:value="0.598816" calcext:value-type="float">
            <text:p>0,599</text:p>
          </table:table-cell>
          <table:table-cell office:value-type="float" office:value="0.61952" calcext:value-type="float">
            <text:p>0,620</text:p>
          </table:table-cell>
          <table:table-cell office:value-type="float" office:value="0.640224" calcext:value-type="float">
            <text:p>0,640</text:p>
          </table:table-cell>
          <table:table-cell office:value-type="float" office:value="0.640192" calcext:value-type="float">
            <text:p>0,640</text:p>
          </table:table-cell>
          <table:table-cell office:value-type="float" office:value="0.655808" calcext:value-type="float">
            <text:p>0,656</text:p>
          </table:table-cell>
          <table:table-cell office:value-type="float" office:value="0.675616" calcext:value-type="float">
            <text:p>0,676</text:p>
          </table:table-cell>
          <table:table-cell office:value-type="float" office:value="0.65872" calcext:value-type="float">
            <text:p>0,659</text:p>
          </table:table-cell>
          <table:table-cell office:value-type="float" office:value="0.683872" calcext:value-type="float">
            <text:p>0,684</text:p>
          </table:table-cell>
          <table:table-cell office:value-type="float" office:value="0.696544" calcext:value-type="float">
            <text:p>0,697</text:p>
          </table:table-cell>
          <table:table-cell office:value-type="float" office:value="0.70528" calcext:value-type="float">
            <text:p>0,705</text:p>
          </table:table-cell>
          <table:table-cell office:value-type="float" office:value="0.720928" calcext:value-type="float">
            <text:p>0,721</text:p>
          </table:table-cell>
          <table:table-cell office:value-type="float" office:value="0.712768" calcext:value-type="float">
            <text:p>0,713</text:p>
          </table:table-cell>
          <table:table-cell office:value-type="float" office:value="0.731232" calcext:value-type="float">
            <text:p>0,731</text:p>
          </table:table-cell>
          <table:table-cell office:value-type="float" office:value="0.767808" calcext:value-type="float">
            <text:p>0,768</text:p>
          </table:table-cell>
          <table:table-cell office:value-type="float" office:value="0.757152" calcext:value-type="float">
            <text:p>0,757</text:p>
          </table:table-cell>
          <table:table-cell office:value-type="float" office:value="0.783424" calcext:value-type="float">
            <text:p>0,783</text:p>
          </table:table-cell>
          <table:table-cell office:value-type="float" office:value="0.801312" calcext:value-type="float">
            <text:p>0,801</text:p>
          </table:table-cell>
          <table:table-cell office:value-type="float" office:value="0.860416" calcext:value-type="float">
            <text:p>0,860</text:p>
          </table:table-cell>
          <table:table-cell office:value-type="float" office:value="0.847776" calcext:value-type="float">
            <text:p>0,848</text:p>
          </table:table-cell>
          <table:table-cell office:value-type="float" office:value="7.70832" calcext:value-type="float">
            <text:p>7,708</text:p>
          </table:table-cell>
          <table:table-cell office:value-type="float" office:value="0.499872" calcext:value-type="float">
            <text:p>0,500</text:p>
          </table:table-cell>
          <table:table-cell office:value-type="float" office:value="0.493632" calcext:value-type="float">
            <text:p>0,494</text:p>
          </table:table-cell>
          <table:table-cell office:value-type="float" office:value="0.495776" calcext:value-type="float">
            <text:p>0,496</text:p>
          </table:table-cell>
          <table:table-cell office:value-type="float" office:value="0.501792" calcext:value-type="float">
            <text:p>0,502</text:p>
          </table:table-cell>
          <table:table-cell office:value-type="float" office:value="0.495328" calcext:value-type="float">
            <text:p>0,495</text:p>
          </table:table-cell>
          <table:table-cell office:value-type="float" office:value="0.513984" calcext:value-type="float">
            <text:p>0,514</text:p>
          </table:table-cell>
          <table:table-cell office:value-type="float" office:value="0.520832" calcext:value-type="float">
            <text:p>0,521</text:p>
          </table:table-cell>
          <table:table-cell office:value-type="float" office:value="0.515296" calcext:value-type="float">
            <text:p>0,515</text:p>
          </table:table-cell>
          <table:table-cell office:value-type="float" office:value="0.5152" calcext:value-type="float">
            <text:p>0,515</text:p>
          </table:table-cell>
          <table:table-cell office:value-type="float" office:value="0.520064" calcext:value-type="float">
            <text:p>0,520</text:p>
          </table:table-cell>
          <table:table-cell office:value-type="float" office:value="0.504288" calcext:value-type="float">
            <text:p>0,504</text:p>
          </table:table-cell>
          <table:table-cell office:value-type="float" office:value="0.514496" calcext:value-type="float">
            <text:p>0,514</text:p>
          </table:table-cell>
          <table:table-cell office:value-type="float" office:value="0.522208" calcext:value-type="float">
            <text:p>0,522</text:p>
          </table:table-cell>
          <table:table-cell office:value-type="float" office:value="0.538976" calcext:value-type="float">
            <text:p>0,539</text:p>
          </table:table-cell>
          <table:table-cell office:value-type="float" office:value="0.5184" calcext:value-type="float">
            <text:p>0,518</text:p>
          </table:table-cell>
          <table:table-cell office:value-type="float" office:value="0.531488" calcext:value-type="float">
            <text:p>0,531</text:p>
          </table:table-cell>
          <table:table-cell office:value-type="float" office:value="0.522496" calcext:value-type="float">
            <text:p>0,522</text:p>
          </table:table-cell>
          <table:table-cell office:value-type="float" office:value="0.528672" calcext:value-type="float">
            <text:p>0,529</text:p>
          </table:table-cell>
          <table:table-cell office:value-type="float" office:value="0.53712" calcext:value-type="float">
            <text:p>0,537</text:p>
          </table:table-cell>
          <table:table-cell office:value-type="float" office:value="0.537856" calcext:value-type="float">
            <text:p>0,538</text:p>
          </table:table-cell>
          <table:table-cell office:value-type="float" office:value="0.534368" calcext:value-type="float">
            <text:p>0,534</text:p>
          </table:table-cell>
          <table:table-cell office:value-type="float" office:value="0.548448" calcext:value-type="float">
            <text:p>0,548</text:p>
          </table:table-cell>
          <table:table-cell office:value-type="float" office:value="0.539776" calcext:value-type="float">
            <text:p>0,540</text:p>
          </table:table-cell>
          <table:table-cell office:value-type="float" office:value="0.54144" calcext:value-type="float">
            <text:p>0,541</text:p>
          </table:table-cell>
          <table:table-cell office:value-type="float" office:value="0.552736" calcext:value-type="float">
            <text:p>0,553</text:p>
          </table:table-cell>
          <table:table-cell office:value-type="float" office:value="0.554048" calcext:value-type="float">
            <text:p>0,554</text:p>
          </table:table-cell>
          <table:table-cell office:value-type="float" office:value="0.568576" calcext:value-type="float">
            <text:p>0,569</text:p>
          </table:table-cell>
          <table:table-cell office:value-type="float" office:value="0.5504" calcext:value-type="float">
            <text:p>0,550</text:p>
          </table:table-cell>
          <table:table-cell office:value-type="float" office:value="0.561984" calcext:value-type="float">
            <text:p>0,562</text:p>
          </table:table-cell>
          <table:table-cell office:value-type="float" office:value="0.554784" calcext:value-type="float">
            <text:p>0,555</text:p>
          </table:table-cell>
          <table:table-cell office:value-type="float" office:value="0.573216" calcext:value-type="float">
            <text:p>0,573</text:p>
          </table:table-cell>
          <table:table-cell office:value-type="float" office:value="0.552576" calcext:value-type="float">
            <text:p>0,553</text:p>
          </table:table-cell>
          <table:table-cell office:value-type="float" office:value="0.56512" calcext:value-type="float">
            <text:p>0,565</text:p>
          </table:table-cell>
          <table:table-cell office:value-type="float" office:value="0.563872" calcext:value-type="float">
            <text:p>0,564</text:p>
          </table:table-cell>
          <table:table-cell office:value-type="float" office:value="0.56144" calcext:value-type="float">
            <text:p>0,561</text:p>
          </table:table-cell>
          <table:table-cell office:value-type="float" office:value="0.566496" calcext:value-type="float">
            <text:p>0,566</text:p>
          </table:table-cell>
          <table:table-cell office:value-type="float" office:value="0.581376" calcext:value-type="float">
            <text:p>0,581</text:p>
          </table:table-cell>
          <table:table-cell office:value-type="float" office:value="0.58528" calcext:value-type="float">
            <text:p>0,585</text:p>
          </table:table-cell>
          <table:table-cell office:value-type="float" office:value="0.585856" calcext:value-type="float">
            <text:p>0,586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65" calcext:value-type="percentage">
            <text:p>65,00%</text:p>
          </table:table-cell>
          <table:table-cell office:value-type="float" office:value="0.696578" calcext:value-type="float">
            <text:p>0,696578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65" calcext:value-type="percentage">
            <text:p>65,00%</text:p>
          </table:table-cell>
          <table:table-cell office:value-type="float" office:value="272.241119" calcext:value-type="float">
            <text:p>272,241119</text:p>
          </table:table-cell>
          <table:table-cell table:number-columns-repeated="15"/>
        </table:table-row>
        <table:table-row table:style-name="ro1">
          <table:table-cell office:value-type="percentage" office:value="0.7" calcext:value-type="percentage">
            <text:p>70,00%</text:p>
          </table:table-cell>
          <table:table-cell office:value-type="float" office:value="0.325856" calcext:value-type="float">
            <text:p>0,326</text:p>
          </table:table-cell>
          <table:table-cell office:value-type="float" office:value="0.3592" calcext:value-type="float">
            <text:p>0,359</text:p>
          </table:table-cell>
          <table:table-cell office:value-type="float" office:value="0.400064" calcext:value-type="float">
            <text:p>0,400</text:p>
          </table:table-cell>
          <table:table-cell office:value-type="float" office:value="0.465056" calcext:value-type="float">
            <text:p>0,465</text:p>
          </table:table-cell>
          <table:table-cell office:value-type="float" office:value="0.632128" calcext:value-type="float">
            <text:p>0,632</text:p>
          </table:table-cell>
          <table:table-cell office:value-type="float" office:value="1.015232" calcext:value-type="float">
            <text:p>1,015</text:p>
          </table:table-cell>
          <table:table-cell office:value-type="float" office:value="1.038528" calcext:value-type="float">
            <text:p>1,039</text:p>
          </table:table-cell>
          <table:table-cell office:value-type="float" office:value="0.52896" calcext:value-type="float">
            <text:p>0,529</text:p>
          </table:table-cell>
          <table:table-cell office:value-type="float" office:value="0.590848" calcext:value-type="float">
            <text:p>0,591</text:p>
          </table:table-cell>
          <table:table-cell office:value-type="float" office:value="0.7016" calcext:value-type="float">
            <text:p>0,702</text:p>
          </table:table-cell>
          <table:table-cell office:value-type="float" office:value="0.855136" calcext:value-type="float">
            <text:p>0,855</text:p>
          </table:table-cell>
          <table:table-cell office:value-type="float" office:value="1.120992" calcext:value-type="float">
            <text:p>1,121</text:p>
          </table:table-cell>
          <table:table-cell office:value-type="float" office:value="1.636608" calcext:value-type="float">
            <text:p>1,637</text:p>
          </table:table-cell>
          <table:table-cell office:value-type="float" office:value="0.489728" calcext:value-type="float">
            <text:p>0,490</text:p>
          </table:table-cell>
          <table:table-cell office:value-type="float" office:value="0.515808" calcext:value-type="float">
            <text:p>0,516</text:p>
          </table:table-cell>
          <table:table-cell office:value-type="float" office:value="0.547808" calcext:value-type="float">
            <text:p>0,548</text:p>
          </table:table-cell>
          <table:table-cell office:value-type="float" office:value="0.572192" calcext:value-type="float">
            <text:p>0,572</text:p>
          </table:table-cell>
          <table:table-cell office:value-type="float" office:value="0.620352" calcext:value-type="float">
            <text:p>0,620</text:p>
          </table:table-cell>
          <table:table-cell office:value-type="float" office:value="0.653792" calcext:value-type="float">
            <text:p>0,654</text:p>
          </table:table-cell>
          <table:table-cell office:value-type="float" office:value="0.700992" calcext:value-type="float">
            <text:p>0,701</text:p>
          </table:table-cell>
          <table:table-cell office:value-type="float" office:value="0.77168" calcext:value-type="float">
            <text:p>0,772</text:p>
          </table:table-cell>
          <table:table-cell office:value-type="float" office:value="0.864768" calcext:value-type="float">
            <text:p>0,865</text:p>
          </table:table-cell>
          <table:table-cell office:value-type="float" office:value="0.993408" calcext:value-type="float">
            <text:p>0,993</text:p>
          </table:table-cell>
          <table:table-cell office:value-type="float" office:value="2.764" calcext:value-type="float">
            <text:p>2,764</text:p>
          </table:table-cell>
          <table:table-cell office:value-type="float" office:value="0.479168" calcext:value-type="float">
            <text:p>0,479</text:p>
          </table:table-cell>
          <table:table-cell office:value-type="float" office:value="0.486592" calcext:value-type="float">
            <text:p>0,487</text:p>
          </table:table-cell>
          <table:table-cell office:value-type="float" office:value="0.493856" calcext:value-type="float">
            <text:p>0,494</text:p>
          </table:table-cell>
          <table:table-cell office:value-type="float" office:value="0.497088" calcext:value-type="float">
            <text:p>0,497</text:p>
          </table:table-cell>
          <table:table-cell office:value-type="float" office:value="0.526976" calcext:value-type="float">
            <text:p>0,527</text:p>
          </table:table-cell>
          <table:table-cell office:value-type="float" office:value="0.541312" calcext:value-type="float">
            <text:p>0,541</text:p>
          </table:table-cell>
          <table:table-cell office:value-type="float" office:value="0.53488" calcext:value-type="float">
            <text:p>0,535</text:p>
          </table:table-cell>
          <table:table-cell office:value-type="float" office:value="0.57008" calcext:value-type="float">
            <text:p>0,570</text:p>
          </table:table-cell>
          <table:table-cell office:value-type="float" office:value="0.565056" calcext:value-type="float">
            <text:p>0,565</text:p>
          </table:table-cell>
          <table:table-cell office:value-type="float" office:value="0.578496" calcext:value-type="float">
            <text:p>0,578</text:p>
          </table:table-cell>
          <table:table-cell office:value-type="float" office:value="0.621376" calcext:value-type="float">
            <text:p>0,621</text:p>
          </table:table-cell>
          <table:table-cell office:value-type="float" office:value="0.62752" calcext:value-type="float">
            <text:p>0,628</text:p>
          </table:table-cell>
          <table:table-cell office:value-type="float" office:value="0.636096" calcext:value-type="float">
            <text:p>0,636</text:p>
          </table:table-cell>
          <table:table-cell office:value-type="float" office:value="0.665504" calcext:value-type="float">
            <text:p>0,666</text:p>
          </table:table-cell>
          <table:table-cell office:value-type="float" office:value="0.690432" calcext:value-type="float">
            <text:p>0,690</text:p>
          </table:table-cell>
          <table:table-cell office:value-type="float" office:value="0.734304" calcext:value-type="float">
            <text:p>0,734</text:p>
          </table:table-cell>
          <table:table-cell office:value-type="float" office:value="0.755392" calcext:value-type="float">
            <text:p>0,755</text:p>
          </table:table-cell>
          <table:table-cell office:value-type="float" office:value="0.784416" calcext:value-type="float">
            <text:p>0,784</text:p>
          </table:table-cell>
          <table:table-cell office:value-type="float" office:value="0.841248" calcext:value-type="float">
            <text:p>0,841</text:p>
          </table:table-cell>
          <table:table-cell office:value-type="float" office:value="0.867616" calcext:value-type="float">
            <text:p>0,868</text:p>
          </table:table-cell>
          <table:table-cell office:value-type="float" office:value="0.911456" calcext:value-type="float">
            <text:p>0,911</text:p>
          </table:table-cell>
          <table:table-cell office:value-type="float" office:value="0.9768" calcext:value-type="float">
            <text:p>0,977</text:p>
          </table:table-cell>
          <table:table-cell office:value-type="float" office:value="4.521248" calcext:value-type="float">
            <text:p>4,521</text:p>
          </table:table-cell>
          <table:table-cell office:value-type="float" office:value="0.486208" calcext:value-type="float">
            <text:p>0,486</text:p>
          </table:table-cell>
          <table:table-cell office:value-type="float" office:value="0.481984" calcext:value-type="float">
            <text:p>0,482</text:p>
          </table:table-cell>
          <table:table-cell office:value-type="float" office:value="0.487296" calcext:value-type="float">
            <text:p>0,487</text:p>
          </table:table-cell>
          <table:table-cell office:value-type="float" office:value="0.504096" calcext:value-type="float">
            <text:p>0,504</text:p>
          </table:table-cell>
          <table:table-cell office:value-type="float" office:value="0.488416" calcext:value-type="float">
            <text:p>0,488</text:p>
          </table:table-cell>
          <table:table-cell office:value-type="float" office:value="0.492224" calcext:value-type="float">
            <text:p>0,492</text:p>
          </table:table-cell>
          <table:table-cell office:value-type="float" office:value="0.49712" calcext:value-type="float">
            <text:p>0,497</text:p>
          </table:table-cell>
          <table:table-cell office:value-type="float" office:value="0.510496" calcext:value-type="float">
            <text:p>0,510</text:p>
          </table:table-cell>
          <table:table-cell office:value-type="float" office:value="0.522464" calcext:value-type="float">
            <text:p>0,522</text:p>
          </table:table-cell>
          <table:table-cell office:value-type="float" office:value="0.513536" calcext:value-type="float">
            <text:p>0,514</text:p>
          </table:table-cell>
          <table:table-cell office:value-type="float" office:value="0.522944" calcext:value-type="float">
            <text:p>0,523</text:p>
          </table:table-cell>
          <table:table-cell office:value-type="float" office:value="0.52544" calcext:value-type="float">
            <text:p>0,525</text:p>
          </table:table-cell>
          <table:table-cell office:value-type="float" office:value="0.527872" calcext:value-type="float">
            <text:p>0,528</text:p>
          </table:table-cell>
          <table:table-cell office:value-type="float" office:value="0.546144" calcext:value-type="float">
            <text:p>0,546</text:p>
          </table:table-cell>
          <table:table-cell office:value-type="float" office:value="0.555872" calcext:value-type="float">
            <text:p>0,556</text:p>
          </table:table-cell>
          <table:table-cell office:value-type="float" office:value="0.548256" calcext:value-type="float">
            <text:p>0,548</text:p>
          </table:table-cell>
          <table:table-cell office:value-type="float" office:value="0.537056" calcext:value-type="float">
            <text:p>0,537</text:p>
          </table:table-cell>
          <table:table-cell office:value-type="float" office:value="0.560192" calcext:value-type="float">
            <text:p>0,560</text:p>
          </table:table-cell>
          <table:table-cell office:value-type="float" office:value="0.572288" calcext:value-type="float">
            <text:p>0,572</text:p>
          </table:table-cell>
          <table:table-cell office:value-type="float" office:value="0.575616" calcext:value-type="float">
            <text:p>0,576</text:p>
          </table:table-cell>
          <table:table-cell office:value-type="float" office:value="0.5848" calcext:value-type="float">
            <text:p>0,585</text:p>
          </table:table-cell>
          <table:table-cell office:value-type="float" office:value="0.588032" calcext:value-type="float">
            <text:p>0,588</text:p>
          </table:table-cell>
          <table:table-cell office:value-type="float" office:value="0.613408" calcext:value-type="float">
            <text:p>0,613</text:p>
          </table:table-cell>
          <table:table-cell office:value-type="float" office:value="0.616128" calcext:value-type="float">
            <text:p>0,616</text:p>
          </table:table-cell>
          <table:table-cell office:value-type="float" office:value="0.620896" calcext:value-type="float">
            <text:p>0,621</text:p>
          </table:table-cell>
          <table:table-cell office:value-type="float" office:value="0.623424" calcext:value-type="float">
            <text:p>0,623</text:p>
          </table:table-cell>
          <table:table-cell office:value-type="float" office:value="0.634368" calcext:value-type="float">
            <text:p>0,634</text:p>
          </table:table-cell>
          <table:table-cell office:value-type="float" office:value="0.652608" calcext:value-type="float">
            <text:p>0,653</text:p>
          </table:table-cell>
          <table:table-cell office:value-type="float" office:value="0.659968" calcext:value-type="float">
            <text:p>0,660</text:p>
          </table:table-cell>
          <table:table-cell office:value-type="float" office:value="0.66048" calcext:value-type="float">
            <text:p>0,660</text:p>
          </table:table-cell>
          <table:table-cell office:value-type="float" office:value="0.674624" calcext:value-type="float">
            <text:p>0,675</text:p>
          </table:table-cell>
          <table:table-cell office:value-type="float" office:value="0.677088" calcext:value-type="float">
            <text:p>0,677</text:p>
          </table:table-cell>
          <table:table-cell office:value-type="float" office:value="0.716832" calcext:value-type="float">
            <text:p>0,717</text:p>
          </table:table-cell>
          <table:table-cell office:value-type="float" office:value="0.715808" calcext:value-type="float">
            <text:p>0,716</text:p>
          </table:table-cell>
          <table:table-cell office:value-type="float" office:value="0.733248" calcext:value-type="float">
            <text:p>0,733</text:p>
          </table:table-cell>
          <table:table-cell office:value-type="float" office:value="0.747648" calcext:value-type="float">
            <text:p>0,748</text:p>
          </table:table-cell>
          <table:table-cell office:value-type="float" office:value="0.73792" calcext:value-type="float">
            <text:p>0,738</text:p>
          </table:table-cell>
          <table:table-cell office:value-type="float" office:value="0.759712" calcext:value-type="float">
            <text:p>0,760</text:p>
          </table:table-cell>
          <table:table-cell office:value-type="float" office:value="0.797056" calcext:value-type="float">
            <text:p>0,797</text:p>
          </table:table-cell>
          <table:table-cell office:value-type="float" office:value="0.819264" calcext:value-type="float">
            <text:p>0,819</text:p>
          </table:table-cell>
          <table:table-cell office:value-type="float" office:value="0.82336" calcext:value-type="float">
            <text:p>0,823</text:p>
          </table:table-cell>
          <table:table-cell office:value-type="float" office:value="0.854592" calcext:value-type="float">
            <text:p>0,855</text:p>
          </table:table-cell>
          <table:table-cell office:value-type="float" office:value="0.884512" calcext:value-type="float">
            <text:p>0,885</text:p>
          </table:table-cell>
          <table:table-cell office:value-type="float" office:value="0.885408" calcext:value-type="float">
            <text:p>0,885</text:p>
          </table:table-cell>
          <table:table-cell office:value-type="float" office:value="0.967392" calcext:value-type="float">
            <text:p>0,967</text:p>
          </table:table-cell>
          <table:table-cell office:value-type="float" office:value="0.950816" calcext:value-type="float">
            <text:p>0,951</text:p>
          </table:table-cell>
          <table:table-cell office:value-type="float" office:value="1.019648" calcext:value-type="float">
            <text:p>1,020</text:p>
          </table:table-cell>
          <table:table-cell office:value-type="float" office:value="8.009856" calcext:value-type="float">
            <text:p>8,010</text:p>
          </table:table-cell>
          <table:table-cell office:value-type="float" office:value="0.506816" calcext:value-type="float">
            <text:p>0,507</text:p>
          </table:table-cell>
          <table:table-cell office:value-type="float" office:value="0.505536" calcext:value-type="float">
            <text:p>0,506</text:p>
          </table:table-cell>
          <table:table-cell office:value-type="float" office:value="0.511232" calcext:value-type="float">
            <text:p>0,511</text:p>
          </table:table-cell>
          <table:table-cell office:value-type="float" office:value="0.499744" calcext:value-type="float">
            <text:p>0,500</text:p>
          </table:table-cell>
          <table:table-cell office:value-type="float" office:value="0.504896" calcext:value-type="float">
            <text:p>0,505</text:p>
          </table:table-cell>
          <table:table-cell office:value-type="float" office:value="0.50736" calcext:value-type="float">
            <text:p>0,507</text:p>
          </table:table-cell>
          <table:table-cell office:value-type="float" office:value="0.5184" calcext:value-type="float">
            <text:p>0,518</text:p>
          </table:table-cell>
          <table:table-cell office:value-type="float" office:value="0.519488" calcext:value-type="float">
            <text:p>0,519</text:p>
          </table:table-cell>
          <table:table-cell office:value-type="float" office:value="0.51904" calcext:value-type="float">
            <text:p>0,519</text:p>
          </table:table-cell>
          <table:table-cell office:value-type="float" office:value="0.52592" calcext:value-type="float">
            <text:p>0,526</text:p>
          </table:table-cell>
          <table:table-cell office:value-type="float" office:value="0.52032" calcext:value-type="float">
            <text:p>0,520</text:p>
          </table:table-cell>
          <table:table-cell office:value-type="float" office:value="0.521344" calcext:value-type="float">
            <text:p>0,521</text:p>
          </table:table-cell>
          <table:table-cell office:value-type="float" office:value="0.51936" calcext:value-type="float">
            <text:p>0,519</text:p>
          </table:table-cell>
          <table:table-cell office:value-type="float" office:value="0.532512" calcext:value-type="float">
            <text:p>0,533</text:p>
          </table:table-cell>
          <table:table-cell office:value-type="float" office:value="0.527584" calcext:value-type="float">
            <text:p>0,528</text:p>
          </table:table-cell>
          <table:table-cell office:value-type="float" office:value="0.538112" calcext:value-type="float">
            <text:p>0,538</text:p>
          </table:table-cell>
          <table:table-cell office:value-type="float" office:value="0.559744" calcext:value-type="float">
            <text:p>0,560</text:p>
          </table:table-cell>
          <table:table-cell office:value-type="float" office:value="0.543104" calcext:value-type="float">
            <text:p>0,543</text:p>
          </table:table-cell>
          <table:table-cell office:value-type="float" office:value="0.549696" calcext:value-type="float">
            <text:p>0,550</text:p>
          </table:table-cell>
          <table:table-cell office:value-type="float" office:value="0.543136" calcext:value-type="float">
            <text:p>0,543</text:p>
          </table:table-cell>
          <table:table-cell office:value-type="float" office:value="0.550112" calcext:value-type="float">
            <text:p>0,550</text:p>
          </table:table-cell>
          <table:table-cell office:value-type="float" office:value="0.54032" calcext:value-type="float">
            <text:p>0,540</text:p>
          </table:table-cell>
          <table:table-cell office:value-type="float" office:value="0.550272" calcext:value-type="float">
            <text:p>0,550</text:p>
          </table:table-cell>
          <table:table-cell office:value-type="float" office:value="0.557632" calcext:value-type="float">
            <text:p>0,558</text:p>
          </table:table-cell>
          <table:table-cell office:value-type="float" office:value="0.552064" calcext:value-type="float">
            <text:p>0,552</text:p>
          </table:table-cell>
          <table:table-cell office:value-type="float" office:value="0.561216" calcext:value-type="float">
            <text:p>0,561</text:p>
          </table:table-cell>
          <table:table-cell office:value-type="float" office:value="0.552704" calcext:value-type="float">
            <text:p>0,553</text:p>
          </table:table-cell>
          <table:table-cell office:value-type="float" office:value="0.557632" calcext:value-type="float">
            <text:p>0,558</text:p>
          </table:table-cell>
          <table:table-cell office:value-type="float" office:value="0.580064" calcext:value-type="float">
            <text:p>0,580</text:p>
          </table:table-cell>
          <table:table-cell office:value-type="float" office:value="0.566432" calcext:value-type="float">
            <text:p>0,566</text:p>
          </table:table-cell>
          <table:table-cell office:value-type="float" office:value="0.571264" calcext:value-type="float">
            <text:p>0,571</text:p>
          </table:table-cell>
          <table:table-cell office:value-type="float" office:value="0.579104" calcext:value-type="float">
            <text:p>0,579</text:p>
          </table:table-cell>
          <table:table-cell office:value-type="float" office:value="0.582272" calcext:value-type="float">
            <text:p>0,582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0.736957" calcext:value-type="float">
            <text:p>0,736957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14.4245" calcext:value-type="float">
            <text:p>314,4245</text:p>
          </table:table-cell>
          <table:table-cell table:number-columns-repeated="15"/>
        </table:table-row>
        <table:table-row table:style-name="ro1">
          <table:table-cell office:value-type="percentage" office:value="0.75" calcext:value-type="percentage">
            <text:p>75,00%</text:p>
          </table:table-cell>
          <table:table-cell office:value-type="float" office:value="0.32384" calcext:value-type="float">
            <text:p>0,324</text:p>
          </table:table-cell>
          <table:table-cell office:value-type="float" office:value="0.345632" calcext:value-type="float">
            <text:p>0,346</text:p>
          </table:table-cell>
          <table:table-cell office:value-type="float" office:value="0.385024" calcext:value-type="float">
            <text:p>0,385</text:p>
          </table:table-cell>
          <table:table-cell office:value-type="float" office:value="0.480224" calcext:value-type="float">
            <text:p>0,480</text:p>
          </table:table-cell>
          <table:table-cell office:value-type="float" office:value="0.61472" calcext:value-type="float">
            <text:p>0,615</text:p>
          </table:table-cell>
          <table:table-cell office:value-type="float" office:value="1.036992" calcext:value-type="float">
            <text:p>1,037</text:p>
          </table:table-cell>
          <table:table-cell office:value-type="float" office:value="2.726144" calcext:value-type="float">
            <text:p>2,726</text:p>
          </table:table-cell>
          <table:table-cell office:value-type="float" office:value="1.144672" calcext:value-type="float">
            <text:p>1,145</text:p>
          </table:table-cell>
          <table:table-cell office:value-type="float" office:value="0.572064" calcext:value-type="float">
            <text:p>0,572</text:p>
          </table:table-cell>
          <table:table-cell office:value-type="float" office:value="0.67248" calcext:value-type="float">
            <text:p>0,672</text:p>
          </table:table-cell>
          <table:table-cell office:value-type="float" office:value="0.821056" calcext:value-type="float">
            <text:p>0,821</text:p>
          </table:table-cell>
          <table:table-cell office:value-type="float" office:value="1.125408" calcext:value-type="float">
            <text:p>1,125</text:p>
          </table:table-cell>
          <table:table-cell office:value-type="float" office:value="1.734656" calcext:value-type="float">
            <text:p>1,735</text:p>
          </table:table-cell>
          <table:table-cell office:value-type="float" office:value="1.630208" calcext:value-type="float">
            <text:p>1,630</text:p>
          </table:table-cell>
          <table:table-cell office:value-type="float" office:value="0.518592" calcext:value-type="float">
            <text:p>0,519</text:p>
          </table:table-cell>
          <table:table-cell office:value-type="float" office:value="0.543808" calcext:value-type="float">
            <text:p>0,544</text:p>
          </table:table-cell>
          <table:table-cell office:value-type="float" office:value="0.577184" calcext:value-type="float">
            <text:p>0,577</text:p>
          </table:table-cell>
          <table:table-cell office:value-type="float" office:value="0.604768" calcext:value-type="float">
            <text:p>0,605</text:p>
          </table:table-cell>
          <table:table-cell office:value-type="float" office:value="0.658048" calcext:value-type="float">
            <text:p>0,658</text:p>
          </table:table-cell>
          <table:table-cell office:value-type="float" office:value="0.700704" calcext:value-type="float">
            <text:p>0,701</text:p>
          </table:table-cell>
          <table:table-cell office:value-type="float" office:value="0.776832" calcext:value-type="float">
            <text:p>0,777</text:p>
          </table:table-cell>
          <table:table-cell office:value-type="float" office:value="0.84672" calcext:value-type="float">
            <text:p>0,847</text:p>
          </table:table-cell>
          <table:table-cell office:value-type="float" office:value="0.995584" calcext:value-type="float">
            <text:p>0,996</text:p>
          </table:table-cell>
          <table:table-cell office:value-type="float" office:value="1.149664" calcext:value-type="float">
            <text:p>1,150</text:p>
          </table:table-cell>
          <table:table-cell office:value-type="float" office:value="1.371264" calcext:value-type="float">
            <text:p>1,371</text:p>
          </table:table-cell>
          <table:table-cell office:value-type="float" office:value="2.637248" calcext:value-type="float">
            <text:p>2,637</text:p>
          </table:table-cell>
          <table:table-cell office:value-type="float" office:value="0.486656" calcext:value-type="float">
            <text:p>0,487</text:p>
          </table:table-cell>
          <table:table-cell office:value-type="float" office:value="0.498016" calcext:value-type="float">
            <text:p>0,498</text:p>
          </table:table-cell>
          <table:table-cell office:value-type="float" office:value="0.500192" calcext:value-type="float">
            <text:p>0,500</text:p>
          </table:table-cell>
          <table:table-cell office:value-type="float" office:value="0.527424" calcext:value-type="float">
            <text:p>0,527</text:p>
          </table:table-cell>
          <table:table-cell office:value-type="float" office:value="0.539424" calcext:value-type="float">
            <text:p>0,539</text:p>
          </table:table-cell>
          <table:table-cell office:value-type="float" office:value="0.5568" calcext:value-type="float">
            <text:p>0,557</text:p>
          </table:table-cell>
          <table:table-cell office:value-type="float" office:value="0.564352" calcext:value-type="float">
            <text:p>0,564</text:p>
          </table:table-cell>
          <table:table-cell office:value-type="float" office:value="0.581984" calcext:value-type="float">
            <text:p>0,582</text:p>
          </table:table-cell>
          <table:table-cell office:value-type="float" office:value="0.59472" calcext:value-type="float">
            <text:p>0,595</text:p>
          </table:table-cell>
          <table:table-cell office:value-type="float" office:value="0.626528" calcext:value-type="float">
            <text:p>0,627</text:p>
          </table:table-cell>
          <table:table-cell office:value-type="float" office:value="0.633792" calcext:value-type="float">
            <text:p>0,634</text:p>
          </table:table-cell>
          <table:table-cell office:value-type="float" office:value="0.667072" calcext:value-type="float">
            <text:p>0,667</text:p>
          </table:table-cell>
          <table:table-cell office:value-type="float" office:value="0.6832" calcext:value-type="float">
            <text:p>0,683</text:p>
          </table:table-cell>
          <table:table-cell office:value-type="float" office:value="0.695488" calcext:value-type="float">
            <text:p>0,695</text:p>
          </table:table-cell>
          <table:table-cell office:value-type="float" office:value="0.759392" calcext:value-type="float">
            <text:p>0,759</text:p>
          </table:table-cell>
          <table:table-cell office:value-type="float" office:value="0.787424" calcext:value-type="float">
            <text:p>0,787</text:p>
          </table:table-cell>
          <table:table-cell office:value-type="float" office:value="0.843488" calcext:value-type="float">
            <text:p>0,843</text:p>
          </table:table-cell>
          <table:table-cell office:value-type="float" office:value="0.86864" calcext:value-type="float">
            <text:p>0,869</text:p>
          </table:table-cell>
          <table:table-cell office:value-type="float" office:value="0.923232" calcext:value-type="float">
            <text:p>0,923</text:p>
          </table:table-cell>
          <table:table-cell office:value-type="float" office:value="0.97616" calcext:value-type="float">
            <text:p>0,976</text:p>
          </table:table-cell>
          <table:table-cell office:value-type="float" office:value="1.04784" calcext:value-type="float">
            <text:p>1,048</text:p>
          </table:table-cell>
          <table:table-cell office:value-type="float" office:value="1.121696" calcext:value-type="float">
            <text:p>1,122</text:p>
          </table:table-cell>
          <table:table-cell office:value-type="float" office:value="1.223744" calcext:value-type="float">
            <text:p>1,224</text:p>
          </table:table-cell>
          <table:table-cell office:value-type="float" office:value="1.373184" calcext:value-type="float">
            <text:p>1,373</text:p>
          </table:table-cell>
          <table:table-cell office:value-type="float" office:value="4.613088" calcext:value-type="float">
            <text:p>4,613</text:p>
          </table:table-cell>
          <table:table-cell office:value-type="float" office:value="0.491776" calcext:value-type="float">
            <text:p>0,492</text:p>
          </table:table-cell>
          <table:table-cell office:value-type="float" office:value="0.502688" calcext:value-type="float">
            <text:p>0,503</text:p>
          </table:table-cell>
          <table:table-cell office:value-type="float" office:value="0.513984" calcext:value-type="float">
            <text:p>0,514</text:p>
          </table:table-cell>
          <table:table-cell office:value-type="float" office:value="0.51136" calcext:value-type="float">
            <text:p>0,511</text:p>
          </table:table-cell>
          <table:table-cell office:value-type="float" office:value="0.52032" calcext:value-type="float">
            <text:p>0,520</text:p>
          </table:table-cell>
          <table:table-cell office:value-type="float" office:value="0.518976" calcext:value-type="float">
            <text:p>0,519</text:p>
          </table:table-cell>
          <table:table-cell office:value-type="float" office:value="0.5352" calcext:value-type="float">
            <text:p>0,535</text:p>
          </table:table-cell>
          <table:table-cell office:value-type="float" office:value="0.542624" calcext:value-type="float">
            <text:p>0,543</text:p>
          </table:table-cell>
          <table:table-cell office:value-type="float" office:value="0.535136" calcext:value-type="float">
            <text:p>0,535</text:p>
          </table:table-cell>
          <table:table-cell office:value-type="float" office:value="0.538176" calcext:value-type="float">
            <text:p>0,538</text:p>
          </table:table-cell>
          <table:table-cell office:value-type="float" office:value="0.535744" calcext:value-type="float">
            <text:p>0,536</text:p>
          </table:table-cell>
          <table:table-cell office:value-type="float" office:value="0.546112" calcext:value-type="float">
            <text:p>0,546</text:p>
          </table:table-cell>
          <table:table-cell office:value-type="float" office:value="0.552064" calcext:value-type="float">
            <text:p>0,552</text:p>
          </table:table-cell>
          <table:table-cell office:value-type="float" office:value="0.549408" calcext:value-type="float">
            <text:p>0,549</text:p>
          </table:table-cell>
          <table:table-cell office:value-type="float" office:value="0.5744" calcext:value-type="float">
            <text:p>0,574</text:p>
          </table:table-cell>
          <table:table-cell office:value-type="float" office:value="0.574944" calcext:value-type="float">
            <text:p>0,575</text:p>
          </table:table-cell>
          <table:table-cell office:value-type="float" office:value="0.599616" calcext:value-type="float">
            <text:p>0,600</text:p>
          </table:table-cell>
          <table:table-cell office:value-type="float" office:value="0.593696" calcext:value-type="float">
            <text:p>0,594</text:p>
          </table:table-cell>
          <table:table-cell office:value-type="float" office:value="0.607616" calcext:value-type="float">
            <text:p>0,608</text:p>
          </table:table-cell>
          <table:table-cell office:value-type="float" office:value="0.604384" calcext:value-type="float">
            <text:p>0,604</text:p>
          </table:table-cell>
          <table:table-cell office:value-type="float" office:value="0.605952" calcext:value-type="float">
            <text:p>0,606</text:p>
          </table:table-cell>
          <table:table-cell office:value-type="float" office:value="0.612288" calcext:value-type="float">
            <text:p>0,612</text:p>
          </table:table-cell>
          <table:table-cell office:value-type="float" office:value="0.633216" calcext:value-type="float">
            <text:p>0,633</text:p>
          </table:table-cell>
          <table:table-cell office:value-type="float" office:value="0.643168" calcext:value-type="float">
            <text:p>0,643</text:p>
          </table:table-cell>
          <table:table-cell office:value-type="float" office:value="0.64752" calcext:value-type="float">
            <text:p>0,648</text:p>
          </table:table-cell>
          <table:table-cell office:value-type="float" office:value="0.667328" calcext:value-type="float">
            <text:p>0,667</text:p>
          </table:table-cell>
          <table:table-cell office:value-type="float" office:value="0.657952" calcext:value-type="float">
            <text:p>0,658</text:p>
          </table:table-cell>
          <table:table-cell office:value-type="float" office:value="0.671904" calcext:value-type="float">
            <text:p>0,672</text:p>
          </table:table-cell>
          <table:table-cell office:value-type="float" office:value="0.697024" calcext:value-type="float">
            <text:p>0,697</text:p>
          </table:table-cell>
          <table:table-cell office:value-type="float" office:value="0.695136" calcext:value-type="float">
            <text:p>0,695</text:p>
          </table:table-cell>
          <table:table-cell office:value-type="float" office:value="0.721856" calcext:value-type="float">
            <text:p>0,722</text:p>
          </table:table-cell>
          <table:table-cell office:value-type="float" office:value="0.738208" calcext:value-type="float">
            <text:p>0,738</text:p>
          </table:table-cell>
          <table:table-cell office:value-type="float" office:value="0.742336" calcext:value-type="float">
            <text:p>0,742</text:p>
          </table:table-cell>
          <table:table-cell office:value-type="float" office:value="0.774112" calcext:value-type="float">
            <text:p>0,774</text:p>
          </table:table-cell>
          <table:table-cell office:value-type="float" office:value="0.799296" calcext:value-type="float">
            <text:p>0,799</text:p>
          </table:table-cell>
          <table:table-cell office:value-type="float" office:value="0.793824" calcext:value-type="float">
            <text:p>0,794</text:p>
          </table:table-cell>
          <table:table-cell office:value-type="float" office:value="0.825344" calcext:value-type="float">
            <text:p>0,825</text:p>
          </table:table-cell>
          <table:table-cell office:value-type="float" office:value="0.8728" calcext:value-type="float">
            <text:p>0,873</text:p>
          </table:table-cell>
          <table:table-cell office:value-type="float" office:value="0.875552" calcext:value-type="float">
            <text:p>0,876</text:p>
          </table:table-cell>
          <table:table-cell office:value-type="float" office:value="0.89664" calcext:value-type="float">
            <text:p>0,897</text:p>
          </table:table-cell>
          <table:table-cell office:value-type="float" office:value="0.892576" calcext:value-type="float">
            <text:p>0,893</text:p>
          </table:table-cell>
          <table:table-cell office:value-type="float" office:value="0.93808" calcext:value-type="float">
            <text:p>0,938</text:p>
          </table:table-cell>
          <table:table-cell office:value-type="float" office:value="0.97936" calcext:value-type="float">
            <text:p>0,979</text:p>
          </table:table-cell>
          <table:table-cell office:value-type="float" office:value="0.996288" calcext:value-type="float">
            <text:p>0,996</text:p>
          </table:table-cell>
          <table:table-cell office:value-type="float" office:value="1.00176" calcext:value-type="float">
            <text:p>1,002</text:p>
          </table:table-cell>
          <table:table-cell office:value-type="float" office:value="1.022592" calcext:value-type="float">
            <text:p>1,023</text:p>
          </table:table-cell>
          <table:table-cell office:value-type="float" office:value="1.118304" calcext:value-type="float">
            <text:p>1,118</text:p>
          </table:table-cell>
          <table:table-cell office:value-type="float" office:value="1.169344" calcext:value-type="float">
            <text:p>1,169</text:p>
          </table:table-cell>
          <table:table-cell office:value-type="float" office:value="1.232576" calcext:value-type="float">
            <text:p>1,233</text:p>
          </table:table-cell>
          <table:table-cell office:value-type="float" office:value="1.24416" calcext:value-type="float">
            <text:p>1,244</text:p>
          </table:table-cell>
          <table:table-cell office:value-type="float" office:value="1.299904" calcext:value-type="float">
            <text:p>1,300</text:p>
          </table:table-cell>
          <table:table-cell office:value-type="float" office:value="8.063392" calcext:value-type="float">
            <text:p>8,063</text:p>
          </table:table-cell>
          <table:table-cell office:value-type="float" office:value="0.50928" calcext:value-type="float">
            <text:p>0,509</text:p>
          </table:table-cell>
          <table:table-cell office:value-type="float" office:value="0.525856" calcext:value-type="float">
            <text:p>0,526</text:p>
          </table:table-cell>
          <table:table-cell office:value-type="float" office:value="0.512224" calcext:value-type="float">
            <text:p>0,512</text:p>
          </table:table-cell>
          <table:table-cell office:value-type="float" office:value="0.521376" calcext:value-type="float">
            <text:p>0,521</text:p>
          </table:table-cell>
          <table:table-cell office:value-type="float" office:value="0.525824" calcext:value-type="float">
            <text:p>0,526</text:p>
          </table:table-cell>
          <table:table-cell office:value-type="float" office:value="0.535264" calcext:value-type="float">
            <text:p>0,535</text:p>
          </table:table-cell>
          <table:table-cell office:value-type="float" office:value="0.519968" calcext:value-type="float">
            <text:p>0,520</text:p>
          </table:table-cell>
          <table:table-cell office:value-type="float" office:value="0.534528" calcext:value-type="float">
            <text:p>0,535</text:p>
          </table:table-cell>
          <table:table-cell office:value-type="float" office:value="0.521472" calcext:value-type="float">
            <text:p>0,521</text:p>
          </table:table-cell>
          <table:table-cell office:value-type="float" office:value="0.520224" calcext:value-type="float">
            <text:p>0,520</text:p>
          </table:table-cell>
          <table:table-cell office:value-type="float" office:value="0.548896" calcext:value-type="float">
            <text:p>0,549</text:p>
          </table:table-cell>
          <table:table-cell office:value-type="float" office:value="0.535872" calcext:value-type="float">
            <text:p>0,536</text:p>
          </table:table-cell>
          <table:table-cell office:value-type="float" office:value="0.547968" calcext:value-type="float">
            <text:p>0,548</text:p>
          </table:table-cell>
          <table:table-cell office:value-type="float" office:value="0.539392" calcext:value-type="float">
            <text:p>0,539</text:p>
          </table:table-cell>
          <table:table-cell office:value-type="float" office:value="0.54336" calcext:value-type="float">
            <text:p>0,543</text:p>
          </table:table-cell>
          <table:table-cell office:value-type="float" office:value="0.554528" calcext:value-type="float">
            <text:p>0,555</text:p>
          </table:table-cell>
          <table:table-cell office:value-type="float" office:value="0.550816" calcext:value-type="float">
            <text:p>0,551</text:p>
          </table:table-cell>
          <table:table-cell office:value-type="float" office:value="0.552864" calcext:value-type="float">
            <text:p>0,553</text:p>
          </table:table-cell>
          <table:table-cell office:value-type="float" office:value="0.55648" calcext:value-type="float">
            <text:p>0,556</text:p>
          </table:table-cell>
          <table:table-cell office:value-type="float" office:value="0.567872" calcext:value-type="float">
            <text:p>0,568</text:p>
          </table:table-cell>
          <table:table-cell office:value-type="float" office:value="0.559136" calcext:value-type="float">
            <text:p>0,559</text:p>
          </table:table-cell>
          <table:table-cell office:value-type="float" office:value="0.556992" calcext:value-type="float">
            <text:p>0,557</text:p>
          </table:table-cell>
          <table:table-cell office:value-type="float" office:value="0.559584" calcext:value-type="float">
            <text:p>0,560</text:p>
          </table:table-cell>
          <table:table-cell office:value-type="float" office:value="0.57152" calcext:value-type="float">
            <text:p>0,572</text:p>
          </table:table-cell>
          <table:table-cell office:value-type="float" office:value="0.576128" calcext:value-type="float">
            <text:p>0,576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75" calcext:value-type="percentage">
            <text:p>75,00%</text:p>
          </table:table-cell>
          <table:table-cell office:value-type="float" office:value="0.833691" calcext:value-type="float">
            <text:p>0,833691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75" calcext:value-type="percentage">
            <text:p>75,00%</text:p>
          </table:table-cell>
          <table:table-cell office:value-type="float" office:value="307.532806" calcext:value-type="float">
            <text:p>307,532806</text:p>
          </table:table-cell>
          <table:table-cell table:number-columns-repeated="15"/>
        </table:table-row>
        <table:table-row table:style-name="ro1">
          <table:table-cell office:value-type="percentage" office:value="0.8" calcext:value-type="percentage">
            <text:p>80,00%</text:p>
          </table:table-cell>
          <table:table-cell office:value-type="float" office:value="1.160992" calcext:value-type="float">
            <text:p>1,161</text:p>
          </table:table-cell>
          <table:table-cell office:value-type="float" office:value="0.89312" calcext:value-type="float">
            <text:p>0,893</text:p>
          </table:table-cell>
          <table:table-cell office:value-type="float" office:value="0.880032" calcext:value-type="float">
            <text:p>0,880</text:p>
          </table:table-cell>
          <table:table-cell office:value-type="float" office:value="0.848864" calcext:value-type="float">
            <text:p>0,849</text:p>
          </table:table-cell>
          <table:table-cell office:value-type="float" office:value="0.904896" calcext:value-type="float">
            <text:p>0,905</text:p>
          </table:table-cell>
          <table:table-cell office:value-type="float" office:value="1.336128" calcext:value-type="float">
            <text:p>1,336</text:p>
          </table:table-cell>
          <table:table-cell office:value-type="float" office:value="3.377888" calcext:value-type="float">
            <text:p>3,378</text:p>
          </table:table-cell>
          <table:table-cell office:value-type="float" office:value="1.642848" calcext:value-type="float">
            <text:p>1,643</text:p>
          </table:table-cell>
          <table:table-cell office:value-type="float" office:value="1.30368" calcext:value-type="float">
            <text:p>1,304</text:p>
          </table:table-cell>
          <table:table-cell office:value-type="float" office:value="1.31696" calcext:value-type="float">
            <text:p>1,317</text:p>
          </table:table-cell>
          <table:table-cell office:value-type="float" office:value="1.137536" calcext:value-type="float">
            <text:p>1,138</text:p>
          </table:table-cell>
          <table:table-cell office:value-type="float" office:value="1.409664" calcext:value-type="float">
            <text:p>1,410</text:p>
          </table:table-cell>
          <table:table-cell office:value-type="float" office:value="2.05232" calcext:value-type="float">
            <text:p>2,052</text:p>
          </table:table-cell>
          <table:table-cell office:value-type="float" office:value="2.137024" calcext:value-type="float">
            <text:p>2,137</text:p>
          </table:table-cell>
          <table:table-cell office:value-type="float" office:value="1.254336" calcext:value-type="float">
            <text:p>1,254</text:p>
          </table:table-cell>
          <table:table-cell office:value-type="float" office:value="0.892992" calcext:value-type="float">
            <text:p>0,893</text:p>
          </table:table-cell>
          <table:table-cell office:value-type="float" office:value="0.896288" calcext:value-type="float">
            <text:p>0,896</text:p>
          </table:table-cell>
          <table:table-cell office:value-type="float" office:value="0.944224" calcext:value-type="float">
            <text:p>0,944</text:p>
          </table:table-cell>
          <table:table-cell office:value-type="float" office:value="0.994336" calcext:value-type="float">
            <text:p>0,994</text:p>
          </table:table-cell>
          <table:table-cell office:value-type="float" office:value="1.178304" calcext:value-type="float">
            <text:p>1,178</text:p>
          </table:table-cell>
          <table:table-cell office:value-type="float" office:value="1.478112" calcext:value-type="float">
            <text:p>1,478</text:p>
          </table:table-cell>
          <table:table-cell office:value-type="float" office:value="1.650528" calcext:value-type="float">
            <text:p>1,651</text:p>
          </table:table-cell>
          <table:table-cell office:value-type="float" office:value="1.387168" calcext:value-type="float">
            <text:p>1,387</text:p>
          </table:table-cell>
          <table:table-cell office:value-type="float" office:value="1.451872" calcext:value-type="float">
            <text:p>1,452</text:p>
          </table:table-cell>
          <table:table-cell office:value-type="float" office:value="1.706048" calcext:value-type="float">
            <text:p>1,706</text:p>
          </table:table-cell>
          <table:table-cell office:value-type="float" office:value="2.192992" calcext:value-type="float">
            <text:p>2,193</text:p>
          </table:table-cell>
          <table:table-cell office:value-type="float" office:value="3.105152" calcext:value-type="float">
            <text:p>3,105</text:p>
          </table:table-cell>
          <table:table-cell office:value-type="float" office:value="0.784256" calcext:value-type="float">
            <text:p>0,784</text:p>
          </table:table-cell>
          <table:table-cell office:value-type="float" office:value="0.856096" calcext:value-type="float">
            <text:p>0,856</text:p>
          </table:table-cell>
          <table:table-cell office:value-type="float" office:value="0.883296" calcext:value-type="float">
            <text:p>0,883</text:p>
          </table:table-cell>
          <table:table-cell office:value-type="float" office:value="0.976736" calcext:value-type="float">
            <text:p>0,977</text:p>
          </table:table-cell>
          <table:table-cell office:value-type="float" office:value="1.33696" calcext:value-type="float">
            <text:p>1,337</text:p>
          </table:table-cell>
          <table:table-cell office:value-type="float" office:value="1.05344" calcext:value-type="float">
            <text:p>1,053</text:p>
          </table:table-cell>
          <table:table-cell office:value-type="float" office:value="1.371904" calcext:value-type="float">
            <text:p>1,372</text:p>
          </table:table-cell>
          <table:table-cell office:value-type="float" office:value="1.235104" calcext:value-type="float">
            <text:p>1,235</text:p>
          </table:table-cell>
          <table:table-cell office:value-type="float" office:value="0.930304" calcext:value-type="float">
            <text:p>0,930</text:p>
          </table:table-cell>
          <table:table-cell office:value-type="float" office:value="0.979744" calcext:value-type="float">
            <text:p>0,980</text:p>
          </table:table-cell>
          <table:table-cell office:value-type="float" office:value="0.948928" calcext:value-type="float">
            <text:p>0,949</text:p>
          </table:table-cell>
          <table:table-cell office:value-type="float" office:value="1.213632" calcext:value-type="float">
            <text:p>1,214</text:p>
          </table:table-cell>
          <table:table-cell office:value-type="float" office:value="1.68784" calcext:value-type="float">
            <text:p>1,688</text:p>
          </table:table-cell>
          <table:table-cell office:value-type="float" office:value="1.436896" calcext:value-type="float">
            <text:p>1,437</text:p>
          </table:table-cell>
          <table:table-cell office:value-type="float" office:value="1.217888" calcext:value-type="float">
            <text:p>1,218</text:p>
          </table:table-cell>
          <table:table-cell office:value-type="float" office:value="1.154304" calcext:value-type="float">
            <text:p>1,154</text:p>
          </table:table-cell>
          <table:table-cell office:value-type="float" office:value="1.210976" calcext:value-type="float">
            <text:p>1,211</text:p>
          </table:table-cell>
          <table:table-cell office:value-type="float" office:value="1.239456" calcext:value-type="float">
            <text:p>1,239</text:p>
          </table:table-cell>
          <table:table-cell office:value-type="float" office:value="1.372096" calcext:value-type="float">
            <text:p>1,372</text:p>
          </table:table-cell>
          <table:table-cell office:value-type="float" office:value="1.617696" calcext:value-type="float">
            <text:p>1,618</text:p>
          </table:table-cell>
          <table:table-cell office:value-type="float" office:value="1.752352" calcext:value-type="float">
            <text:p>1,752</text:p>
          </table:table-cell>
          <table:table-cell office:value-type="float" office:value="1.515872" calcext:value-type="float">
            <text:p>1,516</text:p>
          </table:table-cell>
          <table:table-cell office:value-type="float" office:value="1.681472" calcext:value-type="float">
            <text:p>1,681</text:p>
          </table:table-cell>
          <table:table-cell office:value-type="float" office:value="1.89152" calcext:value-type="float">
            <text:p>1,892</text:p>
          </table:table-cell>
          <table:table-cell office:value-type="float" office:value="2.504512" calcext:value-type="float">
            <text:p>2,505</text:p>
          </table:table-cell>
          <table:table-cell office:value-type="float" office:value="2.594112" calcext:value-type="float">
            <text:p>2,594</text:p>
          </table:table-cell>
          <table:table-cell office:value-type="float" office:value="5.300512" calcext:value-type="float">
            <text:p>5,301</text:p>
          </table:table-cell>
          <table:table-cell office:value-type="float" office:value="1.201728" calcext:value-type="float">
            <text:p>1,202</text:p>
          </table:table-cell>
          <table:table-cell office:value-type="float" office:value="0.804832" calcext:value-type="float">
            <text:p>0,805</text:p>
          </table:table-cell>
          <table:table-cell office:value-type="float" office:value="0.842976" calcext:value-type="float">
            <text:p>0,843</text:p>
          </table:table-cell>
          <table:table-cell office:value-type="float" office:value="0.806688" calcext:value-type="float">
            <text:p>0,807</text:p>
          </table:table-cell>
          <table:table-cell office:value-type="float" office:value="0.881376" calcext:value-type="float">
            <text:p>0,881</text:p>
          </table:table-cell>
          <table:table-cell office:value-type="float" office:value="0.793664" calcext:value-type="float">
            <text:p>0,794</text:p>
          </table:table-cell>
          <table:table-cell office:value-type="float" office:value="0.966752" calcext:value-type="float">
            <text:p>0,967</text:p>
          </table:table-cell>
          <table:table-cell office:value-type="float" office:value="1.031776" calcext:value-type="float">
            <text:p>1,032</text:p>
          </table:table-cell>
          <table:table-cell office:value-type="float" office:value="1.010432" calcext:value-type="float">
            <text:p>1,010</text:p>
          </table:table-cell>
          <table:table-cell office:value-type="float" office:value="1.436128" calcext:value-type="float">
            <text:p>1,436</text:p>
          </table:table-cell>
          <table:table-cell office:value-type="float" office:value="1.467744" calcext:value-type="float">
            <text:p>1,468</text:p>
          </table:table-cell>
          <table:table-cell office:value-type="float" office:value="0.85632" calcext:value-type="float">
            <text:p>0,856</text:p>
          </table:table-cell>
          <table:table-cell office:value-type="float" office:value="0.84608" calcext:value-type="float">
            <text:p>0,846</text:p>
          </table:table-cell>
          <table:table-cell office:value-type="float" office:value="0.88288" calcext:value-type="float">
            <text:p>0,883</text:p>
          </table:table-cell>
          <table:table-cell office:value-type="float" office:value="0.896096" calcext:value-type="float">
            <text:p>0,896</text:p>
          </table:table-cell>
          <table:table-cell office:value-type="float" office:value="1.262944" calcext:value-type="float">
            <text:p>1,263</text:p>
          </table:table-cell>
          <table:table-cell office:value-type="float" office:value="1.104288" calcext:value-type="float">
            <text:p>1,104</text:p>
          </table:table-cell>
          <table:table-cell office:value-type="float" office:value="1.106112" calcext:value-type="float">
            <text:p>1,106</text:p>
          </table:table-cell>
          <table:table-cell office:value-type="float" office:value="1.13616" calcext:value-type="float">
            <text:p>1,136</text:p>
          </table:table-cell>
          <table:table-cell office:value-type="float" office:value="1.351328" calcext:value-type="float">
            <text:p>1,351</text:p>
          </table:table-cell>
          <table:table-cell office:value-type="float" office:value="0.986272" calcext:value-type="float">
            <text:p>0,986</text:p>
          </table:table-cell>
          <table:table-cell office:value-type="float" office:value="1.00848" calcext:value-type="float">
            <text:p>1,008</text:p>
          </table:table-cell>
          <table:table-cell office:value-type="float" office:value="0.94128" calcext:value-type="float">
            <text:p>0,941</text:p>
          </table:table-cell>
          <table:table-cell office:value-type="float" office:value="1.081184" calcext:value-type="float">
            <text:p>1,081</text:p>
          </table:table-cell>
          <table:table-cell office:value-type="float" office:value="1.234272" calcext:value-type="float">
            <text:p>1,234</text:p>
          </table:table-cell>
          <table:table-cell office:value-type="float" office:value="1.181664" calcext:value-type="float">
            <text:p>1,182</text:p>
          </table:table-cell>
          <table:table-cell office:value-type="float" office:value="1.194304" calcext:value-type="float">
            <text:p>1,194</text:p>
          </table:table-cell>
          <table:table-cell office:value-type="float" office:value="1.119648" calcext:value-type="float">
            <text:p>1,120</text:p>
          </table:table-cell>
          <table:table-cell office:value-type="float" office:value="1.0368" calcext:value-type="float">
            <text:p>1,037</text:p>
          </table:table-cell>
          <table:table-cell office:value-type="float" office:value="1.0512" calcext:value-type="float">
            <text:p>1,051</text:p>
          </table:table-cell>
          <table:table-cell office:value-type="float" office:value="1.073504" calcext:value-type="float">
            <text:p>1,074</text:p>
          </table:table-cell>
          <table:table-cell office:value-type="float" office:value="1.423776" calcext:value-type="float">
            <text:p>1,424</text:p>
          </table:table-cell>
          <table:table-cell office:value-type="float" office:value="1.51248" calcext:value-type="float">
            <text:p>1,512</text:p>
          </table:table-cell>
          <table:table-cell office:value-type="float" office:value="1.792384" calcext:value-type="float">
            <text:p>1,792</text:p>
          </table:table-cell>
          <table:table-cell office:value-type="float" office:value="1.601984" calcext:value-type="float">
            <text:p>1,602</text:p>
          </table:table-cell>
          <table:table-cell office:value-type="float" office:value="1.397376" calcext:value-type="float">
            <text:p>1,397</text:p>
          </table:table-cell>
          <table:table-cell office:value-type="float" office:value="1.163808" calcext:value-type="float">
            <text:p>1,164</text:p>
          </table:table-cell>
          <table:table-cell office:value-type="float" office:value="1.1608" calcext:value-type="float">
            <text:p>1,161</text:p>
          </table:table-cell>
          <table:table-cell office:value-type="float" office:value="1.364576" calcext:value-type="float">
            <text:p>1,365</text:p>
          </table:table-cell>
          <table:table-cell office:value-type="float" office:value="1.341504" calcext:value-type="float">
            <text:p>1,342</text:p>
          </table:table-cell>
          <table:table-cell office:value-type="float" office:value="1.435904" calcext:value-type="float">
            <text:p>1,436</text:p>
          </table:table-cell>
          <table:table-cell office:value-type="float" office:value="1.737056" calcext:value-type="float">
            <text:p>1,737</text:p>
          </table:table-cell>
          <table:table-cell office:value-type="float" office:value="1.3504" calcext:value-type="float">
            <text:p>1,350</text:p>
          </table:table-cell>
          <table:table-cell office:value-type="float" office:value="1.336896" calcext:value-type="float">
            <text:p>1,337</text:p>
          </table:table-cell>
          <table:table-cell office:value-type="float" office:value="1.467936" calcext:value-type="float">
            <text:p>1,468</text:p>
          </table:table-cell>
          <table:table-cell office:value-type="float" office:value="1.608672" calcext:value-type="float">
            <text:p>1,609</text:p>
          </table:table-cell>
          <table:table-cell office:value-type="float" office:value="1.9888" calcext:value-type="float">
            <text:p>1,989</text:p>
          </table:table-cell>
          <table:table-cell office:value-type="float" office:value="2.040704" calcext:value-type="float">
            <text:p>2,041</text:p>
          </table:table-cell>
          <table:table-cell office:value-type="float" office:value="1.703008" calcext:value-type="float">
            <text:p>1,703</text:p>
          </table:table-cell>
          <table:table-cell office:value-type="float" office:value="1.669664" calcext:value-type="float">
            <text:p>1,670</text:p>
          </table:table-cell>
          <table:table-cell office:value-type="float" office:value="1.855296" calcext:value-type="float">
            <text:p>1,855</text:p>
          </table:table-cell>
          <table:table-cell office:value-type="float" office:value="2.027744" calcext:value-type="float">
            <text:p>2,028</text:p>
          </table:table-cell>
          <table:table-cell office:value-type="float" office:value="2.410048" calcext:value-type="float">
            <text:p>2,410</text:p>
          </table:table-cell>
          <table:table-cell office:value-type="float" office:value="2.712608" calcext:value-type="float">
            <text:p>2,713</text:p>
          </table:table-cell>
          <table:table-cell office:value-type="float" office:value="2.178624" calcext:value-type="float">
            <text:p>2,179</text:p>
          </table:table-cell>
          <table:table-cell office:value-type="float" office:value="9.035584" calcext:value-type="float">
            <text:p>9,036</text:p>
          </table:table-cell>
          <table:table-cell office:value-type="float" office:value="1.182048" calcext:value-type="float">
            <text:p>1,182</text:p>
          </table:table-cell>
          <table:table-cell office:value-type="float" office:value="1.40336" calcext:value-type="float">
            <text:p>1,403</text:p>
          </table:table-cell>
          <table:table-cell office:value-type="float" office:value="0.871264" calcext:value-type="float">
            <text:p>0,871</text:p>
          </table:table-cell>
          <table:table-cell office:value-type="float" office:value="0.882624" calcext:value-type="float">
            <text:p>0,883</text:p>
          </table:table-cell>
          <table:table-cell office:value-type="float" office:value="0.866144" calcext:value-type="float">
            <text:p>0,866</text:p>
          </table:table-cell>
          <table:table-cell office:value-type="float" office:value="0.817056" calcext:value-type="float">
            <text:p>0,817</text:p>
          </table:table-cell>
          <table:table-cell office:value-type="float" office:value="1.166208" calcext:value-type="float">
            <text:p>1,166</text:p>
          </table:table-cell>
          <table:table-cell office:value-type="float" office:value="1.344608" calcext:value-type="float">
            <text:p>1,345</text:p>
          </table:table-cell>
          <table:table-cell office:value-type="float" office:value="1.097056" calcext:value-type="float">
            <text:p>1,097</text:p>
          </table:table-cell>
          <table:table-cell office:value-type="float" office:value="1.118432" calcext:value-type="float">
            <text:p>1,118</text:p>
          </table:table-cell>
          <table:table-cell office:value-type="float" office:value="1.036128" calcext:value-type="float">
            <text:p>1,036</text:p>
          </table:table-cell>
          <table:table-cell office:value-type="float" office:value="0.911232" calcext:value-type="float">
            <text:p>0,911</text:p>
          </table:table-cell>
          <table:table-cell office:value-type="float" office:value="0.850912" calcext:value-type="float">
            <text:p>0,851</text:p>
          </table:table-cell>
          <table:table-cell office:value-type="float" office:value="0.88112" calcext:value-type="float">
            <text:p>0,881</text:p>
          </table:table-cell>
          <table:table-cell office:value-type="float" office:value="1.091232" calcext:value-type="float">
            <text:p>1,091</text:p>
          </table:table-cell>
          <table:table-cell office:value-type="float" office:value="1.29072" calcext:value-type="float">
            <text:p>1,291</text:p>
          </table:table-cell>
          <table:table-cell office:value-type="float" office:value="1.0648" calcext:value-type="float">
            <text:p>1,065</text:p>
          </table:table-cell>
          <table:table-cell office:value-type="float" office:value="0.969312" calcext:value-type="float">
            <text:p>0,969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.414368" calcext:value-type="float">
            <text:p>1,414368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32.055176" calcext:value-type="float">
            <text:p>332,055176</text:p>
          </table:table-cell>
          <table:table-cell table:number-columns-repeated="15"/>
        </table:table-row>
        <table:table-row table:style-name="ro1">
          <table:table-cell office:value-type="percentage" office:value="0.85" calcext:value-type="percentage">
            <text:p>85,00%</text:p>
          </table:table-cell>
          <table:table-cell office:value-type="float" office:value="0.586432" calcext:value-type="float">
            <text:p>0,586</text:p>
          </table:table-cell>
          <table:table-cell office:value-type="float" office:value="0.975072" calcext:value-type="float">
            <text:p>0,975</text:p>
          </table:table-cell>
          <table:table-cell office:value-type="float" office:value="0.910464" calcext:value-type="float">
            <text:p>0,910</text:p>
          </table:table-cell>
          <table:table-cell office:value-type="float" office:value="0.992704" calcext:value-type="float">
            <text:p>0,993</text:p>
          </table:table-cell>
          <table:table-cell office:value-type="float" office:value="1.089056" calcext:value-type="float">
            <text:p>1,089</text:p>
          </table:table-cell>
          <table:table-cell office:value-type="float" office:value="1.837248" calcext:value-type="float">
            <text:p>1,837</text:p>
          </table:table-cell>
          <table:table-cell office:value-type="float" office:value="3.404832" calcext:value-type="float">
            <text:p>3,405</text:p>
          </table:table-cell>
          <table:table-cell office:value-type="float" office:value="1.670016" calcext:value-type="float">
            <text:p>1,670</text:p>
          </table:table-cell>
          <table:table-cell office:value-type="float" office:value="1.250112" calcext:value-type="float">
            <text:p>1,250</text:p>
          </table:table-cell>
          <table:table-cell office:value-type="float" office:value="1.355968" calcext:value-type="float">
            <text:p>1,356</text:p>
          </table:table-cell>
          <table:table-cell office:value-type="float" office:value="1.259584" calcext:value-type="float">
            <text:p>1,260</text:p>
          </table:table-cell>
          <table:table-cell office:value-type="float" office:value="1.420288" calcext:value-type="float">
            <text:p>1,420</text:p>
          </table:table-cell>
          <table:table-cell office:value-type="float" office:value="2.030848" calcext:value-type="float">
            <text:p>2,031</text:p>
          </table:table-cell>
          <table:table-cell office:value-type="float" office:value="3.820544" calcext:value-type="float">
            <text:p>3,821</text:p>
          </table:table-cell>
          <table:table-cell office:value-type="float" office:value="2.142176" calcext:value-type="float">
            <text:p>2,142</text:p>
          </table:table-cell>
          <table:table-cell office:value-type="float" office:value="0.828544" calcext:value-type="float">
            <text:p>0,829</text:p>
          </table:table-cell>
          <table:table-cell office:value-type="float" office:value="0.966976" calcext:value-type="float">
            <text:p>0,967</text:p>
          </table:table-cell>
          <table:table-cell office:value-type="float" office:value="0.945472" calcext:value-type="float">
            <text:p>0,945</text:p>
          </table:table-cell>
          <table:table-cell office:value-type="float" office:value="0.98672" calcext:value-type="float">
            <text:p>0,987</text:p>
          </table:table-cell>
          <table:table-cell office:value-type="float" office:value="1.218592" calcext:value-type="float">
            <text:p>1,219</text:p>
          </table:table-cell>
          <table:table-cell office:value-type="float" office:value="1.291424" calcext:value-type="float">
            <text:p>1,291</text:p>
          </table:table-cell>
          <table:table-cell office:value-type="float" office:value="1.467008" calcext:value-type="float">
            <text:p>1,467</text:p>
          </table:table-cell>
          <table:table-cell office:value-type="float" office:value="1.439456" calcext:value-type="float">
            <text:p>1,439</text:p>
          </table:table-cell>
          <table:table-cell office:value-type="float" office:value="1.460352" calcext:value-type="float">
            <text:p>1,460</text:p>
          </table:table-cell>
          <table:table-cell office:value-type="float" office:value="1.702592" calcext:value-type="float">
            <text:p>1,703</text:p>
          </table:table-cell>
          <table:table-cell office:value-type="float" office:value="2.117344" calcext:value-type="float">
            <text:p>2,117</text:p>
          </table:table-cell>
          <table:table-cell office:value-type="float" office:value="3.08592" calcext:value-type="float">
            <text:p>3,086</text:p>
          </table:table-cell>
          <table:table-cell office:value-type="float" office:value="3.878176" calcext:value-type="float">
            <text:p>3,878</text:p>
          </table:table-cell>
          <table:table-cell office:value-type="float" office:value="3.508704" calcext:value-type="float">
            <text:p>3,509</text:p>
          </table:table-cell>
          <table:table-cell office:value-type="float" office:value="1.026752" calcext:value-type="float">
            <text:p>1,027</text:p>
          </table:table-cell>
          <table:table-cell office:value-type="float" office:value="1.102304" calcext:value-type="float">
            <text:p>1,102</text:p>
          </table:table-cell>
          <table:table-cell office:value-type="float" office:value="1.021536" calcext:value-type="float">
            <text:p>1,022</text:p>
          </table:table-cell>
          <table:table-cell office:value-type="float" office:value="0.900224" calcext:value-type="float">
            <text:p>0,900</text:p>
          </table:table-cell>
          <table:table-cell office:value-type="float" office:value="0.913792" calcext:value-type="float">
            <text:p>0,914</text:p>
          </table:table-cell>
          <table:table-cell office:value-type="float" office:value="0.953088" calcext:value-type="float">
            <text:p>0,953</text:p>
          </table:table-cell>
          <table:table-cell office:value-type="float" office:value="0.985152" calcext:value-type="float">
            <text:p>0,985</text:p>
          </table:table-cell>
          <table:table-cell office:value-type="float" office:value="0.62768" calcext:value-type="float">
            <text:p>0,628</text:p>
          </table:table-cell>
          <table:table-cell office:value-type="float" office:value="0.654496" calcext:value-type="float">
            <text:p>0,654</text:p>
          </table:table-cell>
          <table:table-cell office:value-type="float" office:value="0.66752" calcext:value-type="float">
            <text:p>0,668</text:p>
          </table:table-cell>
          <table:table-cell office:value-type="float" office:value="0.714144" calcext:value-type="float">
            <text:p>0,714</text:p>
          </table:table-cell>
          <table:table-cell office:value-type="float" office:value="0.750784" calcext:value-type="float">
            <text:p>0,751</text:p>
          </table:table-cell>
          <table:table-cell office:value-type="float" office:value="0.750112" calcext:value-type="float">
            <text:p>0,750</text:p>
          </table:table-cell>
          <table:table-cell office:value-type="float" office:value="0.800928" calcext:value-type="float">
            <text:p>0,801</text:p>
          </table:table-cell>
          <table:table-cell office:value-type="float" office:value="0.860192" calcext:value-type="float">
            <text:p>0,860</text:p>
          </table:table-cell>
          <table:table-cell office:value-type="float" office:value="0.892768" calcext:value-type="float">
            <text:p>0,893</text:p>
          </table:table-cell>
          <table:table-cell office:value-type="float" office:value="0.970848" calcext:value-type="float">
            <text:p>0,971</text:p>
          </table:table-cell>
          <table:table-cell office:value-type="float" office:value="1.033952" calcext:value-type="float">
            <text:p>1,034</text:p>
          </table:table-cell>
          <table:table-cell office:value-type="float" office:value="1.113632" calcext:value-type="float">
            <text:p>1,114</text:p>
          </table:table-cell>
          <table:table-cell office:value-type="float" office:value="1.224032" calcext:value-type="float">
            <text:p>1,224</text:p>
          </table:table-cell>
          <table:table-cell office:value-type="float" office:value="1.316576" calcext:value-type="float">
            <text:p>1,317</text:p>
          </table:table-cell>
          <table:table-cell office:value-type="float" office:value="1.45952" calcext:value-type="float">
            <text:p>1,460</text:p>
          </table:table-cell>
          <table:table-cell office:value-type="float" office:value="1.553952" calcext:value-type="float">
            <text:p>1,554</text:p>
          </table:table-cell>
          <table:table-cell office:value-type="float" office:value="1.970912" calcext:value-type="float">
            <text:p>1,971</text:p>
          </table:table-cell>
          <table:table-cell office:value-type="float" office:value="2.202912" calcext:value-type="float">
            <text:p>2,203</text:p>
          </table:table-cell>
          <table:table-cell office:value-type="float" office:value="2.476544" calcext:value-type="float">
            <text:p>2,477</text:p>
          </table:table-cell>
          <table:table-cell office:value-type="float" office:value="2.995744" calcext:value-type="float">
            <text:p>2,996</text:p>
          </table:table-cell>
          <table:table-cell office:value-type="float" office:value="3.50416" calcext:value-type="float">
            <text:p>3,504</text:p>
          </table:table-cell>
          <table:table-cell office:value-type="float" office:value="5.321856" calcext:value-type="float">
            <text:p>5,322</text:p>
          </table:table-cell>
          <table:table-cell office:value-type="float" office:value="0.528768" calcext:value-type="float">
            <text:p>0,529</text:p>
          </table:table-cell>
          <table:table-cell office:value-type="float" office:value="0.511872" calcext:value-type="float">
            <text:p>0,512</text:p>
          </table:table-cell>
          <table:table-cell office:value-type="float" office:value="0.522336" calcext:value-type="float">
            <text:p>0,522</text:p>
          </table:table-cell>
          <table:table-cell office:value-type="float" office:value="0.54048" calcext:value-type="float">
            <text:p>0,540</text:p>
          </table:table-cell>
          <table:table-cell office:value-type="float" office:value="0.53168" calcext:value-type="float">
            <text:p>0,532</text:p>
          </table:table-cell>
          <table:table-cell office:value-type="float" office:value="0.545248" calcext:value-type="float">
            <text:p>0,545</text:p>
          </table:table-cell>
          <table:table-cell office:value-type="float" office:value="0.54464" calcext:value-type="float">
            <text:p>0,545</text:p>
          </table:table-cell>
          <table:table-cell office:value-type="float" office:value="0.5544" calcext:value-type="float">
            <text:p>0,554</text:p>
          </table:table-cell>
          <table:table-cell office:value-type="float" office:value="0.574336" calcext:value-type="float">
            <text:p>0,574</text:p>
          </table:table-cell>
          <table:table-cell office:value-type="float" office:value="0.564032" calcext:value-type="float">
            <text:p>0,564</text:p>
          </table:table-cell>
          <table:table-cell office:value-type="float" office:value="0.572" calcext:value-type="float">
            <text:p>0,572</text:p>
          </table:table-cell>
          <table:table-cell office:value-type="float" office:value="0.58784" calcext:value-type="float">
            <text:p>0,588</text:p>
          </table:table-cell>
          <table:table-cell office:value-type="float" office:value="0.589056" calcext:value-type="float">
            <text:p>0,589</text:p>
          </table:table-cell>
          <table:table-cell office:value-type="float" office:value="0.598336" calcext:value-type="float">
            <text:p>0,598</text:p>
          </table:table-cell>
          <table:table-cell office:value-type="float" office:value="0.617632" calcext:value-type="float">
            <text:p>0,618</text:p>
          </table:table-cell>
          <table:table-cell office:value-type="float" office:value="0.621536" calcext:value-type="float">
            <text:p>0,622</text:p>
          </table:table-cell>
          <table:table-cell office:value-type="float" office:value="0.622784" calcext:value-type="float">
            <text:p>0,623</text:p>
          </table:table-cell>
          <table:table-cell office:value-type="float" office:value="0.640192" calcext:value-type="float">
            <text:p>0,640</text:p>
          </table:table-cell>
          <table:table-cell office:value-type="float" office:value="0.652032" calcext:value-type="float">
            <text:p>0,652</text:p>
          </table:table-cell>
          <table:table-cell office:value-type="float" office:value="0.658912" calcext:value-type="float">
            <text:p>0,659</text:p>
          </table:table-cell>
          <table:table-cell office:value-type="float" office:value="0.667968" calcext:value-type="float">
            <text:p>0,668</text:p>
          </table:table-cell>
          <table:table-cell office:value-type="float" office:value="0.672384" calcext:value-type="float">
            <text:p>0,672</text:p>
          </table:table-cell>
          <table:table-cell office:value-type="float" office:value="0.69232" calcext:value-type="float">
            <text:p>0,692</text:p>
          </table:table-cell>
          <table:table-cell office:value-type="float" office:value="0.708256" calcext:value-type="float">
            <text:p>0,708</text:p>
          </table:table-cell>
          <table:table-cell office:value-type="float" office:value="0.714688" calcext:value-type="float">
            <text:p>0,715</text:p>
          </table:table-cell>
          <table:table-cell office:value-type="float" office:value="0.734752" calcext:value-type="float">
            <text:p>0,735</text:p>
          </table:table-cell>
          <table:table-cell office:value-type="float" office:value="0.726688" calcext:value-type="float">
            <text:p>0,727</text:p>
          </table:table-cell>
          <table:table-cell office:value-type="float" office:value="0.776512" calcext:value-type="float">
            <text:p>0,777</text:p>
          </table:table-cell>
          <table:table-cell office:value-type="float" office:value="0.79328" calcext:value-type="float">
            <text:p>0,793</text:p>
          </table:table-cell>
          <table:table-cell office:value-type="float" office:value="0.805632" calcext:value-type="float">
            <text:p>0,806</text:p>
          </table:table-cell>
          <table:table-cell office:value-type="float" office:value="0.820416" calcext:value-type="float">
            <text:p>0,820</text:p>
          </table:table-cell>
          <table:table-cell office:value-type="float" office:value="0.812544" calcext:value-type="float">
            <text:p>0,813</text:p>
          </table:table-cell>
          <table:table-cell office:value-type="float" office:value="0.8408" calcext:value-type="float">
            <text:p>0,841</text:p>
          </table:table-cell>
          <table:table-cell office:value-type="float" office:value="0.863744" calcext:value-type="float">
            <text:p>0,864</text:p>
          </table:table-cell>
          <table:table-cell office:value-type="float" office:value="0.909888" calcext:value-type="float">
            <text:p>0,910</text:p>
          </table:table-cell>
          <table:table-cell office:value-type="float" office:value="0.915264" calcext:value-type="float">
            <text:p>0,915</text:p>
          </table:table-cell>
          <table:table-cell office:value-type="float" office:value="0.930432" calcext:value-type="float">
            <text:p>0,930</text:p>
          </table:table-cell>
          <table:table-cell office:value-type="float" office:value="0.99664" calcext:value-type="float">
            <text:p>0,997</text:p>
          </table:table-cell>
          <table:table-cell office:value-type="float" office:value="1.020512" calcext:value-type="float">
            <text:p>1,021</text:p>
          </table:table-cell>
          <table:table-cell office:value-type="float" office:value="1.078528" calcext:value-type="float">
            <text:p>1,079</text:p>
          </table:table-cell>
          <table:table-cell office:value-type="float" office:value="1.08368" calcext:value-type="float">
            <text:p>1,084</text:p>
          </table:table-cell>
          <table:table-cell office:value-type="float" office:value="1.116576" calcext:value-type="float">
            <text:p>1,117</text:p>
          </table:table-cell>
          <table:table-cell office:value-type="float" office:value="1.144832" calcext:value-type="float">
            <text:p>1,145</text:p>
          </table:table-cell>
          <table:table-cell office:value-type="float" office:value="1.244192" calcext:value-type="float">
            <text:p>1,244</text:p>
          </table:table-cell>
          <table:table-cell office:value-type="float" office:value="1.27328" calcext:value-type="float">
            <text:p>1,273</text:p>
          </table:table-cell>
          <table:table-cell office:value-type="float" office:value="1.328512" calcext:value-type="float">
            <text:p>1,329</text:p>
          </table:table-cell>
          <table:table-cell office:value-type="float" office:value="1.409408" calcext:value-type="float">
            <text:p>1,409</text:p>
          </table:table-cell>
          <table:table-cell office:value-type="float" office:value="1.472896" calcext:value-type="float">
            <text:p>1,473</text:p>
          </table:table-cell>
          <table:table-cell office:value-type="float" office:value="1.582688" calcext:value-type="float">
            <text:p>1,583</text:p>
          </table:table-cell>
          <table:table-cell office:value-type="float" office:value="1.58384" calcext:value-type="float">
            <text:p>1,584</text:p>
          </table:table-cell>
          <table:table-cell office:value-type="float" office:value="1.729312" calcext:value-type="float">
            <text:p>1,729</text:p>
          </table:table-cell>
          <table:table-cell office:value-type="float" office:value="1.899552" calcext:value-type="float">
            <text:p>1,900</text:p>
          </table:table-cell>
          <table:table-cell office:value-type="float" office:value="2.019872" calcext:value-type="float">
            <text:p>2,020</text:p>
          </table:table-cell>
          <table:table-cell office:value-type="float" office:value="2.233312" calcext:value-type="float">
            <text:p>2,233</text:p>
          </table:table-cell>
          <table:table-cell office:value-type="float" office:value="2.34688" calcext:value-type="float">
            <text:p>2,347</text:p>
          </table:table-cell>
          <table:table-cell office:value-type="float" office:value="2.506304" calcext:value-type="float">
            <text:p>2,506</text:p>
          </table:table-cell>
          <table:table-cell office:value-type="float" office:value="2.717056" calcext:value-type="float">
            <text:p>2,717</text:p>
          </table:table-cell>
          <table:table-cell office:value-type="float" office:value="2.981856" calcext:value-type="float">
            <text:p>2,982</text:p>
          </table:table-cell>
          <table:table-cell office:value-type="float" office:value="9.129375" calcext:value-type="float">
            <text:p>9,129</text:p>
          </table:table-cell>
          <table:table-cell office:value-type="float" office:value="0.54288" calcext:value-type="float">
            <text:p>0,543</text:p>
          </table:table-cell>
          <table:table-cell office:value-type="float" office:value="0.539456" calcext:value-type="float">
            <text:p>0,539</text:p>
          </table:table-cell>
          <table:table-cell office:value-type="float" office:value="0.54016" calcext:value-type="float">
            <text:p>0,540</text:p>
          </table:table-cell>
          <table:table-cell office:value-type="float" office:value="0.545056" calcext:value-type="float">
            <text:p>0,545</text:p>
          </table:table-cell>
          <table:table-cell office:value-type="float" office:value="0.543872" calcext:value-type="float">
            <text:p>0,544</text:p>
          </table:table-cell>
          <table:table-cell office:value-type="float" office:value="0.546208" calcext:value-type="float">
            <text:p>0,546</text:p>
          </table:table-cell>
          <table:table-cell office:value-type="float" office:value="0.54512" calcext:value-type="float">
            <text:p>0,545</text:p>
          </table:table-cell>
          <table:table-cell office:value-type="float" office:value="0.550112" calcext:value-type="float">
            <text:p>0,550</text:p>
          </table:table-cell>
          <table:table-cell office:value-type="float" office:value="0.549216" calcext:value-type="float">
            <text:p>0,549</text:p>
          </table:table-cell>
          <table:table-cell office:value-type="float" office:value="0.554976" calcext:value-type="float">
            <text:p>0,555</text:p>
          </table:table-cell>
          <table:table-cell office:value-type="float" office:value="0.561312" calcext:value-type="float">
            <text:p>0,561</text:p>
          </table:table-cell>
          <table:table-cell table:number-columns-repeated="2"/>
          <table:table-cell office:value-type="string" calcext:value-type="string">
            <text:p><text:s/>AVG</text:p>
          </table:table-cell>
          <table:table-cell office:value-type="percentage" office:value="0.85" calcext:value-type="percentage">
            <text:p>85,00%</text:p>
          </table:table-cell>
          <table:table-cell office:value-type="float" office:value="1.291327" calcext:value-type="float">
            <text:p>1,291327</text:p>
          </table:table-cell>
          <table:table-cell table:number-columns-repeated="2"/>
          <table:table-cell office:value-type="string" calcext:value-type="string">
            <text:p><text:s/>SUM</text:p>
          </table:table-cell>
          <table:table-cell office:value-type="percentage" office:value="0.85" calcext:value-type="percentage">
            <text:p>85,00%</text:p>
          </table:table-cell>
          <table:table-cell office:value-type="float" office:value="351.407166" calcext:value-type="float">
            <text:p>351,40716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0107" number:language="ru" number:country="RU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4T17:18:28.708863788</dc:date>
    <meta:editing-duration>PT16M29S</meta:editing-duration>
    <meta:editing-cycles>4</meta:editing-cycles>
    <meta:generator>LibreOffice/6.0.7.3$Linux_X86_64 LibreOffice_project/00m0$Build-3</meta:generator>
    <meta:document-statistic meta:table-count="1" meta:cell-count="162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0002" number:language="en" number:country="GB">
      <number:number number:decimal-places="2" loext:min-decimal-places="2" number:min-integer-digits="1"/>
    </number:number-style>
    <number:number-style style:name="N20107" number:language="ru" number:country="RU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107">
      <style:chart-properties chart:display-label="true" chart:logarithmic="false" chart:minimum="0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010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000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00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00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Time per round (ins+del)</text:p>
        </chart:title>
        <chart:legend chart:legend-position="end" svg:x="13.968cm" svg:y="1.462cm" style:legend-expansion="high" chart:style-name="ch3"/>
        <chart:plot-area chart:style-name="ch4" table:cell-range-address="timing.B1:timing.DY12" chart:data-source-has-labels="row" svg:x="1.331cm" svg:y="1.275cm" svg:width="12.317cm" svg:height="6.564cm">
          <chartooo:coordinate-region svg:x="2.429cm" svg:y="1.396cm" svg:width="11.167cm" svg:height="5.441cm"/>
          <chart:axis chart:dimension="x" chart:name="primary-x" chart:style-name="ch5">
            <chart:title svg:x="7.008cm" svg:y="8.019cm" chart:style-name="ch6">
              <text:p>round</text:p>
            </chart:title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timing.B1:timing.DY1" loext:label-string="&quot;30%&quot;" chart:class="chart:line">
            <chart:data-point chart:repeated="128"/>
          </chart:series>
          <chart:series chart:style-name="ch11" chart:values-cell-range-address="timing.B2:timing.DY2" loext:label-string="&quot;35%&quot;" chart:class="chart:line">
            <chart:data-point chart:repeated="128"/>
          </chart:series>
          <chart:series chart:style-name="ch12" chart:values-cell-range-address="timing.B3:timing.DY3" loext:label-string="&quot;40%&quot;" chart:class="chart:line">
            <chart:data-point chart:repeated="128"/>
          </chart:series>
          <chart:series chart:style-name="ch13" chart:values-cell-range-address="timing.B4:timing.DY4" loext:label-string="&quot;45%&quot;" chart:class="chart:line">
            <chart:data-point chart:repeated="128"/>
          </chart:series>
          <chart:series chart:style-name="ch14" chart:values-cell-range-address="timing.B5:timing.DY5" loext:label-string="&quot;50%&quot;" chart:class="chart:line">
            <chart:data-point chart:repeated="128"/>
          </chart:series>
          <chart:series chart:style-name="ch15" chart:values-cell-range-address="timing.B6:timing.DY6" loext:label-string="&quot;55%&quot;" chart:class="chart:line">
            <chart:data-point chart:repeated="128"/>
          </chart:series>
          <chart:series chart:style-name="ch16" chart:values-cell-range-address="timing.B7:timing.DY7" loext:label-string="&quot;60%&quot;" chart:class="chart:line">
            <chart:data-point chart:repeated="128"/>
          </chart:series>
          <chart:series chart:style-name="ch17" chart:values-cell-range-address="timing.B8:timing.DY8" loext:label-string="&quot;65%&quot;" chart:class="chart:line">
            <chart:data-point chart:repeated="128"/>
          </chart:series>
          <chart:series chart:style-name="ch18" chart:values-cell-range-address="timing.B9:timing.DY9" loext:label-string="&quot;70%&quot;" chart:class="chart:line">
            <chart:data-point chart:repeated="128"/>
          </chart:series>
          <chart:series chart:style-name="ch19" chart:values-cell-range-address="timing.B10:timing.DY10" loext:label-string="&quot;75%&quot;" chart:class="chart:line">
            <chart:data-point chart:repeated="128"/>
          </chart:series>
          <chart:series chart:style-name="ch20" chart:values-cell-range-address="timing.B11:timing.DY11" loext:label-string="&quot;80%&quot;" chart:class="chart:line">
            <chart:data-point chart:repeated="128"/>
          </chart:series>
          <chart:series chart:style-name="ch21" chart:values-cell-range-address="timing.B12:timing.DY12" loext:label-string="&quot;85%&quot;" chart:class="chart:line">
            <chart:data-point chart:repeated="12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%</text:p>
              </table:table-cell>
              <table:table-cell office:value-type="string">
                <text:p>35%</text:p>
              </table:table-cell>
              <table:table-cell office:value-type="string">
                <text:p>40%</text:p>
              </table:table-cell>
              <table:table-cell office:value-type="string">
                <text:p>45%</text:p>
              </table:table-cell>
              <table:table-cell office:value-type="string">
                <text:p>50%</text:p>
              </table:table-cell>
              <table:table-cell office:value-type="string">
                <text:p>55%</text:p>
              </table:table-cell>
              <table:table-cell office:value-type="string">
                <text:p>60%</text:p>
              </table:table-cell>
              <table:table-cell office:value-type="string">
                <text:p>65%</text:p>
              </table:table-cell>
              <table:table-cell office:value-type="string">
                <text:p>70%</text:p>
              </table:table-cell>
              <table:table-cell office:value-type="string">
                <text:p>75%</text:p>
              </table:table-cell>
              <table:table-cell office:value-type="string">
                <text:p>80%</text:p>
              </table:table-cell>
              <table:table-cell office:value-type="string">
                <text:p>85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8992">
                <text:p>0.328992</text:p>
                <draw:g>
                  <svg:desc>timing.B1:timing.DY1</svg:desc>
                </draw:g>
              </table:table-cell>
              <table:table-cell office:value-type="float" office:value="0.672192">
                <text:p>0.672192</text:p>
                <draw:g>
                  <svg:desc>timing.B2:timing.DY2</svg:desc>
                </draw:g>
              </table:table-cell>
              <table:table-cell office:value-type="float" office:value="0.322848">
                <text:p>0.322848</text:p>
                <draw:g>
                  <svg:desc>timing.B3:timing.DY3</svg:desc>
                </draw:g>
              </table:table-cell>
              <table:table-cell office:value-type="float" office:value="0.685632">
                <text:p>0.685632</text:p>
                <draw:g>
                  <svg:desc>timing.B4:timing.DY4</svg:desc>
                </draw:g>
              </table:table-cell>
              <table:table-cell office:value-type="float" office:value="0.93584">
                <text:p>0.93584</text:p>
                <draw:g>
                  <svg:desc>timing.B5:timing.DY5</svg:desc>
                </draw:g>
              </table:table-cell>
              <table:table-cell office:value-type="float" office:value="0.328768">
                <text:p>0.328768</text:p>
                <draw:g>
                  <svg:desc>timing.B6:timing.DY6</svg:desc>
                </draw:g>
              </table:table-cell>
              <table:table-cell office:value-type="float" office:value="0.33536">
                <text:p>0.33536</text:p>
                <draw:g>
                  <svg:desc>timing.B7:timing.DY7</svg:desc>
                </draw:g>
              </table:table-cell>
              <table:table-cell office:value-type="float" office:value="0.335648">
                <text:p>0.335648</text:p>
                <draw:g>
                  <svg:desc>timing.B8:timing.DY8</svg:desc>
                </draw:g>
              </table:table-cell>
              <table:table-cell office:value-type="float" office:value="0.325856">
                <text:p>0.325856</text:p>
                <draw:g>
                  <svg:desc>timing.B9:timing.DY9</svg:desc>
                </draw:g>
              </table:table-cell>
              <table:table-cell office:value-type="float" office:value="0.32384">
                <text:p>0.32384</text:p>
                <draw:g>
                  <svg:desc>timing.B10:timing.DY10</svg:desc>
                </draw:g>
              </table:table-cell>
              <table:table-cell office:value-type="float" office:value="1.160992">
                <text:p>1.160992</text:p>
                <draw:g>
                  <svg:desc>timing.B11:timing.DY11</svg:desc>
                </draw:g>
              </table:table-cell>
              <table:table-cell office:value-type="float" office:value="0.586432">
                <text:p>0.586432</text:p>
                <draw:g>
                  <svg:desc>timing.B12:timing.D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48">
                <text:p>0.350048</text:p>
              </table:table-cell>
              <table:table-cell office:value-type="float" office:value="0.6592">
                <text:p>0.6592</text:p>
              </table:table-cell>
              <table:table-cell office:value-type="float" office:value="0.34672">
                <text:p>0.34672</text:p>
              </table:table-cell>
              <table:table-cell office:value-type="float" office:value="0.654368">
                <text:p>0.654368</text:p>
              </table:table-cell>
              <table:table-cell office:value-type="float" office:value="1.43616">
                <text:p>1.43616</text:p>
              </table:table-cell>
              <table:table-cell office:value-type="float" office:value="0.35968">
                <text:p>0.35968</text:p>
              </table:table-cell>
              <table:table-cell office:value-type="float" office:value="0.35968">
                <text:p>0.35968</text:p>
              </table:table-cell>
              <table:table-cell office:value-type="float" office:value="0.354784">
                <text:p>0.354784</text:p>
              </table:table-cell>
              <table:table-cell office:value-type="float" office:value="0.3592">
                <text:p>0.3592</text:p>
              </table:table-cell>
              <table:table-cell office:value-type="float" office:value="0.345632">
                <text:p>0.345632</text:p>
              </table:table-cell>
              <table:table-cell office:value-type="float" office:value="0.89312">
                <text:p>0.89312</text:p>
              </table:table-cell>
              <table:table-cell office:value-type="float" office:value="0.975072">
                <text:p>0.975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696">
                <text:p>0.401696</text:p>
              </table:table-cell>
              <table:table-cell office:value-type="float" office:value="0.70512">
                <text:p>0.70512</text:p>
              </table:table-cell>
              <table:table-cell office:value-type="float" office:value="0.397376">
                <text:p>0.397376</text:p>
              </table:table-cell>
              <table:table-cell office:value-type="float" office:value="0.749408">
                <text:p>0.749408</text:p>
              </table:table-cell>
              <table:table-cell office:value-type="float" office:value="0.709824">
                <text:p>0.709824</text:p>
              </table:table-cell>
              <table:table-cell office:value-type="float" office:value="0.405152">
                <text:p>0.405152</text:p>
              </table:table-cell>
              <table:table-cell office:value-type="float" office:value="0.409504">
                <text:p>0.409504</text:p>
              </table:table-cell>
              <table:table-cell office:value-type="float" office:value="0.395008">
                <text:p>0.395008</text:p>
              </table:table-cell>
              <table:table-cell office:value-type="float" office:value="0.400064">
                <text:p>0.400064</text:p>
              </table:table-cell>
              <table:table-cell office:value-type="float" office:value="0.385024">
                <text:p>0.385024</text:p>
              </table:table-cell>
              <table:table-cell office:value-type="float" office:value="0.880032">
                <text:p>0.880032</text:p>
              </table:table-cell>
              <table:table-cell office:value-type="float" office:value="0.910464">
                <text:p>0.910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752">
                <text:p>0.742752</text:p>
              </table:table-cell>
              <table:table-cell office:value-type="float" office:value="1.52224">
                <text:p>1.52224</text:p>
              </table:table-cell>
              <table:table-cell office:value-type="float" office:value="0.469088">
                <text:p>0.469088</text:p>
              </table:table-cell>
              <table:table-cell office:value-type="float" office:value="0.760224">
                <text:p>0.760224</text:p>
              </table:table-cell>
              <table:table-cell office:value-type="float" office:value="0.836032">
                <text:p>0.836032</text:p>
              </table:table-cell>
              <table:table-cell office:value-type="float" office:value="0.471104">
                <text:p>0.471104</text:p>
              </table:table-cell>
              <table:table-cell office:value-type="float" office:value="0.470144">
                <text:p>0.470144</text:p>
              </table:table-cell>
              <table:table-cell office:value-type="float" office:value="0.47632">
                <text:p>0.47632</text:p>
              </table:table-cell>
              <table:table-cell office:value-type="float" office:value="0.465056">
                <text:p>0.465056</text:p>
              </table:table-cell>
              <table:table-cell office:value-type="float" office:value="0.480224">
                <text:p>0.480224</text:p>
              </table:table-cell>
              <table:table-cell office:value-type="float" office:value="0.848864">
                <text:p>0.848864</text:p>
              </table:table-cell>
              <table:table-cell office:value-type="float" office:value="0.992704">
                <text:p>0.992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36">
                <text:p>0.4136</text:p>
              </table:table-cell>
              <table:table-cell office:value-type="float" office:value="0.940512">
                <text:p>0.940512</text:p>
              </table:table-cell>
              <table:table-cell office:value-type="float" office:value="0.946656">
                <text:p>0.946656</text:p>
              </table:table-cell>
              <table:table-cell office:value-type="float" office:value="1.37296">
                <text:p>1.37296</text:p>
              </table:table-cell>
              <table:table-cell office:value-type="float" office:value="0.925312">
                <text:p>0.925312</text:p>
              </table:table-cell>
              <table:table-cell office:value-type="float" office:value="0.640512">
                <text:p>0.640512</text:p>
              </table:table-cell>
              <table:table-cell office:value-type="float" office:value="0.628992">
                <text:p>0.628992</text:p>
              </table:table-cell>
              <table:table-cell office:value-type="float" office:value="0.63792">
                <text:p>0.63792</text:p>
              </table:table-cell>
              <table:table-cell office:value-type="float" office:value="0.632128">
                <text:p>0.632128</text:p>
              </table:table-cell>
              <table:table-cell office:value-type="float" office:value="0.61472">
                <text:p>0.61472</text:p>
              </table:table-cell>
              <table:table-cell office:value-type="float" office:value="0.904896">
                <text:p>0.904896</text:p>
              </table:table-cell>
              <table:table-cell office:value-type="float" office:value="1.089056">
                <text:p>1.089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728">
                <text:p>0.989728</text:p>
              </table:table-cell>
              <table:table-cell office:value-type="float" office:value="0.9192">
                <text:p>0.9192</text:p>
              </table:table-cell>
              <table:table-cell office:value-type="float" office:value="0.436704">
                <text:p>0.436704</text:p>
              </table:table-cell>
              <table:table-cell office:value-type="float" office:value="0.99184">
                <text:p>0.99184</text:p>
              </table:table-cell>
              <table:table-cell office:value-type="float" office:value="1.49088">
                <text:p>1.49088</text:p>
              </table:table-cell>
              <table:table-cell office:value-type="float" office:value="1.071296">
                <text:p>1.071296</text:p>
              </table:table-cell>
              <table:table-cell office:value-type="float" office:value="1.170144">
                <text:p>1.170144</text:p>
              </table:table-cell>
              <table:table-cell office:value-type="float" office:value="0.95408">
                <text:p>0.95408</text:p>
              </table:table-cell>
              <table:table-cell office:value-type="float" office:value="1.015232">
                <text:p>1.015232</text:p>
              </table:table-cell>
              <table:table-cell office:value-type="float" office:value="1.036992">
                <text:p>1.036992</text:p>
              </table:table-cell>
              <table:table-cell office:value-type="float" office:value="1.336128">
                <text:p>1.336128</text:p>
              </table:table-cell>
              <table:table-cell office:value-type="float" office:value="1.837248">
                <text:p>1.83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24">
                <text:p>0.39824</text:p>
              </table:table-cell>
              <table:table-cell office:value-type="float" office:value="1.48992">
                <text:p>1.48992</text:p>
              </table:table-cell>
              <table:table-cell office:value-type="float" office:value="0.477472">
                <text:p>0.477472</text:p>
              </table:table-cell>
              <table:table-cell office:value-type="float" office:value="0.967904">
                <text:p>0.967904</text:p>
              </table:table-cell>
              <table:table-cell office:value-type="float" office:value="1.23696">
                <text:p>1.23696</text:p>
              </table:table-cell>
              <table:table-cell office:value-type="float" office:value="0.479168">
                <text:p>0.479168</text:p>
              </table:table-cell>
              <table:table-cell office:value-type="float" office:value="0.482208">
                <text:p>0.482208</text:p>
              </table:table-cell>
              <table:table-cell office:value-type="float" office:value="1.142528">
                <text:p>1.142528</text:p>
              </table:table-cell>
              <table:table-cell office:value-type="float" office:value="1.038528">
                <text:p>1.038528</text:p>
              </table:table-cell>
              <table:table-cell office:value-type="float" office:value="2.726144">
                <text:p>2.726144</text:p>
              </table:table-cell>
              <table:table-cell office:value-type="float" office:value="3.377888">
                <text:p>3.377888</text:p>
              </table:table-cell>
              <table:table-cell office:value-type="float" office:value="3.404832">
                <text:p>3.404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032">
                <text:p>0.400032</text:p>
              </table:table-cell>
              <table:table-cell office:value-type="float" office:value="0.76464">
                <text:p>0.76464</text:p>
              </table:table-cell>
              <table:table-cell office:value-type="float" office:value="1.40272">
                <text:p>1.40272</text:p>
              </table:table-cell>
              <table:table-cell office:value-type="float" office:value="1.248704">
                <text:p>1.248704</text:p>
              </table:table-cell>
              <table:table-cell office:value-type="float" office:value="1.136672">
                <text:p>1.136672</text:p>
              </table:table-cell>
              <table:table-cell office:value-type="float" office:value="0.51968">
                <text:p>0.51968</text:p>
              </table:table-cell>
              <table:table-cell office:value-type="float" office:value="0.530144">
                <text:p>0.530144</text:p>
              </table:table-cell>
              <table:table-cell office:value-type="float" office:value="0.520352">
                <text:p>0.520352</text:p>
              </table:table-cell>
              <table:table-cell office:value-type="float" office:value="0.52896">
                <text:p>0.52896</text:p>
              </table:table-cell>
              <table:table-cell office:value-type="float" office:value="1.144672">
                <text:p>1.144672</text:p>
              </table:table-cell>
              <table:table-cell office:value-type="float" office:value="1.642848">
                <text:p>1.642848</text:p>
              </table:table-cell>
              <table:table-cell office:value-type="float" office:value="1.670016">
                <text:p>1.67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4736">
                <text:p>0.424736</text:p>
              </table:table-cell>
              <table:table-cell office:value-type="float" office:value="0.751008">
                <text:p>0.751008</text:p>
              </table:table-cell>
              <table:table-cell office:value-type="float" office:value="0.419424">
                <text:p>0.419424</text:p>
              </table:table-cell>
              <table:table-cell office:value-type="float" office:value="1.541824">
                <text:p>1.541824</text:p>
              </table:table-cell>
              <table:table-cell office:value-type="float" office:value="1.295968">
                <text:p>1.295968</text:p>
              </table:table-cell>
              <table:table-cell office:value-type="float" office:value="0.588096">
                <text:p>0.588096</text:p>
              </table:table-cell>
              <table:table-cell office:value-type="float" office:value="0.596416">
                <text:p>0.596416</text:p>
              </table:table-cell>
              <table:table-cell office:value-type="float" office:value="0.596864">
                <text:p>0.596864</text:p>
              </table:table-cell>
              <table:table-cell office:value-type="float" office:value="0.590848">
                <text:p>0.590848</text:p>
              </table:table-cell>
              <table:table-cell office:value-type="float" office:value="0.572064">
                <text:p>0.572064</text:p>
              </table:table-cell>
              <table:table-cell office:value-type="float" office:value="1.30368">
                <text:p>1.30368</text:p>
              </table:table-cell>
              <table:table-cell office:value-type="float" office:value="1.250112">
                <text:p>1.250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0064">
                <text:p>0.440064</text:p>
              </table:table-cell>
              <table:table-cell office:value-type="float" office:value="0.889696">
                <text:p>0.889696</text:p>
              </table:table-cell>
              <table:table-cell office:value-type="float" office:value="0.425856">
                <text:p>0.425856</text:p>
              </table:table-cell>
              <table:table-cell office:value-type="float" office:value="0.770592">
                <text:p>0.770592</text:p>
              </table:table-cell>
              <table:table-cell office:value-type="float" office:value="1.660032">
                <text:p>1.660032</text:p>
              </table:table-cell>
              <table:table-cell office:value-type="float" office:value="1.437088">
                <text:p>1.437088</text:p>
              </table:table-cell>
              <table:table-cell office:value-type="float" office:value="0.682656">
                <text:p>0.682656</text:p>
              </table:table-cell>
              <table:table-cell office:value-type="float" office:value="0.676128">
                <text:p>0.676128</text:p>
              </table:table-cell>
              <table:table-cell office:value-type="float" office:value="0.7016">
                <text:p>0.7016</text:p>
              </table:table-cell>
              <table:table-cell office:value-type="float" office:value="0.67248">
                <text:p>0.67248</text:p>
              </table:table-cell>
              <table:table-cell office:value-type="float" office:value="1.31696">
                <text:p>1.31696</text:p>
              </table:table-cell>
              <table:table-cell office:value-type="float" office:value="1.355968">
                <text:p>1.35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3168">
                <text:p>1.583168</text:p>
              </table:table-cell>
              <table:table-cell office:value-type="float" office:value="1.018016">
                <text:p>1.018016</text:p>
              </table:table-cell>
              <table:table-cell office:value-type="float" office:value="0.445376">
                <text:p>0.445376</text:p>
              </table:table-cell>
              <table:table-cell office:value-type="float" office:value="0.763872">
                <text:p>0.763872</text:p>
              </table:table-cell>
              <table:table-cell office:value-type="float" office:value="0.761824">
                <text:p>0.761824</text:p>
              </table:table-cell>
              <table:table-cell office:value-type="float" office:value="0.45152">
                <text:p>0.45152</text:p>
              </table:table-cell>
              <table:table-cell office:value-type="float" office:value="1.47568">
                <text:p>1.47568</text:p>
              </table:table-cell>
              <table:table-cell office:value-type="float" office:value="0.823552">
                <text:p>0.823552</text:p>
              </table:table-cell>
              <table:table-cell office:value-type="float" office:value="0.855136">
                <text:p>0.855136</text:p>
              </table:table-cell>
              <table:table-cell office:value-type="float" office:value="0.821056">
                <text:p>0.821056</text:p>
              </table:table-cell>
              <table:table-cell office:value-type="float" office:value="1.137536">
                <text:p>1.137536</text:p>
              </table:table-cell>
              <table:table-cell office:value-type="float" office:value="1.259584">
                <text:p>1.259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8064">
                <text:p>0.408064</text:p>
              </table:table-cell>
              <table:table-cell office:value-type="float" office:value="0.984736">
                <text:p>0.984736</text:p>
              </table:table-cell>
              <table:table-cell office:value-type="float" office:value="0.460416">
                <text:p>0.460416</text:p>
              </table:table-cell>
              <table:table-cell office:value-type="float" office:value="1.341984">
                <text:p>1.341984</text:p>
              </table:table-cell>
              <table:table-cell office:value-type="float" office:value="0.812832">
                <text:p>0.812832</text:p>
              </table:table-cell>
              <table:table-cell office:value-type="float" office:value="0.464064">
                <text:p>0.464064</text:p>
              </table:table-cell>
              <table:table-cell office:value-type="float" office:value="0.46688">
                <text:p>0.46688</text:p>
              </table:table-cell>
              <table:table-cell office:value-type="float" office:value="1.56368">
                <text:p>1.56368</text:p>
              </table:table-cell>
              <table:table-cell office:value-type="float" office:value="1.120992">
                <text:p>1.120992</text:p>
              </table:table-cell>
              <table:table-cell office:value-type="float" office:value="1.125408">
                <text:p>1.125408</text:p>
              </table:table-cell>
              <table:table-cell office:value-type="float" office:value="1.409664">
                <text:p>1.409664</text:p>
              </table:table-cell>
              <table:table-cell office:value-type="float" office:value="1.420288">
                <text:p>1.420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2112">
                <text:p>0.402112</text:p>
              </table:table-cell>
              <table:table-cell office:value-type="float" office:value="2.113664">
                <text:p>2.113664</text:p>
              </table:table-cell>
              <table:table-cell office:value-type="float" office:value="0.484576">
                <text:p>0.484576</text:p>
              </table:table-cell>
              <table:table-cell office:value-type="float" office:value="0.984672">
                <text:p>0.984672</text:p>
              </table:table-cell>
              <table:table-cell office:value-type="float" office:value="0.872992">
                <text:p>0.872992</text:p>
              </table:table-cell>
              <table:table-cell office:value-type="float" office:value="0.485376">
                <text:p>0.485376</text:p>
              </table:table-cell>
              <table:table-cell office:value-type="float" office:value="0.476032">
                <text:p>0.476032</text:p>
              </table:table-cell>
              <table:table-cell office:value-type="float" office:value="0.481952">
                <text:p>0.481952</text:p>
              </table:table-cell>
              <table:table-cell office:value-type="float" office:value="1.636608">
                <text:p>1.636608</text:p>
              </table:table-cell>
              <table:table-cell office:value-type="float" office:value="1.734656">
                <text:p>1.734656</text:p>
              </table:table-cell>
              <table:table-cell office:value-type="float" office:value="2.05232">
                <text:p>2.05232</text:p>
              </table:table-cell>
              <table:table-cell office:value-type="float" office:value="2.030848">
                <text:p>2.030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9536">
                <text:p>0.409536</text:p>
              </table:table-cell>
              <table:table-cell office:value-type="float" office:value="0.792896">
                <text:p>0.792896</text:p>
              </table:table-cell>
              <table:table-cell office:value-type="float" office:value="2.14544">
                <text:p>2.14544</text:p>
              </table:table-cell>
              <table:table-cell office:value-type="float" office:value="1.041344">
                <text:p>1.041344</text:p>
              </table:table-cell>
              <table:table-cell office:value-type="float" office:value="1.047072">
                <text:p>1.047072</text:p>
              </table:table-cell>
              <table:table-cell office:value-type="float" office:value="0.496096">
                <text:p>0.496096</text:p>
              </table:table-cell>
              <table:table-cell office:value-type="float" office:value="0.4976">
                <text:p>0.4976</text:p>
              </table:table-cell>
              <table:table-cell office:value-type="float" office:value="0.497632">
                <text:p>0.497632</text:p>
              </table:table-cell>
              <table:table-cell office:value-type="float" office:value="0.489728">
                <text:p>0.489728</text:p>
              </table:table-cell>
              <table:table-cell office:value-type="float" office:value="1.630208">
                <text:p>1.630208</text:p>
              </table:table-cell>
              <table:table-cell office:value-type="float" office:value="2.137024">
                <text:p>2.137024</text:p>
              </table:table-cell>
              <table:table-cell office:value-type="float" office:value="3.820544">
                <text:p>3.820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3456">
                <text:p>0.403456</text:p>
              </table:table-cell>
              <table:table-cell office:value-type="float" office:value="0.759936">
                <text:p>0.759936</text:p>
              </table:table-cell>
              <table:table-cell office:value-type="float" office:value="0.4112">
                <text:p>0.4112</text:p>
              </table:table-cell>
              <table:table-cell office:value-type="float" office:value="1.239744">
                <text:p>1.239744</text:p>
              </table:table-cell>
              <table:table-cell office:value-type="float" office:value="1.024672">
                <text:p>1.024672</text:p>
              </table:table-cell>
              <table:table-cell office:value-type="float" office:value="0.519744">
                <text:p>0.519744</text:p>
              </table:table-cell>
              <table:table-cell office:value-type="float" office:value="0.525344">
                <text:p>0.525344</text:p>
              </table:table-cell>
              <table:table-cell office:value-type="float" office:value="0.537504">
                <text:p>0.537504</text:p>
              </table:table-cell>
              <table:table-cell office:value-type="float" office:value="0.515808">
                <text:p>0.515808</text:p>
              </table:table-cell>
              <table:table-cell office:value-type="float" office:value="0.518592">
                <text:p>0.518592</text:p>
              </table:table-cell>
              <table:table-cell office:value-type="float" office:value="1.254336">
                <text:p>1.254336</text:p>
              </table:table-cell>
              <table:table-cell office:value-type="float" office:value="2.142176">
                <text:p>2.142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9616">
                <text:p>0.419616</text:p>
              </table:table-cell>
              <table:table-cell office:value-type="float" office:value="0.8944">
                <text:p>0.8944</text:p>
              </table:table-cell>
              <table:table-cell office:value-type="float" office:value="0.422368">
                <text:p>0.422368</text:p>
              </table:table-cell>
              <table:table-cell office:value-type="float" office:value="2.227904">
                <text:p>2.227904</text:p>
              </table:table-cell>
              <table:table-cell office:value-type="float" office:value="1.002752">
                <text:p>1.002752</text:p>
              </table:table-cell>
              <table:table-cell office:value-type="float" office:value="0.54592">
                <text:p>0.54592</text:p>
              </table:table-cell>
              <table:table-cell office:value-type="float" office:value="0.5592">
                <text:p>0.5592</text:p>
              </table:table-cell>
              <table:table-cell office:value-type="float" office:value="0.533824">
                <text:p>0.533824</text:p>
              </table:table-cell>
              <table:table-cell office:value-type="float" office:value="0.547808">
                <text:p>0.547808</text:p>
              </table:table-cell>
              <table:table-cell office:value-type="float" office:value="0.543808">
                <text:p>0.543808</text:p>
              </table:table-cell>
              <table:table-cell office:value-type="float" office:value="0.892992">
                <text:p>0.892992</text:p>
              </table:table-cell>
              <table:table-cell office:value-type="float" office:value="0.828544">
                <text:p>0.82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7392">
                <text:p>0.427392</text:p>
              </table:table-cell>
              <table:table-cell office:value-type="float" office:value="0.95264">
                <text:p>0.95264</text:p>
              </table:table-cell>
              <table:table-cell office:value-type="float" office:value="0.41712">
                <text:p>0.41712</text:p>
              </table:table-cell>
              <table:table-cell office:value-type="float" office:value="0.858208">
                <text:p>0.858208</text:p>
              </table:table-cell>
              <table:table-cell office:value-type="float" office:value="1.414048">
                <text:p>1.414048</text:p>
              </table:table-cell>
              <table:table-cell office:value-type="float" office:value="0.575104">
                <text:p>0.575104</text:p>
              </table:table-cell>
              <table:table-cell office:value-type="float" office:value="0.585472">
                <text:p>0.585472</text:p>
              </table:table-cell>
              <table:table-cell office:value-type="float" office:value="0.58416">
                <text:p>0.58416</text:p>
              </table:table-cell>
              <table:table-cell office:value-type="float" office:value="0.572192">
                <text:p>0.572192</text:p>
              </table:table-cell>
              <table:table-cell office:value-type="float" office:value="0.577184">
                <text:p>0.577184</text:p>
              </table:table-cell>
              <table:table-cell office:value-type="float" office:value="0.896288">
                <text:p>0.896288</text:p>
              </table:table-cell>
              <table:table-cell office:value-type="float" office:value="0.966976">
                <text:p>0.966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784">
                <text:p>0.434784</text:p>
              </table:table-cell>
              <table:table-cell office:value-type="float" office:value="0.973056">
                <text:p>0.973056</text:p>
              </table:table-cell>
              <table:table-cell office:value-type="float" office:value="0.436608">
                <text:p>0.436608</text:p>
              </table:table-cell>
              <table:table-cell office:value-type="float" office:value="0.952896">
                <text:p>0.952896</text:p>
              </table:table-cell>
              <table:table-cell office:value-type="float" office:value="2.815168">
                <text:p>2.815168</text:p>
              </table:table-cell>
              <table:table-cell office:value-type="float" office:value="0.630272">
                <text:p>0.630272</text:p>
              </table:table-cell>
              <table:table-cell office:value-type="float" office:value="0.599072">
                <text:p>0.599072</text:p>
              </table:table-cell>
              <table:table-cell office:value-type="float" office:value="0.605024">
                <text:p>0.605024</text:p>
              </table:table-cell>
              <table:table-cell office:value-type="float" office:value="0.620352">
                <text:p>0.620352</text:p>
              </table:table-cell>
              <table:table-cell office:value-type="float" office:value="0.604768">
                <text:p>0.604768</text:p>
              </table:table-cell>
              <table:table-cell office:value-type="float" office:value="0.944224">
                <text:p>0.944224</text:p>
              </table:table-cell>
              <table:table-cell office:value-type="float" office:value="0.945472">
                <text:p>0.945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4688">
                <text:p>0.434688</text:p>
              </table:table-cell>
              <table:table-cell office:value-type="float" office:value="0.971968">
                <text:p>0.971968</text:p>
              </table:table-cell>
              <table:table-cell office:value-type="float" office:value="0.437664">
                <text:p>0.437664</text:p>
              </table:table-cell>
              <table:table-cell office:value-type="float" office:value="0.964096">
                <text:p>0.964096</text:p>
              </table:table-cell>
              <table:table-cell office:value-type="float" office:value="0.965408">
                <text:p>0.965408</text:p>
              </table:table-cell>
              <table:table-cell office:value-type="float" office:value="2.30176">
                <text:p>2.30176</text:p>
              </table:table-cell>
              <table:table-cell office:value-type="float" office:value="0.663648">
                <text:p>0.663648</text:p>
              </table:table-cell>
              <table:table-cell office:value-type="float" office:value="0.655808">
                <text:p>0.655808</text:p>
              </table:table-cell>
              <table:table-cell office:value-type="float" office:value="0.653792">
                <text:p>0.653792</text:p>
              </table:table-cell>
              <table:table-cell office:value-type="float" office:value="0.658048">
                <text:p>0.658048</text:p>
              </table:table-cell>
              <table:table-cell office:value-type="float" office:value="0.994336">
                <text:p>0.994336</text:p>
              </table:table-cell>
              <table:table-cell office:value-type="float" office:value="0.98672">
                <text:p>0.98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816">
                <text:p>0.44816</text:p>
              </table:table-cell>
              <table:table-cell office:value-type="float" office:value="1.1088">
                <text:p>1.1088</text:p>
              </table:table-cell>
              <table:table-cell office:value-type="float" office:value="0.440416">
                <text:p>0.440416</text:p>
              </table:table-cell>
              <table:table-cell office:value-type="float" office:value="0.981952">
                <text:p>0.981952</text:p>
              </table:table-cell>
              <table:table-cell office:value-type="float" office:value="0.892416">
                <text:p>0.892416</text:p>
              </table:table-cell>
              <table:table-cell office:value-type="float" office:value="0.4352">
                <text:p>0.4352</text:p>
              </table:table-cell>
              <table:table-cell office:value-type="float" office:value="0.716928">
                <text:p>0.716928</text:p>
              </table:table-cell>
              <table:table-cell office:value-type="float" office:value="0.711936">
                <text:p>0.711936</text:p>
              </table:table-cell>
              <table:table-cell office:value-type="float" office:value="0.700992">
                <text:p>0.700992</text:p>
              </table:table-cell>
              <table:table-cell office:value-type="float" office:value="0.700704">
                <text:p>0.700704</text:p>
              </table:table-cell>
              <table:table-cell office:value-type="float" office:value="1.178304">
                <text:p>1.178304</text:p>
              </table:table-cell>
              <table:table-cell office:value-type="float" office:value="1.218592">
                <text:p>1.218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1072">
                <text:p>2.751072</text:p>
              </table:table-cell>
              <table:table-cell office:value-type="float" office:value="0.798592">
                <text:p>0.798592</text:p>
              </table:table-cell>
              <table:table-cell office:value-type="float" office:value="0.453152">
                <text:p>0.453152</text:p>
              </table:table-cell>
              <table:table-cell office:value-type="float" office:value="1.20048">
                <text:p>1.20048</text:p>
              </table:table-cell>
              <table:table-cell office:value-type="float" office:value="1.226752">
                <text:p>1.226752</text:p>
              </table:table-cell>
              <table:table-cell office:value-type="float" office:value="0.444704">
                <text:p>0.444704</text:p>
              </table:table-cell>
              <table:table-cell office:value-type="float" office:value="2.691616">
                <text:p>2.691616</text:p>
              </table:table-cell>
              <table:table-cell office:value-type="float" office:value="0.791904">
                <text:p>0.791904</text:p>
              </table:table-cell>
              <table:table-cell office:value-type="float" office:value="0.77168">
                <text:p>0.77168</text:p>
              </table:table-cell>
              <table:table-cell office:value-type="float" office:value="0.776832">
                <text:p>0.776832</text:p>
              </table:table-cell>
              <table:table-cell office:value-type="float" office:value="1.478112">
                <text:p>1.478112</text:p>
              </table:table-cell>
              <table:table-cell office:value-type="float" office:value="1.291424">
                <text:p>1.291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88">
                <text:p>0.40288</text:p>
              </table:table-cell>
              <table:table-cell office:value-type="float" office:value="0.736512">
                <text:p>0.736512</text:p>
              </table:table-cell>
              <table:table-cell office:value-type="float" office:value="0.454272">
                <text:p>0.454272</text:p>
              </table:table-cell>
              <table:table-cell office:value-type="float" office:value="1.321824">
                <text:p>1.321824</text:p>
              </table:table-cell>
              <table:table-cell office:value-type="float" office:value="1.159904">
                <text:p>1.159904</text:p>
              </table:table-cell>
              <table:table-cell office:value-type="float" office:value="0.447328">
                <text:p>0.447328</text:p>
              </table:table-cell>
              <table:table-cell office:value-type="float" office:value="0.462048">
                <text:p>0.462048</text:p>
              </table:table-cell>
              <table:table-cell office:value-type="float" office:value="0.894144">
                <text:p>0.894144</text:p>
              </table:table-cell>
              <table:table-cell office:value-type="float" office:value="0.864768">
                <text:p>0.864768</text:p>
              </table:table-cell>
              <table:table-cell office:value-type="float" office:value="0.84672">
                <text:p>0.84672</text:p>
              </table:table-cell>
              <table:table-cell office:value-type="float" office:value="1.650528">
                <text:p>1.650528</text:p>
              </table:table-cell>
              <table:table-cell office:value-type="float" office:value="1.467008">
                <text:p>1.467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6304">
                <text:p>0.406304</text:p>
              </table:table-cell>
              <table:table-cell office:value-type="float" office:value="0.794752">
                <text:p>0.794752</text:p>
              </table:table-cell>
              <table:table-cell office:value-type="float" office:value="0.474592">
                <text:p>0.474592</text:p>
              </table:table-cell>
              <table:table-cell office:value-type="float" office:value="0.835136">
                <text:p>0.835136</text:p>
              </table:table-cell>
              <table:table-cell office:value-type="float" office:value="0.83328">
                <text:p>0.83328</text:p>
              </table:table-cell>
              <table:table-cell office:value-type="float" office:value="0.469952">
                <text:p>0.469952</text:p>
              </table:table-cell>
              <table:table-cell office:value-type="float" office:value="0.462944">
                <text:p>0.462944</text:p>
              </table:table-cell>
              <table:table-cell office:value-type="float" office:value="2.514848">
                <text:p>2.514848</text:p>
              </table:table-cell>
              <table:table-cell office:value-type="float" office:value="0.993408">
                <text:p>0.993408</text:p>
              </table:table-cell>
              <table:table-cell office:value-type="float" office:value="0.995584">
                <text:p>0.995584</text:p>
              </table:table-cell>
              <table:table-cell office:value-type="float" office:value="1.387168">
                <text:p>1.387168</text:p>
              </table:table-cell>
              <table:table-cell office:value-type="float" office:value="1.439456">
                <text:p>1.439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2192">
                <text:p>0.412192</text:p>
              </table:table-cell>
              <table:table-cell office:value-type="float" office:value="3.32064">
                <text:p>3.32064</text:p>
              </table:table-cell>
              <table:table-cell office:value-type="float" office:value="0.476992">
                <text:p>0.476992</text:p>
              </table:table-cell>
              <table:table-cell office:value-type="float" office:value="0.812224">
                <text:p>0.812224</text:p>
              </table:table-cell>
              <table:table-cell office:value-type="float" office:value="0.793888">
                <text:p>0.793888</text:p>
              </table:table-cell>
              <table:table-cell office:value-type="float" office:value="0.477952">
                <text:p>0.477952</text:p>
              </table:table-cell>
              <table:table-cell office:value-type="float" office:value="0.464">
                <text:p>0.464</text:p>
              </table:table-cell>
              <table:table-cell office:value-type="float" office:value="0.470176">
                <text:p>0.470176</text:p>
              </table:table-cell>
              <table:table-cell office:value-type="float" office:value="2.764">
                <text:p>2.764</text:p>
              </table:table-cell>
              <table:table-cell office:value-type="float" office:value="1.149664">
                <text:p>1.149664</text:p>
              </table:table-cell>
              <table:table-cell office:value-type="float" office:value="1.451872">
                <text:p>1.451872</text:p>
              </table:table-cell>
              <table:table-cell office:value-type="float" office:value="1.460352">
                <text:p>1.460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712">
                <text:p>0.415712</text:p>
              </table:table-cell>
              <table:table-cell office:value-type="float" office:value="0.73888">
                <text:p>0.73888</text:p>
              </table:table-cell>
              <table:table-cell office:value-type="float" office:value="0.476384">
                <text:p>0.476384</text:p>
              </table:table-cell>
              <table:table-cell office:value-type="float" office:value="0.794144">
                <text:p>0.794144</text:p>
              </table:table-cell>
              <table:table-cell office:value-type="float" office:value="0.7632">
                <text:p>0.7632</text:p>
              </table:table-cell>
              <table:table-cell office:value-type="float" office:value="0.490336">
                <text:p>0.490336</text:p>
              </table:table-cell>
              <table:table-cell office:value-type="float" office:value="0.480768">
                <text:p>0.480768</text:p>
              </table:table-cell>
              <table:table-cell office:value-type="float" office:value="0.465984">
                <text:p>0.465984</text:p>
              </table:table-cell>
              <table:table-cell office:value-type="float" office:value="0.479168">
                <text:p>0.479168</text:p>
              </table:table-cell>
              <table:table-cell office:value-type="float" office:value="1.371264">
                <text:p>1.371264</text:p>
              </table:table-cell>
              <table:table-cell office:value-type="float" office:value="1.706048">
                <text:p>1.706048</text:p>
              </table:table-cell>
              <table:table-cell office:value-type="float" office:value="1.702592">
                <text:p>1.702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6752">
                <text:p>0.406752</text:p>
              </table:table-cell>
              <table:table-cell office:value-type="float" office:value="0.751712">
                <text:p>0.751712</text:p>
              </table:table-cell>
              <table:table-cell office:value-type="float" office:value="0.490048">
                <text:p>0.490048</text:p>
              </table:table-cell>
              <table:table-cell office:value-type="float" office:value="0.977888">
                <text:p>0.977888</text:p>
              </table:table-cell>
              <table:table-cell office:value-type="float" office:value="0.832064">
                <text:p>0.832064</text:p>
              </table:table-cell>
              <table:table-cell office:value-type="float" office:value="0.487296">
                <text:p>0.487296</text:p>
              </table:table-cell>
              <table:table-cell office:value-type="float" office:value="0.484384">
                <text:p>0.484384</text:p>
              </table:table-cell>
              <table:table-cell office:value-type="float" office:value="0.48784">
                <text:p>0.48784</text:p>
              </table:table-cell>
              <table:table-cell office:value-type="float" office:value="0.486592">
                <text:p>0.486592</text:p>
              </table:table-cell>
              <table:table-cell office:value-type="float" office:value="2.637248">
                <text:p>2.637248</text:p>
              </table:table-cell>
              <table:table-cell office:value-type="float" office:value="2.192992">
                <text:p>2.192992</text:p>
              </table:table-cell>
              <table:table-cell office:value-type="float" office:value="2.117344">
                <text:p>2.117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952">
                <text:p>0.413952</text:p>
              </table:table-cell>
              <table:table-cell office:value-type="float" office:value="0.772736">
                <text:p>0.772736</text:p>
              </table:table-cell>
              <table:table-cell office:value-type="float" office:value="3.224896">
                <text:p>3.224896</text:p>
              </table:table-cell>
              <table:table-cell office:value-type="float" office:value="0.96944">
                <text:p>0.96944</text:p>
              </table:table-cell>
              <table:table-cell office:value-type="float" office:value="1.030336">
                <text:p>1.030336</text:p>
              </table:table-cell>
              <table:table-cell office:value-type="float" office:value="0.509248">
                <text:p>0.509248</text:p>
              </table:table-cell>
              <table:table-cell office:value-type="float" office:value="0.508864">
                <text:p>0.508864</text:p>
              </table:table-cell>
              <table:table-cell office:value-type="float" office:value="0.4968">
                <text:p>0.4968</text:p>
              </table:table-cell>
              <table:table-cell office:value-type="float" office:value="0.493856">
                <text:p>0.493856</text:p>
              </table:table-cell>
              <table:table-cell office:value-type="float" office:value="0.486656">
                <text:p>0.486656</text:p>
              </table:table-cell>
              <table:table-cell office:value-type="float" office:value="3.105152">
                <text:p>3.105152</text:p>
              </table:table-cell>
              <table:table-cell office:value-type="float" office:value="3.08592">
                <text:p>3.0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064">
                <text:p>0.42064</text:p>
              </table:table-cell>
              <table:table-cell office:value-type="float" office:value="0.932192">
                <text:p>0.932192</text:p>
              </table:table-cell>
              <table:table-cell office:value-type="float" office:value="0.415328">
                <text:p>0.415328</text:p>
              </table:table-cell>
              <table:table-cell office:value-type="float" office:value="1.012736">
                <text:p>1.012736</text:p>
              </table:table-cell>
              <table:table-cell office:value-type="float" office:value="1.228736">
                <text:p>1.228736</text:p>
              </table:table-cell>
              <table:table-cell office:value-type="float" office:value="0.517984">
                <text:p>0.517984</text:p>
              </table:table-cell>
              <table:table-cell office:value-type="float" office:value="0.505952">
                <text:p>0.505952</text:p>
              </table:table-cell>
              <table:table-cell office:value-type="float" office:value="0.512864">
                <text:p>0.512864</text:p>
              </table:table-cell>
              <table:table-cell office:value-type="float" office:value="0.497088">
                <text:p>0.497088</text:p>
              </table:table-cell>
              <table:table-cell office:value-type="float" office:value="0.498016">
                <text:p>0.498016</text:p>
              </table:table-cell>
              <table:table-cell office:value-type="float" office:value="0.784256">
                <text:p>0.784256</text:p>
              </table:table-cell>
              <table:table-cell office:value-type="float" office:value="3.878176">
                <text:p>3.878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4544">
                <text:p>0.424544</text:p>
              </table:table-cell>
              <table:table-cell office:value-type="float" office:value="0.948128">
                <text:p>0.948128</text:p>
              </table:table-cell>
              <table:table-cell office:value-type="float" office:value="0.421216">
                <text:p>0.421216</text:p>
              </table:table-cell>
              <table:table-cell office:value-type="float" office:value="1.058176">
                <text:p>1.058176</text:p>
              </table:table-cell>
              <table:table-cell office:value-type="float" office:value="0.963168">
                <text:p>0.963168</text:p>
              </table:table-cell>
              <table:table-cell office:value-type="float" office:value="0.524832">
                <text:p>0.524832</text:p>
              </table:table-cell>
              <table:table-cell office:value-type="float" office:value="0.5224">
                <text:p>0.5224</text:p>
              </table:table-cell>
              <table:table-cell office:value-type="float" office:value="0.51408">
                <text:p>0.51408</text:p>
              </table:table-cell>
              <table:table-cell office:value-type="float" office:value="0.526976">
                <text:p>0.526976</text:p>
              </table:table-cell>
              <table:table-cell office:value-type="float" office:value="0.500192">
                <text:p>0.500192</text:p>
              </table:table-cell>
              <table:table-cell office:value-type="float" office:value="0.856096">
                <text:p>0.856096</text:p>
              </table:table-cell>
              <table:table-cell office:value-type="float" office:value="3.508704">
                <text:p>3.508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752">
                <text:p>0.418752</text:p>
              </table:table-cell>
              <table:table-cell office:value-type="float" office:value="0.900544">
                <text:p>0.900544</text:p>
              </table:table-cell>
              <table:table-cell office:value-type="float" office:value="0.41296">
                <text:p>0.41296</text:p>
              </table:table-cell>
              <table:table-cell office:value-type="float" office:value="1.294624">
                <text:p>1.294624</text:p>
              </table:table-cell>
              <table:table-cell office:value-type="float" office:value="0.963904">
                <text:p>0.963904</text:p>
              </table:table-cell>
              <table:table-cell office:value-type="float" office:value="0.546304">
                <text:p>0.546304</text:p>
              </table:table-cell>
              <table:table-cell office:value-type="float" office:value="0.527296">
                <text:p>0.527296</text:p>
              </table:table-cell>
              <table:table-cell office:value-type="float" office:value="0.532736">
                <text:p>0.532736</text:p>
              </table:table-cell>
              <table:table-cell office:value-type="float" office:value="0.541312">
                <text:p>0.541312</text:p>
              </table:table-cell>
              <table:table-cell office:value-type="float" office:value="0.527424">
                <text:p>0.527424</text:p>
              </table:table-cell>
              <table:table-cell office:value-type="float" office:value="0.883296">
                <text:p>0.883296</text:p>
              </table:table-cell>
              <table:table-cell office:value-type="float" office:value="1.026752">
                <text:p>1.026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3184">
                <text:p>0.433184</text:p>
              </table:table-cell>
              <table:table-cell office:value-type="float" office:value="0.932384">
                <text:p>0.932384</text:p>
              </table:table-cell>
              <table:table-cell office:value-type="float" office:value="0.429472">
                <text:p>0.429472</text:p>
              </table:table-cell>
              <table:table-cell office:value-type="float" office:value="4.111584">
                <text:p>4.111584</text:p>
              </table:table-cell>
              <table:table-cell office:value-type="float" office:value="0.888928">
                <text:p>0.888928</text:p>
              </table:table-cell>
              <table:table-cell office:value-type="float" office:value="0.54672">
                <text:p>0.54672</text:p>
              </table:table-cell>
              <table:table-cell office:value-type="float" office:value="0.555712">
                <text:p>0.555712</text:p>
              </table:table-cell>
              <table:table-cell office:value-type="float" office:value="0.541664">
                <text:p>0.541664</text:p>
              </table:table-cell>
              <table:table-cell office:value-type="float" office:value="0.53488">
                <text:p>0.53488</text:p>
              </table:table-cell>
              <table:table-cell office:value-type="float" office:value="0.539424">
                <text:p>0.539424</text:p>
              </table:table-cell>
              <table:table-cell office:value-type="float" office:value="0.976736">
                <text:p>0.976736</text:p>
              </table:table-cell>
              <table:table-cell office:value-type="float" office:value="1.102304">
                <text:p>1.102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6">
                <text:p>0.436</text:p>
              </table:table-cell>
              <table:table-cell office:value-type="float" office:value="1.154944">
                <text:p>1.154944</text:p>
              </table:table-cell>
              <table:table-cell office:value-type="float" office:value="0.423616">
                <text:p>0.423616</text:p>
              </table:table-cell>
              <table:table-cell office:value-type="float" office:value="1.027968">
                <text:p>1.027968</text:p>
              </table:table-cell>
              <table:table-cell office:value-type="float" office:value="0.920864">
                <text:p>0.920864</text:p>
              </table:table-cell>
              <table:table-cell office:value-type="float" office:value="0.55328">
                <text:p>0.55328</text:p>
              </table:table-cell>
              <table:table-cell office:value-type="float" office:value="0.568096">
                <text:p>0.568096</text:p>
              </table:table-cell>
              <table:table-cell office:value-type="float" office:value="0.569056">
                <text:p>0.569056</text:p>
              </table:table-cell>
              <table:table-cell office:value-type="float" office:value="0.57008">
                <text:p>0.57008</text:p>
              </table:table-cell>
              <table:table-cell office:value-type="float" office:value="0.5568">
                <text:p>0.5568</text:p>
              </table:table-cell>
              <table:table-cell office:value-type="float" office:value="1.33696">
                <text:p>1.33696</text:p>
              </table:table-cell>
              <table:table-cell office:value-type="float" office:value="1.021536">
                <text:p>1.021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536">
                <text:p>0.43536</text:p>
              </table:table-cell>
              <table:table-cell office:value-type="float" office:value="0.742784">
                <text:p>0.742784</text:p>
              </table:table-cell>
              <table:table-cell office:value-type="float" office:value="0.433248">
                <text:p>0.433248</text:p>
              </table:table-cell>
              <table:table-cell office:value-type="float" office:value="0.77184">
                <text:p>0.77184</text:p>
              </table:table-cell>
              <table:table-cell office:value-type="float" office:value="0.941344">
                <text:p>0.941344</text:p>
              </table:table-cell>
              <table:table-cell office:value-type="float" office:value="0.580032">
                <text:p>0.580032</text:p>
              </table:table-cell>
              <table:table-cell office:value-type="float" office:value="0.583712">
                <text:p>0.583712</text:p>
              </table:table-cell>
              <table:table-cell office:value-type="float" office:value="0.57936">
                <text:p>0.57936</text:p>
              </table:table-cell>
              <table:table-cell office:value-type="float" office:value="0.565056">
                <text:p>0.565056</text:p>
              </table:table-cell>
              <table:table-cell office:value-type="float" office:value="0.564352">
                <text:p>0.564352</text:p>
              </table:table-cell>
              <table:table-cell office:value-type="float" office:value="1.05344">
                <text:p>1.05344</text:p>
              </table:table-cell>
              <table:table-cell office:value-type="float" office:value="0.900224">
                <text:p>0.900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584">
                <text:p>0.435584</text:p>
              </table:table-cell>
              <table:table-cell office:value-type="float" office:value="0.721792">
                <text:p>0.721792</text:p>
              </table:table-cell>
              <table:table-cell office:value-type="float" office:value="0.42704">
                <text:p>0.42704</text:p>
              </table:table-cell>
              <table:table-cell office:value-type="float" office:value="0.765184">
                <text:p>0.765184</text:p>
              </table:table-cell>
              <table:table-cell office:value-type="float" office:value="3.95456">
                <text:p>3.95456</text:p>
              </table:table-cell>
              <table:table-cell office:value-type="float" office:value="0.600576">
                <text:p>0.600576</text:p>
              </table:table-cell>
              <table:table-cell office:value-type="float" office:value="0.590048">
                <text:p>0.590048</text:p>
              </table:table-cell>
              <table:table-cell office:value-type="float" office:value="0.587104">
                <text:p>0.587104</text:p>
              </table:table-cell>
              <table:table-cell office:value-type="float" office:value="0.578496">
                <text:p>0.578496</text:p>
              </table:table-cell>
              <table:table-cell office:value-type="float" office:value="0.581984">
                <text:p>0.581984</text:p>
              </table:table-cell>
              <table:table-cell office:value-type="float" office:value="1.371904">
                <text:p>1.371904</text:p>
              </table:table-cell>
              <table:table-cell office:value-type="float" office:value="0.913792">
                <text:p>0.913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64">
                <text:p>0.4464</text:p>
              </table:table-cell>
              <table:table-cell office:value-type="float" office:value="0.77264">
                <text:p>0.77264</text:p>
              </table:table-cell>
              <table:table-cell office:value-type="float" office:value="0.435552">
                <text:p>0.435552</text:p>
              </table:table-cell>
              <table:table-cell office:value-type="float" office:value="0.78864">
                <text:p>0.78864</text:p>
              </table:table-cell>
              <table:table-cell office:value-type="float" office:value="0.768768">
                <text:p>0.768768</text:p>
              </table:table-cell>
              <table:table-cell office:value-type="float" office:value="0.614752">
                <text:p>0.614752</text:p>
              </table:table-cell>
              <table:table-cell office:value-type="float" office:value="0.607168">
                <text:p>0.607168</text:p>
              </table:table-cell>
              <table:table-cell office:value-type="float" office:value="0.598944">
                <text:p>0.598944</text:p>
              </table:table-cell>
              <table:table-cell office:value-type="float" office:value="0.621376">
                <text:p>0.621376</text:p>
              </table:table-cell>
              <table:table-cell office:value-type="float" office:value="0.59472">
                <text:p>0.59472</text:p>
              </table:table-cell>
              <table:table-cell office:value-type="float" office:value="1.235104">
                <text:p>1.235104</text:p>
              </table:table-cell>
              <table:table-cell office:value-type="float" office:value="0.953088">
                <text:p>0.953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1632">
                <text:p>0.441632</text:p>
              </table:table-cell>
              <table:table-cell office:value-type="float" office:value="0.732672">
                <text:p>0.732672</text:p>
              </table:table-cell>
              <table:table-cell office:value-type="float" office:value="0.443424">
                <text:p>0.443424</text:p>
              </table:table-cell>
              <table:table-cell office:value-type="float" office:value="0.764096">
                <text:p>0.764096</text:p>
              </table:table-cell>
              <table:table-cell office:value-type="float" office:value="0.753856">
                <text:p>0.753856</text:p>
              </table:table-cell>
              <table:table-cell office:value-type="float" office:value="0.631776">
                <text:p>0.631776</text:p>
              </table:table-cell>
              <table:table-cell office:value-type="float" office:value="0.634848">
                <text:p>0.634848</text:p>
              </table:table-cell>
              <table:table-cell office:value-type="float" office:value="0.62128">
                <text:p>0.62128</text:p>
              </table:table-cell>
              <table:table-cell office:value-type="float" office:value="0.62752">
                <text:p>0.62752</text:p>
              </table:table-cell>
              <table:table-cell office:value-type="float" office:value="0.626528">
                <text:p>0.626528</text:p>
              </table:table-cell>
              <table:table-cell office:value-type="float" office:value="0.930304">
                <text:p>0.930304</text:p>
              </table:table-cell>
              <table:table-cell office:value-type="float" office:value="0.985152">
                <text:p>0.985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7248">
                <text:p>0.457248</text:p>
              </table:table-cell>
              <table:table-cell office:value-type="float" office:value="0.928512">
                <text:p>0.928512</text:p>
              </table:table-cell>
              <table:table-cell office:value-type="float" office:value="0.454112">
                <text:p>0.454112</text:p>
              </table:table-cell>
              <table:table-cell office:value-type="float" office:value="0.798688">
                <text:p>0.798688</text:p>
              </table:table-cell>
              <table:table-cell office:value-type="float" office:value="0.955872">
                <text:p>0.955872</text:p>
              </table:table-cell>
              <table:table-cell office:value-type="float" office:value="3.916992">
                <text:p>3.916992</text:p>
              </table:table-cell>
              <table:table-cell office:value-type="float" office:value="0.655744">
                <text:p>0.655744</text:p>
              </table:table-cell>
              <table:table-cell office:value-type="float" office:value="0.637056">
                <text:p>0.637056</text:p>
              </table:table-cell>
              <table:table-cell office:value-type="float" office:value="0.636096">
                <text:p>0.636096</text:p>
              </table:table-cell>
              <table:table-cell office:value-type="float" office:value="0.633792">
                <text:p>0.633792</text:p>
              </table:table-cell>
              <table:table-cell office:value-type="float" office:value="0.979744">
                <text:p>0.979744</text:p>
              </table:table-cell>
              <table:table-cell office:value-type="float" office:value="0.62768">
                <text:p>0.62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0304">
                <text:p>0.450304</text:p>
              </table:table-cell>
              <table:table-cell office:value-type="float" office:value="0.951424">
                <text:p>0.951424</text:p>
              </table:table-cell>
              <table:table-cell office:value-type="float" office:value="0.444864">
                <text:p>0.444864</text:p>
              </table:table-cell>
              <table:table-cell office:value-type="float" office:value="1.192384">
                <text:p>1.192384</text:p>
              </table:table-cell>
              <table:table-cell office:value-type="float" office:value="0.998624">
                <text:p>0.998624</text:p>
              </table:table-cell>
              <table:table-cell office:value-type="float" office:value="0.4424">
                <text:p>0.4424</text:p>
              </table:table-cell>
              <table:table-cell office:value-type="float" office:value="0.685856">
                <text:p>0.685856</text:p>
              </table:table-cell>
              <table:table-cell office:value-type="float" office:value="0.672928">
                <text:p>0.672928</text:p>
              </table:table-cell>
              <table:table-cell office:value-type="float" office:value="0.665504">
                <text:p>0.665504</text:p>
              </table:table-cell>
              <table:table-cell office:value-type="float" office:value="0.667072">
                <text:p>0.667072</text:p>
              </table:table-cell>
              <table:table-cell office:value-type="float" office:value="0.948928">
                <text:p>0.948928</text:p>
              </table:table-cell>
              <table:table-cell office:value-type="float" office:value="0.654496">
                <text:p>0.654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04">
                <text:p>0.45904</text:p>
              </table:table-cell>
              <table:table-cell office:value-type="float" office:value="0.930592">
                <text:p>0.930592</text:p>
              </table:table-cell>
              <table:table-cell office:value-type="float" office:value="0.441504">
                <text:p>0.441504</text:p>
              </table:table-cell>
              <table:table-cell office:value-type="float" office:value="1.12192">
                <text:p>1.12192</text:p>
              </table:table-cell>
              <table:table-cell office:value-type="float" office:value="0.989088">
                <text:p>0.989088</text:p>
              </table:table-cell>
              <table:table-cell office:value-type="float" office:value="0.444032">
                <text:p>0.444032</text:p>
              </table:table-cell>
              <table:table-cell office:value-type="float" office:value="0.69536">
                <text:p>0.69536</text:p>
              </table:table-cell>
              <table:table-cell office:value-type="float" office:value="0.708736">
                <text:p>0.708736</text:p>
              </table:table-cell>
              <table:table-cell office:value-type="float" office:value="0.690432">
                <text:p>0.690432</text:p>
              </table:table-cell>
              <table:table-cell office:value-type="float" office:value="0.6832">
                <text:p>0.6832</text:p>
              </table:table-cell>
              <table:table-cell office:value-type="float" office:value="1.213632">
                <text:p>1.213632</text:p>
              </table:table-cell>
              <table:table-cell office:value-type="float" office:value="0.66752">
                <text:p>0.66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4976">
                <text:p>0.454976</text:p>
              </table:table-cell>
              <table:table-cell office:value-type="float" office:value="1.232416">
                <text:p>1.232416</text:p>
              </table:table-cell>
              <table:table-cell office:value-type="float" office:value="0.441856">
                <text:p>0.441856</text:p>
              </table:table-cell>
              <table:table-cell office:value-type="float" office:value="1.207392">
                <text:p>1.207392</text:p>
              </table:table-cell>
              <table:table-cell office:value-type="float" office:value="1.013152">
                <text:p>1.013152</text:p>
              </table:table-cell>
              <table:table-cell office:value-type="float" office:value="0.463232">
                <text:p>0.463232</text:p>
              </table:table-cell>
              <table:table-cell office:value-type="float" office:value="0.725312">
                <text:p>0.725312</text:p>
              </table:table-cell>
              <table:table-cell office:value-type="float" office:value="0.725152">
                <text:p>0.725152</text:p>
              </table:table-cell>
              <table:table-cell office:value-type="float" office:value="0.734304">
                <text:p>0.734304</text:p>
              </table:table-cell>
              <table:table-cell office:value-type="float" office:value="0.695488">
                <text:p>0.695488</text:p>
              </table:table-cell>
              <table:table-cell office:value-type="float" office:value="1.68784">
                <text:p>1.68784</text:p>
              </table:table-cell>
              <table:table-cell office:value-type="float" office:value="0.714144">
                <text:p>0.714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55712">
                <text:p>4.955712</text:p>
              </table:table-cell>
              <table:table-cell office:value-type="float" office:value="0.748128">
                <text:p>0.748128</text:p>
              </table:table-cell>
              <table:table-cell office:value-type="float" office:value="0.449504">
                <text:p>0.449504</text:p>
              </table:table-cell>
              <table:table-cell office:value-type="float" office:value="1.152064">
                <text:p>1.152064</text:p>
              </table:table-cell>
              <table:table-cell office:value-type="float" office:value="1.174976">
                <text:p>1.174976</text:p>
              </table:table-cell>
              <table:table-cell office:value-type="float" office:value="0.459712">
                <text:p>0.459712</text:p>
              </table:table-cell>
              <table:table-cell office:value-type="float" office:value="4.351488">
                <text:p>4.351488</text:p>
              </table:table-cell>
              <table:table-cell office:value-type="float" office:value="0.784896">
                <text:p>0.784896</text:p>
              </table:table-cell>
              <table:table-cell office:value-type="float" office:value="0.755392">
                <text:p>0.755392</text:p>
              </table:table-cell>
              <table:table-cell office:value-type="float" office:value="0.759392">
                <text:p>0.759392</text:p>
              </table:table-cell>
              <table:table-cell office:value-type="float" office:value="1.436896">
                <text:p>1.436896</text:p>
              </table:table-cell>
              <table:table-cell office:value-type="float" office:value="0.750784">
                <text:p>0.750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336">
                <text:p>0.42336</text:p>
              </table:table-cell>
              <table:table-cell office:value-type="float" office:value="0.76592">
                <text:p>0.76592</text:p>
              </table:table-cell>
              <table:table-cell office:value-type="float" office:value="0.461024">
                <text:p>0.461024</text:p>
              </table:table-cell>
              <table:table-cell office:value-type="float" office:value="0.738272">
                <text:p>0.738272</text:p>
              </table:table-cell>
              <table:table-cell office:value-type="float" office:value="0.820928">
                <text:p>0.820928</text:p>
              </table:table-cell>
              <table:table-cell office:value-type="float" office:value="0.469504">
                <text:p>0.469504</text:p>
              </table:table-cell>
              <table:table-cell office:value-type="float" office:value="0.451328">
                <text:p>0.451328</text:p>
              </table:table-cell>
              <table:table-cell office:value-type="float" office:value="0.820352">
                <text:p>0.820352</text:p>
              </table:table-cell>
              <table:table-cell office:value-type="float" office:value="0.784416">
                <text:p>0.784416</text:p>
              </table:table-cell>
              <table:table-cell office:value-type="float" office:value="0.787424">
                <text:p>0.787424</text:p>
              </table:table-cell>
              <table:table-cell office:value-type="float" office:value="1.217888">
                <text:p>1.217888</text:p>
              </table:table-cell>
              <table:table-cell office:value-type="float" office:value="0.750112">
                <text:p>0.75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5184">
                <text:p>0.425184</text:p>
              </table:table-cell>
              <table:table-cell office:value-type="float" office:value="0.7752">
                <text:p>0.7752</text:p>
              </table:table-cell>
              <table:table-cell office:value-type="float" office:value="0.471776">
                <text:p>0.471776</text:p>
              </table:table-cell>
              <table:table-cell office:value-type="float" office:value="0.78432">
                <text:p>0.78432</text:p>
              </table:table-cell>
              <table:table-cell office:value-type="float" office:value="0.845312">
                <text:p>0.845312</text:p>
              </table:table-cell>
              <table:table-cell office:value-type="float" office:value="0.468704">
                <text:p>0.468704</text:p>
              </table:table-cell>
              <table:table-cell office:value-type="float" office:value="0.461568">
                <text:p>0.461568</text:p>
              </table:table-cell>
              <table:table-cell office:value-type="float" office:value="0.824864">
                <text:p>0.824864</text:p>
              </table:table-cell>
              <table:table-cell office:value-type="float" office:value="0.841248">
                <text:p>0.841248</text:p>
              </table:table-cell>
              <table:table-cell office:value-type="float" office:value="0.843488">
                <text:p>0.843488</text:p>
              </table:table-cell>
              <table:table-cell office:value-type="float" office:value="1.154304">
                <text:p>1.154304</text:p>
              </table:table-cell>
              <table:table-cell office:value-type="float" office:value="0.800928">
                <text:p>0.800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9552">
                <text:p>0.439552</text:p>
              </table:table-cell>
              <table:table-cell office:value-type="float" office:value="0.795776">
                <text:p>0.795776</text:p>
              </table:table-cell>
              <table:table-cell office:value-type="float" office:value="0.465728">
                <text:p>0.465728</text:p>
              </table:table-cell>
              <table:table-cell office:value-type="float" office:value="0.801568">
                <text:p>0.801568</text:p>
              </table:table-cell>
              <table:table-cell office:value-type="float" office:value="0.787968">
                <text:p>0.787968</text:p>
              </table:table-cell>
              <table:table-cell office:value-type="float" office:value="0.459008">
                <text:p>0.459008</text:p>
              </table:table-cell>
              <table:table-cell office:value-type="float" office:value="0.468416">
                <text:p>0.468416</text:p>
              </table:table-cell>
              <table:table-cell office:value-type="float" office:value="4.301056">
                <text:p>4.301056</text:p>
              </table:table-cell>
              <table:table-cell office:value-type="float" office:value="0.867616">
                <text:p>0.867616</text:p>
              </table:table-cell>
              <table:table-cell office:value-type="float" office:value="0.86864">
                <text:p>0.86864</text:p>
              </table:table-cell>
              <table:table-cell office:value-type="float" office:value="1.210976">
                <text:p>1.210976</text:p>
              </table:table-cell>
              <table:table-cell office:value-type="float" office:value="0.860192">
                <text:p>0.860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2672">
                <text:p>0.432672</text:p>
              </table:table-cell>
              <table:table-cell office:value-type="float" office:value="1.098208">
                <text:p>1.098208</text:p>
              </table:table-cell>
              <table:table-cell office:value-type="float" office:value="0.463552">
                <text:p>0.463552</text:p>
              </table:table-cell>
              <table:table-cell office:value-type="float" office:value="1.046496">
                <text:p>1.046496</text:p>
              </table:table-cell>
              <table:table-cell office:value-type="float" office:value="0.747552">
                <text:p>0.747552</text:p>
              </table:table-cell>
              <table:table-cell office:value-type="float" office:value="0.467712">
                <text:p>0.467712</text:p>
              </table:table-cell>
              <table:table-cell office:value-type="float" office:value="0.474688">
                <text:p>0.474688</text:p>
              </table:table-cell>
              <table:table-cell office:value-type="float" office:value="0.462016">
                <text:p>0.462016</text:p>
              </table:table-cell>
              <table:table-cell office:value-type="float" office:value="0.911456">
                <text:p>0.911456</text:p>
              </table:table-cell>
              <table:table-cell office:value-type="float" office:value="0.923232">
                <text:p>0.923232</text:p>
              </table:table-cell>
              <table:table-cell office:value-type="float" office:value="1.239456">
                <text:p>1.239456</text:p>
              </table:table-cell>
              <table:table-cell office:value-type="float" office:value="0.892768">
                <text:p>0.892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096">
                <text:p>0.436096</text:p>
              </table:table-cell>
              <table:table-cell office:value-type="float" office:value="1.284416">
                <text:p>1.284416</text:p>
              </table:table-cell>
              <table:table-cell office:value-type="float" office:value="0.474816">
                <text:p>0.474816</text:p>
              </table:table-cell>
              <table:table-cell office:value-type="float" office:value="0.953856">
                <text:p>0.953856</text:p>
              </table:table-cell>
              <table:table-cell office:value-type="float" office:value="0.813152">
                <text:p>0.813152</text:p>
              </table:table-cell>
              <table:table-cell office:value-type="float" office:value="0.475936">
                <text:p>0.475936</text:p>
              </table:table-cell>
              <table:table-cell office:value-type="float" office:value="0.46768">
                <text:p>0.46768</text:p>
              </table:table-cell>
              <table:table-cell office:value-type="float" office:value="0.477408">
                <text:p>0.477408</text:p>
              </table:table-cell>
              <table:table-cell office:value-type="float" office:value="0.9768">
                <text:p>0.9768</text:p>
              </table:table-cell>
              <table:table-cell office:value-type="float" office:value="0.97616">
                <text:p>0.97616</text:p>
              </table:table-cell>
              <table:table-cell office:value-type="float" office:value="1.372096">
                <text:p>1.372096</text:p>
              </table:table-cell>
              <table:table-cell office:value-type="float" office:value="0.970848">
                <text:p>0.970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0976">
                <text:p>0.430976</text:p>
              </table:table-cell>
              <table:table-cell office:value-type="float" office:value="5.65024">
                <text:p>5.65024</text:p>
              </table:table-cell>
              <table:table-cell office:value-type="float" office:value="0.478336">
                <text:p>0.478336</text:p>
              </table:table-cell>
              <table:table-cell office:value-type="float" office:value="0.98608">
                <text:p>0.98608</text:p>
              </table:table-cell>
              <table:table-cell office:value-type="float" office:value="1.099872">
                <text:p>1.099872</text:p>
              </table:table-cell>
              <table:table-cell office:value-type="float" office:value="0.476384">
                <text:p>0.476384</text:p>
              </table:table-cell>
              <table:table-cell office:value-type="float" office:value="0.476928">
                <text:p>0.476928</text:p>
              </table:table-cell>
              <table:table-cell office:value-type="float" office:value="0.470528">
                <text:p>0.470528</text:p>
              </table:table-cell>
              <table:table-cell office:value-type="float" office:value="4.521248">
                <text:p>4.521248</text:p>
              </table:table-cell>
              <table:table-cell office:value-type="float" office:value="1.04784">
                <text:p>1.04784</text:p>
              </table:table-cell>
              <table:table-cell office:value-type="float" office:value="1.617696">
                <text:p>1.617696</text:p>
              </table:table-cell>
              <table:table-cell office:value-type="float" office:value="1.033952">
                <text:p>1.033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0384">
                <text:p>0.440384</text:p>
              </table:table-cell>
              <table:table-cell office:value-type="float" office:value="0.748192">
                <text:p>0.748192</text:p>
              </table:table-cell>
              <table:table-cell office:value-type="float" office:value="0.47696">
                <text:p>0.47696</text:p>
              </table:table-cell>
              <table:table-cell office:value-type="float" office:value="0.9648">
                <text:p>0.9648</text:p>
              </table:table-cell>
              <table:table-cell office:value-type="float" office:value="0.933024">
                <text:p>0.933024</text:p>
              </table:table-cell>
              <table:table-cell office:value-type="float" office:value="0.49312">
                <text:p>0.49312</text:p>
              </table:table-cell>
              <table:table-cell office:value-type="float" office:value="0.492832">
                <text:p>0.492832</text:p>
              </table:table-cell>
              <table:table-cell office:value-type="float" office:value="0.490528">
                <text:p>0.490528</text:p>
              </table:table-cell>
              <table:table-cell office:value-type="float" office:value="0.486208">
                <text:p>0.486208</text:p>
              </table:table-cell>
              <table:table-cell office:value-type="float" office:value="1.121696">
                <text:p>1.121696</text:p>
              </table:table-cell>
              <table:table-cell office:value-type="float" office:value="1.752352">
                <text:p>1.752352</text:p>
              </table:table-cell>
              <table:table-cell office:value-type="float" office:value="1.113632">
                <text:p>1.113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5936">
                <text:p>0.435936</text:p>
              </table:table-cell>
              <table:table-cell office:value-type="float" office:value="0.73216">
                <text:p>0.73216</text:p>
              </table:table-cell>
              <table:table-cell office:value-type="float" office:value="0.478112">
                <text:p>0.478112</text:p>
              </table:table-cell>
              <table:table-cell office:value-type="float" office:value="1.128384">
                <text:p>1.128384</text:p>
              </table:table-cell>
              <table:table-cell office:value-type="float" office:value="1.235808">
                <text:p>1.235808</text:p>
              </table:table-cell>
              <table:table-cell office:value-type="float" office:value="0.49632">
                <text:p>0.49632</text:p>
              </table:table-cell>
              <table:table-cell office:value-type="float" office:value="0.481632">
                <text:p>0.481632</text:p>
              </table:table-cell>
              <table:table-cell office:value-type="float" office:value="0.494848">
                <text:p>0.494848</text:p>
              </table:table-cell>
              <table:table-cell office:value-type="float" office:value="0.481984">
                <text:p>0.481984</text:p>
              </table:table-cell>
              <table:table-cell office:value-type="float" office:value="1.223744">
                <text:p>1.223744</text:p>
              </table:table-cell>
              <table:table-cell office:value-type="float" office:value="1.515872">
                <text:p>1.515872</text:p>
              </table:table-cell>
              <table:table-cell office:value-type="float" office:value="1.224032">
                <text:p>1.224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192">
                <text:p>0.44192</text:p>
              </table:table-cell>
              <table:table-cell office:value-type="float" office:value="0.809664">
                <text:p>0.809664</text:p>
              </table:table-cell>
              <table:table-cell office:value-type="float" office:value="0.496928">
                <text:p>0.496928</text:p>
              </table:table-cell>
              <table:table-cell office:value-type="float" office:value="0.815424">
                <text:p>0.815424</text:p>
              </table:table-cell>
              <table:table-cell office:value-type="float" office:value="0.972896">
                <text:p>0.972896</text:p>
              </table:table-cell>
              <table:table-cell office:value-type="float" office:value="0.495936">
                <text:p>0.495936</text:p>
              </table:table-cell>
              <table:table-cell office:value-type="float" office:value="0.497536">
                <text:p>0.497536</text:p>
              </table:table-cell>
              <table:table-cell office:value-type="float" office:value="0.4872">
                <text:p>0.4872</text:p>
              </table:table-cell>
              <table:table-cell office:value-type="float" office:value="0.487296">
                <text:p>0.487296</text:p>
              </table:table-cell>
              <table:table-cell office:value-type="float" office:value="1.373184">
                <text:p>1.373184</text:p>
              </table:table-cell>
              <table:table-cell office:value-type="float" office:value="1.681472">
                <text:p>1.681472</text:p>
              </table:table-cell>
              <table:table-cell office:value-type="float" office:value="1.316576">
                <text:p>1.316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2176">
                <text:p>0.442176</text:p>
              </table:table-cell>
              <table:table-cell office:value-type="float" office:value="0.964896">
                <text:p>0.964896</text:p>
              </table:table-cell>
              <table:table-cell office:value-type="float" office:value="0.48656">
                <text:p>0.48656</text:p>
              </table:table-cell>
              <table:table-cell office:value-type="float" office:value="0.782336">
                <text:p>0.782336</text:p>
              </table:table-cell>
              <table:table-cell office:value-type="float" office:value="1.623488">
                <text:p>1.623488</text:p>
              </table:table-cell>
              <table:table-cell office:value-type="float" office:value="0.506336">
                <text:p>0.506336</text:p>
              </table:table-cell>
              <table:table-cell office:value-type="float" office:value="0.510144">
                <text:p>0.510144</text:p>
              </table:table-cell>
              <table:table-cell office:value-type="float" office:value="0.503328">
                <text:p>0.503328</text:p>
              </table:table-cell>
              <table:table-cell office:value-type="float" office:value="0.504096">
                <text:p>0.504096</text:p>
              </table:table-cell>
              <table:table-cell office:value-type="float" office:value="4.613088">
                <text:p>4.613088</text:p>
              </table:table-cell>
              <table:table-cell office:value-type="float" office:value="1.89152">
                <text:p>1.89152</text:p>
              </table:table-cell>
              <table:table-cell office:value-type="float" office:value="1.45952">
                <text:p>1.45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096">
                <text:p>0.44096</text:p>
              </table:table-cell>
              <table:table-cell office:value-type="float" office:value="1.03472">
                <text:p>1.03472</text:p>
              </table:table-cell>
              <table:table-cell office:value-type="float" office:value="0.502112">
                <text:p>0.502112</text:p>
              </table:table-cell>
              <table:table-cell office:value-type="float" office:value="0.823712">
                <text:p>0.823712</text:p>
              </table:table-cell>
              <table:table-cell office:value-type="float" office:value="1.195456">
                <text:p>1.195456</text:p>
              </table:table-cell>
              <table:table-cell office:value-type="float" office:value="0.499584">
                <text:p>0.499584</text:p>
              </table:table-cell>
              <table:table-cell office:value-type="float" office:value="0.498208">
                <text:p>0.498208</text:p>
              </table:table-cell>
              <table:table-cell office:value-type="float" office:value="0.500864">
                <text:p>0.500864</text:p>
              </table:table-cell>
              <table:table-cell office:value-type="float" office:value="0.488416">
                <text:p>0.488416</text:p>
              </table:table-cell>
              <table:table-cell office:value-type="float" office:value="0.491776">
                <text:p>0.491776</text:p>
              </table:table-cell>
              <table:table-cell office:value-type="float" office:value="2.504512">
                <text:p>2.504512</text:p>
              </table:table-cell>
              <table:table-cell office:value-type="float" office:value="1.553952">
                <text:p>1.553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3056">
                <text:p>0.453056</text:p>
              </table:table-cell>
              <table:table-cell office:value-type="float" office:value="0.93984">
                <text:p>0.93984</text:p>
              </table:table-cell>
              <table:table-cell office:value-type="float" office:value="0.505664">
                <text:p>0.505664</text:p>
              </table:table-cell>
              <table:table-cell office:value-type="float" office:value="0.831648">
                <text:p>0.831648</text:p>
              </table:table-cell>
              <table:table-cell office:value-type="float" office:value="0.865824">
                <text:p>0.865824</text:p>
              </table:table-cell>
              <table:table-cell office:value-type="float" office:value="0.504736">
                <text:p>0.504736</text:p>
              </table:table-cell>
              <table:table-cell office:value-type="float" office:value="0.507872">
                <text:p>0.507872</text:p>
              </table:table-cell>
              <table:table-cell office:value-type="float" office:value="0.4984">
                <text:p>0.4984</text:p>
              </table:table-cell>
              <table:table-cell office:value-type="float" office:value="0.492224">
                <text:p>0.492224</text:p>
              </table:table-cell>
              <table:table-cell office:value-type="float" office:value="0.502688">
                <text:p>0.502688</text:p>
              </table:table-cell>
              <table:table-cell office:value-type="float" office:value="2.594112">
                <text:p>2.594112</text:p>
              </table:table-cell>
              <table:table-cell office:value-type="float" office:value="1.970912">
                <text:p>1.970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784">
                <text:p>0.442784</text:p>
              </table:table-cell>
              <table:table-cell office:value-type="float" office:value="0.976608">
                <text:p>0.976608</text:p>
              </table:table-cell>
              <table:table-cell office:value-type="float" office:value="5.924512">
                <text:p>5.924512</text:p>
              </table:table-cell>
              <table:table-cell office:value-type="float" office:value="1.036416">
                <text:p>1.036416</text:p>
              </table:table-cell>
              <table:table-cell office:value-type="float" office:value="0.77792">
                <text:p>0.77792</text:p>
              </table:table-cell>
              <table:table-cell office:value-type="float" office:value="0.51472">
                <text:p>0.51472</text:p>
              </table:table-cell>
              <table:table-cell office:value-type="float" office:value="0.507264">
                <text:p>0.507264</text:p>
              </table:table-cell>
              <table:table-cell office:value-type="float" office:value="0.510784">
                <text:p>0.510784</text:p>
              </table:table-cell>
              <table:table-cell office:value-type="float" office:value="0.49712">
                <text:p>0.49712</text:p>
              </table:table-cell>
              <table:table-cell office:value-type="float" office:value="0.513984">
                <text:p>0.513984</text:p>
              </table:table-cell>
              <table:table-cell office:value-type="float" office:value="5.300512">
                <text:p>5.300512</text:p>
              </table:table-cell>
              <table:table-cell office:value-type="float" office:value="2.202912">
                <text:p>2.202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1424">
                <text:p>0.451424</text:p>
              </table:table-cell>
              <table:table-cell office:value-type="float" office:value="1.196864">
                <text:p>1.196864</text:p>
              </table:table-cell>
              <table:table-cell office:value-type="float" office:value="0.44112">
                <text:p>0.44112</text:p>
              </table:table-cell>
              <table:table-cell office:value-type="float" office:value="1.304256">
                <text:p>1.304256</text:p>
              </table:table-cell>
              <table:table-cell office:value-type="float" office:value="0.857216">
                <text:p>0.857216</text:p>
              </table:table-cell>
              <table:table-cell office:value-type="float" office:value="0.526432">
                <text:p>0.526432</text:p>
              </table:table-cell>
              <table:table-cell office:value-type="float" office:value="0.514368">
                <text:p>0.514368</text:p>
              </table:table-cell>
              <table:table-cell office:value-type="float" office:value="0.519712">
                <text:p>0.519712</text:p>
              </table:table-cell>
              <table:table-cell office:value-type="float" office:value="0.510496">
                <text:p>0.510496</text:p>
              </table:table-cell>
              <table:table-cell office:value-type="float" office:value="0.51136">
                <text:p>0.51136</text:p>
              </table:table-cell>
              <table:table-cell office:value-type="float" office:value="1.201728">
                <text:p>1.201728</text:p>
              </table:table-cell>
              <table:table-cell office:value-type="float" office:value="2.476544">
                <text:p>2.476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408">
                <text:p>0.449408</text:p>
              </table:table-cell>
              <table:table-cell office:value-type="float" office:value="0.77296">
                <text:p>0.77296</text:p>
              </table:table-cell>
              <table:table-cell office:value-type="float" office:value="0.439328">
                <text:p>0.439328</text:p>
              </table:table-cell>
              <table:table-cell office:value-type="float" office:value="1.381024">
                <text:p>1.381024</text:p>
              </table:table-cell>
              <table:table-cell office:value-type="float" office:value="0.89424">
                <text:p>0.89424</text:p>
              </table:table-cell>
              <table:table-cell office:value-type="float" office:value="0.514144">
                <text:p>0.514144</text:p>
              </table:table-cell>
              <table:table-cell office:value-type="float" office:value="0.521984">
                <text:p>0.521984</text:p>
              </table:table-cell>
              <table:table-cell office:value-type="float" office:value="0.511008">
                <text:p>0.511008</text:p>
              </table:table-cell>
              <table:table-cell office:value-type="float" office:value="0.522464">
                <text:p>0.522464</text:p>
              </table:table-cell>
              <table:table-cell office:value-type="float" office:value="0.52032">
                <text:p>0.52032</text:p>
              </table:table-cell>
              <table:table-cell office:value-type="float" office:value="0.804832">
                <text:p>0.804832</text:p>
              </table:table-cell>
              <table:table-cell office:value-type="float" office:value="2.995744">
                <text:p>2.99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0112">
                <text:p>0.450112</text:p>
              </table:table-cell>
              <table:table-cell office:value-type="float" office:value="0.82096">
                <text:p>0.82096</text:p>
              </table:table-cell>
              <table:table-cell office:value-type="float" office:value="0.432096">
                <text:p>0.432096</text:p>
              </table:table-cell>
              <table:table-cell office:value-type="float" office:value="1.08368">
                <text:p>1.08368</text:p>
              </table:table-cell>
              <table:table-cell office:value-type="float" office:value="1.055616">
                <text:p>1.055616</text:p>
              </table:table-cell>
              <table:table-cell office:value-type="float" office:value="0.515584">
                <text:p>0.515584</text:p>
              </table:table-cell>
              <table:table-cell office:value-type="float" office:value="0.52192">
                <text:p>0.52192</text:p>
              </table:table-cell>
              <table:table-cell office:value-type="float" office:value="0.524064">
                <text:p>0.524064</text:p>
              </table:table-cell>
              <table:table-cell office:value-type="float" office:value="0.513536">
                <text:p>0.513536</text:p>
              </table:table-cell>
              <table:table-cell office:value-type="float" office:value="0.518976">
                <text:p>0.518976</text:p>
              </table:table-cell>
              <table:table-cell office:value-type="float" office:value="0.842976">
                <text:p>0.842976</text:p>
              </table:table-cell>
              <table:table-cell office:value-type="float" office:value="3.50416">
                <text:p>3.50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3088">
                <text:p>0.453088</text:p>
              </table:table-cell>
              <table:table-cell office:value-type="float" office:value="0.809632">
                <text:p>0.809632</text:p>
              </table:table-cell>
              <table:table-cell office:value-type="float" office:value="0.43552">
                <text:p>0.43552</text:p>
              </table:table-cell>
              <table:table-cell office:value-type="float" office:value="1.351136">
                <text:p>1.351136</text:p>
              </table:table-cell>
              <table:table-cell office:value-type="float" office:value="1.064896">
                <text:p>1.064896</text:p>
              </table:table-cell>
              <table:table-cell office:value-type="float" office:value="0.5512">
                <text:p>0.5512</text:p>
              </table:table-cell>
              <table:table-cell office:value-type="float" office:value="0.529696">
                <text:p>0.529696</text:p>
              </table:table-cell>
              <table:table-cell office:value-type="float" office:value="0.525984">
                <text:p>0.525984</text:p>
              </table:table-cell>
              <table:table-cell office:value-type="float" office:value="0.522944">
                <text:p>0.522944</text:p>
              </table:table-cell>
              <table:table-cell office:value-type="float" office:value="0.5352">
                <text:p>0.5352</text:p>
              </table:table-cell>
              <table:table-cell office:value-type="float" office:value="0.806688">
                <text:p>0.806688</text:p>
              </table:table-cell>
              <table:table-cell office:value-type="float" office:value="5.321856">
                <text:p>5.321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2704">
                <text:p>0.452704</text:p>
              </table:table-cell>
              <table:table-cell office:value-type="float" office:value="0.79536">
                <text:p>0.79536</text:p>
              </table:table-cell>
              <table:table-cell office:value-type="float" office:value="0.441504">
                <text:p>0.441504</text:p>
              </table:table-cell>
              <table:table-cell office:value-type="float" office:value="0.829728">
                <text:p>0.829728</text:p>
              </table:table-cell>
              <table:table-cell office:value-type="float" office:value="1.107296">
                <text:p>1.107296</text:p>
              </table:table-cell>
              <table:table-cell office:value-type="float" office:value="0.542624">
                <text:p>0.542624</text:p>
              </table:table-cell>
              <table:table-cell office:value-type="float" office:value="0.53424">
                <text:p>0.53424</text:p>
              </table:table-cell>
              <table:table-cell office:value-type="float" office:value="0.535168">
                <text:p>0.535168</text:p>
              </table:table-cell>
              <table:table-cell office:value-type="float" office:value="0.52544">
                <text:p>0.52544</text:p>
              </table:table-cell>
              <table:table-cell office:value-type="float" office:value="0.542624">
                <text:p>0.542624</text:p>
              </table:table-cell>
              <table:table-cell office:value-type="float" office:value="0.881376">
                <text:p>0.881376</text:p>
              </table:table-cell>
              <table:table-cell office:value-type="float" office:value="0.528768">
                <text:p>0.528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4912">
                <text:p>0.454912</text:p>
              </table:table-cell>
              <table:table-cell office:value-type="float" office:value="0.724384">
                <text:p>0.724384</text:p>
              </table:table-cell>
              <table:table-cell office:value-type="float" office:value="0.452608">
                <text:p>0.452608</text:p>
              </table:table-cell>
              <table:table-cell office:value-type="float" office:value="0.836096">
                <text:p>0.836096</text:p>
              </table:table-cell>
              <table:table-cell office:value-type="float" office:value="1.359136">
                <text:p>1.359136</text:p>
              </table:table-cell>
              <table:table-cell office:value-type="float" office:value="0.54">
                <text:p>0.54</text:p>
              </table:table-cell>
              <table:table-cell office:value-type="float" office:value="0.547936">
                <text:p>0.547936</text:p>
              </table:table-cell>
              <table:table-cell office:value-type="float" office:value="0.549984">
                <text:p>0.549984</text:p>
              </table:table-cell>
              <table:table-cell office:value-type="float" office:value="0.527872">
                <text:p>0.527872</text:p>
              </table:table-cell>
              <table:table-cell office:value-type="float" office:value="0.535136">
                <text:p>0.535136</text:p>
              </table:table-cell>
              <table:table-cell office:value-type="float" office:value="0.793664">
                <text:p>0.793664</text:p>
              </table:table-cell>
              <table:table-cell office:value-type="float" office:value="0.511872">
                <text:p>0.511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4528">
                <text:p>0.454528</text:p>
              </table:table-cell>
              <table:table-cell office:value-type="float" office:value="1.231136">
                <text:p>1.231136</text:p>
              </table:table-cell>
              <table:table-cell office:value-type="float" office:value="0.454432">
                <text:p>0.454432</text:p>
              </table:table-cell>
              <table:table-cell office:value-type="float" office:value="6.805184">
                <text:p>6.805184</text:p>
              </table:table-cell>
              <table:table-cell office:value-type="float" office:value="0.911872">
                <text:p>0.911872</text:p>
              </table:table-cell>
              <table:table-cell office:value-type="float" office:value="0.550976">
                <text:p>0.550976</text:p>
              </table:table-cell>
              <table:table-cell office:value-type="float" office:value="0.548">
                <text:p>0.548</text:p>
              </table:table-cell>
              <table:table-cell office:value-type="float" office:value="0.562656">
                <text:p>0.562656</text:p>
              </table:table-cell>
              <table:table-cell office:value-type="float" office:value="0.546144">
                <text:p>0.546144</text:p>
              </table:table-cell>
              <table:table-cell office:value-type="float" office:value="0.538176">
                <text:p>0.538176</text:p>
              </table:table-cell>
              <table:table-cell office:value-type="float" office:value="0.966752">
                <text:p>0.966752</text:p>
              </table:table-cell>
              <table:table-cell office:value-type="float" office:value="0.522336">
                <text:p>0.522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904">
                <text:p>0.45904</text:p>
              </table:table-cell>
              <table:table-cell office:value-type="float" office:value="0.969248">
                <text:p>0.969248</text:p>
              </table:table-cell>
              <table:table-cell office:value-type="float" office:value="0.459456">
                <text:p>0.459456</text:p>
              </table:table-cell>
              <table:table-cell office:value-type="float" office:value="1.291104">
                <text:p>1.291104</text:p>
              </table:table-cell>
              <table:table-cell office:value-type="float" office:value="0.883808">
                <text:p>0.883808</text:p>
              </table:table-cell>
              <table:table-cell office:value-type="float" office:value="0.566304">
                <text:p>0.566304</text:p>
              </table:table-cell>
              <table:table-cell office:value-type="float" office:value="0.552736">
                <text:p>0.552736</text:p>
              </table:table-cell>
              <table:table-cell office:value-type="float" office:value="0.56192">
                <text:p>0.56192</text:p>
              </table:table-cell>
              <table:table-cell office:value-type="float" office:value="0.555872">
                <text:p>0.555872</text:p>
              </table:table-cell>
              <table:table-cell office:value-type="float" office:value="0.535744">
                <text:p>0.535744</text:p>
              </table:table-cell>
              <table:table-cell office:value-type="float" office:value="1.031776">
                <text:p>1.031776</text:p>
              </table:table-cell>
              <table:table-cell office:value-type="float" office:value="0.54048">
                <text:p>0.54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8112">
                <text:p>0.458112</text:p>
              </table:table-cell>
              <table:table-cell office:value-type="float" office:value="0.965344">
                <text:p>0.965344</text:p>
              </table:table-cell>
              <table:table-cell office:value-type="float" office:value="0.449312">
                <text:p>0.449312</text:p>
              </table:table-cell>
              <table:table-cell office:value-type="float" office:value="0.75008">
                <text:p>0.75008</text:p>
              </table:table-cell>
              <table:table-cell office:value-type="float" office:value="0.860832">
                <text:p>0.860832</text:p>
              </table:table-cell>
              <table:table-cell office:value-type="float" office:value="0.55488">
                <text:p>0.55488</text:p>
              </table:table-cell>
              <table:table-cell office:value-type="float" office:value="0.557984">
                <text:p>0.557984</text:p>
              </table:table-cell>
              <table:table-cell office:value-type="float" office:value="0.553504">
                <text:p>0.553504</text:p>
              </table:table-cell>
              <table:table-cell office:value-type="float" office:value="0.548256">
                <text:p>0.548256</text:p>
              </table:table-cell>
              <table:table-cell office:value-type="float" office:value="0.546112">
                <text:p>0.546112</text:p>
              </table:table-cell>
              <table:table-cell office:value-type="float" office:value="1.010432">
                <text:p>1.010432</text:p>
              </table:table-cell>
              <table:table-cell office:value-type="float" office:value="0.53168">
                <text:p>0.53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368">
                <text:p>0.46368</text:p>
              </table:table-cell>
              <table:table-cell office:value-type="float" office:value="0.979104">
                <text:p>0.979104</text:p>
              </table:table-cell>
              <table:table-cell office:value-type="float" office:value="0.452096">
                <text:p>0.452096</text:p>
              </table:table-cell>
              <table:table-cell office:value-type="float" office:value="0.749408">
                <text:p>0.749408</text:p>
              </table:table-cell>
              <table:table-cell office:value-type="float" office:value="1.02544">
                <text:p>1.02544</text:p>
              </table:table-cell>
              <table:table-cell office:value-type="float" office:value="0.566208">
                <text:p>0.566208</text:p>
              </table:table-cell>
              <table:table-cell office:value-type="float" office:value="0.580064">
                <text:p>0.580064</text:p>
              </table:table-cell>
              <table:table-cell office:value-type="float" office:value="0.552736">
                <text:p>0.552736</text:p>
              </table:table-cell>
              <table:table-cell office:value-type="float" office:value="0.537056">
                <text:p>0.537056</text:p>
              </table:table-cell>
              <table:table-cell office:value-type="float" office:value="0.552064">
                <text:p>0.552064</text:p>
              </table:table-cell>
              <table:table-cell office:value-type="float" office:value="1.436128">
                <text:p>1.436128</text:p>
              </table:table-cell>
              <table:table-cell office:value-type="float" office:value="0.545248">
                <text:p>0.5452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544">
                <text:p>0.46544</text:p>
              </table:table-cell>
              <table:table-cell office:value-type="float" office:value="1.268544">
                <text:p>1.268544</text:p>
              </table:table-cell>
              <table:table-cell office:value-type="float" office:value="0.456544">
                <text:p>0.456544</text:p>
              </table:table-cell>
              <table:table-cell office:value-type="float" office:value="0.76464">
                <text:p>0.76464</text:p>
              </table:table-cell>
              <table:table-cell office:value-type="float" office:value="1.13616">
                <text:p>1.13616</text:p>
              </table:table-cell>
              <table:table-cell office:value-type="float" office:value="0.580704">
                <text:p>0.580704</text:p>
              </table:table-cell>
              <table:table-cell office:value-type="float" office:value="0.57792">
                <text:p>0.57792</text:p>
              </table:table-cell>
              <table:table-cell office:value-type="float" office:value="0.561984">
                <text:p>0.561984</text:p>
              </table:table-cell>
              <table:table-cell office:value-type="float" office:value="0.560192">
                <text:p>0.560192</text:p>
              </table:table-cell>
              <table:table-cell office:value-type="float" office:value="0.549408">
                <text:p>0.549408</text:p>
              </table:table-cell>
              <table:table-cell office:value-type="float" office:value="1.467744">
                <text:p>1.467744</text:p>
              </table:table-cell>
              <table:table-cell office:value-type="float" office:value="0.54464">
                <text:p>0.54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3392">
                <text:p>0.463392</text:p>
              </table:table-cell>
              <table:table-cell office:value-type="float" office:value="0.775392">
                <text:p>0.775392</text:p>
              </table:table-cell>
              <table:table-cell office:value-type="float" office:value="0.467808">
                <text:p>0.467808</text:p>
              </table:table-cell>
              <table:table-cell office:value-type="float" office:value="0.783424">
                <text:p>0.783424</text:p>
              </table:table-cell>
              <table:table-cell office:value-type="float" office:value="1.149024">
                <text:p>1.149024</text:p>
              </table:table-cell>
              <table:table-cell office:value-type="float" office:value="0.575104">
                <text:p>0.575104</text:p>
              </table:table-cell>
              <table:table-cell office:value-type="float" office:value="0.580384">
                <text:p>0.580384</text:p>
              </table:table-cell>
              <table:table-cell office:value-type="float" office:value="0.579008">
                <text:p>0.579008</text:p>
              </table:table-cell>
              <table:table-cell office:value-type="float" office:value="0.572288">
                <text:p>0.572288</text:p>
              </table:table-cell>
              <table:table-cell office:value-type="float" office:value="0.5744">
                <text:p>0.5744</text:p>
              </table:table-cell>
              <table:table-cell office:value-type="float" office:value="0.85632">
                <text:p>0.85632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3632">
                <text:p>0.473632</text:p>
              </table:table-cell>
              <table:table-cell office:value-type="float" office:value="0.826432">
                <text:p>0.826432</text:p>
              </table:table-cell>
              <table:table-cell office:value-type="float" office:value="0.458304">
                <text:p>0.458304</text:p>
              </table:table-cell>
              <table:table-cell office:value-type="float" office:value="0.756544">
                <text:p>0.756544</text:p>
              </table:table-cell>
              <table:table-cell office:value-type="float" office:value="1.13616">
                <text:p>1.13616</text:p>
              </table:table-cell>
              <table:table-cell office:value-type="float" office:value="0.585728">
                <text:p>0.585728</text:p>
              </table:table-cell>
              <table:table-cell office:value-type="float" office:value="0.586272">
                <text:p>0.586272</text:p>
              </table:table-cell>
              <table:table-cell office:value-type="float" office:value="0.569312">
                <text:p>0.569312</text:p>
              </table:table-cell>
              <table:table-cell office:value-type="float" office:value="0.575616">
                <text:p>0.575616</text:p>
              </table:table-cell>
              <table:table-cell office:value-type="float" office:value="0.574944">
                <text:p>0.574944</text:p>
              </table:table-cell>
              <table:table-cell office:value-type="float" office:value="0.84608">
                <text:p>0.84608</text:p>
              </table:table-cell>
              <table:table-cell office:value-type="float" office:value="0.574336">
                <text:p>0.574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88">
                <text:p>0.47088</text:p>
              </table:table-cell>
              <table:table-cell office:value-type="float" office:value="0.730048">
                <text:p>0.730048</text:p>
              </table:table-cell>
              <table:table-cell office:value-type="float" office:value="0.464096">
                <text:p>0.464096</text:p>
              </table:table-cell>
              <table:table-cell office:value-type="float" office:value="1.02368">
                <text:p>1.02368</text:p>
              </table:table-cell>
              <table:table-cell office:value-type="float" office:value="6.858272">
                <text:p>6.858272</text:p>
              </table:table-cell>
              <table:table-cell office:value-type="float" office:value="0.59248">
                <text:p>0.59248</text:p>
              </table:table-cell>
              <table:table-cell office:value-type="float" office:value="0.604608">
                <text:p>0.604608</text:p>
              </table:table-cell>
              <table:table-cell office:value-type="float" office:value="0.584576">
                <text:p>0.584576</text:p>
              </table:table-cell>
              <table:table-cell office:value-type="float" office:value="0.5848">
                <text:p>0.5848</text:p>
              </table:table-cell>
              <table:table-cell office:value-type="float" office:value="0.599616">
                <text:p>0.599616</text:p>
              </table:table-cell>
              <table:table-cell office:value-type="float" office:value="0.88288">
                <text:p>0.88288</text:p>
              </table:table-cell>
              <table:table-cell office:value-type="float" office:value="0.564032">
                <text:p>0.56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7088">
                <text:p>0.477088</text:p>
              </table:table-cell>
              <table:table-cell office:value-type="float" office:value="0.899424">
                <text:p>0.899424</text:p>
              </table:table-cell>
              <table:table-cell office:value-type="float" office:value="0.467872">
                <text:p>0.467872</text:p>
              </table:table-cell>
              <table:table-cell office:value-type="float" office:value="1.02432">
                <text:p>1.02432</text:p>
              </table:table-cell>
              <table:table-cell office:value-type="float" office:value="0.79936">
                <text:p>0.79936</text:p>
              </table:table-cell>
              <table:table-cell office:value-type="float" office:value="0.614848">
                <text:p>0.614848</text:p>
              </table:table-cell>
              <table:table-cell office:value-type="float" office:value="0.603424">
                <text:p>0.603424</text:p>
              </table:table-cell>
              <table:table-cell office:value-type="float" office:value="0.600608">
                <text:p>0.600608</text:p>
              </table:table-cell>
              <table:table-cell office:value-type="float" office:value="0.588032">
                <text:p>0.588032</text:p>
              </table:table-cell>
              <table:table-cell office:value-type="float" office:value="0.593696">
                <text:p>0.593696</text:p>
              </table:table-cell>
              <table:table-cell office:value-type="float" office:value="0.896096">
                <text:p>0.896096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8">
                <text:p>0.468</text:p>
              </table:table-cell>
              <table:table-cell office:value-type="float" office:value="1.015232">
                <text:p>1.015232</text:p>
              </table:table-cell>
              <table:table-cell office:value-type="float" office:value="0.464512">
                <text:p>0.464512</text:p>
              </table:table-cell>
              <table:table-cell office:value-type="float" office:value="0.98816">
                <text:p>0.98816</text:p>
              </table:table-cell>
              <table:table-cell office:value-type="float" office:value="0.91136">
                <text:p>0.91136</text:p>
              </table:table-cell>
              <table:table-cell office:value-type="float" office:value="0.62928">
                <text:p>0.62928</text:p>
              </table:table-cell>
              <table:table-cell office:value-type="float" office:value="0.607008">
                <text:p>0.607008</text:p>
              </table:table-cell>
              <table:table-cell office:value-type="float" office:value="0.598816">
                <text:p>0.598816</text:p>
              </table:table-cell>
              <table:table-cell office:value-type="float" office:value="0.613408">
                <text:p>0.613408</text:p>
              </table:table-cell>
              <table:table-cell office:value-type="float" office:value="0.607616">
                <text:p>0.607616</text:p>
              </table:table-cell>
              <table:table-cell office:value-type="float" office:value="1.262944">
                <text:p>1.262944</text:p>
              </table:table-cell>
              <table:table-cell office:value-type="float" office:value="0.58784">
                <text:p>0.58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496">
                <text:p>0.474496</text:p>
              </table:table-cell>
              <table:table-cell office:value-type="float" office:value="0.983008">
                <text:p>0.983008</text:p>
              </table:table-cell>
              <table:table-cell office:value-type="float" office:value="0.473696">
                <text:p>0.473696</text:p>
              </table:table-cell>
              <table:table-cell office:value-type="float" office:value="1.015552">
                <text:p>1.015552</text:p>
              </table:table-cell>
              <table:table-cell office:value-type="float" office:value="1.327136">
                <text:p>1.327136</text:p>
              </table:table-cell>
              <table:table-cell office:value-type="float" office:value="0.62176">
                <text:p>0.62176</text:p>
              </table:table-cell>
              <table:table-cell office:value-type="float" office:value="0.607296">
                <text:p>0.607296</text:p>
              </table:table-cell>
              <table:table-cell office:value-type="float" office:value="0.61952">
                <text:p>0.61952</text:p>
              </table:table-cell>
              <table:table-cell office:value-type="float" office:value="0.616128">
                <text:p>0.616128</text:p>
              </table:table-cell>
              <table:table-cell office:value-type="float" office:value="0.604384">
                <text:p>0.604384</text:p>
              </table:table-cell>
              <table:table-cell office:value-type="float" office:value="1.104288">
                <text:p>1.104288</text:p>
              </table:table-cell>
              <table:table-cell office:value-type="float" office:value="0.589056">
                <text:p>0.589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5424">
                <text:p>0.475424</text:p>
              </table:table-cell>
              <table:table-cell office:value-type="float" office:value="1.028512">
                <text:p>1.028512</text:p>
              </table:table-cell>
              <table:table-cell office:value-type="float" office:value="0.46352">
                <text:p>0.46352</text:p>
              </table:table-cell>
              <table:table-cell office:value-type="float" office:value="1.123168">
                <text:p>1.123168</text:p>
              </table:table-cell>
              <table:table-cell office:value-type="float" office:value="1.243904">
                <text:p>1.243904</text:p>
              </table:table-cell>
              <table:table-cell office:value-type="float" office:value="0.63936">
                <text:p>0.63936</text:p>
              </table:table-cell>
              <table:table-cell office:value-type="float" office:value="0.629472">
                <text:p>0.629472</text:p>
              </table:table-cell>
              <table:table-cell office:value-type="float" office:value="0.640224">
                <text:p>0.640224</text:p>
              </table:table-cell>
              <table:table-cell office:value-type="float" office:value="0.620896">
                <text:p>0.620896</text:p>
              </table:table-cell>
              <table:table-cell office:value-type="float" office:value="0.605952">
                <text:p>0.605952</text:p>
              </table:table-cell>
              <table:table-cell office:value-type="float" office:value="1.106112">
                <text:p>1.106112</text:p>
              </table:table-cell>
              <table:table-cell office:value-type="float" office:value="0.598336">
                <text:p>0.598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1888">
                <text:p>0.481888</text:p>
              </table:table-cell>
              <table:table-cell office:value-type="float" office:value="1.238336">
                <text:p>1.238336</text:p>
              </table:table-cell>
              <table:table-cell office:value-type="float" office:value="0.47264">
                <text:p>0.47264</text:p>
              </table:table-cell>
              <table:table-cell office:value-type="float" office:value="0.725632">
                <text:p>0.725632</text:p>
              </table:table-cell>
              <table:table-cell office:value-type="float" office:value="1.494016">
                <text:p>1.494016</text:p>
              </table:table-cell>
              <table:table-cell office:value-type="float" office:value="0.648256">
                <text:p>0.648256</text:p>
              </table:table-cell>
              <table:table-cell office:value-type="float" office:value="0.622752">
                <text:p>0.622752</text:p>
              </table:table-cell>
              <table:table-cell office:value-type="float" office:value="0.640192">
                <text:p>0.640192</text:p>
              </table:table-cell>
              <table:table-cell office:value-type="float" office:value="0.623424">
                <text:p>0.623424</text:p>
              </table:table-cell>
              <table:table-cell office:value-type="float" office:value="0.612288">
                <text:p>0.612288</text:p>
              </table:table-cell>
              <table:table-cell office:value-type="float" office:value="1.13616">
                <text:p>1.13616</text:p>
              </table:table-cell>
              <table:table-cell office:value-type="float" office:value="0.617632">
                <text:p>0.617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52">
                <text:p>0.47552</text:p>
              </table:table-cell>
              <table:table-cell office:value-type="float" office:value="0.789024">
                <text:p>0.789024</text:p>
              </table:table-cell>
              <table:table-cell office:value-type="float" office:value="0.471808">
                <text:p>0.471808</text:p>
              </table:table-cell>
              <table:table-cell office:value-type="float" office:value="0.811104">
                <text:p>0.811104</text:p>
              </table:table-cell>
              <table:table-cell office:value-type="float" office:value="0.79728">
                <text:p>0.79728</text:p>
              </table:table-cell>
              <table:table-cell office:value-type="float" office:value="0.67024">
                <text:p>0.67024</text:p>
              </table:table-cell>
              <table:table-cell office:value-type="float" office:value="0.631648">
                <text:p>0.631648</text:p>
              </table:table-cell>
              <table:table-cell office:value-type="float" office:value="0.655808">
                <text:p>0.655808</text:p>
              </table:table-cell>
              <table:table-cell office:value-type="float" office:value="0.634368">
                <text:p>0.634368</text:p>
              </table:table-cell>
              <table:table-cell office:value-type="float" office:value="0.633216">
                <text:p>0.633216</text:p>
              </table:table-cell>
              <table:table-cell office:value-type="float" office:value="1.351328">
                <text:p>1.351328</text:p>
              </table:table-cell>
              <table:table-cell office:value-type="float" office:value="0.621536">
                <text:p>0.621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1104">
                <text:p>0.471104</text:p>
              </table:table-cell>
              <table:table-cell office:value-type="float" office:value="0.814432">
                <text:p>0.814432</text:p>
              </table:table-cell>
              <table:table-cell office:value-type="float" office:value="0.487168">
                <text:p>0.487168</text:p>
              </table:table-cell>
              <table:table-cell office:value-type="float" office:value="0.75232">
                <text:p>0.75232</text:p>
              </table:table-cell>
              <table:table-cell office:value-type="float" office:value="0.779328">
                <text:p>0.779328</text:p>
              </table:table-cell>
              <table:table-cell office:value-type="float" office:value="7.290272">
                <text:p>7.290272</text:p>
              </table:table-cell>
              <table:table-cell office:value-type="float" office:value="0.66256">
                <text:p>0.66256</text:p>
              </table:table-cell>
              <table:table-cell office:value-type="float" office:value="0.675616">
                <text:p>0.675616</text:p>
              </table:table-cell>
              <table:table-cell office:value-type="float" office:value="0.652608">
                <text:p>0.652608</text:p>
              </table:table-cell>
              <table:table-cell office:value-type="float" office:value="0.643168">
                <text:p>0.643168</text:p>
              </table:table-cell>
              <table:table-cell office:value-type="float" office:value="0.986272">
                <text:p>0.986272</text:p>
              </table:table-cell>
              <table:table-cell office:value-type="float" office:value="0.622784">
                <text:p>0.622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04">
                <text:p>0.4904</text:p>
              </table:table-cell>
              <table:table-cell office:value-type="float" office:value="0.883232">
                <text:p>0.883232</text:p>
              </table:table-cell>
              <table:table-cell office:value-type="float" office:value="0.485088">
                <text:p>0.485088</text:p>
              </table:table-cell>
              <table:table-cell office:value-type="float" office:value="0.815328">
                <text:p>0.815328</text:p>
              </table:table-cell>
              <table:table-cell office:value-type="float" office:value="0.770816">
                <text:p>0.770816</text:p>
              </table:table-cell>
              <table:table-cell office:value-type="float" office:value="0.4744">
                <text:p>0.4744</text:p>
              </table:table-cell>
              <table:table-cell office:value-type="float" office:value="0.69856">
                <text:p>0.69856</text:p>
              </table:table-cell>
              <table:table-cell office:value-type="float" office:value="0.65872">
                <text:p>0.65872</text:p>
              </table:table-cell>
              <table:table-cell office:value-type="float" office:value="0.659968">
                <text:p>0.659968</text:p>
              </table:table-cell>
              <table:table-cell office:value-type="float" office:value="0.64752">
                <text:p>0.64752</text:p>
              </table:table-cell>
              <table:table-cell office:value-type="float" office:value="1.00848">
                <text:p>1.00848</text:p>
              </table:table-cell>
              <table:table-cell office:value-type="float" office:value="0.640192">
                <text:p>0.640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632">
                <text:p>0.481632</text:p>
              </table:table-cell>
              <table:table-cell office:value-type="float" office:value="0.80832">
                <text:p>0.80832</text:p>
              </table:table-cell>
              <table:table-cell office:value-type="float" office:value="0.485728">
                <text:p>0.485728</text:p>
              </table:table-cell>
              <table:table-cell office:value-type="float" office:value="0.864">
                <text:p>0.864</text:p>
              </table:table-cell>
              <table:table-cell office:value-type="float" office:value="1.110016">
                <text:p>1.110016</text:p>
              </table:table-cell>
              <table:table-cell office:value-type="float" office:value="0.478272">
                <text:p>0.478272</text:p>
              </table:table-cell>
              <table:table-cell office:value-type="float" office:value="0.688704">
                <text:p>0.688704</text:p>
              </table:table-cell>
              <table:table-cell office:value-type="float" office:value="0.683872">
                <text:p>0.683872</text:p>
              </table:table-cell>
              <table:table-cell office:value-type="float" office:value="0.66048">
                <text:p>0.66048</text:p>
              </table:table-cell>
              <table:table-cell office:value-type="float" office:value="0.667328">
                <text:p>0.667328</text:p>
              </table:table-cell>
              <table:table-cell office:value-type="float" office:value="0.94128">
                <text:p>0.94128</text:p>
              </table:table-cell>
              <table:table-cell office:value-type="float" office:value="0.652032">
                <text:p>0.652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176">
                <text:p>0.486176</text:p>
              </table:table-cell>
              <table:table-cell office:value-type="float" office:value="1.050016">
                <text:p>1.050016</text:p>
              </table:table-cell>
              <table:table-cell office:value-type="float" office:value="0.475264">
                <text:p>0.475264</text:p>
              </table:table-cell>
              <table:table-cell office:value-type="float" office:value="1.017216">
                <text:p>1.017216</text:p>
              </table:table-cell>
              <table:table-cell office:value-type="float" office:value="0.972352">
                <text:p>0.972352</text:p>
              </table:table-cell>
              <table:table-cell office:value-type="float" office:value="0.481472">
                <text:p>0.481472</text:p>
              </table:table-cell>
              <table:table-cell office:value-type="float" office:value="0.699776">
                <text:p>0.699776</text:p>
              </table:table-cell>
              <table:table-cell office:value-type="float" office:value="0.696544">
                <text:p>0.696544</text:p>
              </table:table-cell>
              <table:table-cell office:value-type="float" office:value="0.674624">
                <text:p>0.674624</text:p>
              </table:table-cell>
              <table:table-cell office:value-type="float" office:value="0.657952">
                <text:p>0.657952</text:p>
              </table:table-cell>
              <table:table-cell office:value-type="float" office:value="1.081184">
                <text:p>1.081184</text:p>
              </table:table-cell>
              <table:table-cell office:value-type="float" office:value="0.658912">
                <text:p>0.658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7664">
                <text:p>0.497664</text:p>
              </table:table-cell>
              <table:table-cell office:value-type="float" office:value="1.04368">
                <text:p>1.04368</text:p>
              </table:table-cell>
              <table:table-cell office:value-type="float" office:value="0.485664">
                <text:p>0.485664</text:p>
              </table:table-cell>
              <table:table-cell office:value-type="float" office:value="1.064576">
                <text:p>1.064576</text:p>
              </table:table-cell>
              <table:table-cell office:value-type="float" office:value="1.330432">
                <text:p>1.330432</text:p>
              </table:table-cell>
              <table:table-cell office:value-type="float" office:value="0.47872">
                <text:p>0.47872</text:p>
              </table:table-cell>
              <table:table-cell office:value-type="float" office:value="0.71184">
                <text:p>0.71184</text:p>
              </table:table-cell>
              <table:table-cell office:value-type="float" office:value="0.70528">
                <text:p>0.70528</text:p>
              </table:table-cell>
              <table:table-cell office:value-type="float" office:value="0.677088">
                <text:p>0.677088</text:p>
              </table:table-cell>
              <table:table-cell office:value-type="float" office:value="0.671904">
                <text:p>0.671904</text:p>
              </table:table-cell>
              <table:table-cell office:value-type="float" office:value="1.234272">
                <text:p>1.234272</text:p>
              </table:table-cell>
              <table:table-cell office:value-type="float" office:value="0.667968">
                <text:p>0.66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648">
                <text:p>0.49648</text:p>
              </table:table-cell>
              <table:table-cell office:value-type="float" office:value="1.03296">
                <text:p>1.03296</text:p>
              </table:table-cell>
              <table:table-cell office:value-type="float" office:value="0.479136">
                <text:p>0.479136</text:p>
              </table:table-cell>
              <table:table-cell office:value-type="float" office:value="0.99248">
                <text:p>0.99248</text:p>
              </table:table-cell>
              <table:table-cell office:value-type="float" office:value="1.234752">
                <text:p>1.234752</text:p>
              </table:table-cell>
              <table:table-cell office:value-type="float" office:value="0.48144">
                <text:p>0.48144</text:p>
              </table:table-cell>
              <table:table-cell office:value-type="float" office:value="0.72272">
                <text:p>0.72272</text:p>
              </table:table-cell>
              <table:table-cell office:value-type="float" office:value="0.720928">
                <text:p>0.720928</text:p>
              </table:table-cell>
              <table:table-cell office:value-type="float" office:value="0.716832">
                <text:p>0.716832</text:p>
              </table:table-cell>
              <table:table-cell office:value-type="float" office:value="0.697024">
                <text:p>0.697024</text:p>
              </table:table-cell>
              <table:table-cell office:value-type="float" office:value="1.181664">
                <text:p>1.181664</text:p>
              </table:table-cell>
              <table:table-cell office:value-type="float" office:value="0.672384">
                <text:p>0.672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9664">
                <text:p>0.489664</text:p>
              </table:table-cell>
              <table:table-cell office:value-type="float" office:value="1.076768">
                <text:p>1.076768</text:p>
              </table:table-cell>
              <table:table-cell office:value-type="float" office:value="0.482976">
                <text:p>0.482976</text:p>
              </table:table-cell>
              <table:table-cell office:value-type="float" office:value="1.25808">
                <text:p>1.25808</text:p>
              </table:table-cell>
              <table:table-cell office:value-type="float" office:value="1.218016">
                <text:p>1.218016</text:p>
              </table:table-cell>
              <table:table-cell office:value-type="float" office:value="0.4824">
                <text:p>0.4824</text:p>
              </table:table-cell>
              <table:table-cell office:value-type="float" office:value="0.755744">
                <text:p>0.755744</text:p>
              </table:table-cell>
              <table:table-cell office:value-type="float" office:value="0.712768">
                <text:p>0.712768</text:p>
              </table:table-cell>
              <table:table-cell office:value-type="float" office:value="0.715808">
                <text:p>0.715808</text:p>
              </table:table-cell>
              <table:table-cell office:value-type="float" office:value="0.695136">
                <text:p>0.695136</text:p>
              </table:table-cell>
              <table:table-cell office:value-type="float" office:value="1.194304">
                <text:p>1.194304</text:p>
              </table:table-cell>
              <table:table-cell office:value-type="float" office:value="0.69232">
                <text:p>0.69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29025">
                <text:p>9.229025</text:p>
              </table:table-cell>
              <table:table-cell office:value-type="float" office:value="1.384096">
                <text:p>1.384096</text:p>
              </table:table-cell>
              <table:table-cell office:value-type="float" office:value="0.491072">
                <text:p>0.491072</text:p>
              </table:table-cell>
              <table:table-cell office:value-type="float" office:value="0.836">
                <text:p>0.836</text:p>
              </table:table-cell>
              <table:table-cell office:value-type="float" office:value="0.815488">
                <text:p>0.815488</text:p>
              </table:table-cell>
              <table:table-cell office:value-type="float" office:value="0.47952">
                <text:p>0.47952</text:p>
              </table:table-cell>
              <table:table-cell office:value-type="float" office:value="7.368192">
                <text:p>7.368192</text:p>
              </table:table-cell>
              <table:table-cell office:value-type="float" office:value="0.731232">
                <text:p>0.731232</text:p>
              </table:table-cell>
              <table:table-cell office:value-type="float" office:value="0.733248">
                <text:p>0.733248</text:p>
              </table:table-cell>
              <table:table-cell office:value-type="float" office:value="0.721856">
                <text:p>0.721856</text:p>
              </table:table-cell>
              <table:table-cell office:value-type="float" office:value="1.119648">
                <text:p>1.119648</text:p>
              </table:table-cell>
              <table:table-cell office:value-type="float" office:value="0.708256">
                <text:p>0.708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7968">
                <text:p>0.487968</text:p>
              </table:table-cell>
              <table:table-cell office:value-type="float" office:value="1.236832">
                <text:p>1.236832</text:p>
              </table:table-cell>
              <table:table-cell office:value-type="float" office:value="0.49376">
                <text:p>0.49376</text:p>
              </table:table-cell>
              <table:table-cell office:value-type="float" office:value="0.830112">
                <text:p>0.830112</text:p>
              </table:table-cell>
              <table:table-cell office:value-type="float" office:value="0.851456">
                <text:p>0.851456</text:p>
              </table:table-cell>
              <table:table-cell office:value-type="float" office:value="0.490272">
                <text:p>0.490272</text:p>
              </table:table-cell>
              <table:table-cell office:value-type="float" office:value="0.478688">
                <text:p>0.478688</text:p>
              </table:table-cell>
              <table:table-cell office:value-type="float" office:value="0.767808">
                <text:p>0.767808</text:p>
              </table:table-cell>
              <table:table-cell office:value-type="float" office:value="0.747648">
                <text:p>0.747648</text:p>
              </table:table-cell>
              <table:table-cell office:value-type="float" office:value="0.738208">
                <text:p>0.738208</text:p>
              </table:table-cell>
              <table:table-cell office:value-type="float" office:value="1.0368">
                <text:p>1.0368</text:p>
              </table:table-cell>
              <table:table-cell office:value-type="float" office:value="0.714688">
                <text:p>0.714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1056">
                <text:p>0.501056</text:p>
              </table:table-cell>
              <table:table-cell office:value-type="float" office:value="0.823712">
                <text:p>0.823712</text:p>
              </table:table-cell>
              <table:table-cell office:value-type="float" office:value="0.497152">
                <text:p>0.497152</text:p>
              </table:table-cell>
              <table:table-cell office:value-type="float" office:value="0.76432">
                <text:p>0.76432</text:p>
              </table:table-cell>
              <table:table-cell office:value-type="float" office:value="0.774848">
                <text:p>0.774848</text:p>
              </table:table-cell>
              <table:table-cell office:value-type="float" office:value="0.480608">
                <text:p>0.480608</text:p>
              </table:table-cell>
              <table:table-cell office:value-type="float" office:value="0.48816">
                <text:p>0.48816</text:p>
              </table:table-cell>
              <table:table-cell office:value-type="float" office:value="0.757152">
                <text:p>0.757152</text:p>
              </table:table-cell>
              <table:table-cell office:value-type="float" office:value="0.73792">
                <text:p>0.73792</text:p>
              </table:table-cell>
              <table:table-cell office:value-type="float" office:value="0.742336">
                <text:p>0.742336</text:p>
              </table:table-cell>
              <table:table-cell office:value-type="float" office:value="1.0512">
                <text:p>1.0512</text:p>
              </table:table-cell>
              <table:table-cell office:value-type="float" office:value="0.734752">
                <text:p>0.734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1184">
                <text:p>0.501184</text:p>
              </table:table-cell>
              <table:table-cell office:value-type="float" office:value="0.787648">
                <text:p>0.787648</text:p>
              </table:table-cell>
              <table:table-cell office:value-type="float" office:value="0.496832">
                <text:p>0.496832</text:p>
              </table:table-cell>
              <table:table-cell office:value-type="float" office:value="0.826304">
                <text:p>0.826304</text:p>
              </table:table-cell>
              <table:table-cell office:value-type="float" office:value="1.170272">
                <text:p>1.170272</text:p>
              </table:table-cell>
              <table:table-cell office:value-type="float" office:value="0.49712">
                <text:p>0.49712</text:p>
              </table:table-cell>
              <table:table-cell office:value-type="float" office:value="0.49248">
                <text:p>0.49248</text:p>
              </table:table-cell>
              <table:table-cell office:value-type="float" office:value="0.783424">
                <text:p>0.783424</text:p>
              </table:table-cell>
              <table:table-cell office:value-type="float" office:value="0.759712">
                <text:p>0.759712</text:p>
              </table:table-cell>
              <table:table-cell office:value-type="float" office:value="0.774112">
                <text:p>0.774112</text:p>
              </table:table-cell>
              <table:table-cell office:value-type="float" office:value="1.073504">
                <text:p>1.073504</text:p>
              </table:table-cell>
              <table:table-cell office:value-type="float" office:value="0.726688">
                <text:p>0.72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48">
                <text:p>0.4848</text:p>
              </table:table-cell>
              <table:table-cell office:value-type="float" office:value="0.838944">
                <text:p>0.838944</text:p>
              </table:table-cell>
              <table:table-cell office:value-type="float" office:value="0.495968">
                <text:p>0.495968</text:p>
              </table:table-cell>
              <table:table-cell office:value-type="float" office:value="1.103744">
                <text:p>1.103744</text:p>
              </table:table-cell>
              <table:table-cell office:value-type="float" office:value="1.223616">
                <text:p>1.223616</text:p>
              </table:table-cell>
              <table:table-cell office:value-type="float" office:value="0.50064">
                <text:p>0.50064</text:p>
              </table:table-cell>
              <table:table-cell office:value-type="float" office:value="0.50864">
                <text:p>0.50864</text:p>
              </table:table-cell>
              <table:table-cell office:value-type="float" office:value="0.801312">
                <text:p>0.801312</text:p>
              </table:table-cell>
              <table:table-cell office:value-type="float" office:value="0.797056">
                <text:p>0.797056</text:p>
              </table:table-cell>
              <table:table-cell office:value-type="float" office:value="0.799296">
                <text:p>0.799296</text:p>
              </table:table-cell>
              <table:table-cell office:value-type="float" office:value="1.423776">
                <text:p>1.423776</text:p>
              </table:table-cell>
              <table:table-cell office:value-type="float" office:value="0.776512">
                <text:p>0.776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5712">
                <text:p>0.495712</text:p>
              </table:table-cell>
              <table:table-cell office:value-type="float" office:value="0.995264">
                <text:p>0.995264</text:p>
              </table:table-cell>
              <table:table-cell office:value-type="float" office:value="0.494336">
                <text:p>0.494336</text:p>
              </table:table-cell>
              <table:table-cell office:value-type="float" office:value="0.998144">
                <text:p>0.998144</text:p>
              </table:table-cell>
              <table:table-cell office:value-type="float" office:value="1.042304">
                <text:p>1.042304</text:p>
              </table:table-cell>
              <table:table-cell office:value-type="float" office:value="0.504576">
                <text:p>0.504576</text:p>
              </table:table-cell>
              <table:table-cell office:value-type="float" office:value="0.49472">
                <text:p>0.49472</text:p>
              </table:table-cell>
              <table:table-cell office:value-type="float" office:value="0.860416">
                <text:p>0.860416</text:p>
              </table:table-cell>
              <table:table-cell office:value-type="float" office:value="0.819264">
                <text:p>0.819264</text:p>
              </table:table-cell>
              <table:table-cell office:value-type="float" office:value="0.793824">
                <text:p>0.793824</text:p>
              </table:table-cell>
              <table:table-cell office:value-type="float" office:value="1.51248">
                <text:p>1.51248</text:p>
              </table:table-cell>
              <table:table-cell office:value-type="float" office:value="0.79328">
                <text:p>0.793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7376">
                <text:p>0.497376</text:p>
              </table:table-cell>
              <table:table-cell office:value-type="float" office:value="1.034496">
                <text:p>1.034496</text:p>
              </table:table-cell>
              <table:table-cell office:value-type="float" office:value="0.505952">
                <text:p>0.505952</text:p>
              </table:table-cell>
              <table:table-cell office:value-type="float" office:value="0.995904">
                <text:p>0.995904</text:p>
              </table:table-cell>
              <table:table-cell office:value-type="float" office:value="1.055936">
                <text:p>1.055936</text:p>
              </table:table-cell>
              <table:table-cell office:value-type="float" office:value="0.496736">
                <text:p>0.496736</text:p>
              </table:table-cell>
              <table:table-cell office:value-type="float" office:value="0.501856">
                <text:p>0.501856</text:p>
              </table:table-cell>
              <table:table-cell office:value-type="float" office:value="0.847776">
                <text:p>0.847776</text:p>
              </table:table-cell>
              <table:table-cell office:value-type="float" office:value="0.82336">
                <text:p>0.82336</text:p>
              </table:table-cell>
              <table:table-cell office:value-type="float" office:value="0.825344">
                <text:p>0.825344</text:p>
              </table:table-cell>
              <table:table-cell office:value-type="float" office:value="1.792384">
                <text:p>1.792384</text:p>
              </table:table-cell>
              <table:table-cell office:value-type="float" office:value="0.805632">
                <text:p>0.805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3072">
                <text:p>0.503072</text:p>
              </table:table-cell>
              <table:table-cell office:value-type="float" office:value="0.992352">
                <text:p>0.992352</text:p>
              </table:table-cell>
              <table:table-cell office:value-type="float" office:value="0.512768">
                <text:p>0.512768</text:p>
              </table:table-cell>
              <table:table-cell office:value-type="float" office:value="0.934656">
                <text:p>0.934656</text:p>
              </table:table-cell>
              <table:table-cell office:value-type="float" office:value="1.19168">
                <text:p>1.19168</text:p>
              </table:table-cell>
              <table:table-cell office:value-type="float" office:value="0.498112">
                <text:p>0.498112</text:p>
              </table:table-cell>
              <table:table-cell office:value-type="float" office:value="0.4936">
                <text:p>0.4936</text:p>
              </table:table-cell>
              <table:table-cell office:value-type="float" office:value="7.70832">
                <text:p>7.70832</text:p>
              </table:table-cell>
              <table:table-cell office:value-type="float" office:value="0.854592">
                <text:p>0.854592</text:p>
              </table:table-cell>
              <table:table-cell office:value-type="float" office:value="0.8728">
                <text:p>0.8728</text:p>
              </table:table-cell>
              <table:table-cell office:value-type="float" office:value="1.601984">
                <text:p>1.601984</text:p>
              </table:table-cell>
              <table:table-cell office:value-type="float" office:value="0.820416">
                <text:p>0.820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2752">
                <text:p>0.502752</text:p>
              </table:table-cell>
              <table:table-cell office:value-type="float" office:value="1.267424">
                <text:p>1.267424</text:p>
              </table:table-cell>
              <table:table-cell office:value-type="float" office:value="0.513728">
                <text:p>0.513728</text:p>
              </table:table-cell>
              <table:table-cell office:value-type="float" office:value="1.314272">
                <text:p>1.314272</text:p>
              </table:table-cell>
              <table:table-cell office:value-type="float" office:value="0.860544">
                <text:p>0.860544</text:p>
              </table:table-cell>
              <table:table-cell office:value-type="float" office:value="0.49808">
                <text:p>0.49808</text:p>
              </table:table-cell>
              <table:table-cell office:value-type="float" office:value="0.497696">
                <text:p>0.497696</text:p>
              </table:table-cell>
              <table:table-cell office:value-type="float" office:value="0.499872">
                <text:p>0.499872</text:p>
              </table:table-cell>
              <table:table-cell office:value-type="float" office:value="0.884512">
                <text:p>0.884512</text:p>
              </table:table-cell>
              <table:table-cell office:value-type="float" office:value="0.875552">
                <text:p>0.875552</text:p>
              </table:table-cell>
              <table:table-cell office:value-type="float" office:value="1.397376">
                <text:p>1.397376</text:p>
              </table:table-cell>
              <table:table-cell office:value-type="float" office:value="0.812544">
                <text:p>0.812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176">
                <text:p>0.514176</text:p>
              </table:table-cell>
              <table:table-cell office:value-type="float" office:value="1.087648">
                <text:p>1.087648</text:p>
              </table:table-cell>
              <table:table-cell office:value-type="float" office:value="0.502176">
                <text:p>0.502176</text:p>
              </table:table-cell>
              <table:table-cell office:value-type="float" office:value="0.84096">
                <text:p>0.84096</text:p>
              </table:table-cell>
              <table:table-cell office:value-type="float" office:value="0.79808">
                <text:p>0.79808</text:p>
              </table:table-cell>
              <table:table-cell office:value-type="float" office:value="0.502816">
                <text:p>0.502816</text:p>
              </table:table-cell>
              <table:table-cell office:value-type="float" office:value="0.506016">
                <text:p>0.506016</text:p>
              </table:table-cell>
              <table:table-cell office:value-type="float" office:value="0.493632">
                <text:p>0.493632</text:p>
              </table:table-cell>
              <table:table-cell office:value-type="float" office:value="0.885408">
                <text:p>0.885408</text:p>
              </table:table-cell>
              <table:table-cell office:value-type="float" office:value="0.89664">
                <text:p>0.89664</text:p>
              </table:table-cell>
              <table:table-cell office:value-type="float" office:value="1.163808">
                <text:p>1.163808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2016">
                <text:p>0.502016</text:p>
              </table:table-cell>
              <table:table-cell office:value-type="float" office:value="1.307424">
                <text:p>1.307424</text:p>
              </table:table-cell>
              <table:table-cell office:value-type="float" office:value="0.504192">
                <text:p>0.504192</text:p>
              </table:table-cell>
              <table:table-cell office:value-type="float" office:value="0.80208">
                <text:p>0.80208</text:p>
              </table:table-cell>
              <table:table-cell office:value-type="float" office:value="0.796576">
                <text:p>0.796576</text:p>
              </table:table-cell>
              <table:table-cell office:value-type="float" office:value="0.504864">
                <text:p>0.504864</text:p>
              </table:table-cell>
              <table:table-cell office:value-type="float" office:value="0.511872">
                <text:p>0.511872</text:p>
              </table:table-cell>
              <table:table-cell office:value-type="float" office:value="0.495776">
                <text:p>0.495776</text:p>
              </table:table-cell>
              <table:table-cell office:value-type="float" office:value="0.967392">
                <text:p>0.967392</text:p>
              </table:table-cell>
              <table:table-cell office:value-type="float" office:value="0.892576">
                <text:p>0.892576</text:p>
              </table:table-cell>
              <table:table-cell office:value-type="float" office:value="1.1608">
                <text:p>1.1608</text:p>
              </table:table-cell>
              <table:table-cell office:value-type="float" office:value="0.863744">
                <text:p>0.863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0704">
                <text:p>0.500704</text:p>
              </table:table-cell>
              <table:table-cell office:value-type="float" office:value="0.865216">
                <text:p>0.865216</text:p>
              </table:table-cell>
              <table:table-cell office:value-type="float" office:value="0.508288">
                <text:p>0.508288</text:p>
              </table:table-cell>
              <table:table-cell office:value-type="float" office:value="0.821984">
                <text:p>0.821984</text:p>
              </table:table-cell>
              <table:table-cell office:value-type="float" office:value="0.960736">
                <text:p>0.960736</text:p>
              </table:table-cell>
              <table:table-cell office:value-type="float" office:value="0.501312">
                <text:p>0.501312</text:p>
              </table:table-cell>
              <table:table-cell office:value-type="float" office:value="0.520416">
                <text:p>0.520416</text:p>
              </table:table-cell>
              <table:table-cell office:value-type="float" office:value="0.501792">
                <text:p>0.501792</text:p>
              </table:table-cell>
              <table:table-cell office:value-type="float" office:value="0.950816">
                <text:p>0.950816</text:p>
              </table:table-cell>
              <table:table-cell office:value-type="float" office:value="0.93808">
                <text:p>0.93808</text:p>
              </table:table-cell>
              <table:table-cell office:value-type="float" office:value="1.364576">
                <text:p>1.364576</text:p>
              </table:table-cell>
              <table:table-cell office:value-type="float" office:value="0.909888">
                <text:p>0.909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9888">
                <text:p>0.489888</text:p>
              </table:table-cell>
              <table:table-cell office:value-type="float" office:value="0.859584">
                <text:p>0.859584</text:p>
              </table:table-cell>
              <table:table-cell office:value-type="float" office:value="0.52448">
                <text:p>0.52448</text:p>
              </table:table-cell>
              <table:table-cell office:value-type="float" office:value="0.776384">
                <text:p>0.776384</text:p>
              </table:table-cell>
              <table:table-cell office:value-type="float" office:value="1.24848">
                <text:p>1.24848</text:p>
              </table:table-cell>
              <table:table-cell office:value-type="float" office:value="0.505792">
                <text:p>0.505792</text:p>
              </table:table-cell>
              <table:table-cell office:value-type="float" office:value="0.51216">
                <text:p>0.51216</text:p>
              </table:table-cell>
              <table:table-cell office:value-type="float" office:value="0.495328">
                <text:p>0.495328</text:p>
              </table:table-cell>
              <table:table-cell office:value-type="float" office:value="1.019648">
                <text:p>1.019648</text:p>
              </table:table-cell>
              <table:table-cell office:value-type="float" office:value="0.97936">
                <text:p>0.97936</text:p>
              </table:table-cell>
              <table:table-cell office:value-type="float" office:value="1.341504">
                <text:p>1.341504</text:p>
              </table:table-cell>
              <table:table-cell office:value-type="float" office:value="0.915264">
                <text:p>0.915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4912">
                <text:p>0.514912</text:p>
              </table:table-cell>
              <table:table-cell office:value-type="float" office:value="10.197184">
                <text:p>10.197184</text:p>
              </table:table-cell>
              <table:table-cell office:value-type="float" office:value="0.522144">
                <text:p>0.522144</text:p>
              </table:table-cell>
              <table:table-cell office:value-type="float" office:value="0.926656">
                <text:p>0.926656</text:p>
              </table:table-cell>
              <table:table-cell office:value-type="float" office:value="1.390528">
                <text:p>1.390528</text:p>
              </table:table-cell>
              <table:table-cell office:value-type="float" office:value="0.51456">
                <text:p>0.51456</text:p>
              </table:table-cell>
              <table:table-cell office:value-type="float" office:value="0.51616">
                <text:p>0.51616</text:p>
              </table:table-cell>
              <table:table-cell office:value-type="float" office:value="0.513984">
                <text:p>0.513984</text:p>
              </table:table-cell>
              <table:table-cell office:value-type="float" office:value="8.009856">
                <text:p>8.009856</text:p>
              </table:table-cell>
              <table:table-cell office:value-type="float" office:value="0.996288">
                <text:p>0.996288</text:p>
              </table:table-cell>
              <table:table-cell office:value-type="float" office:value="1.435904">
                <text:p>1.435904</text:p>
              </table:table-cell>
              <table:table-cell office:value-type="float" office:value="0.930432">
                <text:p>0.930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6288">
                <text:p>0.496288</text:p>
              </table:table-cell>
              <table:table-cell office:value-type="float" office:value="0.763616">
                <text:p>0.763616</text:p>
              </table:table-cell>
              <table:table-cell office:value-type="float" office:value="0.519776">
                <text:p>0.519776</text:p>
              </table:table-cell>
              <table:table-cell office:value-type="float" office:value="1.047744">
                <text:p>1.047744</text:p>
              </table:table-cell>
              <table:table-cell office:value-type="float" office:value="1.27936">
                <text:p>1.27936</text:p>
              </table:table-cell>
              <table:table-cell office:value-type="float" office:value="0.506656">
                <text:p>0.506656</text:p>
              </table:table-cell>
              <table:table-cell office:value-type="float" office:value="0.517504">
                <text:p>0.517504</text:p>
              </table:table-cell>
              <table:table-cell office:value-type="float" office:value="0.520832">
                <text:p>0.520832</text:p>
              </table:table-cell>
              <table:table-cell office:value-type="float" office:value="0.506816">
                <text:p>0.506816</text:p>
              </table:table-cell>
              <table:table-cell office:value-type="float" office:value="1.00176">
                <text:p>1.00176</text:p>
              </table:table-cell>
              <table:table-cell office:value-type="float" office:value="1.737056">
                <text:p>1.737056</text:p>
              </table:table-cell>
              <table:table-cell office:value-type="float" office:value="0.99664">
                <text:p>0.99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9856">
                <text:p>0.509856</text:p>
              </table:table-cell>
              <table:table-cell office:value-type="float" office:value="0.795424">
                <text:p>0.795424</text:p>
              </table:table-cell>
              <table:table-cell office:value-type="float" office:value="0.52112">
                <text:p>0.52112</text:p>
              </table:table-cell>
              <table:table-cell office:value-type="float" office:value="1.020768">
                <text:p>1.020768</text:p>
              </table:table-cell>
              <table:table-cell office:value-type="float" office:value="1.485088">
                <text:p>1.485088</text:p>
              </table:table-cell>
              <table:table-cell office:value-type="float" office:value="0.527424">
                <text:p>0.527424</text:p>
              </table:table-cell>
              <table:table-cell office:value-type="float" office:value="0.506336">
                <text:p>0.506336</text:p>
              </table:table-cell>
              <table:table-cell office:value-type="float" office:value="0.515296">
                <text:p>0.515296</text:p>
              </table:table-cell>
              <table:table-cell office:value-type="float" office:value="0.505536">
                <text:p>0.505536</text:p>
              </table:table-cell>
              <table:table-cell office:value-type="float" office:value="1.022592">
                <text:p>1.022592</text:p>
              </table:table-cell>
              <table:table-cell office:value-type="float" office:value="1.3504">
                <text:p>1.3504</text:p>
              </table:table-cell>
              <table:table-cell office:value-type="float" office:value="1.020512">
                <text:p>1.020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8912">
                <text:p>0.518912</text:p>
              </table:table-cell>
              <table:table-cell office:value-type="float" office:value="0.804832">
                <text:p>0.804832</text:p>
              </table:table-cell>
              <table:table-cell office:value-type="float" office:value="0.515488">
                <text:p>0.515488</text:p>
              </table:table-cell>
              <table:table-cell office:value-type="float" office:value="1.04912">
                <text:p>1.04912</text:p>
              </table:table-cell>
              <table:table-cell office:value-type="float" office:value="0.904256">
                <text:p>0.904256</text:p>
              </table:table-cell>
              <table:table-cell office:value-type="float" office:value="0.523712">
                <text:p>0.523712</text:p>
              </table:table-cell>
              <table:table-cell office:value-type="float" office:value="0.517408">
                <text:p>0.517408</text:p>
              </table:table-cell>
              <table:table-cell office:value-type="float" office:value="0.5152">
                <text:p>0.5152</text:p>
              </table:table-cell>
              <table:table-cell office:value-type="float" office:value="0.511232">
                <text:p>0.511232</text:p>
              </table:table-cell>
              <table:table-cell office:value-type="float" office:value="1.118304">
                <text:p>1.118304</text:p>
              </table:table-cell>
              <table:table-cell office:value-type="float" office:value="1.336896">
                <text:p>1.336896</text:p>
              </table:table-cell>
              <table:table-cell office:value-type="float" office:value="1.078528">
                <text:p>1.078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776">
                <text:p>0.511776</text:p>
              </table:table-cell>
              <table:table-cell office:value-type="float" office:value="0.811168">
                <text:p>0.811168</text:p>
              </table:table-cell>
              <table:table-cell office:value-type="float" office:value="0.524224">
                <text:p>0.524224</text:p>
              </table:table-cell>
              <table:table-cell office:value-type="float" office:value="1.207456">
                <text:p>1.207456</text:p>
              </table:table-cell>
              <table:table-cell office:value-type="float" office:value="0.852768">
                <text:p>0.852768</text:p>
              </table:table-cell>
              <table:table-cell office:value-type="float" office:value="0.521856">
                <text:p>0.521856</text:p>
              </table:table-cell>
              <table:table-cell office:value-type="float" office:value="0.520768">
                <text:p>0.520768</text:p>
              </table:table-cell>
              <table:table-cell office:value-type="float" office:value="0.520064">
                <text:p>0.520064</text:p>
              </table:table-cell>
              <table:table-cell office:value-type="float" office:value="0.499744">
                <text:p>0.499744</text:p>
              </table:table-cell>
              <table:table-cell office:value-type="float" office:value="1.169344">
                <text:p>1.169344</text:p>
              </table:table-cell>
              <table:table-cell office:value-type="float" office:value="1.467936">
                <text:p>1.467936</text:p>
              </table:table-cell>
              <table:table-cell office:value-type="float" office:value="1.08368">
                <text:p>1.08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44">
                <text:p>0.5144</text:p>
              </table:table-cell>
              <table:table-cell office:value-type="float" office:value="1.34656">
                <text:p>1.34656</text:p>
              </table:table-cell>
              <table:table-cell office:value-type="float" office:value="0.536256">
                <text:p>0.536256</text:p>
              </table:table-cell>
              <table:table-cell office:value-type="float" office:value="0.86368">
                <text:p>0.86368</text:p>
              </table:table-cell>
              <table:table-cell office:value-type="float" office:value="0.812224">
                <text:p>0.812224</text:p>
              </table:table-cell>
              <table:table-cell office:value-type="float" office:value="0.515872">
                <text:p>0.515872</text:p>
              </table:table-cell>
              <table:table-cell office:value-type="float" office:value="0.513216">
                <text:p>0.513216</text:p>
              </table:table-cell>
              <table:table-cell office:value-type="float" office:value="0.504288">
                <text:p>0.504288</text:p>
              </table:table-cell>
              <table:table-cell office:value-type="float" office:value="0.504896">
                <text:p>0.504896</text:p>
              </table:table-cell>
              <table:table-cell office:value-type="float" office:value="1.232576">
                <text:p>1.232576</text:p>
              </table:table-cell>
              <table:table-cell office:value-type="float" office:value="1.608672">
                <text:p>1.608672</text:p>
              </table:table-cell>
              <table:table-cell office:value-type="float" office:value="1.116576">
                <text:p>1.116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68">
                <text:p>0.50768</text:p>
              </table:table-cell>
              <table:table-cell office:value-type="float" office:value="1.083232">
                <text:p>1.083232</text:p>
              </table:table-cell>
              <table:table-cell office:value-type="float" office:value="0.527552">
                <text:p>0.527552</text:p>
              </table:table-cell>
              <table:table-cell office:value-type="float" office:value="0.882208">
                <text:p>0.882208</text:p>
              </table:table-cell>
              <table:table-cell office:value-type="float" office:value="0.935488">
                <text:p>0.935488</text:p>
              </table:table-cell>
              <table:table-cell office:value-type="float" office:value="0.52688">
                <text:p>0.52688</text:p>
              </table:table-cell>
              <table:table-cell office:value-type="float" office:value="0.531136">
                <text:p>0.531136</text:p>
              </table:table-cell>
              <table:table-cell office:value-type="float" office:value="0.514496">
                <text:p>0.514496</text:p>
              </table:table-cell>
              <table:table-cell office:value-type="float" office:value="0.50736">
                <text:p>0.50736</text:p>
              </table:table-cell>
              <table:table-cell office:value-type="float" office:value="1.24416">
                <text:p>1.24416</text:p>
              </table:table-cell>
              <table:table-cell office:value-type="float" office:value="1.9888">
                <text:p>1.9888</text:p>
              </table:table-cell>
              <table:table-cell office:value-type="float" office:value="1.144832">
                <text:p>1.144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608">
                <text:p>0.50608</text:p>
              </table:table-cell>
              <table:table-cell office:value-type="float" office:value="1.333024">
                <text:p>1.333024</text:p>
              </table:table-cell>
              <table:table-cell office:value-type="float" office:value="0.529216">
                <text:p>0.529216</text:p>
              </table:table-cell>
              <table:table-cell office:value-type="float" office:value="0.865344">
                <text:p>0.865344</text:p>
              </table:table-cell>
              <table:table-cell office:value-type="float" office:value="1.288672">
                <text:p>1.288672</text:p>
              </table:table-cell>
              <table:table-cell office:value-type="float" office:value="0.52688">
                <text:p>0.52688</text:p>
              </table:table-cell>
              <table:table-cell office:value-type="float" office:value="0.533216">
                <text:p>0.533216</text:p>
              </table:table-cell>
              <table:table-cell office:value-type="float" office:value="0.522208">
                <text:p>0.522208</text:p>
              </table:table-cell>
              <table:table-cell office:value-type="float" office:value="0.5184">
                <text:p>0.5184</text:p>
              </table:table-cell>
              <table:table-cell office:value-type="float" office:value="1.299904">
                <text:p>1.299904</text:p>
              </table:table-cell>
              <table:table-cell office:value-type="float" office:value="2.040704">
                <text:p>2.040704</text:p>
              </table:table-cell>
              <table:table-cell office:value-type="float" office:value="1.244192">
                <text:p>1.244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6048">
                <text:p>0.506048</text:p>
              </table:table-cell>
              <table:table-cell office:value-type="float" office:value="1.27296">
                <text:p>1.27296</text:p>
              </table:table-cell>
              <table:table-cell office:value-type="float" office:value="0.54016">
                <text:p>0.54016</text:p>
              </table:table-cell>
              <table:table-cell office:value-type="float" office:value="0.8824">
                <text:p>0.8824</text:p>
              </table:table-cell>
              <table:table-cell office:value-type="float" office:value="1.026496">
                <text:p>1.026496</text:p>
              </table:table-cell>
              <table:table-cell office:value-type="float" office:value="0.526208">
                <text:p>0.526208</text:p>
              </table:table-cell>
              <table:table-cell office:value-type="float" office:value="0.536">
                <text:p>0.536</text:p>
              </table:table-cell>
              <table:table-cell office:value-type="float" office:value="0.538976">
                <text:p>0.538976</text:p>
              </table:table-cell>
              <table:table-cell office:value-type="float" office:value="0.519488">
                <text:p>0.519488</text:p>
              </table:table-cell>
              <table:table-cell office:value-type="float" office:value="8.063392">
                <text:p>8.063392</text:p>
              </table:table-cell>
              <table:table-cell office:value-type="float" office:value="1.703008">
                <text:p>1.703008</text:p>
              </table:table-cell>
              <table:table-cell office:value-type="float" office:value="1.27328">
                <text:p>1.27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2432">
                <text:p>0.502432</text:p>
              </table:table-cell>
              <table:table-cell office:value-type="float" office:value="0.819008">
                <text:p>0.819008</text:p>
              </table:table-cell>
              <table:table-cell office:value-type="float" office:value="0.544992">
                <text:p>0.544992</text:p>
              </table:table-cell>
              <table:table-cell office:value-type="float" office:value="1.195936">
                <text:p>1.195936</text:p>
              </table:table-cell>
              <table:table-cell office:value-type="float" office:value="1.057472">
                <text:p>1.057472</text:p>
              </table:table-cell>
              <table:table-cell office:value-type="float" office:value="0.535488">
                <text:p>0.535488</text:p>
              </table:table-cell>
              <table:table-cell office:value-type="float" office:value="0.532064">
                <text:p>0.532064</text:p>
              </table:table-cell>
              <table:table-cell office:value-type="float" office:value="0.5184">
                <text:p>0.5184</text:p>
              </table:table-cell>
              <table:table-cell office:value-type="float" office:value="0.51904">
                <text:p>0.51904</text:p>
              </table:table-cell>
              <table:table-cell office:value-type="float" office:value="0.50928">
                <text:p>0.50928</text:p>
              </table:table-cell>
              <table:table-cell office:value-type="float" office:value="1.669664">
                <text:p>1.669664</text:p>
              </table:table-cell>
              <table:table-cell office:value-type="float" office:value="1.328512">
                <text:p>1.328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3408">
                <text:p>0.513408</text:p>
              </table:table-cell>
              <table:table-cell office:value-type="float" office:value="0.80496">
                <text:p>0.80496</text:p>
              </table:table-cell>
              <table:table-cell office:value-type="float" office:value="0.535296">
                <text:p>0.535296</text:p>
              </table:table-cell>
              <table:table-cell office:value-type="float" office:value="1.039584">
                <text:p>1.039584</text:p>
              </table:table-cell>
              <table:table-cell office:value-type="float" office:value="1.279424">
                <text:p>1.279424</text:p>
              </table:table-cell>
              <table:table-cell office:value-type="float" office:value="0.539936">
                <text:p>0.539936</text:p>
              </table:table-cell>
              <table:table-cell office:value-type="float" office:value="0.527104">
                <text:p>0.527104</text:p>
              </table:table-cell>
              <table:table-cell office:value-type="float" office:value="0.531488">
                <text:p>0.531488</text:p>
              </table:table-cell>
              <table:table-cell office:value-type="float" office:value="0.52592">
                <text:p>0.52592</text:p>
              </table:table-cell>
              <table:table-cell office:value-type="float" office:value="0.525856">
                <text:p>0.525856</text:p>
              </table:table-cell>
              <table:table-cell office:value-type="float" office:value="1.855296">
                <text:p>1.855296</text:p>
              </table:table-cell>
              <table:table-cell office:value-type="float" office:value="1.409408">
                <text:p>1.4094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808">
                <text:p>0.511808</text:p>
              </table:table-cell>
              <table:table-cell office:value-type="float" office:value="0.809248">
                <text:p>0.809248</text:p>
              </table:table-cell>
              <table:table-cell office:value-type="float" office:value="0.548096">
                <text:p>0.548096</text:p>
              </table:table-cell>
              <table:table-cell office:value-type="float" office:value="1.074144">
                <text:p>1.074144</text:p>
              </table:table-cell>
              <table:table-cell office:value-type="float" office:value="0.874176">
                <text:p>0.874176</text:p>
              </table:table-cell>
              <table:table-cell office:value-type="float" office:value="0.540448">
                <text:p>0.540448</text:p>
              </table:table-cell>
              <table:table-cell office:value-type="float" office:value="0.533216">
                <text:p>0.533216</text:p>
              </table:table-cell>
              <table:table-cell office:value-type="float" office:value="0.522496">
                <text:p>0.522496</text:p>
              </table:table-cell>
              <table:table-cell office:value-type="float" office:value="0.52032">
                <text:p>0.52032</text:p>
              </table:table-cell>
              <table:table-cell office:value-type="float" office:value="0.512224">
                <text:p>0.512224</text:p>
              </table:table-cell>
              <table:table-cell office:value-type="float" office:value="2.027744">
                <text:p>2.027744</text:p>
              </table:table-cell>
              <table:table-cell office:value-type="float" office:value="1.472896">
                <text:p>1.472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6144">
                <text:p>0.526144</text:p>
              </table:table-cell>
              <table:table-cell office:value-type="float" office:value="0.970624">
                <text:p>0.970624</text:p>
              </table:table-cell>
              <table:table-cell office:value-type="float" office:value="0.549856">
                <text:p>0.549856</text:p>
              </table:table-cell>
              <table:table-cell office:value-type="float" office:value="0.997472">
                <text:p>0.997472</text:p>
              </table:table-cell>
              <table:table-cell office:value-type="float" office:value="0.914336">
                <text:p>0.914336</text:p>
              </table:table-cell>
              <table:table-cell office:value-type="float" office:value="0.535808">
                <text:p>0.535808</text:p>
              </table:table-cell>
              <table:table-cell office:value-type="float" office:value="0.530528">
                <text:p>0.530528</text:p>
              </table:table-cell>
              <table:table-cell office:value-type="float" office:value="0.528672">
                <text:p>0.528672</text:p>
              </table:table-cell>
              <table:table-cell office:value-type="float" office:value="0.521344">
                <text:p>0.521344</text:p>
              </table:table-cell>
              <table:table-cell office:value-type="float" office:value="0.521376">
                <text:p>0.521376</text:p>
              </table:table-cell>
              <table:table-cell office:value-type="float" office:value="2.410048">
                <text:p>2.410048</text:p>
              </table:table-cell>
              <table:table-cell office:value-type="float" office:value="1.582688">
                <text:p>1.582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6416">
                <text:p>0.516416</text:p>
              </table:table-cell>
              <table:table-cell office:value-type="float" office:value="1.098496">
                <text:p>1.098496</text:p>
              </table:table-cell>
              <table:table-cell office:value-type="float" office:value="0.567456">
                <text:p>0.567456</text:p>
              </table:table-cell>
              <table:table-cell office:value-type="float" office:value="1.437408">
                <text:p>1.437408</text:p>
              </table:table-cell>
              <table:table-cell office:value-type="float" office:value="0.890656">
                <text:p>0.890656</text:p>
              </table:table-cell>
              <table:table-cell office:value-type="float" office:value="0.53328">
                <text:p>0.53328</text:p>
              </table:table-cell>
              <table:table-cell office:value-type="float" office:value="0.531104">
                <text:p>0.531104</text:p>
              </table:table-cell>
              <table:table-cell office:value-type="float" office:value="0.53712">
                <text:p>0.53712</text:p>
              </table:table-cell>
              <table:table-cell office:value-type="float" office:value="0.51936">
                <text:p>0.51936</text:p>
              </table:table-cell>
              <table:table-cell office:value-type="float" office:value="0.525824">
                <text:p>0.525824</text:p>
              </table:table-cell>
              <table:table-cell office:value-type="float" office:value="2.712608">
                <text:p>2.712608</text:p>
              </table:table-cell>
              <table:table-cell office:value-type="float" office:value="1.58384">
                <text:p>1.58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9136">
                <text:p>0.519136</text:p>
              </table:table-cell>
              <table:table-cell office:value-type="float" office:value="1.040608">
                <text:p>1.040608</text:p>
              </table:table-cell>
              <table:table-cell office:value-type="float" office:value="0.540096">
                <text:p>0.540096</text:p>
              </table:table-cell>
              <table:table-cell office:value-type="float" office:value="0.822144">
                <text:p>0.822144</text:p>
              </table:table-cell>
              <table:table-cell office:value-type="float" office:value="1.032928">
                <text:p>1.032928</text:p>
              </table:table-cell>
              <table:table-cell office:value-type="float" office:value="0.5552">
                <text:p>0.5552</text:p>
              </table:table-cell>
              <table:table-cell office:value-type="float" office:value="0.528672">
                <text:p>0.528672</text:p>
              </table:table-cell>
              <table:table-cell office:value-type="float" office:value="0.537856">
                <text:p>0.537856</text:p>
              </table:table-cell>
              <table:table-cell office:value-type="float" office:value="0.532512">
                <text:p>0.532512</text:p>
              </table:table-cell>
              <table:table-cell office:value-type="float" office:value="0.535264">
                <text:p>0.535264</text:p>
              </table:table-cell>
              <table:table-cell office:value-type="float" office:value="2.178624">
                <text:p>2.178624</text:p>
              </table:table-cell>
              <table:table-cell office:value-type="float" office:value="1.729312">
                <text:p>1.729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6416">
                <text:p>0.516416</text:p>
              </table:table-cell>
              <table:table-cell office:value-type="float" office:value="1.039584">
                <text:p>1.039584</text:p>
              </table:table-cell>
              <table:table-cell office:value-type="float" office:value="10.611297">
                <text:p>10.611297</text:p>
              </table:table-cell>
              <table:table-cell office:value-type="float" office:value="0.901024">
                <text:p>0.901024</text:p>
              </table:table-cell>
              <table:table-cell office:value-type="float" office:value="0.992224">
                <text:p>0.992224</text:p>
              </table:table-cell>
              <table:table-cell office:value-type="float" office:value="0.544608">
                <text:p>0.544608</text:p>
              </table:table-cell>
              <table:table-cell office:value-type="float" office:value="0.546336">
                <text:p>0.546336</text:p>
              </table:table-cell>
              <table:table-cell office:value-type="float" office:value="0.534368">
                <text:p>0.534368</text:p>
              </table:table-cell>
              <table:table-cell office:value-type="float" office:value="0.527584">
                <text:p>0.527584</text:p>
              </table:table-cell>
              <table:table-cell office:value-type="float" office:value="0.519968">
                <text:p>0.519968</text:p>
              </table:table-cell>
              <table:table-cell office:value-type="float" office:value="9.035584">
                <text:p>9.035584</text:p>
              </table:table-cell>
              <table:table-cell office:value-type="float" office:value="1.899552">
                <text:p>1.8995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008">
                <text:p>0.53008</text:p>
              </table:table-cell>
              <table:table-cell office:value-type="float" office:value="1.216448">
                <text:p>1.216448</text:p>
              </table:table-cell>
              <table:table-cell office:value-type="float" office:value="0.520864">
                <text:p>0.520864</text:p>
              </table:table-cell>
              <table:table-cell office:value-type="float" office:value="0.900288">
                <text:p>0.900288</text:p>
              </table:table-cell>
              <table:table-cell office:value-type="float" office:value="1.449888">
                <text:p>1.449888</text:p>
              </table:table-cell>
              <table:table-cell office:value-type="float" office:value="0.54384">
                <text:p>0.54384</text:p>
              </table:table-cell>
              <table:table-cell office:value-type="float" office:value="0.558208">
                <text:p>0.558208</text:p>
              </table:table-cell>
              <table:table-cell office:value-type="float" office:value="0.548448">
                <text:p>0.548448</text:p>
              </table:table-cell>
              <table:table-cell office:value-type="float" office:value="0.538112">
                <text:p>0.538112</text:p>
              </table:table-cell>
              <table:table-cell office:value-type="float" office:value="0.534528">
                <text:p>0.534528</text:p>
              </table:table-cell>
              <table:table-cell office:value-type="float" office:value="1.182048">
                <text:p>1.182048</text:p>
              </table:table-cell>
              <table:table-cell office:value-type="float" office:value="2.019872">
                <text:p>2.019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976">
                <text:p>0.50976</text:p>
              </table:table-cell>
              <table:table-cell office:value-type="float" office:value="0.823168">
                <text:p>0.823168</text:p>
              </table:table-cell>
              <table:table-cell office:value-type="float" office:value="0.527296">
                <text:p>0.527296</text:p>
              </table:table-cell>
              <table:table-cell office:value-type="float" office:value="0.870912">
                <text:p>0.870912</text:p>
              </table:table-cell>
              <table:table-cell office:value-type="float" office:value="1.291808">
                <text:p>1.291808</text:p>
              </table:table-cell>
              <table:table-cell office:value-type="float" office:value="0.540672">
                <text:p>0.540672</text:p>
              </table:table-cell>
              <table:table-cell office:value-type="float" office:value="0.548192">
                <text:p>0.548192</text:p>
              </table:table-cell>
              <table:table-cell office:value-type="float" office:value="0.539776">
                <text:p>0.539776</text:p>
              </table:table-cell>
              <table:table-cell office:value-type="float" office:value="0.559744">
                <text:p>0.559744</text:p>
              </table:table-cell>
              <table:table-cell office:value-type="float" office:value="0.521472">
                <text:p>0.521472</text:p>
              </table:table-cell>
              <table:table-cell office:value-type="float" office:value="1.40336">
                <text:p>1.40336</text:p>
              </table:table-cell>
              <table:table-cell office:value-type="float" office:value="2.233312">
                <text:p>2.2333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1856">
                <text:p>0.521856</text:p>
              </table:table-cell>
              <table:table-cell office:value-type="float" office:value="0.83808">
                <text:p>0.83808</text:p>
              </table:table-cell>
              <table:table-cell office:value-type="float" office:value="0.525568">
                <text:p>0.525568</text:p>
              </table:table-cell>
              <table:table-cell office:value-type="float" office:value="1.179456">
                <text:p>1.179456</text:p>
              </table:table-cell>
              <table:table-cell office:value-type="float" office:value="1.655584">
                <text:p>1.655584</text:p>
              </table:table-cell>
              <table:table-cell office:value-type="float" office:value="0.54736">
                <text:p>0.54736</text:p>
              </table:table-cell>
              <table:table-cell office:value-type="float" office:value="0.55088">
                <text:p>0.55088</text:p>
              </table:table-cell>
              <table:table-cell office:value-type="float" office:value="0.54144">
                <text:p>0.54144</text:p>
              </table:table-cell>
              <table:table-cell office:value-type="float" office:value="0.543104">
                <text:p>0.543104</text:p>
              </table:table-cell>
              <table:table-cell office:value-type="float" office:value="0.520224">
                <text:p>0.520224</text:p>
              </table:table-cell>
              <table:table-cell office:value-type="float" office:value="0.871264">
                <text:p>0.871264</text:p>
              </table:table-cell>
              <table:table-cell office:value-type="float" office:value="2.34688">
                <text:p>2.34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1184">
                <text:p>0.521184</text:p>
              </table:table-cell>
              <table:table-cell office:value-type="float" office:value="0.786368">
                <text:p>0.786368</text:p>
              </table:table-cell>
              <table:table-cell office:value-type="float" office:value="0.526752">
                <text:p>0.526752</text:p>
              </table:table-cell>
              <table:table-cell office:value-type="float" office:value="1.082464">
                <text:p>1.082464</text:p>
              </table:table-cell>
              <table:table-cell office:value-type="float" office:value="0.906976">
                <text:p>0.906976</text:p>
              </table:table-cell>
              <table:table-cell office:value-type="float" office:value="0.55824">
                <text:p>0.55824</text:p>
              </table:table-cell>
              <table:table-cell office:value-type="float" office:value="0.554496">
                <text:p>0.554496</text:p>
              </table:table-cell>
              <table:table-cell office:value-type="float" office:value="0.552736">
                <text:p>0.552736</text:p>
              </table:table-cell>
              <table:table-cell office:value-type="float" office:value="0.549696">
                <text:p>0.549696</text:p>
              </table:table-cell>
              <table:table-cell office:value-type="float" office:value="0.548896">
                <text:p>0.548896</text:p>
              </table:table-cell>
              <table:table-cell office:value-type="float" office:value="0.882624">
                <text:p>0.882624</text:p>
              </table:table-cell>
              <table:table-cell office:value-type="float" office:value="2.506304">
                <text:p>2.5063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4256">
                <text:p>0.524256</text:p>
              </table:table-cell>
              <table:table-cell office:value-type="float" office:value="1.061376">
                <text:p>1.061376</text:p>
              </table:table-cell>
              <table:table-cell office:value-type="float" office:value="0.52768">
                <text:p>0.52768</text:p>
              </table:table-cell>
              <table:table-cell office:value-type="float" office:value="1.1048">
                <text:p>1.1048</text:p>
              </table:table-cell>
              <table:table-cell office:value-type="float" office:value="0.905184">
                <text:p>0.905184</text:p>
              </table:table-cell>
              <table:table-cell office:value-type="float" office:value="0.558752">
                <text:p>0.558752</text:p>
              </table:table-cell>
              <table:table-cell office:value-type="float" office:value="0.558976">
                <text:p>0.558976</text:p>
              </table:table-cell>
              <table:table-cell office:value-type="float" office:value="0.554048">
                <text:p>0.554048</text:p>
              </table:table-cell>
              <table:table-cell office:value-type="float" office:value="0.543136">
                <text:p>0.543136</text:p>
              </table:table-cell>
              <table:table-cell office:value-type="float" office:value="0.535872">
                <text:p>0.535872</text:p>
              </table:table-cell>
              <table:table-cell office:value-type="float" office:value="0.866144">
                <text:p>0.866144</text:p>
              </table:table-cell>
              <table:table-cell office:value-type="float" office:value="2.717056">
                <text:p>2.717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624">
                <text:p>0.52624</text:p>
              </table:table-cell>
              <table:table-cell office:value-type="float" office:value="1.087232">
                <text:p>1.087232</text:p>
              </table:table-cell>
              <table:table-cell office:value-type="float" office:value="0.52304">
                <text:p>0.52304</text:p>
              </table:table-cell>
              <table:table-cell office:value-type="float" office:value="1.13216">
                <text:p>1.13216</text:p>
              </table:table-cell>
              <table:table-cell office:value-type="float" office:value="0.893024">
                <text:p>0.893024</text:p>
              </table:table-cell>
              <table:table-cell office:value-type="float" office:value="0.554944">
                <text:p>0.554944</text:p>
              </table:table-cell>
              <table:table-cell office:value-type="float" office:value="0.5584">
                <text:p>0.5584</text:p>
              </table:table-cell>
              <table:table-cell office:value-type="float" office:value="0.568576">
                <text:p>0.568576</text:p>
              </table:table-cell>
              <table:table-cell office:value-type="float" office:value="0.550112">
                <text:p>0.550112</text:p>
              </table:table-cell>
              <table:table-cell office:value-type="float" office:value="0.547968">
                <text:p>0.547968</text:p>
              </table:table-cell>
              <table:table-cell office:value-type="float" office:value="0.817056">
                <text:p>0.817056</text:p>
              </table:table-cell>
              <table:table-cell office:value-type="float" office:value="2.981856">
                <text:p>2.981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5328">
                <text:p>0.535328</text:p>
              </table:table-cell>
              <table:table-cell office:value-type="float" office:value="1.027904">
                <text:p>1.027904</text:p>
              </table:table-cell>
              <table:table-cell office:value-type="float" office:value="0.510112">
                <text:p>0.510112</text:p>
              </table:table-cell>
              <table:table-cell office:value-type="float" office:value="1.26144">
                <text:p>1.26144</text:p>
              </table:table-cell>
              <table:table-cell office:value-type="float" office:value="1.070624">
                <text:p>1.070624</text:p>
              </table:table-cell>
              <table:table-cell office:value-type="float" office:value="0.58224">
                <text:p>0.58224</text:p>
              </table:table-cell>
              <table:table-cell office:value-type="float" office:value="0.555552">
                <text:p>0.555552</text:p>
              </table:table-cell>
              <table:table-cell office:value-type="float" office:value="0.5504">
                <text:p>0.5504</text:p>
              </table:table-cell>
              <table:table-cell office:value-type="float" office:value="0.54032">
                <text:p>0.54032</text:p>
              </table:table-cell>
              <table:table-cell office:value-type="float" office:value="0.539392">
                <text:p>0.539392</text:p>
              </table:table-cell>
              <table:table-cell office:value-type="float" office:value="1.166208">
                <text:p>1.166208</text:p>
              </table:table-cell>
              <table:table-cell office:value-type="float" office:value="9.129375">
                <text:p>9.12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9376">
                <text:p>0.529376</text:p>
              </table:table-cell>
              <table:table-cell office:value-type="float" office:value="0.984096">
                <text:p>0.984096</text:p>
              </table:table-cell>
              <table:table-cell office:value-type="float" office:value="0.525664">
                <text:p>0.525664</text:p>
              </table:table-cell>
              <table:table-cell office:value-type="float" office:value="0.916832">
                <text:p>0.916832</text:p>
              </table:table-cell>
              <table:table-cell office:value-type="float" office:value="1.213824">
                <text:p>1.213824</text:p>
              </table:table-cell>
              <table:table-cell office:value-type="float" office:value="0.566592">
                <text:p>0.566592</text:p>
              </table:table-cell>
              <table:table-cell office:value-type="float" office:value="0.558528">
                <text:p>0.558528</text:p>
              </table:table-cell>
              <table:table-cell office:value-type="float" office:value="0.561984">
                <text:p>0.561984</text:p>
              </table:table-cell>
              <table:table-cell office:value-type="float" office:value="0.550272">
                <text:p>0.550272</text:p>
              </table:table-cell>
              <table:table-cell office:value-type="float" office:value="0.54336">
                <text:p>0.54336</text:p>
              </table:table-cell>
              <table:table-cell office:value-type="float" office:value="1.344608">
                <text:p>1.344608</text:p>
              </table:table-cell>
              <table:table-cell office:value-type="float" office:value="0.54288">
                <text:p>0.54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5296">
                <text:p>0.535296</text:p>
              </table:table-cell>
              <table:table-cell office:value-type="float" office:value="1.351424">
                <text:p>1.351424</text:p>
              </table:table-cell>
              <table:table-cell office:value-type="float" office:value="0.52704">
                <text:p>0.52704</text:p>
              </table:table-cell>
              <table:table-cell office:value-type="float" office:value="0.859936">
                <text:p>0.859936</text:p>
              </table:table-cell>
              <table:table-cell office:value-type="float" office:value="1.135968">
                <text:p>1.135968</text:p>
              </table:table-cell>
              <table:table-cell office:value-type="float" office:value="0.567392">
                <text:p>0.567392</text:p>
              </table:table-cell>
              <table:table-cell office:value-type="float" office:value="0.564576">
                <text:p>0.564576</text:p>
              </table:table-cell>
              <table:table-cell office:value-type="float" office:value="0.554784">
                <text:p>0.554784</text:p>
              </table:table-cell>
              <table:table-cell office:value-type="float" office:value="0.557632">
                <text:p>0.557632</text:p>
              </table:table-cell>
              <table:table-cell office:value-type="float" office:value="0.554528">
                <text:p>0.554528</text:p>
              </table:table-cell>
              <table:table-cell office:value-type="float" office:value="1.097056">
                <text:p>1.097056</text:p>
              </table:table-cell>
              <table:table-cell office:value-type="float" office:value="0.539456">
                <text:p>0.539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6576">
                <text:p>0.536576</text:p>
              </table:table-cell>
              <table:table-cell office:value-type="float" office:value="0.849856">
                <text:p>0.849856</text:p>
              </table:table-cell>
              <table:table-cell office:value-type="float" office:value="0.52176">
                <text:p>0.52176</text:p>
              </table:table-cell>
              <table:table-cell office:value-type="float" office:value="0.945728">
                <text:p>0.945728</text:p>
              </table:table-cell>
              <table:table-cell office:value-type="float" office:value="1.125984">
                <text:p>1.125984</text:p>
              </table:table-cell>
              <table:table-cell office:value-type="float" office:value="0.57536">
                <text:p>0.57536</text:p>
              </table:table-cell>
              <table:table-cell office:value-type="float" office:value="0.565088">
                <text:p>0.565088</text:p>
              </table:table-cell>
              <table:table-cell office:value-type="float" office:value="0.573216">
                <text:p>0.573216</text:p>
              </table:table-cell>
              <table:table-cell office:value-type="float" office:value="0.552064">
                <text:p>0.552064</text:p>
              </table:table-cell>
              <table:table-cell office:value-type="float" office:value="0.550816">
                <text:p>0.550816</text:p>
              </table:table-cell>
              <table:table-cell office:value-type="float" office:value="1.118432">
                <text:p>1.118432</text:p>
              </table:table-cell>
              <table:table-cell office:value-type="float" office:value="0.54016">
                <text:p>0.54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8064">
                <text:p>0.528064</text:p>
              </table:table-cell>
              <table:table-cell office:value-type="float" office:value="0.864384">
                <text:p>0.864384</text:p>
              </table:table-cell>
              <table:table-cell office:value-type="float" office:value="0.5296">
                <text:p>0.5296</text:p>
              </table:table-cell>
              <table:table-cell office:value-type="float" office:value="1.135808">
                <text:p>1.135808</text:p>
              </table:table-cell>
              <table:table-cell office:value-type="float" office:value="1.219904">
                <text:p>1.219904</text:p>
              </table:table-cell>
              <table:table-cell office:value-type="float" office:value="0.5768">
                <text:p>0.5768</text:p>
              </table:table-cell>
              <table:table-cell office:value-type="float" office:value="0.563488">
                <text:p>0.563488</text:p>
              </table:table-cell>
              <table:table-cell office:value-type="float" office:value="0.552576">
                <text:p>0.552576</text:p>
              </table:table-cell>
              <table:table-cell office:value-type="float" office:value="0.561216">
                <text:p>0.561216</text:p>
              </table:table-cell>
              <table:table-cell office:value-type="float" office:value="0.552864">
                <text:p>0.552864</text:p>
              </table:table-cell>
              <table:table-cell office:value-type="float" office:value="1.036128">
                <text:p>1.036128</text:p>
              </table:table-cell>
              <table:table-cell office:value-type="float" office:value="0.545056">
                <text:p>0.545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4512">
                <text:p>0.524512</text:p>
              </table:table-cell>
              <table:table-cell office:value-type="float" office:value="0.876608">
                <text:p>0.876608</text:p>
              </table:table-cell>
              <table:table-cell office:value-type="float" office:value="0.542624">
                <text:p>0.542624</text:p>
              </table:table-cell>
              <table:table-cell office:value-type="float" office:value="1.11664">
                <text:p>1.11664</text:p>
              </table:table-cell>
              <table:table-cell office:value-type="float" office:value="0.929344">
                <text:p>0.929344</text:p>
              </table:table-cell>
              <table:table-cell office:value-type="float" office:value="0.58464">
                <text:p>0.58464</text:p>
              </table:table-cell>
              <table:table-cell office:value-type="float" office:value="0.568704">
                <text:p>0.568704</text:p>
              </table:table-cell>
              <table:table-cell office:value-type="float" office:value="0.56512">
                <text:p>0.56512</text:p>
              </table:table-cell>
              <table:table-cell office:value-type="float" office:value="0.552704">
                <text:p>0.552704</text:p>
              </table:table-cell>
              <table:table-cell office:value-type="float" office:value="0.55648">
                <text:p>0.55648</text:p>
              </table:table-cell>
              <table:table-cell office:value-type="float" office:value="0.911232">
                <text:p>0.911232</text:p>
              </table:table-cell>
              <table:table-cell office:value-type="float" office:value="0.543872">
                <text:p>0.543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5008">
                <text:p>0.535008</text:p>
              </table:table-cell>
              <table:table-cell office:value-type="float" office:value="0.892608">
                <text:p>0.892608</text:p>
              </table:table-cell>
              <table:table-cell office:value-type="float" office:value="0.532608">
                <text:p>0.532608</text:p>
              </table:table-cell>
              <table:table-cell office:value-type="float" office:value="1.13904">
                <text:p>1.13904</text:p>
              </table:table-cell>
              <table:table-cell office:value-type="float" office:value="0.945184">
                <text:p>0.945184</text:p>
              </table:table-cell>
              <table:table-cell office:value-type="float" office:value="0.594176">
                <text:p>0.594176</text:p>
              </table:table-cell>
              <table:table-cell office:value-type="float" office:value="0.571488">
                <text:p>0.571488</text:p>
              </table:table-cell>
              <table:table-cell office:value-type="float" office:value="0.563872">
                <text:p>0.563872</text:p>
              </table:table-cell>
              <table:table-cell office:value-type="float" office:value="0.557632">
                <text:p>0.557632</text:p>
              </table:table-cell>
              <table:table-cell office:value-type="float" office:value="0.567872">
                <text:p>0.567872</text:p>
              </table:table-cell>
              <table:table-cell office:value-type="float" office:value="0.850912">
                <text:p>0.850912</text:p>
              </table:table-cell>
              <table:table-cell office:value-type="float" office:value="0.546208">
                <text:p>0.546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0592">
                <text:p>0.530592</text:p>
              </table:table-cell>
              <table:table-cell office:value-type="float" office:value="1.129056">
                <text:p>1.129056</text:p>
              </table:table-cell>
              <table:table-cell office:value-type="float" office:value="0.5376">
                <text:p>0.5376</text:p>
              </table:table-cell>
              <table:table-cell office:value-type="float" office:value="11.401855">
                <text:p>11.401855</text:p>
              </table:table-cell>
              <table:table-cell office:value-type="float" office:value="0.86224">
                <text:p>0.86224</text:p>
              </table:table-cell>
              <table:table-cell office:value-type="float" office:value="0.589632">
                <text:p>0.589632</text:p>
              </table:table-cell>
              <table:table-cell office:value-type="float" office:value="0.577536">
                <text:p>0.577536</text:p>
              </table:table-cell>
              <table:table-cell office:value-type="float" office:value="0.56144">
                <text:p>0.56144</text:p>
              </table:table-cell>
              <table:table-cell office:value-type="float" office:value="0.580064">
                <text:p>0.580064</text:p>
              </table:table-cell>
              <table:table-cell office:value-type="float" office:value="0.559136">
                <text:p>0.559136</text:p>
              </table:table-cell>
              <table:table-cell office:value-type="float" office:value="0.88112">
                <text:p>0.88112</text:p>
              </table:table-cell>
              <table:table-cell office:value-type="float" office:value="0.54512">
                <text:p>0.545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1072">
                <text:p>0.531072</text:p>
              </table:table-cell>
              <table:table-cell office:value-type="float" office:value="1.087424">
                <text:p>1.087424</text:p>
              </table:table-cell>
              <table:table-cell office:value-type="float" office:value="0.529632">
                <text:p>0.529632</text:p>
              </table:table-cell>
              <table:table-cell office:value-type="float" office:value="1.110944">
                <text:p>1.110944</text:p>
              </table:table-cell>
              <table:table-cell office:value-type="float" office:value="0.944288">
                <text:p>0.944288</text:p>
              </table:table-cell>
              <table:table-cell office:value-type="float" office:value="0.603584">
                <text:p>0.603584</text:p>
              </table:table-cell>
              <table:table-cell office:value-type="float" office:value="0.58912">
                <text:p>0.58912</text:p>
              </table:table-cell>
              <table:table-cell office:value-type="float" office:value="0.566496">
                <text:p>0.566496</text:p>
              </table:table-cell>
              <table:table-cell office:value-type="float" office:value="0.566432">
                <text:p>0.566432</text:p>
              </table:table-cell>
              <table:table-cell office:value-type="float" office:value="0.556992">
                <text:p>0.556992</text:p>
              </table:table-cell>
              <table:table-cell office:value-type="float" office:value="1.091232">
                <text:p>1.091232</text:p>
              </table:table-cell>
              <table:table-cell office:value-type="float" office:value="0.550112">
                <text:p>0.550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4752">
                <text:p>0.534752</text:p>
              </table:table-cell>
              <table:table-cell office:value-type="float" office:value="1.062688">
                <text:p>1.062688</text:p>
              </table:table-cell>
              <table:table-cell office:value-type="float" office:value="0.548032">
                <text:p>0.548032</text:p>
              </table:table-cell>
              <table:table-cell office:value-type="float" office:value="1.09696">
                <text:p>1.09696</text:p>
              </table:table-cell>
              <table:table-cell office:value-type="float" office:value="1.164064">
                <text:p>1.164064</text:p>
              </table:table-cell>
              <table:table-cell office:value-type="float" office:value="0.592288">
                <text:p>0.592288</text:p>
              </table:table-cell>
              <table:table-cell office:value-type="float" office:value="0.577472">
                <text:p>0.577472</text:p>
              </table:table-cell>
              <table:table-cell office:value-type="float" office:value="0.581376">
                <text:p>0.581376</text:p>
              </table:table-cell>
              <table:table-cell office:value-type="float" office:value="0.571264">
                <text:p>0.571264</text:p>
              </table:table-cell>
              <table:table-cell office:value-type="float" office:value="0.559584">
                <text:p>0.559584</text:p>
              </table:table-cell>
              <table:table-cell office:value-type="float" office:value="1.29072">
                <text:p>1.29072</text:p>
              </table:table-cell>
              <table:table-cell office:value-type="float" office:value="0.549216">
                <text:p>0.549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5216">
                <text:p>0.545216</text:p>
              </table:table-cell>
              <table:table-cell office:value-type="float" office:value="1.429056">
                <text:p>1.429056</text:p>
              </table:table-cell>
              <table:table-cell office:value-type="float" office:value="0.54464">
                <text:p>0.54464</text:p>
              </table:table-cell>
              <table:table-cell office:value-type="float" office:value="1.283168">
                <text:p>1.283168</text:p>
              </table:table-cell>
              <table:table-cell office:value-type="float" office:value="1.146624">
                <text:p>1.146624</text:p>
              </table:table-cell>
              <table:table-cell office:value-type="float" office:value="0.588768">
                <text:p>0.588768</text:p>
              </table:table-cell>
              <table:table-cell office:value-type="float" office:value="0.584992">
                <text:p>0.584992</text:p>
              </table:table-cell>
              <table:table-cell office:value-type="float" office:value="0.58528">
                <text:p>0.58528</text:p>
              </table:table-cell>
              <table:table-cell office:value-type="float" office:value="0.579104">
                <text:p>0.579104</text:p>
              </table:table-cell>
              <table:table-cell office:value-type="float" office:value="0.57152">
                <text:p>0.57152</text:p>
              </table:table-cell>
              <table:table-cell office:value-type="float" office:value="1.0648">
                <text:p>1.0648</text:p>
              </table:table-cell>
              <table:table-cell office:value-type="float" office:value="0.554976">
                <text:p>0.554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9776">
                <text:p>0.539776</text:p>
              </table:table-cell>
              <table:table-cell office:value-type="float" office:value="1.092">
                <text:p>1.092</text:p>
              </table:table-cell>
              <table:table-cell office:value-type="float" office:value="0.534976">
                <text:p>0.534976</text:p>
              </table:table-cell>
              <table:table-cell office:value-type="float" office:value="1.356672">
                <text:p>1.356672</text:p>
              </table:table-cell>
              <table:table-cell office:value-type="float" office:value="1.380352">
                <text:p>1.380352</text:p>
              </table:table-cell>
              <table:table-cell office:value-type="float" office:value="0.588896">
                <text:p>0.588896</text:p>
              </table:table-cell>
              <table:table-cell office:value-type="float" office:value="0.575328">
                <text:p>0.575328</text:p>
              </table:table-cell>
              <table:table-cell office:value-type="float" office:value="0.585856">
                <text:p>0.585856</text:p>
              </table:table-cell>
              <table:table-cell office:value-type="float" office:value="0.582272">
                <text:p>0.582272</text:p>
              </table:table-cell>
              <table:table-cell office:value-type="float" office:value="0.576128">
                <text:p>0.576128</text:p>
              </table:table-cell>
              <table:table-cell office:value-type="float" office:value="0.969312">
                <text:p>0.969312</text:p>
              </table:table-cell>
              <table:table-cell office:value-type="float" office:value="0.561312">
                <text:p>0.561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4" chart:maximum="1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Avg time per round</text:p>
        </chart:title>
        <chart:legend chart:legend-position="end" svg:x="12.725cm" svg:y="4.201cm" style:legend-expansion="high" chart:style-name="ch3"/>
        <chart:plot-area chart:style-name="ch4" table:cell-range-address="timing.EC1:timing.ED12" chart:data-source-has-labels="column" svg:x="1.331cm" svg:y="1.275cm" svg:width="11.074cm" svg:height="6.564cm">
          <chartooo:coordinate-region svg:x="2.058cm" svg:y="1.275cm" svg:width="9.968cm" svg:height="5.011cm"/>
          <chart:axis chart:dimension="x" chart:name="primary-x" chart:style-name="ch5" chartooo:axis-type="auto">
            <chartooo:date-scale/>
            <chart:title svg:x="6.136cm" svg:y="8.019cm" chart:style-name="ch6">
              <text:p>threshold</text:p>
            </chart:title>
            <chart:categories table:cell-range-address="timing.EC1:timing.EC12"/>
            <chart:grid chart:style-name="ch7" chart:class="major"/>
          </chart:axis>
          <chart:axis chart:dimension="y" chart:name="primary-y" chart:style-name="ch8">
            <chart:title svg:x="0.451cm" svg:y="5.276cm" chart:style-name="ch9">
              <text:p>time (ms)</text:p>
            </chart:title>
            <chart:grid chart:style-name="ch7" chart:class="major"/>
          </chart:axis>
          <chart:series chart:style-name="ch10" chart:values-cell-range-address="timing.ED1:timing.ED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D</text:p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timing.EC1:timing.EC12</svg:desc>
                </draw:g>
              </table:table-cell>
              <table:table-cell office:value-type="float" office:value="0.605082">
                <text:p>0.605082</text:p>
                <draw:g>
                  <svg:desc>timing.ED1:timing.ED12</svg:desc>
                </draw:g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089546">
                <text:p>1.0895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46599">
                <text:p>0.64659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147553">
                <text:p>1.14755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120961">
                <text:p>1.12096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630512">
                <text:p>0.63051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61459">
                <text:p>0.66145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96578">
                <text:p>0.69657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36957">
                <text:p>0.7369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833691">
                <text:p>0.83369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414368">
                <text:p>1.41436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291327">
                <text:p>1.291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Avg total time</text:p>
        </chart:title>
        <chart:legend chart:legend-position="end" svg:x="12.857cm" svg:y="4.201cm" style:legend-expansion="high" chart:style-name="ch3"/>
        <chart:plot-area chart:style-name="ch4" table:cell-range-address="timing.EH1:timing.EI12" chart:data-source-has-labels="column" svg:x="1.331cm" svg:y="1.275cm" svg:width="11.206cm" svg:height="6.564cm">
          <chartooo:coordinate-region svg:x="2.138cm" svg:y="1.275cm" svg:width="10.1cm" svg:height="5.011cm"/>
          <chart:axis chart:dimension="x" chart:name="primary-x" chart:style-name="ch5" chartooo:axis-type="auto">
            <chartooo:date-scale/>
            <chart:title svg:x="6.202cm" svg:y="8.019cm" chart:style-name="ch6">
              <text:p>threshold</text:p>
            </chart:title>
            <chart:categories table:cell-range-address="timing.EH1:timing.EH12"/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timing.EI1:timing.EI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I</text:p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timing.EH1:timing.EH12</svg:desc>
                </draw:g>
              </table:table-cell>
              <table:table-cell office:value-type="float" office:value="315.177307">
                <text:p>315.177307</text:p>
                <draw:g>
                  <svg:desc>timing.EI1:timing.EI12</svg:desc>
                </draw:g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93.455109">
                <text:p>293.4551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96.215698">
                <text:p>296.21569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24.121613">
                <text:p>324.1216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3.236404">
                <text:p>243.23640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40.728806">
                <text:p>240.7288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99.997375">
                <text:p>299.9973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72.241119">
                <text:p>272.24111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14.4245">
                <text:p>314.42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07.532806">
                <text:p>307.53280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32.055176">
                <text:p>332.05517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51.407166">
                <text:p>351.407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0002" number:language="en" number:country="GB">
      <number:number number:decimal-places="2" loext:min-decimal-places="2" number:min-integer-digits="1"/>
    </number:number-style>
    <number:number-style style:name="N20107" number:language="ru" number:country="RU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107">
      <style:chart-properties chart:display-label="true" chart:logarithmic="false" chart:minimum="0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00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00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010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000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00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00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Time per round (ins+del)</text:p>
        </chart:title>
        <chart:legend chart:legend-position="end" svg:x="13.968cm" svg:y="1.462cm" style:legend-expansion="high" chart:style-name="ch3"/>
        <chart:plot-area chart:style-name="ch4" table:cell-range-address="timing.B1:timing.DY12" chart:data-source-has-labels="row" svg:x="1.331cm" svg:y="1.275cm" svg:width="12.317cm" svg:height="6.564cm">
          <chartooo:coordinate-region svg:x="2.429cm" svg:y="1.396cm" svg:width="11.167cm" svg:height="5.441cm"/>
          <chart:axis chart:dimension="x" chart:name="primary-x" chart:style-name="ch5">
            <chart:title svg:x="7.008cm" svg:y="8.019cm" chart:style-name="ch6">
              <text:p>round</text:p>
            </chart:title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timing.B1:timing.DY1" loext:label-string="&quot;30%&quot;" chart:class="chart:line">
            <chart:data-point chart:repeated="128"/>
          </chart:series>
          <chart:series chart:style-name="ch11" chart:values-cell-range-address="timing.B2:timing.DY2" loext:label-string="&quot;35%&quot;" chart:class="chart:line">
            <chart:data-point chart:repeated="128"/>
          </chart:series>
          <chart:series chart:style-name="ch12" chart:values-cell-range-address="timing.B3:timing.DY3" loext:label-string="&quot;40%&quot;" chart:class="chart:line">
            <chart:data-point chart:repeated="128"/>
          </chart:series>
          <chart:series chart:style-name="ch13" chart:values-cell-range-address="timing.B4:timing.DY4" loext:label-string="&quot;45%&quot;" chart:class="chart:line">
            <chart:data-point chart:repeated="128"/>
          </chart:series>
          <chart:series chart:style-name="ch14" chart:values-cell-range-address="timing.B5:timing.DY5" loext:label-string="&quot;50%&quot;" chart:class="chart:line">
            <chart:data-point chart:repeated="128"/>
          </chart:series>
          <chart:series chart:style-name="ch15" chart:values-cell-range-address="timing.B6:timing.DY6" loext:label-string="&quot;55%&quot;" chart:class="chart:line">
            <chart:data-point chart:repeated="128"/>
          </chart:series>
          <chart:series chart:style-name="ch16" chart:values-cell-range-address="timing.B7:timing.DY7" loext:label-string="&quot;60%&quot;" chart:class="chart:line">
            <chart:data-point chart:repeated="128"/>
          </chart:series>
          <chart:series chart:style-name="ch17" chart:values-cell-range-address="timing.B8:timing.DY8" loext:label-string="&quot;65%&quot;" chart:class="chart:line">
            <chart:data-point chart:repeated="128"/>
          </chart:series>
          <chart:series chart:style-name="ch18" chart:values-cell-range-address="timing.B9:timing.DY9" loext:label-string="&quot;70%&quot;" chart:class="chart:line">
            <chart:data-point chart:repeated="128"/>
          </chart:series>
          <chart:series chart:style-name="ch19" chart:values-cell-range-address="timing.B10:timing.DY10" loext:label-string="&quot;75%&quot;" chart:class="chart:line">
            <chart:data-point chart:repeated="128"/>
          </chart:series>
          <chart:series chart:style-name="ch20" chart:values-cell-range-address="timing.B11:timing.DY11" loext:label-string="&quot;80%&quot;" chart:class="chart:line">
            <chart:data-point chart:repeated="128"/>
          </chart:series>
          <chart:series chart:style-name="ch21" chart:values-cell-range-address="timing.B12:timing.DY12" loext:label-string="&quot;85%&quot;" chart:class="chart:line">
            <chart:data-point chart:repeated="12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%</text:p>
              </table:table-cell>
              <table:table-cell office:value-type="string">
                <text:p>35%</text:p>
              </table:table-cell>
              <table:table-cell office:value-type="string">
                <text:p>40%</text:p>
              </table:table-cell>
              <table:table-cell office:value-type="string">
                <text:p>45%</text:p>
              </table:table-cell>
              <table:table-cell office:value-type="string">
                <text:p>50%</text:p>
              </table:table-cell>
              <table:table-cell office:value-type="string">
                <text:p>55%</text:p>
              </table:table-cell>
              <table:table-cell office:value-type="string">
                <text:p>60%</text:p>
              </table:table-cell>
              <table:table-cell office:value-type="string">
                <text:p>65%</text:p>
              </table:table-cell>
              <table:table-cell office:value-type="string">
                <text:p>70%</text:p>
              </table:table-cell>
              <table:table-cell office:value-type="string">
                <text:p>75%</text:p>
              </table:table-cell>
              <table:table-cell office:value-type="string">
                <text:p>80%</text:p>
              </table:table-cell>
              <table:table-cell office:value-type="string">
                <text:p>85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8992">
                <text:p>0.328992</text:p>
                <draw:g>
                  <svg:desc>timing.B1:timing.DY1</svg:desc>
                </draw:g>
              </table:table-cell>
              <table:table-cell office:value-type="float" office:value="0.672192">
                <text:p>0.672192</text:p>
                <draw:g>
                  <svg:desc>timing.B2:timing.DY2</svg:desc>
                </draw:g>
              </table:table-cell>
              <table:table-cell office:value-type="float" office:value="0.322848">
                <text:p>0.322848</text:p>
                <draw:g>
                  <svg:desc>timing.B3:timing.DY3</svg:desc>
                </draw:g>
              </table:table-cell>
              <table:table-cell office:value-type="float" office:value="0.685632">
                <text:p>0.685632</text:p>
                <draw:g>
                  <svg:desc>timing.B4:timing.DY4</svg:desc>
                </draw:g>
              </table:table-cell>
              <table:table-cell office:value-type="float" office:value="0.93584">
                <text:p>0.93584</text:p>
                <draw:g>
                  <svg:desc>timing.B5:timing.DY5</svg:desc>
                </draw:g>
              </table:table-cell>
              <table:table-cell office:value-type="float" office:value="0.328768">
                <text:p>0.328768</text:p>
                <draw:g>
                  <svg:desc>timing.B6:timing.DY6</svg:desc>
                </draw:g>
              </table:table-cell>
              <table:table-cell office:value-type="float" office:value="0.33536">
                <text:p>0.33536</text:p>
                <draw:g>
                  <svg:desc>timing.B7:timing.DY7</svg:desc>
                </draw:g>
              </table:table-cell>
              <table:table-cell office:value-type="float" office:value="0.335648">
                <text:p>0.335648</text:p>
                <draw:g>
                  <svg:desc>timing.B8:timing.DY8</svg:desc>
                </draw:g>
              </table:table-cell>
              <table:table-cell office:value-type="float" office:value="0.325856">
                <text:p>0.325856</text:p>
                <draw:g>
                  <svg:desc>timing.B9:timing.DY9</svg:desc>
                </draw:g>
              </table:table-cell>
              <table:table-cell office:value-type="float" office:value="0.32384">
                <text:p>0.32384</text:p>
                <draw:g>
                  <svg:desc>timing.B10:timing.DY10</svg:desc>
                </draw:g>
              </table:table-cell>
              <table:table-cell office:value-type="float" office:value="1.160992">
                <text:p>1.160992</text:p>
                <draw:g>
                  <svg:desc>timing.B11:timing.DY11</svg:desc>
                </draw:g>
              </table:table-cell>
              <table:table-cell office:value-type="float" office:value="0.586432">
                <text:p>0.586432</text:p>
                <draw:g>
                  <svg:desc>timing.B12:timing.D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48">
                <text:p>0.350048</text:p>
              </table:table-cell>
              <table:table-cell office:value-type="float" office:value="0.6592">
                <text:p>0.6592</text:p>
              </table:table-cell>
              <table:table-cell office:value-type="float" office:value="0.34672">
                <text:p>0.34672</text:p>
              </table:table-cell>
              <table:table-cell office:value-type="float" office:value="0.654368">
                <text:p>0.654368</text:p>
              </table:table-cell>
              <table:table-cell office:value-type="float" office:value="1.43616">
                <text:p>1.43616</text:p>
              </table:table-cell>
              <table:table-cell office:value-type="float" office:value="0.35968">
                <text:p>0.35968</text:p>
              </table:table-cell>
              <table:table-cell office:value-type="float" office:value="0.35968">
                <text:p>0.35968</text:p>
              </table:table-cell>
              <table:table-cell office:value-type="float" office:value="0.354784">
                <text:p>0.354784</text:p>
              </table:table-cell>
              <table:table-cell office:value-type="float" office:value="0.3592">
                <text:p>0.3592</text:p>
              </table:table-cell>
              <table:table-cell office:value-type="float" office:value="0.345632">
                <text:p>0.345632</text:p>
              </table:table-cell>
              <table:table-cell office:value-type="float" office:value="0.89312">
                <text:p>0.89312</text:p>
              </table:table-cell>
              <table:table-cell office:value-type="float" office:value="0.975072">
                <text:p>0.975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696">
                <text:p>0.401696</text:p>
              </table:table-cell>
              <table:table-cell office:value-type="float" office:value="0.70512">
                <text:p>0.70512</text:p>
              </table:table-cell>
              <table:table-cell office:value-type="float" office:value="0.397376">
                <text:p>0.397376</text:p>
              </table:table-cell>
              <table:table-cell office:value-type="float" office:value="0.749408">
                <text:p>0.749408</text:p>
              </table:table-cell>
              <table:table-cell office:value-type="float" office:value="0.709824">
                <text:p>0.709824</text:p>
              </table:table-cell>
              <table:table-cell office:value-type="float" office:value="0.405152">
                <text:p>0.405152</text:p>
              </table:table-cell>
              <table:table-cell office:value-type="float" office:value="0.409504">
                <text:p>0.409504</text:p>
              </table:table-cell>
              <table:table-cell office:value-type="float" office:value="0.395008">
                <text:p>0.395008</text:p>
              </table:table-cell>
              <table:table-cell office:value-type="float" office:value="0.400064">
                <text:p>0.400064</text:p>
              </table:table-cell>
              <table:table-cell office:value-type="float" office:value="0.385024">
                <text:p>0.385024</text:p>
              </table:table-cell>
              <table:table-cell office:value-type="float" office:value="0.880032">
                <text:p>0.880032</text:p>
              </table:table-cell>
              <table:table-cell office:value-type="float" office:value="0.910464">
                <text:p>0.910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752">
                <text:p>0.742752</text:p>
              </table:table-cell>
              <table:table-cell office:value-type="float" office:value="1.52224">
                <text:p>1.52224</text:p>
              </table:table-cell>
              <table:table-cell office:value-type="float" office:value="0.469088">
                <text:p>0.469088</text:p>
              </table:table-cell>
              <table:table-cell office:value-type="float" office:value="0.760224">
                <text:p>0.760224</text:p>
              </table:table-cell>
              <table:table-cell office:value-type="float" office:value="0.836032">
                <text:p>0.836032</text:p>
              </table:table-cell>
              <table:table-cell office:value-type="float" office:value="0.471104">
                <text:p>0.471104</text:p>
              </table:table-cell>
              <table:table-cell office:value-type="float" office:value="0.470144">
                <text:p>0.470144</text:p>
              </table:table-cell>
              <table:table-cell office:value-type="float" office:value="0.47632">
                <text:p>0.47632</text:p>
              </table:table-cell>
              <table:table-cell office:value-type="float" office:value="0.465056">
                <text:p>0.465056</text:p>
              </table:table-cell>
              <table:table-cell office:value-type="float" office:value="0.480224">
                <text:p>0.480224</text:p>
              </table:table-cell>
              <table:table-cell office:value-type="float" office:value="0.848864">
                <text:p>0.848864</text:p>
              </table:table-cell>
              <table:table-cell office:value-type="float" office:value="0.992704">
                <text:p>0.992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36">
                <text:p>0.4136</text:p>
              </table:table-cell>
              <table:table-cell office:value-type="float" office:value="0.940512">
                <text:p>0.940512</text:p>
              </table:table-cell>
              <table:table-cell office:value-type="float" office:value="0.946656">
                <text:p>0.946656</text:p>
              </table:table-cell>
              <table:table-cell office:value-type="float" office:value="1.37296">
                <text:p>1.37296</text:p>
              </table:table-cell>
              <table:table-cell office:value-type="float" office:value="0.925312">
                <text:p>0.925312</text:p>
              </table:table-cell>
              <table:table-cell office:value-type="float" office:value="0.640512">
                <text:p>0.640512</text:p>
              </table:table-cell>
              <table:table-cell office:value-type="float" office:value="0.628992">
                <text:p>0.628992</text:p>
              </table:table-cell>
              <table:table-cell office:value-type="float" office:value="0.63792">
                <text:p>0.63792</text:p>
              </table:table-cell>
              <table:table-cell office:value-type="float" office:value="0.632128">
                <text:p>0.632128</text:p>
              </table:table-cell>
              <table:table-cell office:value-type="float" office:value="0.61472">
                <text:p>0.61472</text:p>
              </table:table-cell>
              <table:table-cell office:value-type="float" office:value="0.904896">
                <text:p>0.904896</text:p>
              </table:table-cell>
              <table:table-cell office:value-type="float" office:value="1.089056">
                <text:p>1.089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728">
                <text:p>0.989728</text:p>
              </table:table-cell>
              <table:table-cell office:value-type="float" office:value="0.9192">
                <text:p>0.9192</text:p>
              </table:table-cell>
              <table:table-cell office:value-type="float" office:value="0.436704">
                <text:p>0.436704</text:p>
              </table:table-cell>
              <table:table-cell office:value-type="float" office:value="0.99184">
                <text:p>0.99184</text:p>
              </table:table-cell>
              <table:table-cell office:value-type="float" office:value="1.49088">
                <text:p>1.49088</text:p>
              </table:table-cell>
              <table:table-cell office:value-type="float" office:value="1.071296">
                <text:p>1.071296</text:p>
              </table:table-cell>
              <table:table-cell office:value-type="float" office:value="1.170144">
                <text:p>1.170144</text:p>
              </table:table-cell>
              <table:table-cell office:value-type="float" office:value="0.95408">
                <text:p>0.95408</text:p>
              </table:table-cell>
              <table:table-cell office:value-type="float" office:value="1.015232">
                <text:p>1.015232</text:p>
              </table:table-cell>
              <table:table-cell office:value-type="float" office:value="1.036992">
                <text:p>1.036992</text:p>
              </table:table-cell>
              <table:table-cell office:value-type="float" office:value="1.336128">
                <text:p>1.336128</text:p>
              </table:table-cell>
              <table:table-cell office:value-type="float" office:value="1.837248">
                <text:p>1.83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24">
                <text:p>0.39824</text:p>
              </table:table-cell>
              <table:table-cell office:value-type="float" office:value="1.48992">
                <text:p>1.48992</text:p>
              </table:table-cell>
              <table:table-cell office:value-type="float" office:value="0.477472">
                <text:p>0.477472</text:p>
              </table:table-cell>
              <table:table-cell office:value-type="float" office:value="0.967904">
                <text:p>0.967904</text:p>
              </table:table-cell>
              <table:table-cell office:value-type="float" office:value="1.23696">
                <text:p>1.23696</text:p>
              </table:table-cell>
              <table:table-cell office:value-type="float" office:value="0.479168">
                <text:p>0.479168</text:p>
              </table:table-cell>
              <table:table-cell office:value-type="float" office:value="0.482208">
                <text:p>0.482208</text:p>
              </table:table-cell>
              <table:table-cell office:value-type="float" office:value="1.142528">
                <text:p>1.142528</text:p>
              </table:table-cell>
              <table:table-cell office:value-type="float" office:value="1.038528">
                <text:p>1.038528</text:p>
              </table:table-cell>
              <table:table-cell office:value-type="float" office:value="2.726144">
                <text:p>2.726144</text:p>
              </table:table-cell>
              <table:table-cell office:value-type="float" office:value="3.377888">
                <text:p>3.377888</text:p>
              </table:table-cell>
              <table:table-cell office:value-type="float" office:value="3.404832">
                <text:p>3.404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032">
                <text:p>0.400032</text:p>
              </table:table-cell>
              <table:table-cell office:value-type="float" office:value="0.76464">
                <text:p>0.76464</text:p>
              </table:table-cell>
              <table:table-cell office:value-type="float" office:value="1.40272">
                <text:p>1.40272</text:p>
              </table:table-cell>
              <table:table-cell office:value-type="float" office:value="1.248704">
                <text:p>1.248704</text:p>
              </table:table-cell>
              <table:table-cell office:value-type="float" office:value="1.136672">
                <text:p>1.136672</text:p>
              </table:table-cell>
              <table:table-cell office:value-type="float" office:value="0.51968">
                <text:p>0.51968</text:p>
              </table:table-cell>
              <table:table-cell office:value-type="float" office:value="0.530144">
                <text:p>0.530144</text:p>
              </table:table-cell>
              <table:table-cell office:value-type="float" office:value="0.520352">
                <text:p>0.520352</text:p>
              </table:table-cell>
              <table:table-cell office:value-type="float" office:value="0.52896">
                <text:p>0.52896</text:p>
              </table:table-cell>
              <table:table-cell office:value-type="float" office:value="1.144672">
                <text:p>1.144672</text:p>
              </table:table-cell>
              <table:table-cell office:value-type="float" office:value="1.642848">
                <text:p>1.642848</text:p>
              </table:table-cell>
              <table:table-cell office:value-type="float" office:value="1.670016">
                <text:p>1.670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4736">
                <text:p>0.424736</text:p>
              </table:table-cell>
              <table:table-cell office:value-type="float" office:value="0.751008">
                <text:p>0.751008</text:p>
              </table:table-cell>
              <table:table-cell office:value-type="float" office:value="0.419424">
                <text:p>0.419424</text:p>
              </table:table-cell>
              <table:table-cell office:value-type="float" office:value="1.541824">
                <text:p>1.541824</text:p>
              </table:table-cell>
              <table:table-cell office:value-type="float" office:value="1.295968">
                <text:p>1.295968</text:p>
              </table:table-cell>
              <table:table-cell office:value-type="float" office:value="0.588096">
                <text:p>0.588096</text:p>
              </table:table-cell>
              <table:table-cell office:value-type="float" office:value="0.596416">
                <text:p>0.596416</text:p>
              </table:table-cell>
              <table:table-cell office:value-type="float" office:value="0.596864">
                <text:p>0.596864</text:p>
              </table:table-cell>
              <table:table-cell office:value-type="float" office:value="0.590848">
                <text:p>0.590848</text:p>
              </table:table-cell>
              <table:table-cell office:value-type="float" office:value="0.572064">
                <text:p>0.572064</text:p>
              </table:table-cell>
              <table:table-cell office:value-type="float" office:value="1.30368">
                <text:p>1.30368</text:p>
              </table:table-cell>
              <table:table-cell office:value-type="float" office:value="1.250112">
                <text:p>1.250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0064">
                <text:p>0.440064</text:p>
              </table:table-cell>
              <table:table-cell office:value-type="float" office:value="0.889696">
                <text:p>0.889696</text:p>
              </table:table-cell>
              <table:table-cell office:value-type="float" office:value="0.425856">
                <text:p>0.425856</text:p>
              </table:table-cell>
              <table:table-cell office:value-type="float" office:value="0.770592">
                <text:p>0.770592</text:p>
              </table:table-cell>
              <table:table-cell office:value-type="float" office:value="1.660032">
                <text:p>1.660032</text:p>
              </table:table-cell>
              <table:table-cell office:value-type="float" office:value="1.437088">
                <text:p>1.437088</text:p>
              </table:table-cell>
              <table:table-cell office:value-type="float" office:value="0.682656">
                <text:p>0.682656</text:p>
              </table:table-cell>
              <table:table-cell office:value-type="float" office:value="0.676128">
                <text:p>0.676128</text:p>
              </table:table-cell>
              <table:table-cell office:value-type="float" office:value="0.7016">
                <text:p>0.7016</text:p>
              </table:table-cell>
              <table:table-cell office:value-type="float" office:value="0.67248">
                <text:p>0.67248</text:p>
              </table:table-cell>
              <table:table-cell office:value-type="float" office:value="1.31696">
                <text:p>1.31696</text:p>
              </table:table-cell>
              <table:table-cell office:value-type="float" office:value="1.355968">
                <text:p>1.35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3168">
                <text:p>1.583168</text:p>
              </table:table-cell>
              <table:table-cell office:value-type="float" office:value="1.018016">
                <text:p>1.018016</text:p>
              </table:table-cell>
              <table:table-cell office:value-type="float" office:value="0.445376">
                <text:p>0.445376</text:p>
              </table:table-cell>
              <table:table-cell office:value-type="float" office:value="0.763872">
                <text:p>0.763872</text:p>
              </table:table-cell>
              <table:table-cell office:value-type="float" office:value="0.761824">
                <text:p>0.761824</text:p>
              </table:table-cell>
              <table:table-cell office:value-type="float" office:value="0.45152">
                <text:p>0.45152</text:p>
              </table:table-cell>
              <table:table-cell office:value-type="float" office:value="1.47568">
                <text:p>1.47568</text:p>
              </table:table-cell>
              <table:table-cell office:value-type="float" office:value="0.823552">
                <text:p>0.823552</text:p>
              </table:table-cell>
              <table:table-cell office:value-type="float" office:value="0.855136">
                <text:p>0.855136</text:p>
              </table:table-cell>
              <table:table-cell office:value-type="float" office:value="0.821056">
                <text:p>0.821056</text:p>
              </table:table-cell>
              <table:table-cell office:value-type="float" office:value="1.137536">
                <text:p>1.137536</text:p>
              </table:table-cell>
              <table:table-cell office:value-type="float" office:value="1.259584">
                <text:p>1.259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8064">
                <text:p>0.408064</text:p>
              </table:table-cell>
              <table:table-cell office:value-type="float" office:value="0.984736">
                <text:p>0.984736</text:p>
              </table:table-cell>
              <table:table-cell office:value-type="float" office:value="0.460416">
                <text:p>0.460416</text:p>
              </table:table-cell>
              <table:table-cell office:value-type="float" office:value="1.341984">
                <text:p>1.341984</text:p>
              </table:table-cell>
              <table:table-cell office:value-type="float" office:value="0.812832">
                <text:p>0.812832</text:p>
              </table:table-cell>
              <table:table-cell office:value-type="float" office:value="0.464064">
                <text:p>0.464064</text:p>
              </table:table-cell>
              <table:table-cell office:value-type="float" office:value="0.46688">
                <text:p>0.46688</text:p>
              </table:table-cell>
              <table:table-cell office:value-type="float" office:value="1.56368">
                <text:p>1.56368</text:p>
              </table:table-cell>
              <table:table-cell office:value-type="float" office:value="1.120992">
                <text:p>1.120992</text:p>
              </table:table-cell>
              <table:table-cell office:value-type="float" office:value="1.125408">
                <text:p>1.125408</text:p>
              </table:table-cell>
              <table:table-cell office:value-type="float" office:value="1.409664">
                <text:p>1.409664</text:p>
              </table:table-cell>
              <table:table-cell office:value-type="float" office:value="1.420288">
                <text:p>1.420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2112">
                <text:p>0.402112</text:p>
              </table:table-cell>
              <table:table-cell office:value-type="float" office:value="2.113664">
                <text:p>2.113664</text:p>
              </table:table-cell>
              <table:table-cell office:value-type="float" office:value="0.484576">
                <text:p>0.484576</text:p>
              </table:table-cell>
              <table:table-cell office:value-type="float" office:value="0.984672">
                <text:p>0.984672</text:p>
              </table:table-cell>
              <table:table-cell office:value-type="float" office:value="0.872992">
                <text:p>0.872992</text:p>
              </table:table-cell>
              <table:table-cell office:value-type="float" office:value="0.485376">
                <text:p>0.485376</text:p>
              </table:table-cell>
              <table:table-cell office:value-type="float" office:value="0.476032">
                <text:p>0.476032</text:p>
              </table:table-cell>
              <table:table-cell office:value-type="float" office:value="0.481952">
                <text:p>0.481952</text:p>
              </table:table-cell>
              <table:table-cell office:value-type="float" office:value="1.636608">
                <text:p>1.636608</text:p>
              </table:table-cell>
              <table:table-cell office:value-type="float" office:value="1.734656">
                <text:p>1.734656</text:p>
              </table:table-cell>
              <table:table-cell office:value-type="float" office:value="2.05232">
                <text:p>2.05232</text:p>
              </table:table-cell>
              <table:table-cell office:value-type="float" office:value="2.030848">
                <text:p>2.030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9536">
                <text:p>0.409536</text:p>
              </table:table-cell>
              <table:table-cell office:value-type="float" office:value="0.792896">
                <text:p>0.792896</text:p>
              </table:table-cell>
              <table:table-cell office:value-type="float" office:value="2.14544">
                <text:p>2.14544</text:p>
              </table:table-cell>
              <table:table-cell office:value-type="float" office:value="1.041344">
                <text:p>1.041344</text:p>
              </table:table-cell>
              <table:table-cell office:value-type="float" office:value="1.047072">
                <text:p>1.047072</text:p>
              </table:table-cell>
              <table:table-cell office:value-type="float" office:value="0.496096">
                <text:p>0.496096</text:p>
              </table:table-cell>
              <table:table-cell office:value-type="float" office:value="0.4976">
                <text:p>0.4976</text:p>
              </table:table-cell>
              <table:table-cell office:value-type="float" office:value="0.497632">
                <text:p>0.497632</text:p>
              </table:table-cell>
              <table:table-cell office:value-type="float" office:value="0.489728">
                <text:p>0.489728</text:p>
              </table:table-cell>
              <table:table-cell office:value-type="float" office:value="1.630208">
                <text:p>1.630208</text:p>
              </table:table-cell>
              <table:table-cell office:value-type="float" office:value="2.137024">
                <text:p>2.137024</text:p>
              </table:table-cell>
              <table:table-cell office:value-type="float" office:value="3.820544">
                <text:p>3.820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3456">
                <text:p>0.403456</text:p>
              </table:table-cell>
              <table:table-cell office:value-type="float" office:value="0.759936">
                <text:p>0.759936</text:p>
              </table:table-cell>
              <table:table-cell office:value-type="float" office:value="0.4112">
                <text:p>0.4112</text:p>
              </table:table-cell>
              <table:table-cell office:value-type="float" office:value="1.239744">
                <text:p>1.239744</text:p>
              </table:table-cell>
              <table:table-cell office:value-type="float" office:value="1.024672">
                <text:p>1.024672</text:p>
              </table:table-cell>
              <table:table-cell office:value-type="float" office:value="0.519744">
                <text:p>0.519744</text:p>
              </table:table-cell>
              <table:table-cell office:value-type="float" office:value="0.525344">
                <text:p>0.525344</text:p>
              </table:table-cell>
              <table:table-cell office:value-type="float" office:value="0.537504">
                <text:p>0.537504</text:p>
              </table:table-cell>
              <table:table-cell office:value-type="float" office:value="0.515808">
                <text:p>0.515808</text:p>
              </table:table-cell>
              <table:table-cell office:value-type="float" office:value="0.518592">
                <text:p>0.518592</text:p>
              </table:table-cell>
              <table:table-cell office:value-type="float" office:value="1.254336">
                <text:p>1.254336</text:p>
              </table:table-cell>
              <table:table-cell office:value-type="float" office:value="2.142176">
                <text:p>2.142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9616">
                <text:p>0.419616</text:p>
              </table:table-cell>
              <table:table-cell office:value-type="float" office:value="0.8944">
                <text:p>0.8944</text:p>
              </table:table-cell>
              <table:table-cell office:value-type="float" office:value="0.422368">
                <text:p>0.422368</text:p>
              </table:table-cell>
              <table:table-cell office:value-type="float" office:value="2.227904">
                <text:p>2.227904</text:p>
              </table:table-cell>
              <table:table-cell office:value-type="float" office:value="1.002752">
                <text:p>1.002752</text:p>
              </table:table-cell>
              <table:table-cell office:value-type="float" office:value="0.54592">
                <text:p>0.54592</text:p>
              </table:table-cell>
              <table:table-cell office:value-type="float" office:value="0.5592">
                <text:p>0.5592</text:p>
              </table:table-cell>
              <table:table-cell office:value-type="float" office:value="0.533824">
                <text:p>0.533824</text:p>
              </table:table-cell>
              <table:table-cell office:value-type="float" office:value="0.547808">
                <text:p>0.547808</text:p>
              </table:table-cell>
              <table:table-cell office:value-type="float" office:value="0.543808">
                <text:p>0.543808</text:p>
              </table:table-cell>
              <table:table-cell office:value-type="float" office:value="0.892992">
                <text:p>0.892992</text:p>
              </table:table-cell>
              <table:table-cell office:value-type="float" office:value="0.828544">
                <text:p>0.82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7392">
                <text:p>0.427392</text:p>
              </table:table-cell>
              <table:table-cell office:value-type="float" office:value="0.95264">
                <text:p>0.95264</text:p>
              </table:table-cell>
              <table:table-cell office:value-type="float" office:value="0.41712">
                <text:p>0.41712</text:p>
              </table:table-cell>
              <table:table-cell office:value-type="float" office:value="0.858208">
                <text:p>0.858208</text:p>
              </table:table-cell>
              <table:table-cell office:value-type="float" office:value="1.414048">
                <text:p>1.414048</text:p>
              </table:table-cell>
              <table:table-cell office:value-type="float" office:value="0.575104">
                <text:p>0.575104</text:p>
              </table:table-cell>
              <table:table-cell office:value-type="float" office:value="0.585472">
                <text:p>0.585472</text:p>
              </table:table-cell>
              <table:table-cell office:value-type="float" office:value="0.58416">
                <text:p>0.58416</text:p>
              </table:table-cell>
              <table:table-cell office:value-type="float" office:value="0.572192">
                <text:p>0.572192</text:p>
              </table:table-cell>
              <table:table-cell office:value-type="float" office:value="0.577184">
                <text:p>0.577184</text:p>
              </table:table-cell>
              <table:table-cell office:value-type="float" office:value="0.896288">
                <text:p>0.896288</text:p>
              </table:table-cell>
              <table:table-cell office:value-type="float" office:value="0.966976">
                <text:p>0.966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784">
                <text:p>0.434784</text:p>
              </table:table-cell>
              <table:table-cell office:value-type="float" office:value="0.973056">
                <text:p>0.973056</text:p>
              </table:table-cell>
              <table:table-cell office:value-type="float" office:value="0.436608">
                <text:p>0.436608</text:p>
              </table:table-cell>
              <table:table-cell office:value-type="float" office:value="0.952896">
                <text:p>0.952896</text:p>
              </table:table-cell>
              <table:table-cell office:value-type="float" office:value="2.815168">
                <text:p>2.815168</text:p>
              </table:table-cell>
              <table:table-cell office:value-type="float" office:value="0.630272">
                <text:p>0.630272</text:p>
              </table:table-cell>
              <table:table-cell office:value-type="float" office:value="0.599072">
                <text:p>0.599072</text:p>
              </table:table-cell>
              <table:table-cell office:value-type="float" office:value="0.605024">
                <text:p>0.605024</text:p>
              </table:table-cell>
              <table:table-cell office:value-type="float" office:value="0.620352">
                <text:p>0.620352</text:p>
              </table:table-cell>
              <table:table-cell office:value-type="float" office:value="0.604768">
                <text:p>0.604768</text:p>
              </table:table-cell>
              <table:table-cell office:value-type="float" office:value="0.944224">
                <text:p>0.944224</text:p>
              </table:table-cell>
              <table:table-cell office:value-type="float" office:value="0.945472">
                <text:p>0.945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4688">
                <text:p>0.434688</text:p>
              </table:table-cell>
              <table:table-cell office:value-type="float" office:value="0.971968">
                <text:p>0.971968</text:p>
              </table:table-cell>
              <table:table-cell office:value-type="float" office:value="0.437664">
                <text:p>0.437664</text:p>
              </table:table-cell>
              <table:table-cell office:value-type="float" office:value="0.964096">
                <text:p>0.964096</text:p>
              </table:table-cell>
              <table:table-cell office:value-type="float" office:value="0.965408">
                <text:p>0.965408</text:p>
              </table:table-cell>
              <table:table-cell office:value-type="float" office:value="2.30176">
                <text:p>2.30176</text:p>
              </table:table-cell>
              <table:table-cell office:value-type="float" office:value="0.663648">
                <text:p>0.663648</text:p>
              </table:table-cell>
              <table:table-cell office:value-type="float" office:value="0.655808">
                <text:p>0.655808</text:p>
              </table:table-cell>
              <table:table-cell office:value-type="float" office:value="0.653792">
                <text:p>0.653792</text:p>
              </table:table-cell>
              <table:table-cell office:value-type="float" office:value="0.658048">
                <text:p>0.658048</text:p>
              </table:table-cell>
              <table:table-cell office:value-type="float" office:value="0.994336">
                <text:p>0.994336</text:p>
              </table:table-cell>
              <table:table-cell office:value-type="float" office:value="0.98672">
                <text:p>0.98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816">
                <text:p>0.44816</text:p>
              </table:table-cell>
              <table:table-cell office:value-type="float" office:value="1.1088">
                <text:p>1.1088</text:p>
              </table:table-cell>
              <table:table-cell office:value-type="float" office:value="0.440416">
                <text:p>0.440416</text:p>
              </table:table-cell>
              <table:table-cell office:value-type="float" office:value="0.981952">
                <text:p>0.981952</text:p>
              </table:table-cell>
              <table:table-cell office:value-type="float" office:value="0.892416">
                <text:p>0.892416</text:p>
              </table:table-cell>
              <table:table-cell office:value-type="float" office:value="0.4352">
                <text:p>0.4352</text:p>
              </table:table-cell>
              <table:table-cell office:value-type="float" office:value="0.716928">
                <text:p>0.716928</text:p>
              </table:table-cell>
              <table:table-cell office:value-type="float" office:value="0.711936">
                <text:p>0.711936</text:p>
              </table:table-cell>
              <table:table-cell office:value-type="float" office:value="0.700992">
                <text:p>0.700992</text:p>
              </table:table-cell>
              <table:table-cell office:value-type="float" office:value="0.700704">
                <text:p>0.700704</text:p>
              </table:table-cell>
              <table:table-cell office:value-type="float" office:value="1.178304">
                <text:p>1.178304</text:p>
              </table:table-cell>
              <table:table-cell office:value-type="float" office:value="1.218592">
                <text:p>1.218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1072">
                <text:p>2.751072</text:p>
              </table:table-cell>
              <table:table-cell office:value-type="float" office:value="0.798592">
                <text:p>0.798592</text:p>
              </table:table-cell>
              <table:table-cell office:value-type="float" office:value="0.453152">
                <text:p>0.453152</text:p>
              </table:table-cell>
              <table:table-cell office:value-type="float" office:value="1.20048">
                <text:p>1.20048</text:p>
              </table:table-cell>
              <table:table-cell office:value-type="float" office:value="1.226752">
                <text:p>1.226752</text:p>
              </table:table-cell>
              <table:table-cell office:value-type="float" office:value="0.444704">
                <text:p>0.444704</text:p>
              </table:table-cell>
              <table:table-cell office:value-type="float" office:value="2.691616">
                <text:p>2.691616</text:p>
              </table:table-cell>
              <table:table-cell office:value-type="float" office:value="0.791904">
                <text:p>0.791904</text:p>
              </table:table-cell>
              <table:table-cell office:value-type="float" office:value="0.77168">
                <text:p>0.77168</text:p>
              </table:table-cell>
              <table:table-cell office:value-type="float" office:value="0.776832">
                <text:p>0.776832</text:p>
              </table:table-cell>
              <table:table-cell office:value-type="float" office:value="1.478112">
                <text:p>1.478112</text:p>
              </table:table-cell>
              <table:table-cell office:value-type="float" office:value="1.291424">
                <text:p>1.291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88">
                <text:p>0.40288</text:p>
              </table:table-cell>
              <table:table-cell office:value-type="float" office:value="0.736512">
                <text:p>0.736512</text:p>
              </table:table-cell>
              <table:table-cell office:value-type="float" office:value="0.454272">
                <text:p>0.454272</text:p>
              </table:table-cell>
              <table:table-cell office:value-type="float" office:value="1.321824">
                <text:p>1.321824</text:p>
              </table:table-cell>
              <table:table-cell office:value-type="float" office:value="1.159904">
                <text:p>1.159904</text:p>
              </table:table-cell>
              <table:table-cell office:value-type="float" office:value="0.447328">
                <text:p>0.447328</text:p>
              </table:table-cell>
              <table:table-cell office:value-type="float" office:value="0.462048">
                <text:p>0.462048</text:p>
              </table:table-cell>
              <table:table-cell office:value-type="float" office:value="0.894144">
                <text:p>0.894144</text:p>
              </table:table-cell>
              <table:table-cell office:value-type="float" office:value="0.864768">
                <text:p>0.864768</text:p>
              </table:table-cell>
              <table:table-cell office:value-type="float" office:value="0.84672">
                <text:p>0.84672</text:p>
              </table:table-cell>
              <table:table-cell office:value-type="float" office:value="1.650528">
                <text:p>1.650528</text:p>
              </table:table-cell>
              <table:table-cell office:value-type="float" office:value="1.467008">
                <text:p>1.467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6304">
                <text:p>0.406304</text:p>
              </table:table-cell>
              <table:table-cell office:value-type="float" office:value="0.794752">
                <text:p>0.794752</text:p>
              </table:table-cell>
              <table:table-cell office:value-type="float" office:value="0.474592">
                <text:p>0.474592</text:p>
              </table:table-cell>
              <table:table-cell office:value-type="float" office:value="0.835136">
                <text:p>0.835136</text:p>
              </table:table-cell>
              <table:table-cell office:value-type="float" office:value="0.83328">
                <text:p>0.83328</text:p>
              </table:table-cell>
              <table:table-cell office:value-type="float" office:value="0.469952">
                <text:p>0.469952</text:p>
              </table:table-cell>
              <table:table-cell office:value-type="float" office:value="0.462944">
                <text:p>0.462944</text:p>
              </table:table-cell>
              <table:table-cell office:value-type="float" office:value="2.514848">
                <text:p>2.514848</text:p>
              </table:table-cell>
              <table:table-cell office:value-type="float" office:value="0.993408">
                <text:p>0.993408</text:p>
              </table:table-cell>
              <table:table-cell office:value-type="float" office:value="0.995584">
                <text:p>0.995584</text:p>
              </table:table-cell>
              <table:table-cell office:value-type="float" office:value="1.387168">
                <text:p>1.387168</text:p>
              </table:table-cell>
              <table:table-cell office:value-type="float" office:value="1.439456">
                <text:p>1.439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2192">
                <text:p>0.412192</text:p>
              </table:table-cell>
              <table:table-cell office:value-type="float" office:value="3.32064">
                <text:p>3.32064</text:p>
              </table:table-cell>
              <table:table-cell office:value-type="float" office:value="0.476992">
                <text:p>0.476992</text:p>
              </table:table-cell>
              <table:table-cell office:value-type="float" office:value="0.812224">
                <text:p>0.812224</text:p>
              </table:table-cell>
              <table:table-cell office:value-type="float" office:value="0.793888">
                <text:p>0.793888</text:p>
              </table:table-cell>
              <table:table-cell office:value-type="float" office:value="0.477952">
                <text:p>0.477952</text:p>
              </table:table-cell>
              <table:table-cell office:value-type="float" office:value="0.464">
                <text:p>0.464</text:p>
              </table:table-cell>
              <table:table-cell office:value-type="float" office:value="0.470176">
                <text:p>0.470176</text:p>
              </table:table-cell>
              <table:table-cell office:value-type="float" office:value="2.764">
                <text:p>2.764</text:p>
              </table:table-cell>
              <table:table-cell office:value-type="float" office:value="1.149664">
                <text:p>1.149664</text:p>
              </table:table-cell>
              <table:table-cell office:value-type="float" office:value="1.451872">
                <text:p>1.451872</text:p>
              </table:table-cell>
              <table:table-cell office:value-type="float" office:value="1.460352">
                <text:p>1.460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712">
                <text:p>0.415712</text:p>
              </table:table-cell>
              <table:table-cell office:value-type="float" office:value="0.73888">
                <text:p>0.73888</text:p>
              </table:table-cell>
              <table:table-cell office:value-type="float" office:value="0.476384">
                <text:p>0.476384</text:p>
              </table:table-cell>
              <table:table-cell office:value-type="float" office:value="0.794144">
                <text:p>0.794144</text:p>
              </table:table-cell>
              <table:table-cell office:value-type="float" office:value="0.7632">
                <text:p>0.7632</text:p>
              </table:table-cell>
              <table:table-cell office:value-type="float" office:value="0.490336">
                <text:p>0.490336</text:p>
              </table:table-cell>
              <table:table-cell office:value-type="float" office:value="0.480768">
                <text:p>0.480768</text:p>
              </table:table-cell>
              <table:table-cell office:value-type="float" office:value="0.465984">
                <text:p>0.465984</text:p>
              </table:table-cell>
              <table:table-cell office:value-type="float" office:value="0.479168">
                <text:p>0.479168</text:p>
              </table:table-cell>
              <table:table-cell office:value-type="float" office:value="1.371264">
                <text:p>1.371264</text:p>
              </table:table-cell>
              <table:table-cell office:value-type="float" office:value="1.706048">
                <text:p>1.706048</text:p>
              </table:table-cell>
              <table:table-cell office:value-type="float" office:value="1.702592">
                <text:p>1.702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6752">
                <text:p>0.406752</text:p>
              </table:table-cell>
              <table:table-cell office:value-type="float" office:value="0.751712">
                <text:p>0.751712</text:p>
              </table:table-cell>
              <table:table-cell office:value-type="float" office:value="0.490048">
                <text:p>0.490048</text:p>
              </table:table-cell>
              <table:table-cell office:value-type="float" office:value="0.977888">
                <text:p>0.977888</text:p>
              </table:table-cell>
              <table:table-cell office:value-type="float" office:value="0.832064">
                <text:p>0.832064</text:p>
              </table:table-cell>
              <table:table-cell office:value-type="float" office:value="0.487296">
                <text:p>0.487296</text:p>
              </table:table-cell>
              <table:table-cell office:value-type="float" office:value="0.484384">
                <text:p>0.484384</text:p>
              </table:table-cell>
              <table:table-cell office:value-type="float" office:value="0.48784">
                <text:p>0.48784</text:p>
              </table:table-cell>
              <table:table-cell office:value-type="float" office:value="0.486592">
                <text:p>0.486592</text:p>
              </table:table-cell>
              <table:table-cell office:value-type="float" office:value="2.637248">
                <text:p>2.637248</text:p>
              </table:table-cell>
              <table:table-cell office:value-type="float" office:value="2.192992">
                <text:p>2.192992</text:p>
              </table:table-cell>
              <table:table-cell office:value-type="float" office:value="2.117344">
                <text:p>2.117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952">
                <text:p>0.413952</text:p>
              </table:table-cell>
              <table:table-cell office:value-type="float" office:value="0.772736">
                <text:p>0.772736</text:p>
              </table:table-cell>
              <table:table-cell office:value-type="float" office:value="3.224896">
                <text:p>3.224896</text:p>
              </table:table-cell>
              <table:table-cell office:value-type="float" office:value="0.96944">
                <text:p>0.96944</text:p>
              </table:table-cell>
              <table:table-cell office:value-type="float" office:value="1.030336">
                <text:p>1.030336</text:p>
              </table:table-cell>
              <table:table-cell office:value-type="float" office:value="0.509248">
                <text:p>0.509248</text:p>
              </table:table-cell>
              <table:table-cell office:value-type="float" office:value="0.508864">
                <text:p>0.508864</text:p>
              </table:table-cell>
              <table:table-cell office:value-type="float" office:value="0.4968">
                <text:p>0.4968</text:p>
              </table:table-cell>
              <table:table-cell office:value-type="float" office:value="0.493856">
                <text:p>0.493856</text:p>
              </table:table-cell>
              <table:table-cell office:value-type="float" office:value="0.486656">
                <text:p>0.486656</text:p>
              </table:table-cell>
              <table:table-cell office:value-type="float" office:value="3.105152">
                <text:p>3.105152</text:p>
              </table:table-cell>
              <table:table-cell office:value-type="float" office:value="3.08592">
                <text:p>3.0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064">
                <text:p>0.42064</text:p>
              </table:table-cell>
              <table:table-cell office:value-type="float" office:value="0.932192">
                <text:p>0.932192</text:p>
              </table:table-cell>
              <table:table-cell office:value-type="float" office:value="0.415328">
                <text:p>0.415328</text:p>
              </table:table-cell>
              <table:table-cell office:value-type="float" office:value="1.012736">
                <text:p>1.012736</text:p>
              </table:table-cell>
              <table:table-cell office:value-type="float" office:value="1.228736">
                <text:p>1.228736</text:p>
              </table:table-cell>
              <table:table-cell office:value-type="float" office:value="0.517984">
                <text:p>0.517984</text:p>
              </table:table-cell>
              <table:table-cell office:value-type="float" office:value="0.505952">
                <text:p>0.505952</text:p>
              </table:table-cell>
              <table:table-cell office:value-type="float" office:value="0.512864">
                <text:p>0.512864</text:p>
              </table:table-cell>
              <table:table-cell office:value-type="float" office:value="0.497088">
                <text:p>0.497088</text:p>
              </table:table-cell>
              <table:table-cell office:value-type="float" office:value="0.498016">
                <text:p>0.498016</text:p>
              </table:table-cell>
              <table:table-cell office:value-type="float" office:value="0.784256">
                <text:p>0.784256</text:p>
              </table:table-cell>
              <table:table-cell office:value-type="float" office:value="3.878176">
                <text:p>3.878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4544">
                <text:p>0.424544</text:p>
              </table:table-cell>
              <table:table-cell office:value-type="float" office:value="0.948128">
                <text:p>0.948128</text:p>
              </table:table-cell>
              <table:table-cell office:value-type="float" office:value="0.421216">
                <text:p>0.421216</text:p>
              </table:table-cell>
              <table:table-cell office:value-type="float" office:value="1.058176">
                <text:p>1.058176</text:p>
              </table:table-cell>
              <table:table-cell office:value-type="float" office:value="0.963168">
                <text:p>0.963168</text:p>
              </table:table-cell>
              <table:table-cell office:value-type="float" office:value="0.524832">
                <text:p>0.524832</text:p>
              </table:table-cell>
              <table:table-cell office:value-type="float" office:value="0.5224">
                <text:p>0.5224</text:p>
              </table:table-cell>
              <table:table-cell office:value-type="float" office:value="0.51408">
                <text:p>0.51408</text:p>
              </table:table-cell>
              <table:table-cell office:value-type="float" office:value="0.526976">
                <text:p>0.526976</text:p>
              </table:table-cell>
              <table:table-cell office:value-type="float" office:value="0.500192">
                <text:p>0.500192</text:p>
              </table:table-cell>
              <table:table-cell office:value-type="float" office:value="0.856096">
                <text:p>0.856096</text:p>
              </table:table-cell>
              <table:table-cell office:value-type="float" office:value="3.508704">
                <text:p>3.508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752">
                <text:p>0.418752</text:p>
              </table:table-cell>
              <table:table-cell office:value-type="float" office:value="0.900544">
                <text:p>0.900544</text:p>
              </table:table-cell>
              <table:table-cell office:value-type="float" office:value="0.41296">
                <text:p>0.41296</text:p>
              </table:table-cell>
              <table:table-cell office:value-type="float" office:value="1.294624">
                <text:p>1.294624</text:p>
              </table:table-cell>
              <table:table-cell office:value-type="float" office:value="0.963904">
                <text:p>0.963904</text:p>
              </table:table-cell>
              <table:table-cell office:value-type="float" office:value="0.546304">
                <text:p>0.546304</text:p>
              </table:table-cell>
              <table:table-cell office:value-type="float" office:value="0.527296">
                <text:p>0.527296</text:p>
              </table:table-cell>
              <table:table-cell office:value-type="float" office:value="0.532736">
                <text:p>0.532736</text:p>
              </table:table-cell>
              <table:table-cell office:value-type="float" office:value="0.541312">
                <text:p>0.541312</text:p>
              </table:table-cell>
              <table:table-cell office:value-type="float" office:value="0.527424">
                <text:p>0.527424</text:p>
              </table:table-cell>
              <table:table-cell office:value-type="float" office:value="0.883296">
                <text:p>0.883296</text:p>
              </table:table-cell>
              <table:table-cell office:value-type="float" office:value="1.026752">
                <text:p>1.026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3184">
                <text:p>0.433184</text:p>
              </table:table-cell>
              <table:table-cell office:value-type="float" office:value="0.932384">
                <text:p>0.932384</text:p>
              </table:table-cell>
              <table:table-cell office:value-type="float" office:value="0.429472">
                <text:p>0.429472</text:p>
              </table:table-cell>
              <table:table-cell office:value-type="float" office:value="4.111584">
                <text:p>4.111584</text:p>
              </table:table-cell>
              <table:table-cell office:value-type="float" office:value="0.888928">
                <text:p>0.888928</text:p>
              </table:table-cell>
              <table:table-cell office:value-type="float" office:value="0.54672">
                <text:p>0.54672</text:p>
              </table:table-cell>
              <table:table-cell office:value-type="float" office:value="0.555712">
                <text:p>0.555712</text:p>
              </table:table-cell>
              <table:table-cell office:value-type="float" office:value="0.541664">
                <text:p>0.541664</text:p>
              </table:table-cell>
              <table:table-cell office:value-type="float" office:value="0.53488">
                <text:p>0.53488</text:p>
              </table:table-cell>
              <table:table-cell office:value-type="float" office:value="0.539424">
                <text:p>0.539424</text:p>
              </table:table-cell>
              <table:table-cell office:value-type="float" office:value="0.976736">
                <text:p>0.976736</text:p>
              </table:table-cell>
              <table:table-cell office:value-type="float" office:value="1.102304">
                <text:p>1.102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6">
                <text:p>0.436</text:p>
              </table:table-cell>
              <table:table-cell office:value-type="float" office:value="1.154944">
                <text:p>1.154944</text:p>
              </table:table-cell>
              <table:table-cell office:value-type="float" office:value="0.423616">
                <text:p>0.423616</text:p>
              </table:table-cell>
              <table:table-cell office:value-type="float" office:value="1.027968">
                <text:p>1.027968</text:p>
              </table:table-cell>
              <table:table-cell office:value-type="float" office:value="0.920864">
                <text:p>0.920864</text:p>
              </table:table-cell>
              <table:table-cell office:value-type="float" office:value="0.55328">
                <text:p>0.55328</text:p>
              </table:table-cell>
              <table:table-cell office:value-type="float" office:value="0.568096">
                <text:p>0.568096</text:p>
              </table:table-cell>
              <table:table-cell office:value-type="float" office:value="0.569056">
                <text:p>0.569056</text:p>
              </table:table-cell>
              <table:table-cell office:value-type="float" office:value="0.57008">
                <text:p>0.57008</text:p>
              </table:table-cell>
              <table:table-cell office:value-type="float" office:value="0.5568">
                <text:p>0.5568</text:p>
              </table:table-cell>
              <table:table-cell office:value-type="float" office:value="1.33696">
                <text:p>1.33696</text:p>
              </table:table-cell>
              <table:table-cell office:value-type="float" office:value="1.021536">
                <text:p>1.021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536">
                <text:p>0.43536</text:p>
              </table:table-cell>
              <table:table-cell office:value-type="float" office:value="0.742784">
                <text:p>0.742784</text:p>
              </table:table-cell>
              <table:table-cell office:value-type="float" office:value="0.433248">
                <text:p>0.433248</text:p>
              </table:table-cell>
              <table:table-cell office:value-type="float" office:value="0.77184">
                <text:p>0.77184</text:p>
              </table:table-cell>
              <table:table-cell office:value-type="float" office:value="0.941344">
                <text:p>0.941344</text:p>
              </table:table-cell>
              <table:table-cell office:value-type="float" office:value="0.580032">
                <text:p>0.580032</text:p>
              </table:table-cell>
              <table:table-cell office:value-type="float" office:value="0.583712">
                <text:p>0.583712</text:p>
              </table:table-cell>
              <table:table-cell office:value-type="float" office:value="0.57936">
                <text:p>0.57936</text:p>
              </table:table-cell>
              <table:table-cell office:value-type="float" office:value="0.565056">
                <text:p>0.565056</text:p>
              </table:table-cell>
              <table:table-cell office:value-type="float" office:value="0.564352">
                <text:p>0.564352</text:p>
              </table:table-cell>
              <table:table-cell office:value-type="float" office:value="1.05344">
                <text:p>1.05344</text:p>
              </table:table-cell>
              <table:table-cell office:value-type="float" office:value="0.900224">
                <text:p>0.900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584">
                <text:p>0.435584</text:p>
              </table:table-cell>
              <table:table-cell office:value-type="float" office:value="0.721792">
                <text:p>0.721792</text:p>
              </table:table-cell>
              <table:table-cell office:value-type="float" office:value="0.42704">
                <text:p>0.42704</text:p>
              </table:table-cell>
              <table:table-cell office:value-type="float" office:value="0.765184">
                <text:p>0.765184</text:p>
              </table:table-cell>
              <table:table-cell office:value-type="float" office:value="3.95456">
                <text:p>3.95456</text:p>
              </table:table-cell>
              <table:table-cell office:value-type="float" office:value="0.600576">
                <text:p>0.600576</text:p>
              </table:table-cell>
              <table:table-cell office:value-type="float" office:value="0.590048">
                <text:p>0.590048</text:p>
              </table:table-cell>
              <table:table-cell office:value-type="float" office:value="0.587104">
                <text:p>0.587104</text:p>
              </table:table-cell>
              <table:table-cell office:value-type="float" office:value="0.578496">
                <text:p>0.578496</text:p>
              </table:table-cell>
              <table:table-cell office:value-type="float" office:value="0.581984">
                <text:p>0.581984</text:p>
              </table:table-cell>
              <table:table-cell office:value-type="float" office:value="1.371904">
                <text:p>1.371904</text:p>
              </table:table-cell>
              <table:table-cell office:value-type="float" office:value="0.913792">
                <text:p>0.913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64">
                <text:p>0.4464</text:p>
              </table:table-cell>
              <table:table-cell office:value-type="float" office:value="0.77264">
                <text:p>0.77264</text:p>
              </table:table-cell>
              <table:table-cell office:value-type="float" office:value="0.435552">
                <text:p>0.435552</text:p>
              </table:table-cell>
              <table:table-cell office:value-type="float" office:value="0.78864">
                <text:p>0.78864</text:p>
              </table:table-cell>
              <table:table-cell office:value-type="float" office:value="0.768768">
                <text:p>0.768768</text:p>
              </table:table-cell>
              <table:table-cell office:value-type="float" office:value="0.614752">
                <text:p>0.614752</text:p>
              </table:table-cell>
              <table:table-cell office:value-type="float" office:value="0.607168">
                <text:p>0.607168</text:p>
              </table:table-cell>
              <table:table-cell office:value-type="float" office:value="0.598944">
                <text:p>0.598944</text:p>
              </table:table-cell>
              <table:table-cell office:value-type="float" office:value="0.621376">
                <text:p>0.621376</text:p>
              </table:table-cell>
              <table:table-cell office:value-type="float" office:value="0.59472">
                <text:p>0.59472</text:p>
              </table:table-cell>
              <table:table-cell office:value-type="float" office:value="1.235104">
                <text:p>1.235104</text:p>
              </table:table-cell>
              <table:table-cell office:value-type="float" office:value="0.953088">
                <text:p>0.953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1632">
                <text:p>0.441632</text:p>
              </table:table-cell>
              <table:table-cell office:value-type="float" office:value="0.732672">
                <text:p>0.732672</text:p>
              </table:table-cell>
              <table:table-cell office:value-type="float" office:value="0.443424">
                <text:p>0.443424</text:p>
              </table:table-cell>
              <table:table-cell office:value-type="float" office:value="0.764096">
                <text:p>0.764096</text:p>
              </table:table-cell>
              <table:table-cell office:value-type="float" office:value="0.753856">
                <text:p>0.753856</text:p>
              </table:table-cell>
              <table:table-cell office:value-type="float" office:value="0.631776">
                <text:p>0.631776</text:p>
              </table:table-cell>
              <table:table-cell office:value-type="float" office:value="0.634848">
                <text:p>0.634848</text:p>
              </table:table-cell>
              <table:table-cell office:value-type="float" office:value="0.62128">
                <text:p>0.62128</text:p>
              </table:table-cell>
              <table:table-cell office:value-type="float" office:value="0.62752">
                <text:p>0.62752</text:p>
              </table:table-cell>
              <table:table-cell office:value-type="float" office:value="0.626528">
                <text:p>0.626528</text:p>
              </table:table-cell>
              <table:table-cell office:value-type="float" office:value="0.930304">
                <text:p>0.930304</text:p>
              </table:table-cell>
              <table:table-cell office:value-type="float" office:value="0.985152">
                <text:p>0.985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7248">
                <text:p>0.457248</text:p>
              </table:table-cell>
              <table:table-cell office:value-type="float" office:value="0.928512">
                <text:p>0.928512</text:p>
              </table:table-cell>
              <table:table-cell office:value-type="float" office:value="0.454112">
                <text:p>0.454112</text:p>
              </table:table-cell>
              <table:table-cell office:value-type="float" office:value="0.798688">
                <text:p>0.798688</text:p>
              </table:table-cell>
              <table:table-cell office:value-type="float" office:value="0.955872">
                <text:p>0.955872</text:p>
              </table:table-cell>
              <table:table-cell office:value-type="float" office:value="3.916992">
                <text:p>3.916992</text:p>
              </table:table-cell>
              <table:table-cell office:value-type="float" office:value="0.655744">
                <text:p>0.655744</text:p>
              </table:table-cell>
              <table:table-cell office:value-type="float" office:value="0.637056">
                <text:p>0.637056</text:p>
              </table:table-cell>
              <table:table-cell office:value-type="float" office:value="0.636096">
                <text:p>0.636096</text:p>
              </table:table-cell>
              <table:table-cell office:value-type="float" office:value="0.633792">
                <text:p>0.633792</text:p>
              </table:table-cell>
              <table:table-cell office:value-type="float" office:value="0.979744">
                <text:p>0.979744</text:p>
              </table:table-cell>
              <table:table-cell office:value-type="float" office:value="0.62768">
                <text:p>0.62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0304">
                <text:p>0.450304</text:p>
              </table:table-cell>
              <table:table-cell office:value-type="float" office:value="0.951424">
                <text:p>0.951424</text:p>
              </table:table-cell>
              <table:table-cell office:value-type="float" office:value="0.444864">
                <text:p>0.444864</text:p>
              </table:table-cell>
              <table:table-cell office:value-type="float" office:value="1.192384">
                <text:p>1.192384</text:p>
              </table:table-cell>
              <table:table-cell office:value-type="float" office:value="0.998624">
                <text:p>0.998624</text:p>
              </table:table-cell>
              <table:table-cell office:value-type="float" office:value="0.4424">
                <text:p>0.4424</text:p>
              </table:table-cell>
              <table:table-cell office:value-type="float" office:value="0.685856">
                <text:p>0.685856</text:p>
              </table:table-cell>
              <table:table-cell office:value-type="float" office:value="0.672928">
                <text:p>0.672928</text:p>
              </table:table-cell>
              <table:table-cell office:value-type="float" office:value="0.665504">
                <text:p>0.665504</text:p>
              </table:table-cell>
              <table:table-cell office:value-type="float" office:value="0.667072">
                <text:p>0.667072</text:p>
              </table:table-cell>
              <table:table-cell office:value-type="float" office:value="0.948928">
                <text:p>0.948928</text:p>
              </table:table-cell>
              <table:table-cell office:value-type="float" office:value="0.654496">
                <text:p>0.654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04">
                <text:p>0.45904</text:p>
              </table:table-cell>
              <table:table-cell office:value-type="float" office:value="0.930592">
                <text:p>0.930592</text:p>
              </table:table-cell>
              <table:table-cell office:value-type="float" office:value="0.441504">
                <text:p>0.441504</text:p>
              </table:table-cell>
              <table:table-cell office:value-type="float" office:value="1.12192">
                <text:p>1.12192</text:p>
              </table:table-cell>
              <table:table-cell office:value-type="float" office:value="0.989088">
                <text:p>0.989088</text:p>
              </table:table-cell>
              <table:table-cell office:value-type="float" office:value="0.444032">
                <text:p>0.444032</text:p>
              </table:table-cell>
              <table:table-cell office:value-type="float" office:value="0.69536">
                <text:p>0.69536</text:p>
              </table:table-cell>
              <table:table-cell office:value-type="float" office:value="0.708736">
                <text:p>0.708736</text:p>
              </table:table-cell>
              <table:table-cell office:value-type="float" office:value="0.690432">
                <text:p>0.690432</text:p>
              </table:table-cell>
              <table:table-cell office:value-type="float" office:value="0.6832">
                <text:p>0.6832</text:p>
              </table:table-cell>
              <table:table-cell office:value-type="float" office:value="1.213632">
                <text:p>1.213632</text:p>
              </table:table-cell>
              <table:table-cell office:value-type="float" office:value="0.66752">
                <text:p>0.66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4976">
                <text:p>0.454976</text:p>
              </table:table-cell>
              <table:table-cell office:value-type="float" office:value="1.232416">
                <text:p>1.232416</text:p>
              </table:table-cell>
              <table:table-cell office:value-type="float" office:value="0.441856">
                <text:p>0.441856</text:p>
              </table:table-cell>
              <table:table-cell office:value-type="float" office:value="1.207392">
                <text:p>1.207392</text:p>
              </table:table-cell>
              <table:table-cell office:value-type="float" office:value="1.013152">
                <text:p>1.013152</text:p>
              </table:table-cell>
              <table:table-cell office:value-type="float" office:value="0.463232">
                <text:p>0.463232</text:p>
              </table:table-cell>
              <table:table-cell office:value-type="float" office:value="0.725312">
                <text:p>0.725312</text:p>
              </table:table-cell>
              <table:table-cell office:value-type="float" office:value="0.725152">
                <text:p>0.725152</text:p>
              </table:table-cell>
              <table:table-cell office:value-type="float" office:value="0.734304">
                <text:p>0.734304</text:p>
              </table:table-cell>
              <table:table-cell office:value-type="float" office:value="0.695488">
                <text:p>0.695488</text:p>
              </table:table-cell>
              <table:table-cell office:value-type="float" office:value="1.68784">
                <text:p>1.68784</text:p>
              </table:table-cell>
              <table:table-cell office:value-type="float" office:value="0.714144">
                <text:p>0.714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55712">
                <text:p>4.955712</text:p>
              </table:table-cell>
              <table:table-cell office:value-type="float" office:value="0.748128">
                <text:p>0.748128</text:p>
              </table:table-cell>
              <table:table-cell office:value-type="float" office:value="0.449504">
                <text:p>0.449504</text:p>
              </table:table-cell>
              <table:table-cell office:value-type="float" office:value="1.152064">
                <text:p>1.152064</text:p>
              </table:table-cell>
              <table:table-cell office:value-type="float" office:value="1.174976">
                <text:p>1.174976</text:p>
              </table:table-cell>
              <table:table-cell office:value-type="float" office:value="0.459712">
                <text:p>0.459712</text:p>
              </table:table-cell>
              <table:table-cell office:value-type="float" office:value="4.351488">
                <text:p>4.351488</text:p>
              </table:table-cell>
              <table:table-cell office:value-type="float" office:value="0.784896">
                <text:p>0.784896</text:p>
              </table:table-cell>
              <table:table-cell office:value-type="float" office:value="0.755392">
                <text:p>0.755392</text:p>
              </table:table-cell>
              <table:table-cell office:value-type="float" office:value="0.759392">
                <text:p>0.759392</text:p>
              </table:table-cell>
              <table:table-cell office:value-type="float" office:value="1.436896">
                <text:p>1.436896</text:p>
              </table:table-cell>
              <table:table-cell office:value-type="float" office:value="0.750784">
                <text:p>0.750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336">
                <text:p>0.42336</text:p>
              </table:table-cell>
              <table:table-cell office:value-type="float" office:value="0.76592">
                <text:p>0.76592</text:p>
              </table:table-cell>
              <table:table-cell office:value-type="float" office:value="0.461024">
                <text:p>0.461024</text:p>
              </table:table-cell>
              <table:table-cell office:value-type="float" office:value="0.738272">
                <text:p>0.738272</text:p>
              </table:table-cell>
              <table:table-cell office:value-type="float" office:value="0.820928">
                <text:p>0.820928</text:p>
              </table:table-cell>
              <table:table-cell office:value-type="float" office:value="0.469504">
                <text:p>0.469504</text:p>
              </table:table-cell>
              <table:table-cell office:value-type="float" office:value="0.451328">
                <text:p>0.451328</text:p>
              </table:table-cell>
              <table:table-cell office:value-type="float" office:value="0.820352">
                <text:p>0.820352</text:p>
              </table:table-cell>
              <table:table-cell office:value-type="float" office:value="0.784416">
                <text:p>0.784416</text:p>
              </table:table-cell>
              <table:table-cell office:value-type="float" office:value="0.787424">
                <text:p>0.787424</text:p>
              </table:table-cell>
              <table:table-cell office:value-type="float" office:value="1.217888">
                <text:p>1.217888</text:p>
              </table:table-cell>
              <table:table-cell office:value-type="float" office:value="0.750112">
                <text:p>0.75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5184">
                <text:p>0.425184</text:p>
              </table:table-cell>
              <table:table-cell office:value-type="float" office:value="0.7752">
                <text:p>0.7752</text:p>
              </table:table-cell>
              <table:table-cell office:value-type="float" office:value="0.471776">
                <text:p>0.471776</text:p>
              </table:table-cell>
              <table:table-cell office:value-type="float" office:value="0.78432">
                <text:p>0.78432</text:p>
              </table:table-cell>
              <table:table-cell office:value-type="float" office:value="0.845312">
                <text:p>0.845312</text:p>
              </table:table-cell>
              <table:table-cell office:value-type="float" office:value="0.468704">
                <text:p>0.468704</text:p>
              </table:table-cell>
              <table:table-cell office:value-type="float" office:value="0.461568">
                <text:p>0.461568</text:p>
              </table:table-cell>
              <table:table-cell office:value-type="float" office:value="0.824864">
                <text:p>0.824864</text:p>
              </table:table-cell>
              <table:table-cell office:value-type="float" office:value="0.841248">
                <text:p>0.841248</text:p>
              </table:table-cell>
              <table:table-cell office:value-type="float" office:value="0.843488">
                <text:p>0.843488</text:p>
              </table:table-cell>
              <table:table-cell office:value-type="float" office:value="1.154304">
                <text:p>1.154304</text:p>
              </table:table-cell>
              <table:table-cell office:value-type="float" office:value="0.800928">
                <text:p>0.800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9552">
                <text:p>0.439552</text:p>
              </table:table-cell>
              <table:table-cell office:value-type="float" office:value="0.795776">
                <text:p>0.795776</text:p>
              </table:table-cell>
              <table:table-cell office:value-type="float" office:value="0.465728">
                <text:p>0.465728</text:p>
              </table:table-cell>
              <table:table-cell office:value-type="float" office:value="0.801568">
                <text:p>0.801568</text:p>
              </table:table-cell>
              <table:table-cell office:value-type="float" office:value="0.787968">
                <text:p>0.787968</text:p>
              </table:table-cell>
              <table:table-cell office:value-type="float" office:value="0.459008">
                <text:p>0.459008</text:p>
              </table:table-cell>
              <table:table-cell office:value-type="float" office:value="0.468416">
                <text:p>0.468416</text:p>
              </table:table-cell>
              <table:table-cell office:value-type="float" office:value="4.301056">
                <text:p>4.301056</text:p>
              </table:table-cell>
              <table:table-cell office:value-type="float" office:value="0.867616">
                <text:p>0.867616</text:p>
              </table:table-cell>
              <table:table-cell office:value-type="float" office:value="0.86864">
                <text:p>0.86864</text:p>
              </table:table-cell>
              <table:table-cell office:value-type="float" office:value="1.210976">
                <text:p>1.210976</text:p>
              </table:table-cell>
              <table:table-cell office:value-type="float" office:value="0.860192">
                <text:p>0.860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2672">
                <text:p>0.432672</text:p>
              </table:table-cell>
              <table:table-cell office:value-type="float" office:value="1.098208">
                <text:p>1.098208</text:p>
              </table:table-cell>
              <table:table-cell office:value-type="float" office:value="0.463552">
                <text:p>0.463552</text:p>
              </table:table-cell>
              <table:table-cell office:value-type="float" office:value="1.046496">
                <text:p>1.046496</text:p>
              </table:table-cell>
              <table:table-cell office:value-type="float" office:value="0.747552">
                <text:p>0.747552</text:p>
              </table:table-cell>
              <table:table-cell office:value-type="float" office:value="0.467712">
                <text:p>0.467712</text:p>
              </table:table-cell>
              <table:table-cell office:value-type="float" office:value="0.474688">
                <text:p>0.474688</text:p>
              </table:table-cell>
              <table:table-cell office:value-type="float" office:value="0.462016">
                <text:p>0.462016</text:p>
              </table:table-cell>
              <table:table-cell office:value-type="float" office:value="0.911456">
                <text:p>0.911456</text:p>
              </table:table-cell>
              <table:table-cell office:value-type="float" office:value="0.923232">
                <text:p>0.923232</text:p>
              </table:table-cell>
              <table:table-cell office:value-type="float" office:value="1.239456">
                <text:p>1.239456</text:p>
              </table:table-cell>
              <table:table-cell office:value-type="float" office:value="0.892768">
                <text:p>0.892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096">
                <text:p>0.436096</text:p>
              </table:table-cell>
              <table:table-cell office:value-type="float" office:value="1.284416">
                <text:p>1.284416</text:p>
              </table:table-cell>
              <table:table-cell office:value-type="float" office:value="0.474816">
                <text:p>0.474816</text:p>
              </table:table-cell>
              <table:table-cell office:value-type="float" office:value="0.953856">
                <text:p>0.953856</text:p>
              </table:table-cell>
              <table:table-cell office:value-type="float" office:value="0.813152">
                <text:p>0.813152</text:p>
              </table:table-cell>
              <table:table-cell office:value-type="float" office:value="0.475936">
                <text:p>0.475936</text:p>
              </table:table-cell>
              <table:table-cell office:value-type="float" office:value="0.46768">
                <text:p>0.46768</text:p>
              </table:table-cell>
              <table:table-cell office:value-type="float" office:value="0.477408">
                <text:p>0.477408</text:p>
              </table:table-cell>
              <table:table-cell office:value-type="float" office:value="0.9768">
                <text:p>0.9768</text:p>
              </table:table-cell>
              <table:table-cell office:value-type="float" office:value="0.97616">
                <text:p>0.97616</text:p>
              </table:table-cell>
              <table:table-cell office:value-type="float" office:value="1.372096">
                <text:p>1.372096</text:p>
              </table:table-cell>
              <table:table-cell office:value-type="float" office:value="0.970848">
                <text:p>0.970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0976">
                <text:p>0.430976</text:p>
              </table:table-cell>
              <table:table-cell office:value-type="float" office:value="5.65024">
                <text:p>5.65024</text:p>
              </table:table-cell>
              <table:table-cell office:value-type="float" office:value="0.478336">
                <text:p>0.478336</text:p>
              </table:table-cell>
              <table:table-cell office:value-type="float" office:value="0.98608">
                <text:p>0.98608</text:p>
              </table:table-cell>
              <table:table-cell office:value-type="float" office:value="1.099872">
                <text:p>1.099872</text:p>
              </table:table-cell>
              <table:table-cell office:value-type="float" office:value="0.476384">
                <text:p>0.476384</text:p>
              </table:table-cell>
              <table:table-cell office:value-type="float" office:value="0.476928">
                <text:p>0.476928</text:p>
              </table:table-cell>
              <table:table-cell office:value-type="float" office:value="0.470528">
                <text:p>0.470528</text:p>
              </table:table-cell>
              <table:table-cell office:value-type="float" office:value="4.521248">
                <text:p>4.521248</text:p>
              </table:table-cell>
              <table:table-cell office:value-type="float" office:value="1.04784">
                <text:p>1.04784</text:p>
              </table:table-cell>
              <table:table-cell office:value-type="float" office:value="1.617696">
                <text:p>1.617696</text:p>
              </table:table-cell>
              <table:table-cell office:value-type="float" office:value="1.033952">
                <text:p>1.033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0384">
                <text:p>0.440384</text:p>
              </table:table-cell>
              <table:table-cell office:value-type="float" office:value="0.748192">
                <text:p>0.748192</text:p>
              </table:table-cell>
              <table:table-cell office:value-type="float" office:value="0.47696">
                <text:p>0.47696</text:p>
              </table:table-cell>
              <table:table-cell office:value-type="float" office:value="0.9648">
                <text:p>0.9648</text:p>
              </table:table-cell>
              <table:table-cell office:value-type="float" office:value="0.933024">
                <text:p>0.933024</text:p>
              </table:table-cell>
              <table:table-cell office:value-type="float" office:value="0.49312">
                <text:p>0.49312</text:p>
              </table:table-cell>
              <table:table-cell office:value-type="float" office:value="0.492832">
                <text:p>0.492832</text:p>
              </table:table-cell>
              <table:table-cell office:value-type="float" office:value="0.490528">
                <text:p>0.490528</text:p>
              </table:table-cell>
              <table:table-cell office:value-type="float" office:value="0.486208">
                <text:p>0.486208</text:p>
              </table:table-cell>
              <table:table-cell office:value-type="float" office:value="1.121696">
                <text:p>1.121696</text:p>
              </table:table-cell>
              <table:table-cell office:value-type="float" office:value="1.752352">
                <text:p>1.752352</text:p>
              </table:table-cell>
              <table:table-cell office:value-type="float" office:value="1.113632">
                <text:p>1.113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5936">
                <text:p>0.435936</text:p>
              </table:table-cell>
              <table:table-cell office:value-type="float" office:value="0.73216">
                <text:p>0.73216</text:p>
              </table:table-cell>
              <table:table-cell office:value-type="float" office:value="0.478112">
                <text:p>0.478112</text:p>
              </table:table-cell>
              <table:table-cell office:value-type="float" office:value="1.128384">
                <text:p>1.128384</text:p>
              </table:table-cell>
              <table:table-cell office:value-type="float" office:value="1.235808">
                <text:p>1.235808</text:p>
              </table:table-cell>
              <table:table-cell office:value-type="float" office:value="0.49632">
                <text:p>0.49632</text:p>
              </table:table-cell>
              <table:table-cell office:value-type="float" office:value="0.481632">
                <text:p>0.481632</text:p>
              </table:table-cell>
              <table:table-cell office:value-type="float" office:value="0.494848">
                <text:p>0.494848</text:p>
              </table:table-cell>
              <table:table-cell office:value-type="float" office:value="0.481984">
                <text:p>0.481984</text:p>
              </table:table-cell>
              <table:table-cell office:value-type="float" office:value="1.223744">
                <text:p>1.223744</text:p>
              </table:table-cell>
              <table:table-cell office:value-type="float" office:value="1.515872">
                <text:p>1.515872</text:p>
              </table:table-cell>
              <table:table-cell office:value-type="float" office:value="1.224032">
                <text:p>1.224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192">
                <text:p>0.44192</text:p>
              </table:table-cell>
              <table:table-cell office:value-type="float" office:value="0.809664">
                <text:p>0.809664</text:p>
              </table:table-cell>
              <table:table-cell office:value-type="float" office:value="0.496928">
                <text:p>0.496928</text:p>
              </table:table-cell>
              <table:table-cell office:value-type="float" office:value="0.815424">
                <text:p>0.815424</text:p>
              </table:table-cell>
              <table:table-cell office:value-type="float" office:value="0.972896">
                <text:p>0.972896</text:p>
              </table:table-cell>
              <table:table-cell office:value-type="float" office:value="0.495936">
                <text:p>0.495936</text:p>
              </table:table-cell>
              <table:table-cell office:value-type="float" office:value="0.497536">
                <text:p>0.497536</text:p>
              </table:table-cell>
              <table:table-cell office:value-type="float" office:value="0.4872">
                <text:p>0.4872</text:p>
              </table:table-cell>
              <table:table-cell office:value-type="float" office:value="0.487296">
                <text:p>0.487296</text:p>
              </table:table-cell>
              <table:table-cell office:value-type="float" office:value="1.373184">
                <text:p>1.373184</text:p>
              </table:table-cell>
              <table:table-cell office:value-type="float" office:value="1.681472">
                <text:p>1.681472</text:p>
              </table:table-cell>
              <table:table-cell office:value-type="float" office:value="1.316576">
                <text:p>1.316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2176">
                <text:p>0.442176</text:p>
              </table:table-cell>
              <table:table-cell office:value-type="float" office:value="0.964896">
                <text:p>0.964896</text:p>
              </table:table-cell>
              <table:table-cell office:value-type="float" office:value="0.48656">
                <text:p>0.48656</text:p>
              </table:table-cell>
              <table:table-cell office:value-type="float" office:value="0.782336">
                <text:p>0.782336</text:p>
              </table:table-cell>
              <table:table-cell office:value-type="float" office:value="1.623488">
                <text:p>1.623488</text:p>
              </table:table-cell>
              <table:table-cell office:value-type="float" office:value="0.506336">
                <text:p>0.506336</text:p>
              </table:table-cell>
              <table:table-cell office:value-type="float" office:value="0.510144">
                <text:p>0.510144</text:p>
              </table:table-cell>
              <table:table-cell office:value-type="float" office:value="0.503328">
                <text:p>0.503328</text:p>
              </table:table-cell>
              <table:table-cell office:value-type="float" office:value="0.504096">
                <text:p>0.504096</text:p>
              </table:table-cell>
              <table:table-cell office:value-type="float" office:value="4.613088">
                <text:p>4.613088</text:p>
              </table:table-cell>
              <table:table-cell office:value-type="float" office:value="1.89152">
                <text:p>1.89152</text:p>
              </table:table-cell>
              <table:table-cell office:value-type="float" office:value="1.45952">
                <text:p>1.45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096">
                <text:p>0.44096</text:p>
              </table:table-cell>
              <table:table-cell office:value-type="float" office:value="1.03472">
                <text:p>1.03472</text:p>
              </table:table-cell>
              <table:table-cell office:value-type="float" office:value="0.502112">
                <text:p>0.502112</text:p>
              </table:table-cell>
              <table:table-cell office:value-type="float" office:value="0.823712">
                <text:p>0.823712</text:p>
              </table:table-cell>
              <table:table-cell office:value-type="float" office:value="1.195456">
                <text:p>1.195456</text:p>
              </table:table-cell>
              <table:table-cell office:value-type="float" office:value="0.499584">
                <text:p>0.499584</text:p>
              </table:table-cell>
              <table:table-cell office:value-type="float" office:value="0.498208">
                <text:p>0.498208</text:p>
              </table:table-cell>
              <table:table-cell office:value-type="float" office:value="0.500864">
                <text:p>0.500864</text:p>
              </table:table-cell>
              <table:table-cell office:value-type="float" office:value="0.488416">
                <text:p>0.488416</text:p>
              </table:table-cell>
              <table:table-cell office:value-type="float" office:value="0.491776">
                <text:p>0.491776</text:p>
              </table:table-cell>
              <table:table-cell office:value-type="float" office:value="2.504512">
                <text:p>2.504512</text:p>
              </table:table-cell>
              <table:table-cell office:value-type="float" office:value="1.553952">
                <text:p>1.553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3056">
                <text:p>0.453056</text:p>
              </table:table-cell>
              <table:table-cell office:value-type="float" office:value="0.93984">
                <text:p>0.93984</text:p>
              </table:table-cell>
              <table:table-cell office:value-type="float" office:value="0.505664">
                <text:p>0.505664</text:p>
              </table:table-cell>
              <table:table-cell office:value-type="float" office:value="0.831648">
                <text:p>0.831648</text:p>
              </table:table-cell>
              <table:table-cell office:value-type="float" office:value="0.865824">
                <text:p>0.865824</text:p>
              </table:table-cell>
              <table:table-cell office:value-type="float" office:value="0.504736">
                <text:p>0.504736</text:p>
              </table:table-cell>
              <table:table-cell office:value-type="float" office:value="0.507872">
                <text:p>0.507872</text:p>
              </table:table-cell>
              <table:table-cell office:value-type="float" office:value="0.4984">
                <text:p>0.4984</text:p>
              </table:table-cell>
              <table:table-cell office:value-type="float" office:value="0.492224">
                <text:p>0.492224</text:p>
              </table:table-cell>
              <table:table-cell office:value-type="float" office:value="0.502688">
                <text:p>0.502688</text:p>
              </table:table-cell>
              <table:table-cell office:value-type="float" office:value="2.594112">
                <text:p>2.594112</text:p>
              </table:table-cell>
              <table:table-cell office:value-type="float" office:value="1.970912">
                <text:p>1.970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784">
                <text:p>0.442784</text:p>
              </table:table-cell>
              <table:table-cell office:value-type="float" office:value="0.976608">
                <text:p>0.976608</text:p>
              </table:table-cell>
              <table:table-cell office:value-type="float" office:value="5.924512">
                <text:p>5.924512</text:p>
              </table:table-cell>
              <table:table-cell office:value-type="float" office:value="1.036416">
                <text:p>1.036416</text:p>
              </table:table-cell>
              <table:table-cell office:value-type="float" office:value="0.77792">
                <text:p>0.77792</text:p>
              </table:table-cell>
              <table:table-cell office:value-type="float" office:value="0.51472">
                <text:p>0.51472</text:p>
              </table:table-cell>
              <table:table-cell office:value-type="float" office:value="0.507264">
                <text:p>0.507264</text:p>
              </table:table-cell>
              <table:table-cell office:value-type="float" office:value="0.510784">
                <text:p>0.510784</text:p>
              </table:table-cell>
              <table:table-cell office:value-type="float" office:value="0.49712">
                <text:p>0.49712</text:p>
              </table:table-cell>
              <table:table-cell office:value-type="float" office:value="0.513984">
                <text:p>0.513984</text:p>
              </table:table-cell>
              <table:table-cell office:value-type="float" office:value="5.300512">
                <text:p>5.300512</text:p>
              </table:table-cell>
              <table:table-cell office:value-type="float" office:value="2.202912">
                <text:p>2.202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1424">
                <text:p>0.451424</text:p>
              </table:table-cell>
              <table:table-cell office:value-type="float" office:value="1.196864">
                <text:p>1.196864</text:p>
              </table:table-cell>
              <table:table-cell office:value-type="float" office:value="0.44112">
                <text:p>0.44112</text:p>
              </table:table-cell>
              <table:table-cell office:value-type="float" office:value="1.304256">
                <text:p>1.304256</text:p>
              </table:table-cell>
              <table:table-cell office:value-type="float" office:value="0.857216">
                <text:p>0.857216</text:p>
              </table:table-cell>
              <table:table-cell office:value-type="float" office:value="0.526432">
                <text:p>0.526432</text:p>
              </table:table-cell>
              <table:table-cell office:value-type="float" office:value="0.514368">
                <text:p>0.514368</text:p>
              </table:table-cell>
              <table:table-cell office:value-type="float" office:value="0.519712">
                <text:p>0.519712</text:p>
              </table:table-cell>
              <table:table-cell office:value-type="float" office:value="0.510496">
                <text:p>0.510496</text:p>
              </table:table-cell>
              <table:table-cell office:value-type="float" office:value="0.51136">
                <text:p>0.51136</text:p>
              </table:table-cell>
              <table:table-cell office:value-type="float" office:value="1.201728">
                <text:p>1.201728</text:p>
              </table:table-cell>
              <table:table-cell office:value-type="float" office:value="2.476544">
                <text:p>2.476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408">
                <text:p>0.449408</text:p>
              </table:table-cell>
              <table:table-cell office:value-type="float" office:value="0.77296">
                <text:p>0.77296</text:p>
              </table:table-cell>
              <table:table-cell office:value-type="float" office:value="0.439328">
                <text:p>0.439328</text:p>
              </table:table-cell>
              <table:table-cell office:value-type="float" office:value="1.381024">
                <text:p>1.381024</text:p>
              </table:table-cell>
              <table:table-cell office:value-type="float" office:value="0.89424">
                <text:p>0.89424</text:p>
              </table:table-cell>
              <table:table-cell office:value-type="float" office:value="0.514144">
                <text:p>0.514144</text:p>
              </table:table-cell>
              <table:table-cell office:value-type="float" office:value="0.521984">
                <text:p>0.521984</text:p>
              </table:table-cell>
              <table:table-cell office:value-type="float" office:value="0.511008">
                <text:p>0.511008</text:p>
              </table:table-cell>
              <table:table-cell office:value-type="float" office:value="0.522464">
                <text:p>0.522464</text:p>
              </table:table-cell>
              <table:table-cell office:value-type="float" office:value="0.52032">
                <text:p>0.52032</text:p>
              </table:table-cell>
              <table:table-cell office:value-type="float" office:value="0.804832">
                <text:p>0.804832</text:p>
              </table:table-cell>
              <table:table-cell office:value-type="float" office:value="2.995744">
                <text:p>2.99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0112">
                <text:p>0.450112</text:p>
              </table:table-cell>
              <table:table-cell office:value-type="float" office:value="0.82096">
                <text:p>0.82096</text:p>
              </table:table-cell>
              <table:table-cell office:value-type="float" office:value="0.432096">
                <text:p>0.432096</text:p>
              </table:table-cell>
              <table:table-cell office:value-type="float" office:value="1.08368">
                <text:p>1.08368</text:p>
              </table:table-cell>
              <table:table-cell office:value-type="float" office:value="1.055616">
                <text:p>1.055616</text:p>
              </table:table-cell>
              <table:table-cell office:value-type="float" office:value="0.515584">
                <text:p>0.515584</text:p>
              </table:table-cell>
              <table:table-cell office:value-type="float" office:value="0.52192">
                <text:p>0.52192</text:p>
              </table:table-cell>
              <table:table-cell office:value-type="float" office:value="0.524064">
                <text:p>0.524064</text:p>
              </table:table-cell>
              <table:table-cell office:value-type="float" office:value="0.513536">
                <text:p>0.513536</text:p>
              </table:table-cell>
              <table:table-cell office:value-type="float" office:value="0.518976">
                <text:p>0.518976</text:p>
              </table:table-cell>
              <table:table-cell office:value-type="float" office:value="0.842976">
                <text:p>0.842976</text:p>
              </table:table-cell>
              <table:table-cell office:value-type="float" office:value="3.50416">
                <text:p>3.50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3088">
                <text:p>0.453088</text:p>
              </table:table-cell>
              <table:table-cell office:value-type="float" office:value="0.809632">
                <text:p>0.809632</text:p>
              </table:table-cell>
              <table:table-cell office:value-type="float" office:value="0.43552">
                <text:p>0.43552</text:p>
              </table:table-cell>
              <table:table-cell office:value-type="float" office:value="1.351136">
                <text:p>1.351136</text:p>
              </table:table-cell>
              <table:table-cell office:value-type="float" office:value="1.064896">
                <text:p>1.064896</text:p>
              </table:table-cell>
              <table:table-cell office:value-type="float" office:value="0.5512">
                <text:p>0.5512</text:p>
              </table:table-cell>
              <table:table-cell office:value-type="float" office:value="0.529696">
                <text:p>0.529696</text:p>
              </table:table-cell>
              <table:table-cell office:value-type="float" office:value="0.525984">
                <text:p>0.525984</text:p>
              </table:table-cell>
              <table:table-cell office:value-type="float" office:value="0.522944">
                <text:p>0.522944</text:p>
              </table:table-cell>
              <table:table-cell office:value-type="float" office:value="0.5352">
                <text:p>0.5352</text:p>
              </table:table-cell>
              <table:table-cell office:value-type="float" office:value="0.806688">
                <text:p>0.806688</text:p>
              </table:table-cell>
              <table:table-cell office:value-type="float" office:value="5.321856">
                <text:p>5.321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2704">
                <text:p>0.452704</text:p>
              </table:table-cell>
              <table:table-cell office:value-type="float" office:value="0.79536">
                <text:p>0.79536</text:p>
              </table:table-cell>
              <table:table-cell office:value-type="float" office:value="0.441504">
                <text:p>0.441504</text:p>
              </table:table-cell>
              <table:table-cell office:value-type="float" office:value="0.829728">
                <text:p>0.829728</text:p>
              </table:table-cell>
              <table:table-cell office:value-type="float" office:value="1.107296">
                <text:p>1.107296</text:p>
              </table:table-cell>
              <table:table-cell office:value-type="float" office:value="0.542624">
                <text:p>0.542624</text:p>
              </table:table-cell>
              <table:table-cell office:value-type="float" office:value="0.53424">
                <text:p>0.53424</text:p>
              </table:table-cell>
              <table:table-cell office:value-type="float" office:value="0.535168">
                <text:p>0.535168</text:p>
              </table:table-cell>
              <table:table-cell office:value-type="float" office:value="0.52544">
                <text:p>0.52544</text:p>
              </table:table-cell>
              <table:table-cell office:value-type="float" office:value="0.542624">
                <text:p>0.542624</text:p>
              </table:table-cell>
              <table:table-cell office:value-type="float" office:value="0.881376">
                <text:p>0.881376</text:p>
              </table:table-cell>
              <table:table-cell office:value-type="float" office:value="0.528768">
                <text:p>0.528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4912">
                <text:p>0.454912</text:p>
              </table:table-cell>
              <table:table-cell office:value-type="float" office:value="0.724384">
                <text:p>0.724384</text:p>
              </table:table-cell>
              <table:table-cell office:value-type="float" office:value="0.452608">
                <text:p>0.452608</text:p>
              </table:table-cell>
              <table:table-cell office:value-type="float" office:value="0.836096">
                <text:p>0.836096</text:p>
              </table:table-cell>
              <table:table-cell office:value-type="float" office:value="1.359136">
                <text:p>1.359136</text:p>
              </table:table-cell>
              <table:table-cell office:value-type="float" office:value="0.54">
                <text:p>0.54</text:p>
              </table:table-cell>
              <table:table-cell office:value-type="float" office:value="0.547936">
                <text:p>0.547936</text:p>
              </table:table-cell>
              <table:table-cell office:value-type="float" office:value="0.549984">
                <text:p>0.549984</text:p>
              </table:table-cell>
              <table:table-cell office:value-type="float" office:value="0.527872">
                <text:p>0.527872</text:p>
              </table:table-cell>
              <table:table-cell office:value-type="float" office:value="0.535136">
                <text:p>0.535136</text:p>
              </table:table-cell>
              <table:table-cell office:value-type="float" office:value="0.793664">
                <text:p>0.793664</text:p>
              </table:table-cell>
              <table:table-cell office:value-type="float" office:value="0.511872">
                <text:p>0.511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4528">
                <text:p>0.454528</text:p>
              </table:table-cell>
              <table:table-cell office:value-type="float" office:value="1.231136">
                <text:p>1.231136</text:p>
              </table:table-cell>
              <table:table-cell office:value-type="float" office:value="0.454432">
                <text:p>0.454432</text:p>
              </table:table-cell>
              <table:table-cell office:value-type="float" office:value="6.805184">
                <text:p>6.805184</text:p>
              </table:table-cell>
              <table:table-cell office:value-type="float" office:value="0.911872">
                <text:p>0.911872</text:p>
              </table:table-cell>
              <table:table-cell office:value-type="float" office:value="0.550976">
                <text:p>0.550976</text:p>
              </table:table-cell>
              <table:table-cell office:value-type="float" office:value="0.548">
                <text:p>0.548</text:p>
              </table:table-cell>
              <table:table-cell office:value-type="float" office:value="0.562656">
                <text:p>0.562656</text:p>
              </table:table-cell>
              <table:table-cell office:value-type="float" office:value="0.546144">
                <text:p>0.546144</text:p>
              </table:table-cell>
              <table:table-cell office:value-type="float" office:value="0.538176">
                <text:p>0.538176</text:p>
              </table:table-cell>
              <table:table-cell office:value-type="float" office:value="0.966752">
                <text:p>0.966752</text:p>
              </table:table-cell>
              <table:table-cell office:value-type="float" office:value="0.522336">
                <text:p>0.522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904">
                <text:p>0.45904</text:p>
              </table:table-cell>
              <table:table-cell office:value-type="float" office:value="0.969248">
                <text:p>0.969248</text:p>
              </table:table-cell>
              <table:table-cell office:value-type="float" office:value="0.459456">
                <text:p>0.459456</text:p>
              </table:table-cell>
              <table:table-cell office:value-type="float" office:value="1.291104">
                <text:p>1.291104</text:p>
              </table:table-cell>
              <table:table-cell office:value-type="float" office:value="0.883808">
                <text:p>0.883808</text:p>
              </table:table-cell>
              <table:table-cell office:value-type="float" office:value="0.566304">
                <text:p>0.566304</text:p>
              </table:table-cell>
              <table:table-cell office:value-type="float" office:value="0.552736">
                <text:p>0.552736</text:p>
              </table:table-cell>
              <table:table-cell office:value-type="float" office:value="0.56192">
                <text:p>0.56192</text:p>
              </table:table-cell>
              <table:table-cell office:value-type="float" office:value="0.555872">
                <text:p>0.555872</text:p>
              </table:table-cell>
              <table:table-cell office:value-type="float" office:value="0.535744">
                <text:p>0.535744</text:p>
              </table:table-cell>
              <table:table-cell office:value-type="float" office:value="1.031776">
                <text:p>1.031776</text:p>
              </table:table-cell>
              <table:table-cell office:value-type="float" office:value="0.54048">
                <text:p>0.54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8112">
                <text:p>0.458112</text:p>
              </table:table-cell>
              <table:table-cell office:value-type="float" office:value="0.965344">
                <text:p>0.965344</text:p>
              </table:table-cell>
              <table:table-cell office:value-type="float" office:value="0.449312">
                <text:p>0.449312</text:p>
              </table:table-cell>
              <table:table-cell office:value-type="float" office:value="0.75008">
                <text:p>0.75008</text:p>
              </table:table-cell>
              <table:table-cell office:value-type="float" office:value="0.860832">
                <text:p>0.860832</text:p>
              </table:table-cell>
              <table:table-cell office:value-type="float" office:value="0.55488">
                <text:p>0.55488</text:p>
              </table:table-cell>
              <table:table-cell office:value-type="float" office:value="0.557984">
                <text:p>0.557984</text:p>
              </table:table-cell>
              <table:table-cell office:value-type="float" office:value="0.553504">
                <text:p>0.553504</text:p>
              </table:table-cell>
              <table:table-cell office:value-type="float" office:value="0.548256">
                <text:p>0.548256</text:p>
              </table:table-cell>
              <table:table-cell office:value-type="float" office:value="0.546112">
                <text:p>0.546112</text:p>
              </table:table-cell>
              <table:table-cell office:value-type="float" office:value="1.010432">
                <text:p>1.010432</text:p>
              </table:table-cell>
              <table:table-cell office:value-type="float" office:value="0.53168">
                <text:p>0.53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368">
                <text:p>0.46368</text:p>
              </table:table-cell>
              <table:table-cell office:value-type="float" office:value="0.979104">
                <text:p>0.979104</text:p>
              </table:table-cell>
              <table:table-cell office:value-type="float" office:value="0.452096">
                <text:p>0.452096</text:p>
              </table:table-cell>
              <table:table-cell office:value-type="float" office:value="0.749408">
                <text:p>0.749408</text:p>
              </table:table-cell>
              <table:table-cell office:value-type="float" office:value="1.02544">
                <text:p>1.02544</text:p>
              </table:table-cell>
              <table:table-cell office:value-type="float" office:value="0.566208">
                <text:p>0.566208</text:p>
              </table:table-cell>
              <table:table-cell office:value-type="float" office:value="0.580064">
                <text:p>0.580064</text:p>
              </table:table-cell>
              <table:table-cell office:value-type="float" office:value="0.552736">
                <text:p>0.552736</text:p>
              </table:table-cell>
              <table:table-cell office:value-type="float" office:value="0.537056">
                <text:p>0.537056</text:p>
              </table:table-cell>
              <table:table-cell office:value-type="float" office:value="0.552064">
                <text:p>0.552064</text:p>
              </table:table-cell>
              <table:table-cell office:value-type="float" office:value="1.436128">
                <text:p>1.436128</text:p>
              </table:table-cell>
              <table:table-cell office:value-type="float" office:value="0.545248">
                <text:p>0.5452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544">
                <text:p>0.46544</text:p>
              </table:table-cell>
              <table:table-cell office:value-type="float" office:value="1.268544">
                <text:p>1.268544</text:p>
              </table:table-cell>
              <table:table-cell office:value-type="float" office:value="0.456544">
                <text:p>0.456544</text:p>
              </table:table-cell>
              <table:table-cell office:value-type="float" office:value="0.76464">
                <text:p>0.76464</text:p>
              </table:table-cell>
              <table:table-cell office:value-type="float" office:value="1.13616">
                <text:p>1.13616</text:p>
              </table:table-cell>
              <table:table-cell office:value-type="float" office:value="0.580704">
                <text:p>0.580704</text:p>
              </table:table-cell>
              <table:table-cell office:value-type="float" office:value="0.57792">
                <text:p>0.57792</text:p>
              </table:table-cell>
              <table:table-cell office:value-type="float" office:value="0.561984">
                <text:p>0.561984</text:p>
              </table:table-cell>
              <table:table-cell office:value-type="float" office:value="0.560192">
                <text:p>0.560192</text:p>
              </table:table-cell>
              <table:table-cell office:value-type="float" office:value="0.549408">
                <text:p>0.549408</text:p>
              </table:table-cell>
              <table:table-cell office:value-type="float" office:value="1.467744">
                <text:p>1.467744</text:p>
              </table:table-cell>
              <table:table-cell office:value-type="float" office:value="0.54464">
                <text:p>0.54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3392">
                <text:p>0.463392</text:p>
              </table:table-cell>
              <table:table-cell office:value-type="float" office:value="0.775392">
                <text:p>0.775392</text:p>
              </table:table-cell>
              <table:table-cell office:value-type="float" office:value="0.467808">
                <text:p>0.467808</text:p>
              </table:table-cell>
              <table:table-cell office:value-type="float" office:value="0.783424">
                <text:p>0.783424</text:p>
              </table:table-cell>
              <table:table-cell office:value-type="float" office:value="1.149024">
                <text:p>1.149024</text:p>
              </table:table-cell>
              <table:table-cell office:value-type="float" office:value="0.575104">
                <text:p>0.575104</text:p>
              </table:table-cell>
              <table:table-cell office:value-type="float" office:value="0.580384">
                <text:p>0.580384</text:p>
              </table:table-cell>
              <table:table-cell office:value-type="float" office:value="0.579008">
                <text:p>0.579008</text:p>
              </table:table-cell>
              <table:table-cell office:value-type="float" office:value="0.572288">
                <text:p>0.572288</text:p>
              </table:table-cell>
              <table:table-cell office:value-type="float" office:value="0.5744">
                <text:p>0.5744</text:p>
              </table:table-cell>
              <table:table-cell office:value-type="float" office:value="0.85632">
                <text:p>0.85632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3632">
                <text:p>0.473632</text:p>
              </table:table-cell>
              <table:table-cell office:value-type="float" office:value="0.826432">
                <text:p>0.826432</text:p>
              </table:table-cell>
              <table:table-cell office:value-type="float" office:value="0.458304">
                <text:p>0.458304</text:p>
              </table:table-cell>
              <table:table-cell office:value-type="float" office:value="0.756544">
                <text:p>0.756544</text:p>
              </table:table-cell>
              <table:table-cell office:value-type="float" office:value="1.13616">
                <text:p>1.13616</text:p>
              </table:table-cell>
              <table:table-cell office:value-type="float" office:value="0.585728">
                <text:p>0.585728</text:p>
              </table:table-cell>
              <table:table-cell office:value-type="float" office:value="0.586272">
                <text:p>0.586272</text:p>
              </table:table-cell>
              <table:table-cell office:value-type="float" office:value="0.569312">
                <text:p>0.569312</text:p>
              </table:table-cell>
              <table:table-cell office:value-type="float" office:value="0.575616">
                <text:p>0.575616</text:p>
              </table:table-cell>
              <table:table-cell office:value-type="float" office:value="0.574944">
                <text:p>0.574944</text:p>
              </table:table-cell>
              <table:table-cell office:value-type="float" office:value="0.84608">
                <text:p>0.84608</text:p>
              </table:table-cell>
              <table:table-cell office:value-type="float" office:value="0.574336">
                <text:p>0.574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88">
                <text:p>0.47088</text:p>
              </table:table-cell>
              <table:table-cell office:value-type="float" office:value="0.730048">
                <text:p>0.730048</text:p>
              </table:table-cell>
              <table:table-cell office:value-type="float" office:value="0.464096">
                <text:p>0.464096</text:p>
              </table:table-cell>
              <table:table-cell office:value-type="float" office:value="1.02368">
                <text:p>1.02368</text:p>
              </table:table-cell>
              <table:table-cell office:value-type="float" office:value="6.858272">
                <text:p>6.858272</text:p>
              </table:table-cell>
              <table:table-cell office:value-type="float" office:value="0.59248">
                <text:p>0.59248</text:p>
              </table:table-cell>
              <table:table-cell office:value-type="float" office:value="0.604608">
                <text:p>0.604608</text:p>
              </table:table-cell>
              <table:table-cell office:value-type="float" office:value="0.584576">
                <text:p>0.584576</text:p>
              </table:table-cell>
              <table:table-cell office:value-type="float" office:value="0.5848">
                <text:p>0.5848</text:p>
              </table:table-cell>
              <table:table-cell office:value-type="float" office:value="0.599616">
                <text:p>0.599616</text:p>
              </table:table-cell>
              <table:table-cell office:value-type="float" office:value="0.88288">
                <text:p>0.88288</text:p>
              </table:table-cell>
              <table:table-cell office:value-type="float" office:value="0.564032">
                <text:p>0.56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7088">
                <text:p>0.477088</text:p>
              </table:table-cell>
              <table:table-cell office:value-type="float" office:value="0.899424">
                <text:p>0.899424</text:p>
              </table:table-cell>
              <table:table-cell office:value-type="float" office:value="0.467872">
                <text:p>0.467872</text:p>
              </table:table-cell>
              <table:table-cell office:value-type="float" office:value="1.02432">
                <text:p>1.02432</text:p>
              </table:table-cell>
              <table:table-cell office:value-type="float" office:value="0.79936">
                <text:p>0.79936</text:p>
              </table:table-cell>
              <table:table-cell office:value-type="float" office:value="0.614848">
                <text:p>0.614848</text:p>
              </table:table-cell>
              <table:table-cell office:value-type="float" office:value="0.603424">
                <text:p>0.603424</text:p>
              </table:table-cell>
              <table:table-cell office:value-type="float" office:value="0.600608">
                <text:p>0.600608</text:p>
              </table:table-cell>
              <table:table-cell office:value-type="float" office:value="0.588032">
                <text:p>0.588032</text:p>
              </table:table-cell>
              <table:table-cell office:value-type="float" office:value="0.593696">
                <text:p>0.593696</text:p>
              </table:table-cell>
              <table:table-cell office:value-type="float" office:value="0.896096">
                <text:p>0.896096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8">
                <text:p>0.468</text:p>
              </table:table-cell>
              <table:table-cell office:value-type="float" office:value="1.015232">
                <text:p>1.015232</text:p>
              </table:table-cell>
              <table:table-cell office:value-type="float" office:value="0.464512">
                <text:p>0.464512</text:p>
              </table:table-cell>
              <table:table-cell office:value-type="float" office:value="0.98816">
                <text:p>0.98816</text:p>
              </table:table-cell>
              <table:table-cell office:value-type="float" office:value="0.91136">
                <text:p>0.91136</text:p>
              </table:table-cell>
              <table:table-cell office:value-type="float" office:value="0.62928">
                <text:p>0.62928</text:p>
              </table:table-cell>
              <table:table-cell office:value-type="float" office:value="0.607008">
                <text:p>0.607008</text:p>
              </table:table-cell>
              <table:table-cell office:value-type="float" office:value="0.598816">
                <text:p>0.598816</text:p>
              </table:table-cell>
              <table:table-cell office:value-type="float" office:value="0.613408">
                <text:p>0.613408</text:p>
              </table:table-cell>
              <table:table-cell office:value-type="float" office:value="0.607616">
                <text:p>0.607616</text:p>
              </table:table-cell>
              <table:table-cell office:value-type="float" office:value="1.262944">
                <text:p>1.262944</text:p>
              </table:table-cell>
              <table:table-cell office:value-type="float" office:value="0.58784">
                <text:p>0.58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496">
                <text:p>0.474496</text:p>
              </table:table-cell>
              <table:table-cell office:value-type="float" office:value="0.983008">
                <text:p>0.983008</text:p>
              </table:table-cell>
              <table:table-cell office:value-type="float" office:value="0.473696">
                <text:p>0.473696</text:p>
              </table:table-cell>
              <table:table-cell office:value-type="float" office:value="1.015552">
                <text:p>1.015552</text:p>
              </table:table-cell>
              <table:table-cell office:value-type="float" office:value="1.327136">
                <text:p>1.327136</text:p>
              </table:table-cell>
              <table:table-cell office:value-type="float" office:value="0.62176">
                <text:p>0.62176</text:p>
              </table:table-cell>
              <table:table-cell office:value-type="float" office:value="0.607296">
                <text:p>0.607296</text:p>
              </table:table-cell>
              <table:table-cell office:value-type="float" office:value="0.61952">
                <text:p>0.61952</text:p>
              </table:table-cell>
              <table:table-cell office:value-type="float" office:value="0.616128">
                <text:p>0.616128</text:p>
              </table:table-cell>
              <table:table-cell office:value-type="float" office:value="0.604384">
                <text:p>0.604384</text:p>
              </table:table-cell>
              <table:table-cell office:value-type="float" office:value="1.104288">
                <text:p>1.104288</text:p>
              </table:table-cell>
              <table:table-cell office:value-type="float" office:value="0.589056">
                <text:p>0.589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5424">
                <text:p>0.475424</text:p>
              </table:table-cell>
              <table:table-cell office:value-type="float" office:value="1.028512">
                <text:p>1.028512</text:p>
              </table:table-cell>
              <table:table-cell office:value-type="float" office:value="0.46352">
                <text:p>0.46352</text:p>
              </table:table-cell>
              <table:table-cell office:value-type="float" office:value="1.123168">
                <text:p>1.123168</text:p>
              </table:table-cell>
              <table:table-cell office:value-type="float" office:value="1.243904">
                <text:p>1.243904</text:p>
              </table:table-cell>
              <table:table-cell office:value-type="float" office:value="0.63936">
                <text:p>0.63936</text:p>
              </table:table-cell>
              <table:table-cell office:value-type="float" office:value="0.629472">
                <text:p>0.629472</text:p>
              </table:table-cell>
              <table:table-cell office:value-type="float" office:value="0.640224">
                <text:p>0.640224</text:p>
              </table:table-cell>
              <table:table-cell office:value-type="float" office:value="0.620896">
                <text:p>0.620896</text:p>
              </table:table-cell>
              <table:table-cell office:value-type="float" office:value="0.605952">
                <text:p>0.605952</text:p>
              </table:table-cell>
              <table:table-cell office:value-type="float" office:value="1.106112">
                <text:p>1.106112</text:p>
              </table:table-cell>
              <table:table-cell office:value-type="float" office:value="0.598336">
                <text:p>0.598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1888">
                <text:p>0.481888</text:p>
              </table:table-cell>
              <table:table-cell office:value-type="float" office:value="1.238336">
                <text:p>1.238336</text:p>
              </table:table-cell>
              <table:table-cell office:value-type="float" office:value="0.47264">
                <text:p>0.47264</text:p>
              </table:table-cell>
              <table:table-cell office:value-type="float" office:value="0.725632">
                <text:p>0.725632</text:p>
              </table:table-cell>
              <table:table-cell office:value-type="float" office:value="1.494016">
                <text:p>1.494016</text:p>
              </table:table-cell>
              <table:table-cell office:value-type="float" office:value="0.648256">
                <text:p>0.648256</text:p>
              </table:table-cell>
              <table:table-cell office:value-type="float" office:value="0.622752">
                <text:p>0.622752</text:p>
              </table:table-cell>
              <table:table-cell office:value-type="float" office:value="0.640192">
                <text:p>0.640192</text:p>
              </table:table-cell>
              <table:table-cell office:value-type="float" office:value="0.623424">
                <text:p>0.623424</text:p>
              </table:table-cell>
              <table:table-cell office:value-type="float" office:value="0.612288">
                <text:p>0.612288</text:p>
              </table:table-cell>
              <table:table-cell office:value-type="float" office:value="1.13616">
                <text:p>1.13616</text:p>
              </table:table-cell>
              <table:table-cell office:value-type="float" office:value="0.617632">
                <text:p>0.617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52">
                <text:p>0.47552</text:p>
              </table:table-cell>
              <table:table-cell office:value-type="float" office:value="0.789024">
                <text:p>0.789024</text:p>
              </table:table-cell>
              <table:table-cell office:value-type="float" office:value="0.471808">
                <text:p>0.471808</text:p>
              </table:table-cell>
              <table:table-cell office:value-type="float" office:value="0.811104">
                <text:p>0.811104</text:p>
              </table:table-cell>
              <table:table-cell office:value-type="float" office:value="0.79728">
                <text:p>0.79728</text:p>
              </table:table-cell>
              <table:table-cell office:value-type="float" office:value="0.67024">
                <text:p>0.67024</text:p>
              </table:table-cell>
              <table:table-cell office:value-type="float" office:value="0.631648">
                <text:p>0.631648</text:p>
              </table:table-cell>
              <table:table-cell office:value-type="float" office:value="0.655808">
                <text:p>0.655808</text:p>
              </table:table-cell>
              <table:table-cell office:value-type="float" office:value="0.634368">
                <text:p>0.634368</text:p>
              </table:table-cell>
              <table:table-cell office:value-type="float" office:value="0.633216">
                <text:p>0.633216</text:p>
              </table:table-cell>
              <table:table-cell office:value-type="float" office:value="1.351328">
                <text:p>1.351328</text:p>
              </table:table-cell>
              <table:table-cell office:value-type="float" office:value="0.621536">
                <text:p>0.621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1104">
                <text:p>0.471104</text:p>
              </table:table-cell>
              <table:table-cell office:value-type="float" office:value="0.814432">
                <text:p>0.814432</text:p>
              </table:table-cell>
              <table:table-cell office:value-type="float" office:value="0.487168">
                <text:p>0.487168</text:p>
              </table:table-cell>
              <table:table-cell office:value-type="float" office:value="0.75232">
                <text:p>0.75232</text:p>
              </table:table-cell>
              <table:table-cell office:value-type="float" office:value="0.779328">
                <text:p>0.779328</text:p>
              </table:table-cell>
              <table:table-cell office:value-type="float" office:value="7.290272">
                <text:p>7.290272</text:p>
              </table:table-cell>
              <table:table-cell office:value-type="float" office:value="0.66256">
                <text:p>0.66256</text:p>
              </table:table-cell>
              <table:table-cell office:value-type="float" office:value="0.675616">
                <text:p>0.675616</text:p>
              </table:table-cell>
              <table:table-cell office:value-type="float" office:value="0.652608">
                <text:p>0.652608</text:p>
              </table:table-cell>
              <table:table-cell office:value-type="float" office:value="0.643168">
                <text:p>0.643168</text:p>
              </table:table-cell>
              <table:table-cell office:value-type="float" office:value="0.986272">
                <text:p>0.986272</text:p>
              </table:table-cell>
              <table:table-cell office:value-type="float" office:value="0.622784">
                <text:p>0.622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04">
                <text:p>0.4904</text:p>
              </table:table-cell>
              <table:table-cell office:value-type="float" office:value="0.883232">
                <text:p>0.883232</text:p>
              </table:table-cell>
              <table:table-cell office:value-type="float" office:value="0.485088">
                <text:p>0.485088</text:p>
              </table:table-cell>
              <table:table-cell office:value-type="float" office:value="0.815328">
                <text:p>0.815328</text:p>
              </table:table-cell>
              <table:table-cell office:value-type="float" office:value="0.770816">
                <text:p>0.770816</text:p>
              </table:table-cell>
              <table:table-cell office:value-type="float" office:value="0.4744">
                <text:p>0.4744</text:p>
              </table:table-cell>
              <table:table-cell office:value-type="float" office:value="0.69856">
                <text:p>0.69856</text:p>
              </table:table-cell>
              <table:table-cell office:value-type="float" office:value="0.65872">
                <text:p>0.65872</text:p>
              </table:table-cell>
              <table:table-cell office:value-type="float" office:value="0.659968">
                <text:p>0.659968</text:p>
              </table:table-cell>
              <table:table-cell office:value-type="float" office:value="0.64752">
                <text:p>0.64752</text:p>
              </table:table-cell>
              <table:table-cell office:value-type="float" office:value="1.00848">
                <text:p>1.00848</text:p>
              </table:table-cell>
              <table:table-cell office:value-type="float" office:value="0.640192">
                <text:p>0.640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632">
                <text:p>0.481632</text:p>
              </table:table-cell>
              <table:table-cell office:value-type="float" office:value="0.80832">
                <text:p>0.80832</text:p>
              </table:table-cell>
              <table:table-cell office:value-type="float" office:value="0.485728">
                <text:p>0.485728</text:p>
              </table:table-cell>
              <table:table-cell office:value-type="float" office:value="0.864">
                <text:p>0.864</text:p>
              </table:table-cell>
              <table:table-cell office:value-type="float" office:value="1.110016">
                <text:p>1.110016</text:p>
              </table:table-cell>
              <table:table-cell office:value-type="float" office:value="0.478272">
                <text:p>0.478272</text:p>
              </table:table-cell>
              <table:table-cell office:value-type="float" office:value="0.688704">
                <text:p>0.688704</text:p>
              </table:table-cell>
              <table:table-cell office:value-type="float" office:value="0.683872">
                <text:p>0.683872</text:p>
              </table:table-cell>
              <table:table-cell office:value-type="float" office:value="0.66048">
                <text:p>0.66048</text:p>
              </table:table-cell>
              <table:table-cell office:value-type="float" office:value="0.667328">
                <text:p>0.667328</text:p>
              </table:table-cell>
              <table:table-cell office:value-type="float" office:value="0.94128">
                <text:p>0.94128</text:p>
              </table:table-cell>
              <table:table-cell office:value-type="float" office:value="0.652032">
                <text:p>0.652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176">
                <text:p>0.486176</text:p>
              </table:table-cell>
              <table:table-cell office:value-type="float" office:value="1.050016">
                <text:p>1.050016</text:p>
              </table:table-cell>
              <table:table-cell office:value-type="float" office:value="0.475264">
                <text:p>0.475264</text:p>
              </table:table-cell>
              <table:table-cell office:value-type="float" office:value="1.017216">
                <text:p>1.017216</text:p>
              </table:table-cell>
              <table:table-cell office:value-type="float" office:value="0.972352">
                <text:p>0.972352</text:p>
              </table:table-cell>
              <table:table-cell office:value-type="float" office:value="0.481472">
                <text:p>0.481472</text:p>
              </table:table-cell>
              <table:table-cell office:value-type="float" office:value="0.699776">
                <text:p>0.699776</text:p>
              </table:table-cell>
              <table:table-cell office:value-type="float" office:value="0.696544">
                <text:p>0.696544</text:p>
              </table:table-cell>
              <table:table-cell office:value-type="float" office:value="0.674624">
                <text:p>0.674624</text:p>
              </table:table-cell>
              <table:table-cell office:value-type="float" office:value="0.657952">
                <text:p>0.657952</text:p>
              </table:table-cell>
              <table:table-cell office:value-type="float" office:value="1.081184">
                <text:p>1.081184</text:p>
              </table:table-cell>
              <table:table-cell office:value-type="float" office:value="0.658912">
                <text:p>0.658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7664">
                <text:p>0.497664</text:p>
              </table:table-cell>
              <table:table-cell office:value-type="float" office:value="1.04368">
                <text:p>1.04368</text:p>
              </table:table-cell>
              <table:table-cell office:value-type="float" office:value="0.485664">
                <text:p>0.485664</text:p>
              </table:table-cell>
              <table:table-cell office:value-type="float" office:value="1.064576">
                <text:p>1.064576</text:p>
              </table:table-cell>
              <table:table-cell office:value-type="float" office:value="1.330432">
                <text:p>1.330432</text:p>
              </table:table-cell>
              <table:table-cell office:value-type="float" office:value="0.47872">
                <text:p>0.47872</text:p>
              </table:table-cell>
              <table:table-cell office:value-type="float" office:value="0.71184">
                <text:p>0.71184</text:p>
              </table:table-cell>
              <table:table-cell office:value-type="float" office:value="0.70528">
                <text:p>0.70528</text:p>
              </table:table-cell>
              <table:table-cell office:value-type="float" office:value="0.677088">
                <text:p>0.677088</text:p>
              </table:table-cell>
              <table:table-cell office:value-type="float" office:value="0.671904">
                <text:p>0.671904</text:p>
              </table:table-cell>
              <table:table-cell office:value-type="float" office:value="1.234272">
                <text:p>1.234272</text:p>
              </table:table-cell>
              <table:table-cell office:value-type="float" office:value="0.667968">
                <text:p>0.66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648">
                <text:p>0.49648</text:p>
              </table:table-cell>
              <table:table-cell office:value-type="float" office:value="1.03296">
                <text:p>1.03296</text:p>
              </table:table-cell>
              <table:table-cell office:value-type="float" office:value="0.479136">
                <text:p>0.479136</text:p>
              </table:table-cell>
              <table:table-cell office:value-type="float" office:value="0.99248">
                <text:p>0.99248</text:p>
              </table:table-cell>
              <table:table-cell office:value-type="float" office:value="1.234752">
                <text:p>1.234752</text:p>
              </table:table-cell>
              <table:table-cell office:value-type="float" office:value="0.48144">
                <text:p>0.48144</text:p>
              </table:table-cell>
              <table:table-cell office:value-type="float" office:value="0.72272">
                <text:p>0.72272</text:p>
              </table:table-cell>
              <table:table-cell office:value-type="float" office:value="0.720928">
                <text:p>0.720928</text:p>
              </table:table-cell>
              <table:table-cell office:value-type="float" office:value="0.716832">
                <text:p>0.716832</text:p>
              </table:table-cell>
              <table:table-cell office:value-type="float" office:value="0.697024">
                <text:p>0.697024</text:p>
              </table:table-cell>
              <table:table-cell office:value-type="float" office:value="1.181664">
                <text:p>1.181664</text:p>
              </table:table-cell>
              <table:table-cell office:value-type="float" office:value="0.672384">
                <text:p>0.672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9664">
                <text:p>0.489664</text:p>
              </table:table-cell>
              <table:table-cell office:value-type="float" office:value="1.076768">
                <text:p>1.076768</text:p>
              </table:table-cell>
              <table:table-cell office:value-type="float" office:value="0.482976">
                <text:p>0.482976</text:p>
              </table:table-cell>
              <table:table-cell office:value-type="float" office:value="1.25808">
                <text:p>1.25808</text:p>
              </table:table-cell>
              <table:table-cell office:value-type="float" office:value="1.218016">
                <text:p>1.218016</text:p>
              </table:table-cell>
              <table:table-cell office:value-type="float" office:value="0.4824">
                <text:p>0.4824</text:p>
              </table:table-cell>
              <table:table-cell office:value-type="float" office:value="0.755744">
                <text:p>0.755744</text:p>
              </table:table-cell>
              <table:table-cell office:value-type="float" office:value="0.712768">
                <text:p>0.712768</text:p>
              </table:table-cell>
              <table:table-cell office:value-type="float" office:value="0.715808">
                <text:p>0.715808</text:p>
              </table:table-cell>
              <table:table-cell office:value-type="float" office:value="0.695136">
                <text:p>0.695136</text:p>
              </table:table-cell>
              <table:table-cell office:value-type="float" office:value="1.194304">
                <text:p>1.194304</text:p>
              </table:table-cell>
              <table:table-cell office:value-type="float" office:value="0.69232">
                <text:p>0.69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29025">
                <text:p>9.229025</text:p>
              </table:table-cell>
              <table:table-cell office:value-type="float" office:value="1.384096">
                <text:p>1.384096</text:p>
              </table:table-cell>
              <table:table-cell office:value-type="float" office:value="0.491072">
                <text:p>0.491072</text:p>
              </table:table-cell>
              <table:table-cell office:value-type="float" office:value="0.836">
                <text:p>0.836</text:p>
              </table:table-cell>
              <table:table-cell office:value-type="float" office:value="0.815488">
                <text:p>0.815488</text:p>
              </table:table-cell>
              <table:table-cell office:value-type="float" office:value="0.47952">
                <text:p>0.47952</text:p>
              </table:table-cell>
              <table:table-cell office:value-type="float" office:value="7.368192">
                <text:p>7.368192</text:p>
              </table:table-cell>
              <table:table-cell office:value-type="float" office:value="0.731232">
                <text:p>0.731232</text:p>
              </table:table-cell>
              <table:table-cell office:value-type="float" office:value="0.733248">
                <text:p>0.733248</text:p>
              </table:table-cell>
              <table:table-cell office:value-type="float" office:value="0.721856">
                <text:p>0.721856</text:p>
              </table:table-cell>
              <table:table-cell office:value-type="float" office:value="1.119648">
                <text:p>1.119648</text:p>
              </table:table-cell>
              <table:table-cell office:value-type="float" office:value="0.708256">
                <text:p>0.708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7968">
                <text:p>0.487968</text:p>
              </table:table-cell>
              <table:table-cell office:value-type="float" office:value="1.236832">
                <text:p>1.236832</text:p>
              </table:table-cell>
              <table:table-cell office:value-type="float" office:value="0.49376">
                <text:p>0.49376</text:p>
              </table:table-cell>
              <table:table-cell office:value-type="float" office:value="0.830112">
                <text:p>0.830112</text:p>
              </table:table-cell>
              <table:table-cell office:value-type="float" office:value="0.851456">
                <text:p>0.851456</text:p>
              </table:table-cell>
              <table:table-cell office:value-type="float" office:value="0.490272">
                <text:p>0.490272</text:p>
              </table:table-cell>
              <table:table-cell office:value-type="float" office:value="0.478688">
                <text:p>0.478688</text:p>
              </table:table-cell>
              <table:table-cell office:value-type="float" office:value="0.767808">
                <text:p>0.767808</text:p>
              </table:table-cell>
              <table:table-cell office:value-type="float" office:value="0.747648">
                <text:p>0.747648</text:p>
              </table:table-cell>
              <table:table-cell office:value-type="float" office:value="0.738208">
                <text:p>0.738208</text:p>
              </table:table-cell>
              <table:table-cell office:value-type="float" office:value="1.0368">
                <text:p>1.0368</text:p>
              </table:table-cell>
              <table:table-cell office:value-type="float" office:value="0.714688">
                <text:p>0.714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1056">
                <text:p>0.501056</text:p>
              </table:table-cell>
              <table:table-cell office:value-type="float" office:value="0.823712">
                <text:p>0.823712</text:p>
              </table:table-cell>
              <table:table-cell office:value-type="float" office:value="0.497152">
                <text:p>0.497152</text:p>
              </table:table-cell>
              <table:table-cell office:value-type="float" office:value="0.76432">
                <text:p>0.76432</text:p>
              </table:table-cell>
              <table:table-cell office:value-type="float" office:value="0.774848">
                <text:p>0.774848</text:p>
              </table:table-cell>
              <table:table-cell office:value-type="float" office:value="0.480608">
                <text:p>0.480608</text:p>
              </table:table-cell>
              <table:table-cell office:value-type="float" office:value="0.48816">
                <text:p>0.48816</text:p>
              </table:table-cell>
              <table:table-cell office:value-type="float" office:value="0.757152">
                <text:p>0.757152</text:p>
              </table:table-cell>
              <table:table-cell office:value-type="float" office:value="0.73792">
                <text:p>0.73792</text:p>
              </table:table-cell>
              <table:table-cell office:value-type="float" office:value="0.742336">
                <text:p>0.742336</text:p>
              </table:table-cell>
              <table:table-cell office:value-type="float" office:value="1.0512">
                <text:p>1.0512</text:p>
              </table:table-cell>
              <table:table-cell office:value-type="float" office:value="0.734752">
                <text:p>0.734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1184">
                <text:p>0.501184</text:p>
              </table:table-cell>
              <table:table-cell office:value-type="float" office:value="0.787648">
                <text:p>0.787648</text:p>
              </table:table-cell>
              <table:table-cell office:value-type="float" office:value="0.496832">
                <text:p>0.496832</text:p>
              </table:table-cell>
              <table:table-cell office:value-type="float" office:value="0.826304">
                <text:p>0.826304</text:p>
              </table:table-cell>
              <table:table-cell office:value-type="float" office:value="1.170272">
                <text:p>1.170272</text:p>
              </table:table-cell>
              <table:table-cell office:value-type="float" office:value="0.49712">
                <text:p>0.49712</text:p>
              </table:table-cell>
              <table:table-cell office:value-type="float" office:value="0.49248">
                <text:p>0.49248</text:p>
              </table:table-cell>
              <table:table-cell office:value-type="float" office:value="0.783424">
                <text:p>0.783424</text:p>
              </table:table-cell>
              <table:table-cell office:value-type="float" office:value="0.759712">
                <text:p>0.759712</text:p>
              </table:table-cell>
              <table:table-cell office:value-type="float" office:value="0.774112">
                <text:p>0.774112</text:p>
              </table:table-cell>
              <table:table-cell office:value-type="float" office:value="1.073504">
                <text:p>1.073504</text:p>
              </table:table-cell>
              <table:table-cell office:value-type="float" office:value="0.726688">
                <text:p>0.72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48">
                <text:p>0.4848</text:p>
              </table:table-cell>
              <table:table-cell office:value-type="float" office:value="0.838944">
                <text:p>0.838944</text:p>
              </table:table-cell>
              <table:table-cell office:value-type="float" office:value="0.495968">
                <text:p>0.495968</text:p>
              </table:table-cell>
              <table:table-cell office:value-type="float" office:value="1.103744">
                <text:p>1.103744</text:p>
              </table:table-cell>
              <table:table-cell office:value-type="float" office:value="1.223616">
                <text:p>1.223616</text:p>
              </table:table-cell>
              <table:table-cell office:value-type="float" office:value="0.50064">
                <text:p>0.50064</text:p>
              </table:table-cell>
              <table:table-cell office:value-type="float" office:value="0.50864">
                <text:p>0.50864</text:p>
              </table:table-cell>
              <table:table-cell office:value-type="float" office:value="0.801312">
                <text:p>0.801312</text:p>
              </table:table-cell>
              <table:table-cell office:value-type="float" office:value="0.797056">
                <text:p>0.797056</text:p>
              </table:table-cell>
              <table:table-cell office:value-type="float" office:value="0.799296">
                <text:p>0.799296</text:p>
              </table:table-cell>
              <table:table-cell office:value-type="float" office:value="1.423776">
                <text:p>1.423776</text:p>
              </table:table-cell>
              <table:table-cell office:value-type="float" office:value="0.776512">
                <text:p>0.776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5712">
                <text:p>0.495712</text:p>
              </table:table-cell>
              <table:table-cell office:value-type="float" office:value="0.995264">
                <text:p>0.995264</text:p>
              </table:table-cell>
              <table:table-cell office:value-type="float" office:value="0.494336">
                <text:p>0.494336</text:p>
              </table:table-cell>
              <table:table-cell office:value-type="float" office:value="0.998144">
                <text:p>0.998144</text:p>
              </table:table-cell>
              <table:table-cell office:value-type="float" office:value="1.042304">
                <text:p>1.042304</text:p>
              </table:table-cell>
              <table:table-cell office:value-type="float" office:value="0.504576">
                <text:p>0.504576</text:p>
              </table:table-cell>
              <table:table-cell office:value-type="float" office:value="0.49472">
                <text:p>0.49472</text:p>
              </table:table-cell>
              <table:table-cell office:value-type="float" office:value="0.860416">
                <text:p>0.860416</text:p>
              </table:table-cell>
              <table:table-cell office:value-type="float" office:value="0.819264">
                <text:p>0.819264</text:p>
              </table:table-cell>
              <table:table-cell office:value-type="float" office:value="0.793824">
                <text:p>0.793824</text:p>
              </table:table-cell>
              <table:table-cell office:value-type="float" office:value="1.51248">
                <text:p>1.51248</text:p>
              </table:table-cell>
              <table:table-cell office:value-type="float" office:value="0.79328">
                <text:p>0.793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7376">
                <text:p>0.497376</text:p>
              </table:table-cell>
              <table:table-cell office:value-type="float" office:value="1.034496">
                <text:p>1.034496</text:p>
              </table:table-cell>
              <table:table-cell office:value-type="float" office:value="0.505952">
                <text:p>0.505952</text:p>
              </table:table-cell>
              <table:table-cell office:value-type="float" office:value="0.995904">
                <text:p>0.995904</text:p>
              </table:table-cell>
              <table:table-cell office:value-type="float" office:value="1.055936">
                <text:p>1.055936</text:p>
              </table:table-cell>
              <table:table-cell office:value-type="float" office:value="0.496736">
                <text:p>0.496736</text:p>
              </table:table-cell>
              <table:table-cell office:value-type="float" office:value="0.501856">
                <text:p>0.501856</text:p>
              </table:table-cell>
              <table:table-cell office:value-type="float" office:value="0.847776">
                <text:p>0.847776</text:p>
              </table:table-cell>
              <table:table-cell office:value-type="float" office:value="0.82336">
                <text:p>0.82336</text:p>
              </table:table-cell>
              <table:table-cell office:value-type="float" office:value="0.825344">
                <text:p>0.825344</text:p>
              </table:table-cell>
              <table:table-cell office:value-type="float" office:value="1.792384">
                <text:p>1.792384</text:p>
              </table:table-cell>
              <table:table-cell office:value-type="float" office:value="0.805632">
                <text:p>0.8056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3072">
                <text:p>0.503072</text:p>
              </table:table-cell>
              <table:table-cell office:value-type="float" office:value="0.992352">
                <text:p>0.992352</text:p>
              </table:table-cell>
              <table:table-cell office:value-type="float" office:value="0.512768">
                <text:p>0.512768</text:p>
              </table:table-cell>
              <table:table-cell office:value-type="float" office:value="0.934656">
                <text:p>0.934656</text:p>
              </table:table-cell>
              <table:table-cell office:value-type="float" office:value="1.19168">
                <text:p>1.19168</text:p>
              </table:table-cell>
              <table:table-cell office:value-type="float" office:value="0.498112">
                <text:p>0.498112</text:p>
              </table:table-cell>
              <table:table-cell office:value-type="float" office:value="0.4936">
                <text:p>0.4936</text:p>
              </table:table-cell>
              <table:table-cell office:value-type="float" office:value="7.70832">
                <text:p>7.70832</text:p>
              </table:table-cell>
              <table:table-cell office:value-type="float" office:value="0.854592">
                <text:p>0.854592</text:p>
              </table:table-cell>
              <table:table-cell office:value-type="float" office:value="0.8728">
                <text:p>0.8728</text:p>
              </table:table-cell>
              <table:table-cell office:value-type="float" office:value="1.601984">
                <text:p>1.601984</text:p>
              </table:table-cell>
              <table:table-cell office:value-type="float" office:value="0.820416">
                <text:p>0.820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2752">
                <text:p>0.502752</text:p>
              </table:table-cell>
              <table:table-cell office:value-type="float" office:value="1.267424">
                <text:p>1.267424</text:p>
              </table:table-cell>
              <table:table-cell office:value-type="float" office:value="0.513728">
                <text:p>0.513728</text:p>
              </table:table-cell>
              <table:table-cell office:value-type="float" office:value="1.314272">
                <text:p>1.314272</text:p>
              </table:table-cell>
              <table:table-cell office:value-type="float" office:value="0.860544">
                <text:p>0.860544</text:p>
              </table:table-cell>
              <table:table-cell office:value-type="float" office:value="0.49808">
                <text:p>0.49808</text:p>
              </table:table-cell>
              <table:table-cell office:value-type="float" office:value="0.497696">
                <text:p>0.497696</text:p>
              </table:table-cell>
              <table:table-cell office:value-type="float" office:value="0.499872">
                <text:p>0.499872</text:p>
              </table:table-cell>
              <table:table-cell office:value-type="float" office:value="0.884512">
                <text:p>0.884512</text:p>
              </table:table-cell>
              <table:table-cell office:value-type="float" office:value="0.875552">
                <text:p>0.875552</text:p>
              </table:table-cell>
              <table:table-cell office:value-type="float" office:value="1.397376">
                <text:p>1.397376</text:p>
              </table:table-cell>
              <table:table-cell office:value-type="float" office:value="0.812544">
                <text:p>0.8125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176">
                <text:p>0.514176</text:p>
              </table:table-cell>
              <table:table-cell office:value-type="float" office:value="1.087648">
                <text:p>1.087648</text:p>
              </table:table-cell>
              <table:table-cell office:value-type="float" office:value="0.502176">
                <text:p>0.502176</text:p>
              </table:table-cell>
              <table:table-cell office:value-type="float" office:value="0.84096">
                <text:p>0.84096</text:p>
              </table:table-cell>
              <table:table-cell office:value-type="float" office:value="0.79808">
                <text:p>0.79808</text:p>
              </table:table-cell>
              <table:table-cell office:value-type="float" office:value="0.502816">
                <text:p>0.502816</text:p>
              </table:table-cell>
              <table:table-cell office:value-type="float" office:value="0.506016">
                <text:p>0.506016</text:p>
              </table:table-cell>
              <table:table-cell office:value-type="float" office:value="0.493632">
                <text:p>0.493632</text:p>
              </table:table-cell>
              <table:table-cell office:value-type="float" office:value="0.885408">
                <text:p>0.885408</text:p>
              </table:table-cell>
              <table:table-cell office:value-type="float" office:value="0.89664">
                <text:p>0.89664</text:p>
              </table:table-cell>
              <table:table-cell office:value-type="float" office:value="1.163808">
                <text:p>1.163808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2016">
                <text:p>0.502016</text:p>
              </table:table-cell>
              <table:table-cell office:value-type="float" office:value="1.307424">
                <text:p>1.307424</text:p>
              </table:table-cell>
              <table:table-cell office:value-type="float" office:value="0.504192">
                <text:p>0.504192</text:p>
              </table:table-cell>
              <table:table-cell office:value-type="float" office:value="0.80208">
                <text:p>0.80208</text:p>
              </table:table-cell>
              <table:table-cell office:value-type="float" office:value="0.796576">
                <text:p>0.796576</text:p>
              </table:table-cell>
              <table:table-cell office:value-type="float" office:value="0.504864">
                <text:p>0.504864</text:p>
              </table:table-cell>
              <table:table-cell office:value-type="float" office:value="0.511872">
                <text:p>0.511872</text:p>
              </table:table-cell>
              <table:table-cell office:value-type="float" office:value="0.495776">
                <text:p>0.495776</text:p>
              </table:table-cell>
              <table:table-cell office:value-type="float" office:value="0.967392">
                <text:p>0.967392</text:p>
              </table:table-cell>
              <table:table-cell office:value-type="float" office:value="0.892576">
                <text:p>0.892576</text:p>
              </table:table-cell>
              <table:table-cell office:value-type="float" office:value="1.1608">
                <text:p>1.1608</text:p>
              </table:table-cell>
              <table:table-cell office:value-type="float" office:value="0.863744">
                <text:p>0.863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0704">
                <text:p>0.500704</text:p>
              </table:table-cell>
              <table:table-cell office:value-type="float" office:value="0.865216">
                <text:p>0.865216</text:p>
              </table:table-cell>
              <table:table-cell office:value-type="float" office:value="0.508288">
                <text:p>0.508288</text:p>
              </table:table-cell>
              <table:table-cell office:value-type="float" office:value="0.821984">
                <text:p>0.821984</text:p>
              </table:table-cell>
              <table:table-cell office:value-type="float" office:value="0.960736">
                <text:p>0.960736</text:p>
              </table:table-cell>
              <table:table-cell office:value-type="float" office:value="0.501312">
                <text:p>0.501312</text:p>
              </table:table-cell>
              <table:table-cell office:value-type="float" office:value="0.520416">
                <text:p>0.520416</text:p>
              </table:table-cell>
              <table:table-cell office:value-type="float" office:value="0.501792">
                <text:p>0.501792</text:p>
              </table:table-cell>
              <table:table-cell office:value-type="float" office:value="0.950816">
                <text:p>0.950816</text:p>
              </table:table-cell>
              <table:table-cell office:value-type="float" office:value="0.93808">
                <text:p>0.93808</text:p>
              </table:table-cell>
              <table:table-cell office:value-type="float" office:value="1.364576">
                <text:p>1.364576</text:p>
              </table:table-cell>
              <table:table-cell office:value-type="float" office:value="0.909888">
                <text:p>0.909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9888">
                <text:p>0.489888</text:p>
              </table:table-cell>
              <table:table-cell office:value-type="float" office:value="0.859584">
                <text:p>0.859584</text:p>
              </table:table-cell>
              <table:table-cell office:value-type="float" office:value="0.52448">
                <text:p>0.52448</text:p>
              </table:table-cell>
              <table:table-cell office:value-type="float" office:value="0.776384">
                <text:p>0.776384</text:p>
              </table:table-cell>
              <table:table-cell office:value-type="float" office:value="1.24848">
                <text:p>1.24848</text:p>
              </table:table-cell>
              <table:table-cell office:value-type="float" office:value="0.505792">
                <text:p>0.505792</text:p>
              </table:table-cell>
              <table:table-cell office:value-type="float" office:value="0.51216">
                <text:p>0.51216</text:p>
              </table:table-cell>
              <table:table-cell office:value-type="float" office:value="0.495328">
                <text:p>0.495328</text:p>
              </table:table-cell>
              <table:table-cell office:value-type="float" office:value="1.019648">
                <text:p>1.019648</text:p>
              </table:table-cell>
              <table:table-cell office:value-type="float" office:value="0.97936">
                <text:p>0.97936</text:p>
              </table:table-cell>
              <table:table-cell office:value-type="float" office:value="1.341504">
                <text:p>1.341504</text:p>
              </table:table-cell>
              <table:table-cell office:value-type="float" office:value="0.915264">
                <text:p>0.915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4912">
                <text:p>0.514912</text:p>
              </table:table-cell>
              <table:table-cell office:value-type="float" office:value="10.197184">
                <text:p>10.197184</text:p>
              </table:table-cell>
              <table:table-cell office:value-type="float" office:value="0.522144">
                <text:p>0.522144</text:p>
              </table:table-cell>
              <table:table-cell office:value-type="float" office:value="0.926656">
                <text:p>0.926656</text:p>
              </table:table-cell>
              <table:table-cell office:value-type="float" office:value="1.390528">
                <text:p>1.390528</text:p>
              </table:table-cell>
              <table:table-cell office:value-type="float" office:value="0.51456">
                <text:p>0.51456</text:p>
              </table:table-cell>
              <table:table-cell office:value-type="float" office:value="0.51616">
                <text:p>0.51616</text:p>
              </table:table-cell>
              <table:table-cell office:value-type="float" office:value="0.513984">
                <text:p>0.513984</text:p>
              </table:table-cell>
              <table:table-cell office:value-type="float" office:value="8.009856">
                <text:p>8.009856</text:p>
              </table:table-cell>
              <table:table-cell office:value-type="float" office:value="0.996288">
                <text:p>0.996288</text:p>
              </table:table-cell>
              <table:table-cell office:value-type="float" office:value="1.435904">
                <text:p>1.435904</text:p>
              </table:table-cell>
              <table:table-cell office:value-type="float" office:value="0.930432">
                <text:p>0.930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6288">
                <text:p>0.496288</text:p>
              </table:table-cell>
              <table:table-cell office:value-type="float" office:value="0.763616">
                <text:p>0.763616</text:p>
              </table:table-cell>
              <table:table-cell office:value-type="float" office:value="0.519776">
                <text:p>0.519776</text:p>
              </table:table-cell>
              <table:table-cell office:value-type="float" office:value="1.047744">
                <text:p>1.047744</text:p>
              </table:table-cell>
              <table:table-cell office:value-type="float" office:value="1.27936">
                <text:p>1.27936</text:p>
              </table:table-cell>
              <table:table-cell office:value-type="float" office:value="0.506656">
                <text:p>0.506656</text:p>
              </table:table-cell>
              <table:table-cell office:value-type="float" office:value="0.517504">
                <text:p>0.517504</text:p>
              </table:table-cell>
              <table:table-cell office:value-type="float" office:value="0.520832">
                <text:p>0.520832</text:p>
              </table:table-cell>
              <table:table-cell office:value-type="float" office:value="0.506816">
                <text:p>0.506816</text:p>
              </table:table-cell>
              <table:table-cell office:value-type="float" office:value="1.00176">
                <text:p>1.00176</text:p>
              </table:table-cell>
              <table:table-cell office:value-type="float" office:value="1.737056">
                <text:p>1.737056</text:p>
              </table:table-cell>
              <table:table-cell office:value-type="float" office:value="0.99664">
                <text:p>0.99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9856">
                <text:p>0.509856</text:p>
              </table:table-cell>
              <table:table-cell office:value-type="float" office:value="0.795424">
                <text:p>0.795424</text:p>
              </table:table-cell>
              <table:table-cell office:value-type="float" office:value="0.52112">
                <text:p>0.52112</text:p>
              </table:table-cell>
              <table:table-cell office:value-type="float" office:value="1.020768">
                <text:p>1.020768</text:p>
              </table:table-cell>
              <table:table-cell office:value-type="float" office:value="1.485088">
                <text:p>1.485088</text:p>
              </table:table-cell>
              <table:table-cell office:value-type="float" office:value="0.527424">
                <text:p>0.527424</text:p>
              </table:table-cell>
              <table:table-cell office:value-type="float" office:value="0.506336">
                <text:p>0.506336</text:p>
              </table:table-cell>
              <table:table-cell office:value-type="float" office:value="0.515296">
                <text:p>0.515296</text:p>
              </table:table-cell>
              <table:table-cell office:value-type="float" office:value="0.505536">
                <text:p>0.505536</text:p>
              </table:table-cell>
              <table:table-cell office:value-type="float" office:value="1.022592">
                <text:p>1.022592</text:p>
              </table:table-cell>
              <table:table-cell office:value-type="float" office:value="1.3504">
                <text:p>1.3504</text:p>
              </table:table-cell>
              <table:table-cell office:value-type="float" office:value="1.020512">
                <text:p>1.020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8912">
                <text:p>0.518912</text:p>
              </table:table-cell>
              <table:table-cell office:value-type="float" office:value="0.804832">
                <text:p>0.804832</text:p>
              </table:table-cell>
              <table:table-cell office:value-type="float" office:value="0.515488">
                <text:p>0.515488</text:p>
              </table:table-cell>
              <table:table-cell office:value-type="float" office:value="1.04912">
                <text:p>1.04912</text:p>
              </table:table-cell>
              <table:table-cell office:value-type="float" office:value="0.904256">
                <text:p>0.904256</text:p>
              </table:table-cell>
              <table:table-cell office:value-type="float" office:value="0.523712">
                <text:p>0.523712</text:p>
              </table:table-cell>
              <table:table-cell office:value-type="float" office:value="0.517408">
                <text:p>0.517408</text:p>
              </table:table-cell>
              <table:table-cell office:value-type="float" office:value="0.5152">
                <text:p>0.5152</text:p>
              </table:table-cell>
              <table:table-cell office:value-type="float" office:value="0.511232">
                <text:p>0.511232</text:p>
              </table:table-cell>
              <table:table-cell office:value-type="float" office:value="1.118304">
                <text:p>1.118304</text:p>
              </table:table-cell>
              <table:table-cell office:value-type="float" office:value="1.336896">
                <text:p>1.336896</text:p>
              </table:table-cell>
              <table:table-cell office:value-type="float" office:value="1.078528">
                <text:p>1.078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776">
                <text:p>0.511776</text:p>
              </table:table-cell>
              <table:table-cell office:value-type="float" office:value="0.811168">
                <text:p>0.811168</text:p>
              </table:table-cell>
              <table:table-cell office:value-type="float" office:value="0.524224">
                <text:p>0.524224</text:p>
              </table:table-cell>
              <table:table-cell office:value-type="float" office:value="1.207456">
                <text:p>1.207456</text:p>
              </table:table-cell>
              <table:table-cell office:value-type="float" office:value="0.852768">
                <text:p>0.852768</text:p>
              </table:table-cell>
              <table:table-cell office:value-type="float" office:value="0.521856">
                <text:p>0.521856</text:p>
              </table:table-cell>
              <table:table-cell office:value-type="float" office:value="0.520768">
                <text:p>0.520768</text:p>
              </table:table-cell>
              <table:table-cell office:value-type="float" office:value="0.520064">
                <text:p>0.520064</text:p>
              </table:table-cell>
              <table:table-cell office:value-type="float" office:value="0.499744">
                <text:p>0.499744</text:p>
              </table:table-cell>
              <table:table-cell office:value-type="float" office:value="1.169344">
                <text:p>1.169344</text:p>
              </table:table-cell>
              <table:table-cell office:value-type="float" office:value="1.467936">
                <text:p>1.467936</text:p>
              </table:table-cell>
              <table:table-cell office:value-type="float" office:value="1.08368">
                <text:p>1.083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44">
                <text:p>0.5144</text:p>
              </table:table-cell>
              <table:table-cell office:value-type="float" office:value="1.34656">
                <text:p>1.34656</text:p>
              </table:table-cell>
              <table:table-cell office:value-type="float" office:value="0.536256">
                <text:p>0.536256</text:p>
              </table:table-cell>
              <table:table-cell office:value-type="float" office:value="0.86368">
                <text:p>0.86368</text:p>
              </table:table-cell>
              <table:table-cell office:value-type="float" office:value="0.812224">
                <text:p>0.812224</text:p>
              </table:table-cell>
              <table:table-cell office:value-type="float" office:value="0.515872">
                <text:p>0.515872</text:p>
              </table:table-cell>
              <table:table-cell office:value-type="float" office:value="0.513216">
                <text:p>0.513216</text:p>
              </table:table-cell>
              <table:table-cell office:value-type="float" office:value="0.504288">
                <text:p>0.504288</text:p>
              </table:table-cell>
              <table:table-cell office:value-type="float" office:value="0.504896">
                <text:p>0.504896</text:p>
              </table:table-cell>
              <table:table-cell office:value-type="float" office:value="1.232576">
                <text:p>1.232576</text:p>
              </table:table-cell>
              <table:table-cell office:value-type="float" office:value="1.608672">
                <text:p>1.608672</text:p>
              </table:table-cell>
              <table:table-cell office:value-type="float" office:value="1.116576">
                <text:p>1.116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68">
                <text:p>0.50768</text:p>
              </table:table-cell>
              <table:table-cell office:value-type="float" office:value="1.083232">
                <text:p>1.083232</text:p>
              </table:table-cell>
              <table:table-cell office:value-type="float" office:value="0.527552">
                <text:p>0.527552</text:p>
              </table:table-cell>
              <table:table-cell office:value-type="float" office:value="0.882208">
                <text:p>0.882208</text:p>
              </table:table-cell>
              <table:table-cell office:value-type="float" office:value="0.935488">
                <text:p>0.935488</text:p>
              </table:table-cell>
              <table:table-cell office:value-type="float" office:value="0.52688">
                <text:p>0.52688</text:p>
              </table:table-cell>
              <table:table-cell office:value-type="float" office:value="0.531136">
                <text:p>0.531136</text:p>
              </table:table-cell>
              <table:table-cell office:value-type="float" office:value="0.514496">
                <text:p>0.514496</text:p>
              </table:table-cell>
              <table:table-cell office:value-type="float" office:value="0.50736">
                <text:p>0.50736</text:p>
              </table:table-cell>
              <table:table-cell office:value-type="float" office:value="1.24416">
                <text:p>1.24416</text:p>
              </table:table-cell>
              <table:table-cell office:value-type="float" office:value="1.9888">
                <text:p>1.9888</text:p>
              </table:table-cell>
              <table:table-cell office:value-type="float" office:value="1.144832">
                <text:p>1.144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608">
                <text:p>0.50608</text:p>
              </table:table-cell>
              <table:table-cell office:value-type="float" office:value="1.333024">
                <text:p>1.333024</text:p>
              </table:table-cell>
              <table:table-cell office:value-type="float" office:value="0.529216">
                <text:p>0.529216</text:p>
              </table:table-cell>
              <table:table-cell office:value-type="float" office:value="0.865344">
                <text:p>0.865344</text:p>
              </table:table-cell>
              <table:table-cell office:value-type="float" office:value="1.288672">
                <text:p>1.288672</text:p>
              </table:table-cell>
              <table:table-cell office:value-type="float" office:value="0.52688">
                <text:p>0.52688</text:p>
              </table:table-cell>
              <table:table-cell office:value-type="float" office:value="0.533216">
                <text:p>0.533216</text:p>
              </table:table-cell>
              <table:table-cell office:value-type="float" office:value="0.522208">
                <text:p>0.522208</text:p>
              </table:table-cell>
              <table:table-cell office:value-type="float" office:value="0.5184">
                <text:p>0.5184</text:p>
              </table:table-cell>
              <table:table-cell office:value-type="float" office:value="1.299904">
                <text:p>1.299904</text:p>
              </table:table-cell>
              <table:table-cell office:value-type="float" office:value="2.040704">
                <text:p>2.040704</text:p>
              </table:table-cell>
              <table:table-cell office:value-type="float" office:value="1.244192">
                <text:p>1.244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6048">
                <text:p>0.506048</text:p>
              </table:table-cell>
              <table:table-cell office:value-type="float" office:value="1.27296">
                <text:p>1.27296</text:p>
              </table:table-cell>
              <table:table-cell office:value-type="float" office:value="0.54016">
                <text:p>0.54016</text:p>
              </table:table-cell>
              <table:table-cell office:value-type="float" office:value="0.8824">
                <text:p>0.8824</text:p>
              </table:table-cell>
              <table:table-cell office:value-type="float" office:value="1.026496">
                <text:p>1.026496</text:p>
              </table:table-cell>
              <table:table-cell office:value-type="float" office:value="0.526208">
                <text:p>0.526208</text:p>
              </table:table-cell>
              <table:table-cell office:value-type="float" office:value="0.536">
                <text:p>0.536</text:p>
              </table:table-cell>
              <table:table-cell office:value-type="float" office:value="0.538976">
                <text:p>0.538976</text:p>
              </table:table-cell>
              <table:table-cell office:value-type="float" office:value="0.519488">
                <text:p>0.519488</text:p>
              </table:table-cell>
              <table:table-cell office:value-type="float" office:value="8.063392">
                <text:p>8.063392</text:p>
              </table:table-cell>
              <table:table-cell office:value-type="float" office:value="1.703008">
                <text:p>1.703008</text:p>
              </table:table-cell>
              <table:table-cell office:value-type="float" office:value="1.27328">
                <text:p>1.27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2432">
                <text:p>0.502432</text:p>
              </table:table-cell>
              <table:table-cell office:value-type="float" office:value="0.819008">
                <text:p>0.819008</text:p>
              </table:table-cell>
              <table:table-cell office:value-type="float" office:value="0.544992">
                <text:p>0.544992</text:p>
              </table:table-cell>
              <table:table-cell office:value-type="float" office:value="1.195936">
                <text:p>1.195936</text:p>
              </table:table-cell>
              <table:table-cell office:value-type="float" office:value="1.057472">
                <text:p>1.057472</text:p>
              </table:table-cell>
              <table:table-cell office:value-type="float" office:value="0.535488">
                <text:p>0.535488</text:p>
              </table:table-cell>
              <table:table-cell office:value-type="float" office:value="0.532064">
                <text:p>0.532064</text:p>
              </table:table-cell>
              <table:table-cell office:value-type="float" office:value="0.5184">
                <text:p>0.5184</text:p>
              </table:table-cell>
              <table:table-cell office:value-type="float" office:value="0.51904">
                <text:p>0.51904</text:p>
              </table:table-cell>
              <table:table-cell office:value-type="float" office:value="0.50928">
                <text:p>0.50928</text:p>
              </table:table-cell>
              <table:table-cell office:value-type="float" office:value="1.669664">
                <text:p>1.669664</text:p>
              </table:table-cell>
              <table:table-cell office:value-type="float" office:value="1.328512">
                <text:p>1.328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3408">
                <text:p>0.513408</text:p>
              </table:table-cell>
              <table:table-cell office:value-type="float" office:value="0.80496">
                <text:p>0.80496</text:p>
              </table:table-cell>
              <table:table-cell office:value-type="float" office:value="0.535296">
                <text:p>0.535296</text:p>
              </table:table-cell>
              <table:table-cell office:value-type="float" office:value="1.039584">
                <text:p>1.039584</text:p>
              </table:table-cell>
              <table:table-cell office:value-type="float" office:value="1.279424">
                <text:p>1.279424</text:p>
              </table:table-cell>
              <table:table-cell office:value-type="float" office:value="0.539936">
                <text:p>0.539936</text:p>
              </table:table-cell>
              <table:table-cell office:value-type="float" office:value="0.527104">
                <text:p>0.527104</text:p>
              </table:table-cell>
              <table:table-cell office:value-type="float" office:value="0.531488">
                <text:p>0.531488</text:p>
              </table:table-cell>
              <table:table-cell office:value-type="float" office:value="0.52592">
                <text:p>0.52592</text:p>
              </table:table-cell>
              <table:table-cell office:value-type="float" office:value="0.525856">
                <text:p>0.525856</text:p>
              </table:table-cell>
              <table:table-cell office:value-type="float" office:value="1.855296">
                <text:p>1.855296</text:p>
              </table:table-cell>
              <table:table-cell office:value-type="float" office:value="1.409408">
                <text:p>1.4094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808">
                <text:p>0.511808</text:p>
              </table:table-cell>
              <table:table-cell office:value-type="float" office:value="0.809248">
                <text:p>0.809248</text:p>
              </table:table-cell>
              <table:table-cell office:value-type="float" office:value="0.548096">
                <text:p>0.548096</text:p>
              </table:table-cell>
              <table:table-cell office:value-type="float" office:value="1.074144">
                <text:p>1.074144</text:p>
              </table:table-cell>
              <table:table-cell office:value-type="float" office:value="0.874176">
                <text:p>0.874176</text:p>
              </table:table-cell>
              <table:table-cell office:value-type="float" office:value="0.540448">
                <text:p>0.540448</text:p>
              </table:table-cell>
              <table:table-cell office:value-type="float" office:value="0.533216">
                <text:p>0.533216</text:p>
              </table:table-cell>
              <table:table-cell office:value-type="float" office:value="0.522496">
                <text:p>0.522496</text:p>
              </table:table-cell>
              <table:table-cell office:value-type="float" office:value="0.52032">
                <text:p>0.52032</text:p>
              </table:table-cell>
              <table:table-cell office:value-type="float" office:value="0.512224">
                <text:p>0.512224</text:p>
              </table:table-cell>
              <table:table-cell office:value-type="float" office:value="2.027744">
                <text:p>2.027744</text:p>
              </table:table-cell>
              <table:table-cell office:value-type="float" office:value="1.472896">
                <text:p>1.472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6144">
                <text:p>0.526144</text:p>
              </table:table-cell>
              <table:table-cell office:value-type="float" office:value="0.970624">
                <text:p>0.970624</text:p>
              </table:table-cell>
              <table:table-cell office:value-type="float" office:value="0.549856">
                <text:p>0.549856</text:p>
              </table:table-cell>
              <table:table-cell office:value-type="float" office:value="0.997472">
                <text:p>0.997472</text:p>
              </table:table-cell>
              <table:table-cell office:value-type="float" office:value="0.914336">
                <text:p>0.914336</text:p>
              </table:table-cell>
              <table:table-cell office:value-type="float" office:value="0.535808">
                <text:p>0.535808</text:p>
              </table:table-cell>
              <table:table-cell office:value-type="float" office:value="0.530528">
                <text:p>0.530528</text:p>
              </table:table-cell>
              <table:table-cell office:value-type="float" office:value="0.528672">
                <text:p>0.528672</text:p>
              </table:table-cell>
              <table:table-cell office:value-type="float" office:value="0.521344">
                <text:p>0.521344</text:p>
              </table:table-cell>
              <table:table-cell office:value-type="float" office:value="0.521376">
                <text:p>0.521376</text:p>
              </table:table-cell>
              <table:table-cell office:value-type="float" office:value="2.410048">
                <text:p>2.410048</text:p>
              </table:table-cell>
              <table:table-cell office:value-type="float" office:value="1.582688">
                <text:p>1.582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6416">
                <text:p>0.516416</text:p>
              </table:table-cell>
              <table:table-cell office:value-type="float" office:value="1.098496">
                <text:p>1.098496</text:p>
              </table:table-cell>
              <table:table-cell office:value-type="float" office:value="0.567456">
                <text:p>0.567456</text:p>
              </table:table-cell>
              <table:table-cell office:value-type="float" office:value="1.437408">
                <text:p>1.437408</text:p>
              </table:table-cell>
              <table:table-cell office:value-type="float" office:value="0.890656">
                <text:p>0.890656</text:p>
              </table:table-cell>
              <table:table-cell office:value-type="float" office:value="0.53328">
                <text:p>0.53328</text:p>
              </table:table-cell>
              <table:table-cell office:value-type="float" office:value="0.531104">
                <text:p>0.531104</text:p>
              </table:table-cell>
              <table:table-cell office:value-type="float" office:value="0.53712">
                <text:p>0.53712</text:p>
              </table:table-cell>
              <table:table-cell office:value-type="float" office:value="0.51936">
                <text:p>0.51936</text:p>
              </table:table-cell>
              <table:table-cell office:value-type="float" office:value="0.525824">
                <text:p>0.525824</text:p>
              </table:table-cell>
              <table:table-cell office:value-type="float" office:value="2.712608">
                <text:p>2.712608</text:p>
              </table:table-cell>
              <table:table-cell office:value-type="float" office:value="1.58384">
                <text:p>1.58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9136">
                <text:p>0.519136</text:p>
              </table:table-cell>
              <table:table-cell office:value-type="float" office:value="1.040608">
                <text:p>1.040608</text:p>
              </table:table-cell>
              <table:table-cell office:value-type="float" office:value="0.540096">
                <text:p>0.540096</text:p>
              </table:table-cell>
              <table:table-cell office:value-type="float" office:value="0.822144">
                <text:p>0.822144</text:p>
              </table:table-cell>
              <table:table-cell office:value-type="float" office:value="1.032928">
                <text:p>1.032928</text:p>
              </table:table-cell>
              <table:table-cell office:value-type="float" office:value="0.5552">
                <text:p>0.5552</text:p>
              </table:table-cell>
              <table:table-cell office:value-type="float" office:value="0.528672">
                <text:p>0.528672</text:p>
              </table:table-cell>
              <table:table-cell office:value-type="float" office:value="0.537856">
                <text:p>0.537856</text:p>
              </table:table-cell>
              <table:table-cell office:value-type="float" office:value="0.532512">
                <text:p>0.532512</text:p>
              </table:table-cell>
              <table:table-cell office:value-type="float" office:value="0.535264">
                <text:p>0.535264</text:p>
              </table:table-cell>
              <table:table-cell office:value-type="float" office:value="2.178624">
                <text:p>2.178624</text:p>
              </table:table-cell>
              <table:table-cell office:value-type="float" office:value="1.729312">
                <text:p>1.729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6416">
                <text:p>0.516416</text:p>
              </table:table-cell>
              <table:table-cell office:value-type="float" office:value="1.039584">
                <text:p>1.039584</text:p>
              </table:table-cell>
              <table:table-cell office:value-type="float" office:value="10.611297">
                <text:p>10.611297</text:p>
              </table:table-cell>
              <table:table-cell office:value-type="float" office:value="0.901024">
                <text:p>0.901024</text:p>
              </table:table-cell>
              <table:table-cell office:value-type="float" office:value="0.992224">
                <text:p>0.992224</text:p>
              </table:table-cell>
              <table:table-cell office:value-type="float" office:value="0.544608">
                <text:p>0.544608</text:p>
              </table:table-cell>
              <table:table-cell office:value-type="float" office:value="0.546336">
                <text:p>0.546336</text:p>
              </table:table-cell>
              <table:table-cell office:value-type="float" office:value="0.534368">
                <text:p>0.534368</text:p>
              </table:table-cell>
              <table:table-cell office:value-type="float" office:value="0.527584">
                <text:p>0.527584</text:p>
              </table:table-cell>
              <table:table-cell office:value-type="float" office:value="0.519968">
                <text:p>0.519968</text:p>
              </table:table-cell>
              <table:table-cell office:value-type="float" office:value="9.035584">
                <text:p>9.035584</text:p>
              </table:table-cell>
              <table:table-cell office:value-type="float" office:value="1.899552">
                <text:p>1.8995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008">
                <text:p>0.53008</text:p>
              </table:table-cell>
              <table:table-cell office:value-type="float" office:value="1.216448">
                <text:p>1.216448</text:p>
              </table:table-cell>
              <table:table-cell office:value-type="float" office:value="0.520864">
                <text:p>0.520864</text:p>
              </table:table-cell>
              <table:table-cell office:value-type="float" office:value="0.900288">
                <text:p>0.900288</text:p>
              </table:table-cell>
              <table:table-cell office:value-type="float" office:value="1.449888">
                <text:p>1.449888</text:p>
              </table:table-cell>
              <table:table-cell office:value-type="float" office:value="0.54384">
                <text:p>0.54384</text:p>
              </table:table-cell>
              <table:table-cell office:value-type="float" office:value="0.558208">
                <text:p>0.558208</text:p>
              </table:table-cell>
              <table:table-cell office:value-type="float" office:value="0.548448">
                <text:p>0.548448</text:p>
              </table:table-cell>
              <table:table-cell office:value-type="float" office:value="0.538112">
                <text:p>0.538112</text:p>
              </table:table-cell>
              <table:table-cell office:value-type="float" office:value="0.534528">
                <text:p>0.534528</text:p>
              </table:table-cell>
              <table:table-cell office:value-type="float" office:value="1.182048">
                <text:p>1.182048</text:p>
              </table:table-cell>
              <table:table-cell office:value-type="float" office:value="2.019872">
                <text:p>2.019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976">
                <text:p>0.50976</text:p>
              </table:table-cell>
              <table:table-cell office:value-type="float" office:value="0.823168">
                <text:p>0.823168</text:p>
              </table:table-cell>
              <table:table-cell office:value-type="float" office:value="0.527296">
                <text:p>0.527296</text:p>
              </table:table-cell>
              <table:table-cell office:value-type="float" office:value="0.870912">
                <text:p>0.870912</text:p>
              </table:table-cell>
              <table:table-cell office:value-type="float" office:value="1.291808">
                <text:p>1.291808</text:p>
              </table:table-cell>
              <table:table-cell office:value-type="float" office:value="0.540672">
                <text:p>0.540672</text:p>
              </table:table-cell>
              <table:table-cell office:value-type="float" office:value="0.548192">
                <text:p>0.548192</text:p>
              </table:table-cell>
              <table:table-cell office:value-type="float" office:value="0.539776">
                <text:p>0.539776</text:p>
              </table:table-cell>
              <table:table-cell office:value-type="float" office:value="0.559744">
                <text:p>0.559744</text:p>
              </table:table-cell>
              <table:table-cell office:value-type="float" office:value="0.521472">
                <text:p>0.521472</text:p>
              </table:table-cell>
              <table:table-cell office:value-type="float" office:value="1.40336">
                <text:p>1.40336</text:p>
              </table:table-cell>
              <table:table-cell office:value-type="float" office:value="2.233312">
                <text:p>2.2333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1856">
                <text:p>0.521856</text:p>
              </table:table-cell>
              <table:table-cell office:value-type="float" office:value="0.83808">
                <text:p>0.83808</text:p>
              </table:table-cell>
              <table:table-cell office:value-type="float" office:value="0.525568">
                <text:p>0.525568</text:p>
              </table:table-cell>
              <table:table-cell office:value-type="float" office:value="1.179456">
                <text:p>1.179456</text:p>
              </table:table-cell>
              <table:table-cell office:value-type="float" office:value="1.655584">
                <text:p>1.655584</text:p>
              </table:table-cell>
              <table:table-cell office:value-type="float" office:value="0.54736">
                <text:p>0.54736</text:p>
              </table:table-cell>
              <table:table-cell office:value-type="float" office:value="0.55088">
                <text:p>0.55088</text:p>
              </table:table-cell>
              <table:table-cell office:value-type="float" office:value="0.54144">
                <text:p>0.54144</text:p>
              </table:table-cell>
              <table:table-cell office:value-type="float" office:value="0.543104">
                <text:p>0.543104</text:p>
              </table:table-cell>
              <table:table-cell office:value-type="float" office:value="0.520224">
                <text:p>0.520224</text:p>
              </table:table-cell>
              <table:table-cell office:value-type="float" office:value="0.871264">
                <text:p>0.871264</text:p>
              </table:table-cell>
              <table:table-cell office:value-type="float" office:value="2.34688">
                <text:p>2.34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1184">
                <text:p>0.521184</text:p>
              </table:table-cell>
              <table:table-cell office:value-type="float" office:value="0.786368">
                <text:p>0.786368</text:p>
              </table:table-cell>
              <table:table-cell office:value-type="float" office:value="0.526752">
                <text:p>0.526752</text:p>
              </table:table-cell>
              <table:table-cell office:value-type="float" office:value="1.082464">
                <text:p>1.082464</text:p>
              </table:table-cell>
              <table:table-cell office:value-type="float" office:value="0.906976">
                <text:p>0.906976</text:p>
              </table:table-cell>
              <table:table-cell office:value-type="float" office:value="0.55824">
                <text:p>0.55824</text:p>
              </table:table-cell>
              <table:table-cell office:value-type="float" office:value="0.554496">
                <text:p>0.554496</text:p>
              </table:table-cell>
              <table:table-cell office:value-type="float" office:value="0.552736">
                <text:p>0.552736</text:p>
              </table:table-cell>
              <table:table-cell office:value-type="float" office:value="0.549696">
                <text:p>0.549696</text:p>
              </table:table-cell>
              <table:table-cell office:value-type="float" office:value="0.548896">
                <text:p>0.548896</text:p>
              </table:table-cell>
              <table:table-cell office:value-type="float" office:value="0.882624">
                <text:p>0.882624</text:p>
              </table:table-cell>
              <table:table-cell office:value-type="float" office:value="2.506304">
                <text:p>2.5063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4256">
                <text:p>0.524256</text:p>
              </table:table-cell>
              <table:table-cell office:value-type="float" office:value="1.061376">
                <text:p>1.061376</text:p>
              </table:table-cell>
              <table:table-cell office:value-type="float" office:value="0.52768">
                <text:p>0.52768</text:p>
              </table:table-cell>
              <table:table-cell office:value-type="float" office:value="1.1048">
                <text:p>1.1048</text:p>
              </table:table-cell>
              <table:table-cell office:value-type="float" office:value="0.905184">
                <text:p>0.905184</text:p>
              </table:table-cell>
              <table:table-cell office:value-type="float" office:value="0.558752">
                <text:p>0.558752</text:p>
              </table:table-cell>
              <table:table-cell office:value-type="float" office:value="0.558976">
                <text:p>0.558976</text:p>
              </table:table-cell>
              <table:table-cell office:value-type="float" office:value="0.554048">
                <text:p>0.554048</text:p>
              </table:table-cell>
              <table:table-cell office:value-type="float" office:value="0.543136">
                <text:p>0.543136</text:p>
              </table:table-cell>
              <table:table-cell office:value-type="float" office:value="0.535872">
                <text:p>0.535872</text:p>
              </table:table-cell>
              <table:table-cell office:value-type="float" office:value="0.866144">
                <text:p>0.866144</text:p>
              </table:table-cell>
              <table:table-cell office:value-type="float" office:value="2.717056">
                <text:p>2.717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624">
                <text:p>0.52624</text:p>
              </table:table-cell>
              <table:table-cell office:value-type="float" office:value="1.087232">
                <text:p>1.087232</text:p>
              </table:table-cell>
              <table:table-cell office:value-type="float" office:value="0.52304">
                <text:p>0.52304</text:p>
              </table:table-cell>
              <table:table-cell office:value-type="float" office:value="1.13216">
                <text:p>1.13216</text:p>
              </table:table-cell>
              <table:table-cell office:value-type="float" office:value="0.893024">
                <text:p>0.893024</text:p>
              </table:table-cell>
              <table:table-cell office:value-type="float" office:value="0.554944">
                <text:p>0.554944</text:p>
              </table:table-cell>
              <table:table-cell office:value-type="float" office:value="0.5584">
                <text:p>0.5584</text:p>
              </table:table-cell>
              <table:table-cell office:value-type="float" office:value="0.568576">
                <text:p>0.568576</text:p>
              </table:table-cell>
              <table:table-cell office:value-type="float" office:value="0.550112">
                <text:p>0.550112</text:p>
              </table:table-cell>
              <table:table-cell office:value-type="float" office:value="0.547968">
                <text:p>0.547968</text:p>
              </table:table-cell>
              <table:table-cell office:value-type="float" office:value="0.817056">
                <text:p>0.817056</text:p>
              </table:table-cell>
              <table:table-cell office:value-type="float" office:value="2.981856">
                <text:p>2.9818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5328">
                <text:p>0.535328</text:p>
              </table:table-cell>
              <table:table-cell office:value-type="float" office:value="1.027904">
                <text:p>1.027904</text:p>
              </table:table-cell>
              <table:table-cell office:value-type="float" office:value="0.510112">
                <text:p>0.510112</text:p>
              </table:table-cell>
              <table:table-cell office:value-type="float" office:value="1.26144">
                <text:p>1.26144</text:p>
              </table:table-cell>
              <table:table-cell office:value-type="float" office:value="1.070624">
                <text:p>1.070624</text:p>
              </table:table-cell>
              <table:table-cell office:value-type="float" office:value="0.58224">
                <text:p>0.58224</text:p>
              </table:table-cell>
              <table:table-cell office:value-type="float" office:value="0.555552">
                <text:p>0.555552</text:p>
              </table:table-cell>
              <table:table-cell office:value-type="float" office:value="0.5504">
                <text:p>0.5504</text:p>
              </table:table-cell>
              <table:table-cell office:value-type="float" office:value="0.54032">
                <text:p>0.54032</text:p>
              </table:table-cell>
              <table:table-cell office:value-type="float" office:value="0.539392">
                <text:p>0.539392</text:p>
              </table:table-cell>
              <table:table-cell office:value-type="float" office:value="1.166208">
                <text:p>1.166208</text:p>
              </table:table-cell>
              <table:table-cell office:value-type="float" office:value="9.129375">
                <text:p>9.12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9376">
                <text:p>0.529376</text:p>
              </table:table-cell>
              <table:table-cell office:value-type="float" office:value="0.984096">
                <text:p>0.984096</text:p>
              </table:table-cell>
              <table:table-cell office:value-type="float" office:value="0.525664">
                <text:p>0.525664</text:p>
              </table:table-cell>
              <table:table-cell office:value-type="float" office:value="0.916832">
                <text:p>0.916832</text:p>
              </table:table-cell>
              <table:table-cell office:value-type="float" office:value="1.213824">
                <text:p>1.213824</text:p>
              </table:table-cell>
              <table:table-cell office:value-type="float" office:value="0.566592">
                <text:p>0.566592</text:p>
              </table:table-cell>
              <table:table-cell office:value-type="float" office:value="0.558528">
                <text:p>0.558528</text:p>
              </table:table-cell>
              <table:table-cell office:value-type="float" office:value="0.561984">
                <text:p>0.561984</text:p>
              </table:table-cell>
              <table:table-cell office:value-type="float" office:value="0.550272">
                <text:p>0.550272</text:p>
              </table:table-cell>
              <table:table-cell office:value-type="float" office:value="0.54336">
                <text:p>0.54336</text:p>
              </table:table-cell>
              <table:table-cell office:value-type="float" office:value="1.344608">
                <text:p>1.344608</text:p>
              </table:table-cell>
              <table:table-cell office:value-type="float" office:value="0.54288">
                <text:p>0.54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5296">
                <text:p>0.535296</text:p>
              </table:table-cell>
              <table:table-cell office:value-type="float" office:value="1.351424">
                <text:p>1.351424</text:p>
              </table:table-cell>
              <table:table-cell office:value-type="float" office:value="0.52704">
                <text:p>0.52704</text:p>
              </table:table-cell>
              <table:table-cell office:value-type="float" office:value="0.859936">
                <text:p>0.859936</text:p>
              </table:table-cell>
              <table:table-cell office:value-type="float" office:value="1.135968">
                <text:p>1.135968</text:p>
              </table:table-cell>
              <table:table-cell office:value-type="float" office:value="0.567392">
                <text:p>0.567392</text:p>
              </table:table-cell>
              <table:table-cell office:value-type="float" office:value="0.564576">
                <text:p>0.564576</text:p>
              </table:table-cell>
              <table:table-cell office:value-type="float" office:value="0.554784">
                <text:p>0.554784</text:p>
              </table:table-cell>
              <table:table-cell office:value-type="float" office:value="0.557632">
                <text:p>0.557632</text:p>
              </table:table-cell>
              <table:table-cell office:value-type="float" office:value="0.554528">
                <text:p>0.554528</text:p>
              </table:table-cell>
              <table:table-cell office:value-type="float" office:value="1.097056">
                <text:p>1.097056</text:p>
              </table:table-cell>
              <table:table-cell office:value-type="float" office:value="0.539456">
                <text:p>0.539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6576">
                <text:p>0.536576</text:p>
              </table:table-cell>
              <table:table-cell office:value-type="float" office:value="0.849856">
                <text:p>0.849856</text:p>
              </table:table-cell>
              <table:table-cell office:value-type="float" office:value="0.52176">
                <text:p>0.52176</text:p>
              </table:table-cell>
              <table:table-cell office:value-type="float" office:value="0.945728">
                <text:p>0.945728</text:p>
              </table:table-cell>
              <table:table-cell office:value-type="float" office:value="1.125984">
                <text:p>1.125984</text:p>
              </table:table-cell>
              <table:table-cell office:value-type="float" office:value="0.57536">
                <text:p>0.57536</text:p>
              </table:table-cell>
              <table:table-cell office:value-type="float" office:value="0.565088">
                <text:p>0.565088</text:p>
              </table:table-cell>
              <table:table-cell office:value-type="float" office:value="0.573216">
                <text:p>0.573216</text:p>
              </table:table-cell>
              <table:table-cell office:value-type="float" office:value="0.552064">
                <text:p>0.552064</text:p>
              </table:table-cell>
              <table:table-cell office:value-type="float" office:value="0.550816">
                <text:p>0.550816</text:p>
              </table:table-cell>
              <table:table-cell office:value-type="float" office:value="1.118432">
                <text:p>1.118432</text:p>
              </table:table-cell>
              <table:table-cell office:value-type="float" office:value="0.54016">
                <text:p>0.54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8064">
                <text:p>0.528064</text:p>
              </table:table-cell>
              <table:table-cell office:value-type="float" office:value="0.864384">
                <text:p>0.864384</text:p>
              </table:table-cell>
              <table:table-cell office:value-type="float" office:value="0.5296">
                <text:p>0.5296</text:p>
              </table:table-cell>
              <table:table-cell office:value-type="float" office:value="1.135808">
                <text:p>1.135808</text:p>
              </table:table-cell>
              <table:table-cell office:value-type="float" office:value="1.219904">
                <text:p>1.219904</text:p>
              </table:table-cell>
              <table:table-cell office:value-type="float" office:value="0.5768">
                <text:p>0.5768</text:p>
              </table:table-cell>
              <table:table-cell office:value-type="float" office:value="0.563488">
                <text:p>0.563488</text:p>
              </table:table-cell>
              <table:table-cell office:value-type="float" office:value="0.552576">
                <text:p>0.552576</text:p>
              </table:table-cell>
              <table:table-cell office:value-type="float" office:value="0.561216">
                <text:p>0.561216</text:p>
              </table:table-cell>
              <table:table-cell office:value-type="float" office:value="0.552864">
                <text:p>0.552864</text:p>
              </table:table-cell>
              <table:table-cell office:value-type="float" office:value="1.036128">
                <text:p>1.036128</text:p>
              </table:table-cell>
              <table:table-cell office:value-type="float" office:value="0.545056">
                <text:p>0.545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4512">
                <text:p>0.524512</text:p>
              </table:table-cell>
              <table:table-cell office:value-type="float" office:value="0.876608">
                <text:p>0.876608</text:p>
              </table:table-cell>
              <table:table-cell office:value-type="float" office:value="0.542624">
                <text:p>0.542624</text:p>
              </table:table-cell>
              <table:table-cell office:value-type="float" office:value="1.11664">
                <text:p>1.11664</text:p>
              </table:table-cell>
              <table:table-cell office:value-type="float" office:value="0.929344">
                <text:p>0.929344</text:p>
              </table:table-cell>
              <table:table-cell office:value-type="float" office:value="0.58464">
                <text:p>0.58464</text:p>
              </table:table-cell>
              <table:table-cell office:value-type="float" office:value="0.568704">
                <text:p>0.568704</text:p>
              </table:table-cell>
              <table:table-cell office:value-type="float" office:value="0.56512">
                <text:p>0.56512</text:p>
              </table:table-cell>
              <table:table-cell office:value-type="float" office:value="0.552704">
                <text:p>0.552704</text:p>
              </table:table-cell>
              <table:table-cell office:value-type="float" office:value="0.55648">
                <text:p>0.55648</text:p>
              </table:table-cell>
              <table:table-cell office:value-type="float" office:value="0.911232">
                <text:p>0.911232</text:p>
              </table:table-cell>
              <table:table-cell office:value-type="float" office:value="0.543872">
                <text:p>0.543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5008">
                <text:p>0.535008</text:p>
              </table:table-cell>
              <table:table-cell office:value-type="float" office:value="0.892608">
                <text:p>0.892608</text:p>
              </table:table-cell>
              <table:table-cell office:value-type="float" office:value="0.532608">
                <text:p>0.532608</text:p>
              </table:table-cell>
              <table:table-cell office:value-type="float" office:value="1.13904">
                <text:p>1.13904</text:p>
              </table:table-cell>
              <table:table-cell office:value-type="float" office:value="0.945184">
                <text:p>0.945184</text:p>
              </table:table-cell>
              <table:table-cell office:value-type="float" office:value="0.594176">
                <text:p>0.594176</text:p>
              </table:table-cell>
              <table:table-cell office:value-type="float" office:value="0.571488">
                <text:p>0.571488</text:p>
              </table:table-cell>
              <table:table-cell office:value-type="float" office:value="0.563872">
                <text:p>0.563872</text:p>
              </table:table-cell>
              <table:table-cell office:value-type="float" office:value="0.557632">
                <text:p>0.557632</text:p>
              </table:table-cell>
              <table:table-cell office:value-type="float" office:value="0.567872">
                <text:p>0.567872</text:p>
              </table:table-cell>
              <table:table-cell office:value-type="float" office:value="0.850912">
                <text:p>0.850912</text:p>
              </table:table-cell>
              <table:table-cell office:value-type="float" office:value="0.546208">
                <text:p>0.546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0592">
                <text:p>0.530592</text:p>
              </table:table-cell>
              <table:table-cell office:value-type="float" office:value="1.129056">
                <text:p>1.129056</text:p>
              </table:table-cell>
              <table:table-cell office:value-type="float" office:value="0.5376">
                <text:p>0.5376</text:p>
              </table:table-cell>
              <table:table-cell office:value-type="float" office:value="11.401855">
                <text:p>11.401855</text:p>
              </table:table-cell>
              <table:table-cell office:value-type="float" office:value="0.86224">
                <text:p>0.86224</text:p>
              </table:table-cell>
              <table:table-cell office:value-type="float" office:value="0.589632">
                <text:p>0.589632</text:p>
              </table:table-cell>
              <table:table-cell office:value-type="float" office:value="0.577536">
                <text:p>0.577536</text:p>
              </table:table-cell>
              <table:table-cell office:value-type="float" office:value="0.56144">
                <text:p>0.56144</text:p>
              </table:table-cell>
              <table:table-cell office:value-type="float" office:value="0.580064">
                <text:p>0.580064</text:p>
              </table:table-cell>
              <table:table-cell office:value-type="float" office:value="0.559136">
                <text:p>0.559136</text:p>
              </table:table-cell>
              <table:table-cell office:value-type="float" office:value="0.88112">
                <text:p>0.88112</text:p>
              </table:table-cell>
              <table:table-cell office:value-type="float" office:value="0.54512">
                <text:p>0.545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1072">
                <text:p>0.531072</text:p>
              </table:table-cell>
              <table:table-cell office:value-type="float" office:value="1.087424">
                <text:p>1.087424</text:p>
              </table:table-cell>
              <table:table-cell office:value-type="float" office:value="0.529632">
                <text:p>0.529632</text:p>
              </table:table-cell>
              <table:table-cell office:value-type="float" office:value="1.110944">
                <text:p>1.110944</text:p>
              </table:table-cell>
              <table:table-cell office:value-type="float" office:value="0.944288">
                <text:p>0.944288</text:p>
              </table:table-cell>
              <table:table-cell office:value-type="float" office:value="0.603584">
                <text:p>0.603584</text:p>
              </table:table-cell>
              <table:table-cell office:value-type="float" office:value="0.58912">
                <text:p>0.58912</text:p>
              </table:table-cell>
              <table:table-cell office:value-type="float" office:value="0.566496">
                <text:p>0.566496</text:p>
              </table:table-cell>
              <table:table-cell office:value-type="float" office:value="0.566432">
                <text:p>0.566432</text:p>
              </table:table-cell>
              <table:table-cell office:value-type="float" office:value="0.556992">
                <text:p>0.556992</text:p>
              </table:table-cell>
              <table:table-cell office:value-type="float" office:value="1.091232">
                <text:p>1.091232</text:p>
              </table:table-cell>
              <table:table-cell office:value-type="float" office:value="0.550112">
                <text:p>0.550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4752">
                <text:p>0.534752</text:p>
              </table:table-cell>
              <table:table-cell office:value-type="float" office:value="1.062688">
                <text:p>1.062688</text:p>
              </table:table-cell>
              <table:table-cell office:value-type="float" office:value="0.548032">
                <text:p>0.548032</text:p>
              </table:table-cell>
              <table:table-cell office:value-type="float" office:value="1.09696">
                <text:p>1.09696</text:p>
              </table:table-cell>
              <table:table-cell office:value-type="float" office:value="1.164064">
                <text:p>1.164064</text:p>
              </table:table-cell>
              <table:table-cell office:value-type="float" office:value="0.592288">
                <text:p>0.592288</text:p>
              </table:table-cell>
              <table:table-cell office:value-type="float" office:value="0.577472">
                <text:p>0.577472</text:p>
              </table:table-cell>
              <table:table-cell office:value-type="float" office:value="0.581376">
                <text:p>0.581376</text:p>
              </table:table-cell>
              <table:table-cell office:value-type="float" office:value="0.571264">
                <text:p>0.571264</text:p>
              </table:table-cell>
              <table:table-cell office:value-type="float" office:value="0.559584">
                <text:p>0.559584</text:p>
              </table:table-cell>
              <table:table-cell office:value-type="float" office:value="1.29072">
                <text:p>1.29072</text:p>
              </table:table-cell>
              <table:table-cell office:value-type="float" office:value="0.549216">
                <text:p>0.549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5216">
                <text:p>0.545216</text:p>
              </table:table-cell>
              <table:table-cell office:value-type="float" office:value="1.429056">
                <text:p>1.429056</text:p>
              </table:table-cell>
              <table:table-cell office:value-type="float" office:value="0.54464">
                <text:p>0.54464</text:p>
              </table:table-cell>
              <table:table-cell office:value-type="float" office:value="1.283168">
                <text:p>1.283168</text:p>
              </table:table-cell>
              <table:table-cell office:value-type="float" office:value="1.146624">
                <text:p>1.146624</text:p>
              </table:table-cell>
              <table:table-cell office:value-type="float" office:value="0.588768">
                <text:p>0.588768</text:p>
              </table:table-cell>
              <table:table-cell office:value-type="float" office:value="0.584992">
                <text:p>0.584992</text:p>
              </table:table-cell>
              <table:table-cell office:value-type="float" office:value="0.58528">
                <text:p>0.58528</text:p>
              </table:table-cell>
              <table:table-cell office:value-type="float" office:value="0.579104">
                <text:p>0.579104</text:p>
              </table:table-cell>
              <table:table-cell office:value-type="float" office:value="0.57152">
                <text:p>0.57152</text:p>
              </table:table-cell>
              <table:table-cell office:value-type="float" office:value="1.0648">
                <text:p>1.0648</text:p>
              </table:table-cell>
              <table:table-cell office:value-type="float" office:value="0.554976">
                <text:p>0.554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9776">
                <text:p>0.539776</text:p>
              </table:table-cell>
              <table:table-cell office:value-type="float" office:value="1.092">
                <text:p>1.092</text:p>
              </table:table-cell>
              <table:table-cell office:value-type="float" office:value="0.534976">
                <text:p>0.534976</text:p>
              </table:table-cell>
              <table:table-cell office:value-type="float" office:value="1.356672">
                <text:p>1.356672</text:p>
              </table:table-cell>
              <table:table-cell office:value-type="float" office:value="1.380352">
                <text:p>1.380352</text:p>
              </table:table-cell>
              <table:table-cell office:value-type="float" office:value="0.588896">
                <text:p>0.588896</text:p>
              </table:table-cell>
              <table:table-cell office:value-type="float" office:value="0.575328">
                <text:p>0.575328</text:p>
              </table:table-cell>
              <table:table-cell office:value-type="float" office:value="0.585856">
                <text:p>0.585856</text:p>
              </table:table-cell>
              <table:table-cell office:value-type="float" office:value="0.582272">
                <text:p>0.582272</text:p>
              </table:table-cell>
              <table:table-cell office:value-type="float" office:value="0.576128">
                <text:p>0.576128</text:p>
              </table:table-cell>
              <table:table-cell office:value-type="float" office:value="0.969312">
                <text:p>0.969312</text:p>
              </table:table-cell>
              <table:table-cell office:value-type="float" office:value="0.561312">
                <text:p>0.5613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20107" number:language="ru" number:country="RU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107">
      <style:chart-properties chart:display-label="true" chart:logarithmic="false" chart:minimum="0.2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Time per round (ins+del)</text:p>
        </chart:title>
        <chart:legend chart:legend-position="end" svg:x="13.968cm" svg:y="4.201cm" style:legend-expansion="high" chart:style-name="ch3"/>
        <chart:plot-area chart:style-name="ch4" table:cell-range-address="timing.B6:timing.DY6" chart:data-source-has-labels="row" svg:x="1.331cm" svg:y="1.275cm" svg:width="12.317cm" svg:height="6.564cm">
          <chartooo:coordinate-region svg:x="2.429cm" svg:y="1.396cm" svg:width="11.167cm" svg:height="5.441cm"/>
          <chart:axis chart:dimension="x" chart:name="primary-x" chart:style-name="ch5">
            <chart:title svg:x="7.008cm" svg:y="8.019cm" chart:style-name="ch6">
              <text:p>round</text:p>
            </chart:title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timing.B6:timing.DY6" loext:label-string="&quot;55%&quot;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5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8768">
                <text:p>0.328768</text:p>
                <draw:g>
                  <svg:desc>timing.B6:timing.DY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968">
                <text:p>0.35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152">
                <text:p>0.40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1104">
                <text:p>0.471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0512">
                <text:p>0.64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71296">
                <text:p>1.07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9168">
                <text:p>0.479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968">
                <text:p>0.51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8096">
                <text:p>0.588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37088">
                <text:p>1.437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152">
                <text:p>0.4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064">
                <text:p>0.464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5376">
                <text:p>0.485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6096">
                <text:p>0.496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9744">
                <text:p>0.519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592">
                <text:p>0.54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5104">
                <text:p>0.575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0272">
                <text:p>0.630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0176">
                <text:p>2.30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52">
                <text:p>0.4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4704">
                <text:p>0.444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7328">
                <text:p>0.447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9952">
                <text:p>0.469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7952">
                <text:p>0.477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0336">
                <text:p>0.490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7296">
                <text:p>0.487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9248">
                <text:p>0.509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7984">
                <text:p>0.517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4832">
                <text:p>0.524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6304">
                <text:p>0.546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672">
                <text:p>0.54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328">
                <text:p>0.55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0032">
                <text:p>0.580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0576">
                <text:p>0.600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4752">
                <text:p>0.614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1776">
                <text:p>0.631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16992">
                <text:p>3.916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24">
                <text:p>0.4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4032">
                <text:p>0.444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3232">
                <text:p>0.463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9712">
                <text:p>0.459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9504">
                <text:p>0.4695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68704">
                <text:p>0.468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9008">
                <text:p>0.459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7712">
                <text:p>0.467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75936">
                <text:p>0.475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6384">
                <text:p>0.476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312">
                <text:p>0.493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632">
                <text:p>0.49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5936">
                <text:p>0.495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6336">
                <text:p>0.506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9584">
                <text:p>0.49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4736">
                <text:p>0.504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72">
                <text:p>0.51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6432">
                <text:p>0.52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4144">
                <text:p>0.514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5584">
                <text:p>0.515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2624">
                <text:p>0.542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0976">
                <text:p>0.5509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6304">
                <text:p>0.566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488">
                <text:p>0.55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6208">
                <text:p>0.566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0704">
                <text:p>0.5807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5104">
                <text:p>0.575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5728">
                <text:p>0.585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248">
                <text:p>0.59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4848">
                <text:p>0.614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928">
                <text:p>0.62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2176">
                <text:p>0.62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936">
                <text:p>0.63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8256">
                <text:p>0.648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7024">
                <text:p>0.67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290272">
                <text:p>7.290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8272">
                <text:p>0.478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1472">
                <text:p>0.481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872">
                <text:p>0.47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144">
                <text:p>0.48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24">
                <text:p>0.4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952">
                <text:p>0.47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0272">
                <text:p>0.490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0608">
                <text:p>0.480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712">
                <text:p>0.4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064">
                <text:p>0.50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04576">
                <text:p>0.504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6736">
                <text:p>0.496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8112">
                <text:p>0.498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808">
                <text:p>0.49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02816">
                <text:p>0.5028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4864">
                <text:p>0.504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1312">
                <text:p>0.501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5792">
                <text:p>0.505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456">
                <text:p>0.51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6656">
                <text:p>0.506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7424">
                <text:p>0.527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3712">
                <text:p>0.523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1856">
                <text:p>0.521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5872">
                <text:p>0.515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688">
                <text:p>0.52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688">
                <text:p>0.52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6208">
                <text:p>0.5262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5488">
                <text:p>0.5354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9936">
                <text:p>0.539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0448">
                <text:p>0.540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5808">
                <text:p>0.5358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328">
                <text:p>0.533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4608">
                <text:p>0.5446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384">
                <text:p>0.543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0672">
                <text:p>0.540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736">
                <text:p>0.54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824">
                <text:p>0.55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8752">
                <text:p>0.558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4944">
                <text:p>0.5549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224">
                <text:p>0.58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66592">
                <text:p>0.566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7392">
                <text:p>0.567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7536">
                <text:p>0.57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768">
                <text:p>0.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8464">
                <text:p>0.584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94176">
                <text:p>0.5941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9632">
                <text:p>0.589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03584">
                <text:p>0.6035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2288">
                <text:p>0.5922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88768">
                <text:p>0.5887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88896">
                <text:p>0.5888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20107" number:language="ru" number:country="RU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107">
      <style:chart-properties chart:display-label="true" chart:logarithmic="false" chart:minimum="0.2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Time per round (ins+del)</text:p>
        </chart:title>
        <chart:legend chart:legend-position="end" svg:x="13.968cm" svg:y="4.201cm" style:legend-expansion="high" chart:style-name="ch3"/>
        <chart:plot-area chart:style-name="ch4" table:cell-range-address="timing.B1:timing.DY1" chart:data-source-has-labels="row" svg:x="1.331cm" svg:y="1.275cm" svg:width="12.317cm" svg:height="6.564cm">
          <chartooo:coordinate-region svg:x="2.429cm" svg:y="1.396cm" svg:width="11.167cm" svg:height="5.441cm"/>
          <chart:axis chart:dimension="x" chart:name="primary-x" chart:style-name="ch5">
            <chart:title svg:x="7.008cm" svg:y="8.019cm" chart:style-name="ch6">
              <text:p>round</text:p>
            </chart:title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timing.B1:timing.DY1" loext:label-string="&quot;30%&quot;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8992">
                <text:p>0.328992</text:p>
                <draw:g>
                  <svg:desc>timing.B1:timing.DY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48">
                <text:p>0.350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696">
                <text:p>0.401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752">
                <text:p>0.742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36">
                <text:p>0.4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728">
                <text:p>0.989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24">
                <text:p>0.39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032">
                <text:p>0.40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4736">
                <text:p>0.424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0064">
                <text:p>0.440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3168">
                <text:p>1.583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8064">
                <text:p>0.40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2112">
                <text:p>0.402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9536">
                <text:p>0.40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3456">
                <text:p>0.40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9616">
                <text:p>0.419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7392">
                <text:p>0.42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784">
                <text:p>0.434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4688">
                <text:p>0.434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816">
                <text:p>0.44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1072">
                <text:p>2.751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88">
                <text:p>0.402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6304">
                <text:p>0.406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2192">
                <text:p>0.412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712">
                <text:p>0.415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6752">
                <text:p>0.40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952">
                <text:p>0.413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064">
                <text:p>0.42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4544">
                <text:p>0.424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752">
                <text:p>0.418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3184">
                <text:p>0.433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536">
                <text:p>0.43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584">
                <text:p>0.435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64">
                <text:p>0.4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1632">
                <text:p>0.441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7248">
                <text:p>0.457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0304">
                <text:p>0.450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04">
                <text:p>0.45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4976">
                <text:p>0.4549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55712">
                <text:p>4.9557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336">
                <text:p>0.42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5184">
                <text:p>0.425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9552">
                <text:p>0.439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2672">
                <text:p>0.432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096">
                <text:p>0.436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0976">
                <text:p>0.430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0384">
                <text:p>0.440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5936">
                <text:p>0.435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192">
                <text:p>0.44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2176">
                <text:p>0.442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096">
                <text:p>0.44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3056">
                <text:p>0.453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2784">
                <text:p>0.442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1424">
                <text:p>0.451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408">
                <text:p>0.449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0112">
                <text:p>0.450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3088">
                <text:p>0.453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2704">
                <text:p>0.452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4912">
                <text:p>0.4549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4528">
                <text:p>0.454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904">
                <text:p>0.45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8112">
                <text:p>0.458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368">
                <text:p>0.46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544">
                <text:p>0.465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3392">
                <text:p>0.463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3632">
                <text:p>0.473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88">
                <text:p>0.47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7088">
                <text:p>0.477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4496">
                <text:p>0.474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5424">
                <text:p>0.4754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1888">
                <text:p>0.481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52">
                <text:p>0.47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1104">
                <text:p>0.471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04">
                <text:p>0.4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1632">
                <text:p>0.481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6176">
                <text:p>0.486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7664">
                <text:p>0.497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648">
                <text:p>0.49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9664">
                <text:p>0.489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29025">
                <text:p>9.229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7968">
                <text:p>0.487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1056">
                <text:p>0.501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1184">
                <text:p>0.501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48">
                <text:p>0.4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5712">
                <text:p>0.4957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7376">
                <text:p>0.497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3072">
                <text:p>0.5030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2752">
                <text:p>0.5027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4176">
                <text:p>0.514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2016">
                <text:p>0.502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0704">
                <text:p>0.5007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9888">
                <text:p>0.489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4912">
                <text:p>0.514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6288">
                <text:p>0.496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9856">
                <text:p>0.5098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8912">
                <text:p>0.518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776">
                <text:p>0.5117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44">
                <text:p>0.51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68">
                <text:p>0.50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608">
                <text:p>0.506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6048">
                <text:p>0.5060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2432">
                <text:p>0.5024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3408">
                <text:p>0.5134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808">
                <text:p>0.5118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6144">
                <text:p>0.526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6416">
                <text:p>0.516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9136">
                <text:p>0.519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6416">
                <text:p>0.5164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008">
                <text:p>0.53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976">
                <text:p>0.50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1856">
                <text:p>0.521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1184">
                <text:p>0.521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4256">
                <text:p>0.524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624">
                <text:p>0.52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5328">
                <text:p>0.535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9376">
                <text:p>0.529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6576">
                <text:p>0.536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8064">
                <text:p>0.528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4512">
                <text:p>0.524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5008">
                <text:p>0.535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0592">
                <text:p>0.530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1072">
                <text:p>0.5310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4752">
                <text:p>0.5347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5216">
                <text:p>0.5452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9776">
                <text:p>0.5397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20107" number:language="ru" number:country="RU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107">
      <style:chart-properties chart:display-label="true" chart:logarithmic="false" chart:minimum="0.2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Time per round (ins+del)</text:p>
        </chart:title>
        <chart:legend chart:legend-position="end" svg:x="13.968cm" svg:y="4.201cm" style:legend-expansion="high" chart:style-name="ch3"/>
        <chart:plot-area chart:style-name="ch4" table:cell-range-address="timing.B11:timing.DY11" chart:data-source-has-labels="row" svg:x="1.331cm" svg:y="1.275cm" svg:width="12.317cm" svg:height="6.564cm">
          <chartooo:coordinate-region svg:x="2.429cm" svg:y="1.275cm" svg:width="11.167cm" svg:height="5.64cm"/>
          <chart:axis chart:dimension="x" chart:name="primary-x" chart:style-name="ch5">
            <chart:title svg:x="7.008cm" svg:y="8.019cm" chart:style-name="ch6">
              <text:p>round</text:p>
            </chart:title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timing.B11:timing.DY11" loext:label-string="&quot;80%&quot;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0992">
                <text:p>1.160992</text:p>
                <draw:g>
                  <svg:desc>timing.B11:timing.DY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312">
                <text:p>0.89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0032">
                <text:p>0.880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8864">
                <text:p>0.84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4896">
                <text:p>0.904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6128">
                <text:p>1.336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77888">
                <text:p>3.377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2848">
                <text:p>1.642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368">
                <text:p>1.30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1696">
                <text:p>1.31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536">
                <text:p>1.137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09664">
                <text:p>1.409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232">
                <text:p>2.05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37024">
                <text:p>2.137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4336">
                <text:p>1.254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2992">
                <text:p>0.892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6288">
                <text:p>0.896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4224">
                <text:p>0.944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336">
                <text:p>0.994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8304">
                <text:p>1.178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78112">
                <text:p>1.47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0528">
                <text:p>1.650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7168">
                <text:p>1.3871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1872">
                <text:p>1.451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06048">
                <text:p>1.706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92992">
                <text:p>2.192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05152">
                <text:p>3.105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84256">
                <text:p>0.784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6096">
                <text:p>0.856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3296">
                <text:p>0.883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6736">
                <text:p>0.976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696">
                <text:p>1.33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344">
                <text:p>1.05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71904">
                <text:p>1.371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35104">
                <text:p>1.235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0304">
                <text:p>0.930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9744">
                <text:p>0.979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8928">
                <text:p>0.948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3632">
                <text:p>1.213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8784">
                <text:p>1.68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36896">
                <text:p>1.436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17888">
                <text:p>1.217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54304">
                <text:p>1.154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10976">
                <text:p>1.210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39456">
                <text:p>1.239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72096">
                <text:p>1.372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17696">
                <text:p>1.617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52352">
                <text:p>1.752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15872">
                <text:p>1.51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81472">
                <text:p>1.681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9152">
                <text:p>1.89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04512">
                <text:p>2.5045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94112">
                <text:p>2.594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00512">
                <text:p>5.300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01728">
                <text:p>1.201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4832">
                <text:p>0.804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2976">
                <text:p>0.8429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6688">
                <text:p>0.806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1376">
                <text:p>0.881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93664">
                <text:p>0.793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6752">
                <text:p>0.966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31776">
                <text:p>1.031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0432">
                <text:p>1.010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36128">
                <text:p>1.436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67744">
                <text:p>1.467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632">
                <text:p>0.856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608">
                <text:p>0.84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288">
                <text:p>0.882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6096">
                <text:p>0.8960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62944">
                <text:p>1.262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04288">
                <text:p>1.104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6112">
                <text:p>1.106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616">
                <text:p>1.136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51328">
                <text:p>1.351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6272">
                <text:p>0.986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848">
                <text:p>1.008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128">
                <text:p>0.94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1184">
                <text:p>1.081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4272">
                <text:p>1.2342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81664">
                <text:p>1.1816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94304">
                <text:p>1.194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9648">
                <text:p>1.119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368">
                <text:p>1.0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12">
                <text:p>1.0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73504">
                <text:p>1.073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23776">
                <text:p>1.4237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1248">
                <text:p>1.51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92384">
                <text:p>1.792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01984">
                <text:p>1.601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97376">
                <text:p>1.397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3808">
                <text:p>1.163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608">
                <text:p>1.1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64576">
                <text:p>1.364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41504">
                <text:p>1.341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35904">
                <text:p>1.435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37056">
                <text:p>1.737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504">
                <text:p>1.3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36896">
                <text:p>1.33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67936">
                <text:p>1.467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08672">
                <text:p>1.6086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888">
                <text:p>1.9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40704">
                <text:p>2.0407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03008">
                <text:p>1.703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69664">
                <text:p>1.669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55296">
                <text:p>1.855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27744">
                <text:p>2.027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10048">
                <text:p>2.410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12608">
                <text:p>2.7126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78624">
                <text:p>2.1786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035584">
                <text:p>9.035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2048">
                <text:p>1.182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0336">
                <text:p>1.40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1264">
                <text:p>0.871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2624">
                <text:p>0.8826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66144">
                <text:p>0.866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7056">
                <text:p>0.8170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6208">
                <text:p>1.166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44608">
                <text:p>1.344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97056">
                <text:p>1.0970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8432">
                <text:p>1.118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36128">
                <text:p>1.036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11232">
                <text:p>0.9112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0912">
                <text:p>0.850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8112">
                <text:p>0.88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91232">
                <text:p>1.091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9072">
                <text:p>1.29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648">
                <text:p>1.0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312">
                <text:p>0.969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